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6.218cm"/>
    </style:style>
    <style:style style:name="co5" style:family="table-column">
      <style:table-column-properties fo:break-before="auto" style:column-width="6.027cm"/>
    </style:style>
    <style:style style:name="co6" style:family="table-column">
      <style:table-column-properties fo:break-before="auto" style:column-width="4.382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3.445cm"/>
    </style:style>
    <style:style style:name="co11" style:family="table-column">
      <style:table-column-properties fo:break-before="auto" style:column-width="1.173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25.4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276cm"/>
    </style:style>
    <style:style style:name="co16" style:family="table-column">
      <style:table-column-properties fo:break-before="auto" style:column-width="1.046cm"/>
    </style:style>
    <style:style style:name="co17" style:family="table-column">
      <style:table-column-properties fo:break-before="auto" style:column-width="4.112cm"/>
    </style:style>
    <style:style style:name="co18" style:family="table-column">
      <style:table-column-properties fo:break-before="auto" style:column-width="17.925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2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2"/>
          <table:table-cell table:style-name="ce1" office:value-type="string" calcext:value-type="string" table:number-columns-spanned="3" table:number-rows-spanned="1">
            <text:p>variant.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T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omschrijving</text:p>
          </table:table-cell>
          <table:table-cell office:value-type="string" calcext:value-type="string">
            <text:p>I/O/…</text:p>
          </table:table-cell>
          <table:table-cell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Schema-naam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N3]=[.I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Y_MIN_PIN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Y_STOP_PIN</text:p>
          </table:table-cell>
          <table:table-cell office:value-type="string" calcext:value-type="string">
            <text:p>protected</text:p>
          </table:table-cell>
          <table:table-cell table:formula="of:=NUMBERVALUE(MID([.D3];2;3))" office:value-type="float" office:value="0" calcext:value-type="float">
            <text:p>0</text:p>
          </table:table-cell>
          <table:table-cell office:value-type="string" calcext:value-type="string">
            <text:p>Y_STO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71</text:p>
          </table:table-cell>
          <table:table-cell table:formula="of:=IF(ISERROR(VLOOKUP([.$A3];[$'variant simpel'.$A$2:.$F$141];[.M$2];FALSE()));&quot;&quot;;VLOOKUP([.$A3];[$'variant simpel'.$A$2:.$F$141];[.M$2];FALSE()))" office:value-type="string" office:string-value="PC13" calcext:value-type="string">
            <text:p>PC13</text:p>
          </table:table-cell>
          <table:table-cell table:formula="of:=IF(ISERROR(VLOOKUP([.$A3];[$'variant simpel'.$A$2:.$F$141];[.N$2];FALSE()));&quot;&quot;;VLOOKUP([.$A3];[$'variant simpel'.$A$2:.$F$141];[.N$2];FALSE()))" office:value-type="float" office:value="0" calcext:value-type="float">
            <text:p>0</text:p>
          </table:table-cell>
          <table:table-cell table:formula="of:=IF(ISERROR(VLOOKUP([.$A3];[$'variant simpel'.$A$2:.$F$141];[.O$2];FALSE()));&quot;&quot;;VLOOKUP([.$A3];[$'variant simpel'.$A$2:.$F$141];[.O$2];FALSE()))" office:value-type="string" office:string-value="??" calcext:value-type="string">
            <text:p>??</text:p>
          </table:table-cell>
          <table:table-cell table:formula="of:=IF([.N4]=[.I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X_CS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4];2;3))" office:value-type="float" office:value="1" calcext:value-type="float">
            <text:p>1</text:p>
          </table:table-cell>
          <table:table-cell office:value-type="string" calcext:value-type="string">
            <text:p>UART X / X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X_SPI</text:p>
          </table:table-cell>
          <table:table-cell table:formula="of:=IF(ISERROR(VLOOKUP([.$A4];[$'variant simpel'.$A$2:.$F$141];[.M$2];FALSE()));&quot;&quot;;VLOOKUP([.$A4];[$'variant simpel'.$A$2:.$F$141];[.M$2];FALSE()))" office:value-type="string" office:string-value="PC14" calcext:value-type="string">
            <text:p>PC14</text:p>
          </table:table-cell>
          <table:table-cell table:formula="of:=IF(ISERROR(VLOOKUP([.$A4];[$'variant simpel'.$A$2:.$F$141];[.N$2];FALSE()));&quot;&quot;;VLOOKUP([.$A4];[$'variant simpel'.$A$2:.$F$141];[.N$2];FALSE()))" office:value-type="float" office:value="1" calcext:value-type="float">
            <text:p>1</text:p>
          </table:table-cell>
          <table:table-cell table:formula="of:=IF(ISERROR(VLOOKUP([.$A4];[$'variant simpel'.$A$2:.$F$141];[.O$2];FALSE()));&quot;&quot;;VLOOKUP([.$A4];[$'variant simpel'.$A$2:.$F$141];[.O$2];FALSE()))" office:value-type="string" office:string-value="OSC32_IN" calcext:value-type="string">
            <text:p>OSC32_IN</text:p>
          </table:table-cell>
          <table:table-cell table:formula="of:=IF([.N5]=[.I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X_STEP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5];2;3))" office:value-type="float" office:value="2" calcext:value-type="float">
            <text:p>2</text:p>
          </table:table-cell>
          <table:table-cell office:value-type="string" calcext:value-type="string">
            <text:p>X-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1-</text:p>
          </table:table-cell>
          <table:table-cell table:formula="of:=IF(ISERROR(VLOOKUP([.$A5];[$'variant simpel'.$A$2:.$F$141];[.M$2];FALSE()));&quot;&quot;;VLOOKUP([.$A5];[$'variant simpel'.$A$2:.$F$141];[.M$2];FALSE()))" office:value-type="string" office:string-value="PC15" calcext:value-type="string">
            <text:p>PC15</text:p>
          </table:table-cell>
          <table:table-cell table:formula="of:=IF(ISERROR(VLOOKUP([.$A5];[$'variant simpel'.$A$2:.$F$141];[.N$2];FALSE()));&quot;&quot;;VLOOKUP([.$A5];[$'variant simpel'.$A$2:.$F$141];[.N$2];FALSE()))" office:value-type="float" office:value="2" calcext:value-type="float">
            <text:p>2</text:p>
          </table:table-cell>
          <table:table-cell table:formula="of:=IF(ISERROR(VLOOKUP([.$A5];[$'variant simpel'.$A$2:.$F$141];[.O$2];FALSE()));&quot;&quot;;VLOOKUP([.$A5];[$'variant simpel'.$A$2:.$F$141];[.O$2];FALSE()))" office:value-type="string" office:string-value="OSC32_OUT" calcext:value-type="string">
            <text:p>OSC32_OUT</text:p>
          </table:table-cell>
          <table:table-cell table:formula="of:=IF([.N6]=[.I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6];2;3))" office:value-type="float" office:value="3" calcext:value-type="float">
            <text:p>3</text:p>
          </table:table-cell>
          <table:table-cell table:number-columns-repeated="3"/>
          <table:table-cell table:formula="of:=IF(ISERROR(VLOOKUP([.$A6];[$'variant simpel'.$A$2:.$F$141];[.M$2];FALSE()));&quot;&quot;;VLOOKUP([.$A6];[$'variant simpel'.$A$2:.$F$141];[.M$2];FALSE()))" office:value-type="string" office:string-value="PH0" calcext:value-type="string">
            <text:p>PH0</text:p>
          </table:table-cell>
          <table:table-cell table:formula="of:=IF(ISERROR(VLOOKUP([.$A6];[$'variant simpel'.$A$2:.$F$141];[.N$2];FALSE()));&quot;&quot;;VLOOKUP([.$A6];[$'variant simpel'.$A$2:.$F$141];[.N$2];FALSE()))" office:value-type="float" office:value="3" calcext:value-type="float">
            <text:p>3</text:p>
          </table:table-cell>
          <table:table-cell table:formula="of:=IF(ISERROR(VLOOKUP([.$A6];[$'variant simpel'.$A$2:.$F$141];[.O$2];FALSE()));&quot;&quot;;VLOOKUP([.$A6];[$'variant simpel'.$A$2:.$F$141];[.O$2];FALSE()))" office:value-type="string" office:string-value="OSC_IN" calcext:value-type="string">
            <text:p>OSC_IN</text:p>
          </table:table-cell>
          <table:table-cell table:formula="of:=IF([.N7]=[.I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7];2;3))" office:value-type="float" office:value="4" calcext:value-type="float">
            <text:p>4</text:p>
          </table:table-cell>
          <table:table-cell table:number-columns-repeated="3"/>
          <table:table-cell table:formula="of:=IF(ISERROR(VLOOKUP([.$A7];[$'variant simpel'.$A$2:.$F$141];[.M$2];FALSE()));&quot;&quot;;VLOOKUP([.$A7];[$'variant simpel'.$A$2:.$F$141];[.M$2];FALSE()))" office:value-type="string" office:string-value="PH1" calcext:value-type="string">
            <text:p>PH1</text:p>
          </table:table-cell>
          <table:table-cell table:formula="of:=IF(ISERROR(VLOOKUP([.$A7];[$'variant simpel'.$A$2:.$F$141];[.N$2];FALSE()));&quot;&quot;;VLOOKUP([.$A7];[$'variant simpel'.$A$2:.$F$141];[.N$2];FALSE()))" office:value-type="float" office:value="4" calcext:value-type="float">
            <text:p>4</text:p>
          </table:table-cell>
          <table:table-cell table:formula="of:=IF(ISERROR(VLOOKUP([.$A7];[$'variant simpel'.$A$2:.$F$141];[.O$2];FALSE()));&quot;&quot;;VLOOKUP([.$A7];[$'variant simpel'.$A$2:.$F$141];[.O$2];FALSE()))" office:value-type="string" office:string-value="OSC_OUT" calcext:value-type="string">
            <text:p>OSC_OUT</text:p>
          </table:table-cell>
          <table:table-cell table:formula="of:=IF([.N8]=[.I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8];2;3))" office:value-type="float" office:value="5" calcext:value-type="float">
            <text:p>5</text:p>
          </table:table-cell>
          <table:table-cell table:number-columns-repeated="3"/>
          <table:table-cell table:formula="of:=IF(ISERROR(VLOOKUP([.$A8];[$'variant simpel'.$A$2:.$F$141];[.M$2];FALSE()));&quot;&quot;;VLOOKUP([.$A8];[$'variant simpel'.$A$2:.$F$141];[.M$2];FALSE()))" office:value-type="string" office:string-value="PB2" calcext:value-type="string">
            <text:p>PB2</text:p>
          </table:table-cell>
          <table:table-cell table:formula="of:=IF(ISERROR(VLOOKUP([.$A8];[$'variant simpel'.$A$2:.$F$141];[.N$2];FALSE()));&quot;&quot;;VLOOKUP([.$A8];[$'variant simpel'.$A$2:.$F$141];[.N$2];FALSE()))" office:value-type="float" office:value="5" calcext:value-type="float">
            <text:p>5</text:p>
          </table:table-cell>
          <table:table-cell table:formula="of:=IF(ISERROR(VLOOKUP([.$A8];[$'variant simpel'.$A$2:.$F$141];[.O$2];FALSE()));&quot;&quot;;VLOOKUP([.$A8];[$'variant simpel'.$A$2:.$F$141];[.O$2];FALSE()))" office:value-type="string" office:string-value="BOOT1" calcext:value-type="string">
            <text:p>BOOT1</text:p>
          </table:table-cell>
          <table:table-cell table:formula="of:=IF([.N9]=[.I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9];2;3))" office:value-type="float" office:value="6" calcext:value-type="float">
            <text:p>6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  <table:table-cell table:formula="of:=IF(ISERROR(VLOOKUP([.$A9];[$'variant simpel'.$A$2:.$F$141];[.M$2];FALSE()));&quot;&quot;;VLOOKUP([.$A9];[$'variant simpel'.$A$2:.$F$141];[.M$2];FALSE()))" office:value-type="string" office:string-value="PB10" calcext:value-type="string">
            <text:p>PB10</text:p>
          </table:table-cell>
          <table:table-cell table:formula="of:=IF(ISERROR(VLOOKUP([.$A9];[$'variant simpel'.$A$2:.$F$141];[.N$2];FALSE()));&quot;&quot;;VLOOKUP([.$A9];[$'variant simpel'.$A$2:.$F$141];[.N$2];FALSE()))" office:value-type="float" office:value="6" calcext:value-type="float">
            <text:p>6</text:p>
          </table:table-cell>
          <table:table-cell table:formula="of:=IF(ISERROR(VLOOKUP([.$A9];[$'variant simpel'.$A$2:.$F$141];[.O$2];FALSE()));&quot;&quot;;VLOOKUP([.$A9];[$'variant simpel'.$A$2:.$F$141];[.O$2];FALSE()))" office:value-type="string" office:string-value="1:SPI2_SCK / I2C2_SCL / USART3_TX / TIM2_CH3" calcext:value-type="string">
            <text:p>1:SPI2_SCK / I2C2_SCL / USART3_TX / TIM2_CH3</text:p>
          </table:table-cell>
          <table:table-cell table:formula="of:=IF([.N10]=[.I1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ERVO0_PIN</text:p>
          </table:table-cell>
          <table:table-cell office:value-type="string" calcext:value-type="string">
            <text:p>Output = 0</text:p>
          </table:table-cell>
          <table:table-cell table:number-columns-repeated="2"/>
          <table:table-cell table:formula="of:=NUMBERVALUE(MID([.D10];2;3))" office:value-type="float" office:value="7" calcext:value-type="float">
            <text:p>7</text:p>
          </table:table-cell>
          <table:table-cell office:value-type="string" calcext:value-type="string">
            <text:p>BL Touch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64</text:p>
          </table:table-cell>
          <table:table-cell table:formula="of:=IF(ISERROR(VLOOKUP([.$A10];[$'variant simpel'.$A$2:.$F$141];[.M$2];FALSE()));&quot;&quot;;VLOOKUP([.$A10];[$'variant simpel'.$A$2:.$F$141];[.M$2];FALSE()))" office:value-type="string" office:string-value="PB11" calcext:value-type="string">
            <text:p>PB11</text:p>
          </table:table-cell>
          <table:table-cell table:formula="of:=IF(ISERROR(VLOOKUP([.$A10];[$'variant simpel'.$A$2:.$F$141];[.N$2];FALSE()));&quot;&quot;;VLOOKUP([.$A10];[$'variant simpel'.$A$2:.$F$141];[.N$2];FALSE()))" office:value-type="float" office:value="7" calcext:value-type="float">
            <text:p>7</text:p>
          </table:table-cell>
          <table:table-cell table:formula="of:=IF(ISERROR(VLOOKUP([.$A10];[$'variant simpel'.$A$2:.$F$141];[.O$2];FALSE()));&quot;&quot;;VLOOKUP([.$A10];[$'variant simpel'.$A$2:.$F$141];[.O$2];FALSE()))" office:value-type="string" office:string-value="1:I2C2_SDA / USART3_RX / TIM2_CH4" calcext:value-type="string">
            <text:p>1:I2C2_SDA / USART3_RX / TIM2_CH4</text:p>
          </table:table-cell>
          <table:table-cell table:formula="of:=IF([.N11]=[.I1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1];2;3))" office:value-type="float" office:value="8" calcext:value-type="float">
            <text:p>8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  <table:table-cell table:formula="of:=IF(ISERROR(VLOOKUP([.$A11];[$'variant simpel'.$A$2:.$F$141];[.M$2];FALSE()));&quot;&quot;;VLOOKUP([.$A11];[$'variant simpel'.$A$2:.$F$141];[.M$2];FALSE()))" office:value-type="string" office:string-value="PB12" calcext:value-type="string">
            <text:p>PB12</text:p>
          </table:table-cell>
          <table:table-cell table:formula="of:=IF(ISERROR(VLOOKUP([.$A11];[$'variant simpel'.$A$2:.$F$141];[.N$2];FALSE()));&quot;&quot;;VLOOKUP([.$A11];[$'variant simpel'.$A$2:.$F$141];[.N$2];FALSE()))" office:value-type="float" office:value="8" calcext:value-type="float">
            <text:p>8</text:p>
          </table:table-cell>
          <table:table-cell table:formula="of:=IF(ISERROR(VLOOKUP([.$A11];[$'variant simpel'.$A$2:.$F$141];[.O$2];FALSE()));&quot;&quot;;VLOOKUP([.$A11];[$'variant simpel'.$A$2:.$F$141];[.O$2];FALSE()))" office:value-type="string" office:string-value="PIN_SPI_SS - 1:SPI2_NSS / OTG_HS_ID" calcext:value-type="string">
            <text:p>PIN_SPI_SS - 1:SPI2_NSS / OTG_HS_ID</text:p>
          </table:table-cell>
          <table:table-cell table:formula="of:=IF([.N12]=[.I1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2];2;3))" office:value-type="float" office:value="9" calcext:value-type="float">
            <text:p>9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  <table:table-cell table:formula="of:=IF(ISERROR(VLOOKUP([.$A12];[$'variant simpel'.$A$2:.$F$141];[.M$2];FALSE()));&quot;&quot;;VLOOKUP([.$A12];[$'variant simpel'.$A$2:.$F$141];[.M$2];FALSE()))" office:value-type="string" office:string-value="PB13" calcext:value-type="string">
            <text:p>PB13</text:p>
          </table:table-cell>
          <table:table-cell table:formula="of:=IF(ISERROR(VLOOKUP([.$A12];[$'variant simpel'.$A$2:.$F$141];[.N$2];FALSE()));&quot;&quot;;VLOOKUP([.$A12];[$'variant simpel'.$A$2:.$F$141];[.N$2];FALSE()))" office:value-type="float" office:value="9" calcext:value-type="float">
            <text:p>9</text:p>
          </table:table-cell>
          <table:table-cell table:formula="of:=IF(ISERROR(VLOOKUP([.$A12];[$'variant simpel'.$A$2:.$F$141];[.O$2];FALSE()));&quot;&quot;;VLOOKUP([.$A12];[$'variant simpel'.$A$2:.$F$141];[.O$2];FALSE()))" office:value-type="string" office:string-value="PIN_SPI_SCK - 1:SPI2_SCK  2:OTG_HS_VBUS" calcext:value-type="string">
            <text:p>PIN_SPI_SCK - 1:SPI2_SCK <text:s/>2:OTG_HS_VBUS</text:p>
          </table:table-cell>
          <table:table-cell table:formula="of:=IF([.N13]=[.I1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3];2;3))" office:value-type="float" office:value="10" calcext:value-type="float">
            <text:p>10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  <table:table-cell table:formula="of:=IF(ISERROR(VLOOKUP([.$A13];[$'variant simpel'.$A$2:.$F$141];[.M$2];FALSE()));&quot;&quot;;VLOOKUP([.$A13];[$'variant simpel'.$A$2:.$F$141];[.M$2];FALSE()))" office:value-type="string" office:string-value="PB14" calcext:value-type="string">
            <text:p>PB14</text:p>
          </table:table-cell>
          <table:table-cell table:formula="of:=IF(ISERROR(VLOOKUP([.$A13];[$'variant simpel'.$A$2:.$F$141];[.N$2];FALSE()));&quot;&quot;;VLOOKUP([.$A13];[$'variant simpel'.$A$2:.$F$141];[.N$2];FALSE()))" office:value-type="float" office:value="10" calcext:value-type="float">
            <text:p>10</text:p>
          </table:table-cell>
          <table:table-cell table:formula="of:=IF(ISERROR(VLOOKUP([.$A13];[$'variant simpel'.$A$2:.$F$141];[.O$2];FALSE()));&quot;&quot;;VLOOKUP([.$A13];[$'variant simpel'.$A$2:.$F$141];[.O$2];FALSE()))" office:value-type="string" office:string-value="PIN_SPI_MISO - 1:SPI2_MISO / TIM12_CH1 / OTG_HS_DM" calcext:value-type="string">
            <text:p>PIN_SPI_MISO - 1:SPI2_MISO / TIM12_CH1 / OTG_HS_DM</text:p>
          </table:table-cell>
          <table:table-cell table:formula="of:=IF([.N14]=[.I1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14];2;3))" office:value-type="float" office:value="11" calcext:value-type="float">
            <text:p>11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  <table:table-cell table:formula="of:=IF(ISERROR(VLOOKUP([.$A14];[$'variant simpel'.$A$2:.$F$141];[.M$2];FALSE()));&quot;&quot;;VLOOKUP([.$A14];[$'variant simpel'.$A$2:.$F$141];[.M$2];FALSE()))" office:value-type="string" office:string-value="PB15" calcext:value-type="string">
            <text:p>PB15</text:p>
          </table:table-cell>
          <table:table-cell table:formula="of:=IF(ISERROR(VLOOKUP([.$A14];[$'variant simpel'.$A$2:.$F$141];[.N$2];FALSE()));&quot;&quot;;VLOOKUP([.$A14];[$'variant simpel'.$A$2:.$F$141];[.N$2];FALSE()))" office:value-type="float" office:value="11" calcext:value-type="float">
            <text:p>11</text:p>
          </table:table-cell>
          <table:table-cell table:formula="of:=IF(ISERROR(VLOOKUP([.$A14];[$'variant simpel'.$A$2:.$F$141];[.O$2];FALSE()));&quot;&quot;;VLOOKUP([.$A14];[$'variant simpel'.$A$2:.$F$141];[.O$2];FALSE()))" office:value-type="string" office:string-value="PIN_SPI_MOSI - SPI2_MOSI / TIM12_CH2 / OTG_HS_DP" calcext:value-type="string">
            <text:p>PIN_SPI_MOSI - SPI2_MOSI / TIM12_CH2 / OTG_HS_DP</text:p>
          </table:table-cell>
          <table:table-cell table:formula="of:=IF([.N15]=[.I1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5];2;3))" office:value-type="float" office:value="12" calcext:value-type="float">
            <text:p>12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WIFI</text:p>
          </table:table-cell>
          <table:table-cell table:formula="of:=IF(ISERROR(VLOOKUP([.$A15];[$'variant simpel'.$A$2:.$F$141];[.M$2];FALSE()));&quot;&quot;;VLOOKUP([.$A15];[$'variant simpel'.$A$2:.$F$141];[.M$2];FALSE()))" office:value-type="string" office:string-value="PC6" calcext:value-type="string">
            <text:p>PC6</text:p>
          </table:table-cell>
          <table:table-cell table:formula="of:=IF(ISERROR(VLOOKUP([.$A15];[$'variant simpel'.$A$2:.$F$141];[.N$2];FALSE()));&quot;&quot;;VLOOKUP([.$A15];[$'variant simpel'.$A$2:.$F$141];[.N$2];FALSE()))" office:value-type="float" office:value="12" calcext:value-type="float">
            <text:p>12</text:p>
          </table:table-cell>
          <table:table-cell table:formula="of:=IF(ISERROR(VLOOKUP([.$A15];[$'variant simpel'.$A$2:.$F$141];[.O$2];FALSE()));&quot;&quot;;VLOOKUP([.$A15];[$'variant simpel'.$A$2:.$F$141];[.O$2];FALSE()))" office:value-type="string" office:string-value="Serial6 - PIN_SERIAL6_TX - SERIAL_PORT_HARDWARE_OPEN1 - 1:TIM8_CH1 / SDIO_D6 / USART6_TX / TIM3_CH1" calcext:value-type="string">
            <text:p>Serial6 - PIN_SERIAL6_TX - SERIAL_PORT_HARDWARE_OPEN1 - 1:TIM8_CH1 / SDIO_D6 / USART6_TX / TIM3_CH1</text:p>
          </table:table-cell>
          <table:table-cell table:formula="of:=IF([.N16]=[.I1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6];2;3))" office:value-type="float" office:value="13" calcext:value-type="float">
            <text:p>13</text:p>
          </table:table-cell>
          <table:table-cell office:value-type="string" calcext:value-type="string">
            <text:p>Z-DIR / WIFI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WIFI</text:p>
          </table:table-cell>
          <table:table-cell table:formula="of:=IF(ISERROR(VLOOKUP([.$A16];[$'variant simpel'.$A$2:.$F$141];[.M$2];FALSE()));&quot;&quot;;VLOOKUP([.$A16];[$'variant simpel'.$A$2:.$F$141];[.M$2];FALSE()))" office:value-type="string" office:string-value="PC7" calcext:value-type="string">
            <text:p>PC7</text:p>
          </table:table-cell>
          <table:table-cell table:formula="of:=IF(ISERROR(VLOOKUP([.$A16];[$'variant simpel'.$A$2:.$F$141];[.N$2];FALSE()));&quot;&quot;;VLOOKUP([.$A16];[$'variant simpel'.$A$2:.$F$141];[.N$2];FALSE()))" office:value-type="float" office:value="13" calcext:value-type="float">
            <text:p>13</text:p>
          </table:table-cell>
          <table:table-cell table:formula="of:=IF(ISERROR(VLOOKUP([.$A16];[$'variant simpel'.$A$2:.$F$141];[.O$2];FALSE()));&quot;&quot;;VLOOKUP([.$A16];[$'variant simpel'.$A$2:.$F$141];[.O$2];FALSE()))" office:value-type="string" office:string-value="Serial6 - PIN_SERIAL6_RX - SERIAL_PORT_HARDWARE_OPEN1 - 1:TIM8_CH2 / SDIO_D7 / USART6_RX / TIM3_CH2" calcext:value-type="string">
            <text:p>Serial6 - PIN_SERIAL6_RX - SERIAL_PORT_HARDWARE_OPEN1 - 1:TIM8_CH2 / SDIO_D7 / USART6_RX / TIM3_CH2</text:p>
          </table:table-cell>
          <table:table-cell table:formula="of:=IF([.N17]=[.I1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E0_AUTO_FAN_PIN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FAN2_PIN</text:p>
          </table:table-cell>
          <table:table-cell office:value-type="string" calcext:value-type="string">
            <text:p>protected</text:p>
          </table:table-cell>
          <table:table-cell table:formula="of:=NUMBERVALUE(MID([.D17];2;3))" office:value-type="float" office:value="14" calcext:value-type="float">
            <text:p>14</text:p>
          </table:table-cell>
          <table:table-cell office:value-type="string" calcext:value-type="string">
            <text:p>FAN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47</text:p>
          </table:table-cell>
          <table:table-cell table:formula="of:=IF(ISERROR(VLOOKUP([.$A17];[$'variant simpel'.$A$2:.$F$141];[.M$2];FALSE()));&quot;&quot;;VLOOKUP([.$A17];[$'variant simpel'.$A$2:.$F$141];[.M$2];FALSE()))" office:value-type="string" office:string-value="PC8" calcext:value-type="string">
            <text:p>PC8</text:p>
          </table:table-cell>
          <table:table-cell table:formula="of:=IF(ISERROR(VLOOKUP([.$A17];[$'variant simpel'.$A$2:.$F$141];[.N$2];FALSE()));&quot;&quot;;VLOOKUP([.$A17];[$'variant simpel'.$A$2:.$F$141];[.N$2];FALSE()))" office:value-type="float" office:value="14" calcext:value-type="float">
            <text:p>14</text:p>
          </table:table-cell>
          <table:table-cell table:formula="of:=IF(ISERROR(VLOOKUP([.$A17];[$'variant simpel'.$A$2:.$F$141];[.O$2];FALSE()));&quot;&quot;;VLOOKUP([.$A17];[$'variant simpel'.$A$2:.$F$141];[.O$2];FALSE()))" office:value-type="string" office:string-value="1:TIM8_CH3 / SDIO_D0 / TIM3_CH3" calcext:value-type="string">
            <text:p>1:TIM8_CH3 / SDIO_D0 / TIM3_CH3</text:p>
          </table:table-cell>
          <table:table-cell table:formula="of:=IF([.N18]=[.I1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FAN6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18];2;3))" office:value-type="float" office:value="15" calcext:value-type="float">
            <text:p>15</text:p>
          </table:table-cell>
          <table:table-cell office:value-type="string" calcext:value-type="string">
            <text:p>FAN_M4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8];[$'variant simpel'.$A$2:.$F$141];[.M$2];FALSE()));&quot;&quot;;VLOOKUP([.$A18];[$'variant simpel'.$A$2:.$F$141];[.M$2];FALSE()))" office:value-type="string" office:string-value="PC9" calcext:value-type="string">
            <text:p>PC9</text:p>
          </table:table-cell>
          <table:table-cell table:formula="of:=IF(ISERROR(VLOOKUP([.$A18];[$'variant simpel'.$A$2:.$F$141];[.N$2];FALSE()));&quot;&quot;;VLOOKUP([.$A18];[$'variant simpel'.$A$2:.$F$141];[.N$2];FALSE()))" office:value-type="float" office:value="15" calcext:value-type="float">
            <text:p>15</text:p>
          </table:table-cell>
          <table:table-cell table:formula="of:=IF(ISERROR(VLOOKUP([.$A18];[$'variant simpel'.$A$2:.$F$141];[.O$2];FALSE()));&quot;&quot;;VLOOKUP([.$A18];[$'variant simpel'.$A$2:.$F$141];[.O$2];FALSE()))" office:value-type="string" office:string-value="1:TIM8_CH4 / SDIO_D1 / TIM3_CH4" calcext:value-type="string">
            <text:p>1:TIM8_CH4 / SDIO_D1 / TIM3_CH4</text:p>
          </table:table-cell>
          <table:table-cell table:formula="of:=IF([.N19]=[.I1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LCD_PINS_RS</text:p>
          </table:table-cell>
          <table:table-cell office:value-type="string" calcext:value-type="string">
            <text:p>Output = 0</text:p>
          </table:table-cell>
          <table:table-cell table:number-columns-repeated="2"/>
          <table:table-cell table:formula="of:=NUMBERVALUE(MID([.D19];2;3))" office:value-type="float" office:value="16" calcext:value-type="float">
            <text:p>16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  <table:table-cell table:formula="of:=IF(ISERROR(VLOOKUP([.$A19];[$'variant simpel'.$A$2:.$F$141];[.M$2];FALSE()));&quot;&quot;;VLOOKUP([.$A19];[$'variant simpel'.$A$2:.$F$141];[.M$2];FALSE()))" office:value-type="string" office:string-value="PA8" calcext:value-type="string">
            <text:p>PA8</text:p>
          </table:table-cell>
          <table:table-cell table:formula="of:=IF(ISERROR(VLOOKUP([.$A19];[$'variant simpel'.$A$2:.$F$141];[.N$2];FALSE()));&quot;&quot;;VLOOKUP([.$A19];[$'variant simpel'.$A$2:.$F$141];[.N$2];FALSE()))" office:value-type="float" office:value="16" calcext:value-type="float">
            <text:p>16</text:p>
          </table:table-cell>
          <table:table-cell table:formula="of:=IF(ISERROR(VLOOKUP([.$A19];[$'variant simpel'.$A$2:.$F$141];[.O$2];FALSE()));&quot;&quot;;VLOOKUP([.$A19];[$'variant simpel'.$A$2:.$F$141];[.O$2];FALSE()))" office:value-type="string" office:string-value="1:TIM1_CH1 / I2C3_SCL / OTG_FS_SOF" calcext:value-type="string">
            <text:p>1:TIM1_CH1 / I2C3_SCL / OTG_FS_SOF</text:p>
          </table:table-cell>
          <table:table-cell table:formula="of:=IF([.N20]=[.I2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20];2;3))" office:value-type="float" office:value="17" calcext:value-type="float">
            <text:p>17</text:p>
          </table:table-cell>
          <table:table-cell office:value-type="string" calcext:value-type="string">
            <text:p>Raspberry Pi RX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rpi</text:p>
          </table:table-cell>
          <table:table-cell table:formula="of:=IF(ISERROR(VLOOKUP([.$A20];[$'variant simpel'.$A$2:.$F$141];[.M$2];FALSE()));&quot;&quot;;VLOOKUP([.$A20];[$'variant simpel'.$A$2:.$F$141];[.M$2];FALSE()))" office:value-type="string" office:string-value="PA9" calcext:value-type="string">
            <text:p>PA9</text:p>
          </table:table-cell>
          <table:table-cell table:formula="of:=IF(ISERROR(VLOOKUP([.$A20];[$'variant simpel'.$A$2:.$F$141];[.N$2];FALSE()));&quot;&quot;;VLOOKUP([.$A20];[$'variant simpel'.$A$2:.$F$141];[.N$2];FALSE()))" office:value-type="float" office:value="17" calcext:value-type="float">
            <text:p>17</text:p>
          </table:table-cell>
          <table:table-cell table:formula="of:=IF(ISERROR(VLOOKUP([.$A20];[$'variant simpel'.$A$2:.$F$141];[.O$2];FALSE()));&quot;&quot;;VLOOKUP([.$A20];[$'variant simpel'.$A$2:.$F$141];[.O$2];FALSE()))" office:value-type="string" office:string-value="Serial Serial1 - PIN_SERIAL1_TX - PIN_SERIAL_TX - SERIAL_PORT_MONITOR - SERIAL_PORT_HARDWARE - 1:USART1_TX / TIM1_CH2  2:OTG_FS_VBUS" calcext:value-type="string">
            <text:p>Serial Serial1 - PIN_SERIAL1_TX - PIN_SERIAL_TX - SERIAL_PORT_MONITOR - SERIAL_PORT_HARDWARE - 1:USART1_TX / TIM1_CH2 <text:s/>2:OTG_FS_VBUS</text:p>
          </table:table-cell>
          <table:table-cell table:formula="of:=IF([.N21]=[.I2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21];2;3))" office:value-type="float" office:value="18" calcext:value-type="float">
            <text:p>18</text:p>
          </table:table-cell>
          <table:table-cell office:value-type="string" calcext:value-type="string">
            <text:p>Raspberry Pi TX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rpi</text:p>
          </table:table-cell>
          <table:table-cell table:formula="of:=IF(ISERROR(VLOOKUP([.$A21];[$'variant simpel'.$A$2:.$F$141];[.M$2];FALSE()));&quot;&quot;;VLOOKUP([.$A21];[$'variant simpel'.$A$2:.$F$141];[.M$2];FALSE()))" office:value-type="string" office:string-value="PA10" calcext:value-type="string">
            <text:p>PA10</text:p>
          </table:table-cell>
          <table:table-cell table:formula="of:=IF(ISERROR(VLOOKUP([.$A21];[$'variant simpel'.$A$2:.$F$141];[.N$2];FALSE()));&quot;&quot;;VLOOKUP([.$A21];[$'variant simpel'.$A$2:.$F$141];[.N$2];FALSE()))" office:value-type="float" office:value="18" calcext:value-type="float">
            <text:p>18</text:p>
          </table:table-cell>
          <table:table-cell table:formula="of:=IF(ISERROR(VLOOKUP([.$A21];[$'variant simpel'.$A$2:.$F$141];[.O$2];FALSE()));&quot;&quot;;VLOOKUP([.$A21];[$'variant simpel'.$A$2:.$F$141];[.O$2];FALSE()))" office:value-type="string" office:string-value="Serial Serial1 - PIN_SERIAL1_RX - PIN_SERIAL_RX - SERIAL_PORT_MONITOR - SERIAL_PORT_HARDWARE - 1:USART1_RX / TIM1_CH3 / OTG_FS_ID" calcext:value-type="string">
            <text:p>Serial Serial1 - PIN_SERIAL1_RX - PIN_SERIAL_RX - SERIAL_PORT_MONITOR - SERIAL_PORT_HARDWARE - 1:USART1_RX / TIM1_CH3 / OTG_FS_ID</text:p>
          </table:table-cell>
          <table:table-cell table:formula="of:=IF([.N22]=[.I2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10 - OTG</text:p>
          </table:table-cell>
          <table:table-cell table:number-columns-repeated="2"/>
          <table:table-cell table:formula="of:=NUMBERVALUE(MID([.D22];2;3))" office:value-type="float" office:value="19" calcext:value-type="float">
            <text:p>19</text:p>
          </table:table-cell>
          <table:table-cell table:number-columns-repeated="3"/>
          <table:table-cell table:formula="of:=IF(ISERROR(VLOOKUP([.$A22];[$'variant simpel'.$A$2:.$F$141];[.M$2];FALSE()));&quot;&quot;;VLOOKUP([.$A22];[$'variant simpel'.$A$2:.$F$141];[.M$2];FALSE()))" office:value-type="string" office:string-value="PA11" calcext:value-type="string">
            <text:p>PA11</text:p>
          </table:table-cell>
          <table:table-cell table:formula="of:=IF(ISERROR(VLOOKUP([.$A22];[$'variant simpel'.$A$2:.$F$141];[.N$2];FALSE()));&quot;&quot;;VLOOKUP([.$A22];[$'variant simpel'.$A$2:.$F$141];[.N$2];FALSE()))" office:value-type="float" office:value="19" calcext:value-type="float">
            <text:p>19</text:p>
          </table:table-cell>
          <table:table-cell table:formula="of:=IF(ISERROR(VLOOKUP([.$A22];[$'variant simpel'.$A$2:.$F$141];[.O$2];FALSE()));&quot;&quot;;VLOOKUP([.$A22];[$'variant simpel'.$A$2:.$F$141];[.O$2];FALSE()))" office:value-type="string" office:string-value="1:TIM1_CH4 / OTG_FS_DM" calcext:value-type="string">
            <text:p>1:TIM1_CH4 / OTG_FS_DM</text:p>
          </table:table-cell>
          <table:table-cell table:formula="of:=IF([.N23]=[.I2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10 - OTG</text:p>
          </table:table-cell>
          <table:table-cell table:number-columns-repeated="2"/>
          <table:table-cell table:formula="of:=NUMBERVALUE(MID([.D23];2;3))" office:value-type="float" office:value="20" calcext:value-type="float">
            <text:p>20</text:p>
          </table:table-cell>
          <table:table-cell table:number-columns-repeated="3"/>
          <table:table-cell table:formula="of:=IF(ISERROR(VLOOKUP([.$A23];[$'variant simpel'.$A$2:.$F$141];[.M$2];FALSE()));&quot;&quot;;VLOOKUP([.$A23];[$'variant simpel'.$A$2:.$F$141];[.M$2];FALSE()))" office:value-type="string" office:string-value="PA12" calcext:value-type="string">
            <text:p>PA12</text:p>
          </table:table-cell>
          <table:table-cell table:formula="of:=IF(ISERROR(VLOOKUP([.$A23];[$'variant simpel'.$A$2:.$F$141];[.N$2];FALSE()));&quot;&quot;;VLOOKUP([.$A23];[$'variant simpel'.$A$2:.$F$141];[.N$2];FALSE()))" office:value-type="float" office:value="20" calcext:value-type="float">
            <text:p>20</text:p>
          </table:table-cell>
          <table:table-cell table:formula="of:=IF(ISERROR(VLOOKUP([.$A23];[$'variant simpel'.$A$2:.$F$141];[.O$2];FALSE()));&quot;&quot;;VLOOKUP([.$A23];[$'variant simpel'.$A$2:.$F$141];[.O$2];FALSE()))" office:value-type="string" office:string-value="1:OTG_FS_DP" calcext:value-type="string">
            <text:p>1:OTG_FS_DP</text:p>
          </table:table-cell>
          <table:table-cell table:formula="of:=IF([.N24]=[.I2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0 <text:s/>- system (misc. I/O)</text:p>
          </table:table-cell>
          <table:table-cell table:number-columns-repeated="2"/>
          <table:table-cell table:formula="of:=NUMBERVALUE(MID([.D24];2;3))" office:value-type="float" office:value="21" calcext:value-type="float">
            <text:p>21</text:p>
          </table:table-cell>
          <table:table-cell table:number-columns-repeated="3"/>
          <table:table-cell table:formula="of:=IF(ISERROR(VLOOKUP([.$A24];[$'variant simpel'.$A$2:.$F$141];[.M$2];FALSE()));&quot;&quot;;VLOOKUP([.$A24];[$'variant simpel'.$A$2:.$F$141];[.M$2];FALSE()))" office:value-type="string" office:string-value="PA13" calcext:value-type="string">
            <text:p>PA13</text:p>
          </table:table-cell>
          <table:table-cell table:formula="of:=IF(ISERROR(VLOOKUP([.$A24];[$'variant simpel'.$A$2:.$F$141];[.N$2];FALSE()));&quot;&quot;;VLOOKUP([.$A24];[$'variant simpel'.$A$2:.$F$141];[.N$2];FALSE()))" office:value-type="float" office:value="21" calcext:value-type="float">
            <text:p>21</text:p>
          </table:table-cell>
          <table:table-cell table:formula="of:=IF(ISERROR(VLOOKUP([.$A24];[$'variant simpel'.$A$2:.$F$141];[.O$2];FALSE()));&quot;&quot;;VLOOKUP([.$A24];[$'variant simpel'.$A$2:.$F$141];[.O$2];FALSE()))" office:value-type="string" office:string-value="0:JTMS-SWDIO" calcext:value-type="string">
            <text:p>0:JTMS-SWDIO</text:p>
          </table:table-cell>
          <table:table-cell table:formula="of:=IF([.N25]=[.I2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0 <text:s/>- system (misc. I/O)</text:p>
          </table:table-cell>
          <table:table-cell table:number-columns-repeated="2"/>
          <table:table-cell table:formula="of:=NUMBERVALUE(MID([.D25];2;3))" office:value-type="float" office:value="22" calcext:value-type="float">
            <text:p>22</text:p>
          </table:table-cell>
          <table:table-cell table:number-columns-repeated="3"/>
          <table:table-cell table:formula="of:=IF(ISERROR(VLOOKUP([.$A25];[$'variant simpel'.$A$2:.$F$141];[.M$2];FALSE()));&quot;&quot;;VLOOKUP([.$A25];[$'variant simpel'.$A$2:.$F$141];[.M$2];FALSE()))" office:value-type="string" office:string-value="PA14" calcext:value-type="string">
            <text:p>PA14</text:p>
          </table:table-cell>
          <table:table-cell table:formula="of:=IF(ISERROR(VLOOKUP([.$A25];[$'variant simpel'.$A$2:.$F$141];[.N$2];FALSE()));&quot;&quot;;VLOOKUP([.$A25];[$'variant simpel'.$A$2:.$F$141];[.N$2];FALSE()))" office:value-type="float" office:value="22" calcext:value-type="float">
            <text:p>22</text:p>
          </table:table-cell>
          <table:table-cell table:formula="of:=IF(ISERROR(VLOOKUP([.$A25];[$'variant simpel'.$A$2:.$F$141];[.O$2];FALSE()));&quot;&quot;;VLOOKUP([.$A25];[$'variant simpel'.$A$2:.$F$141];[.O$2];FALSE()))" office:value-type="string" office:string-value="0:JTCK-SWCLK" calcext:value-type="string">
            <text:p>0:JTCK-SWCLK</text:p>
          </table:table-cell>
          <table:table-cell table:formula="of:=IF([.N26]=[.I2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BTN_ENC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26];2;3))" office:value-type="float" office:value="23" calcext:value-type="float">
            <text:p>23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  <table:table-cell table:formula="of:=IF(ISERROR(VLOOKUP([.$A26];[$'variant simpel'.$A$2:.$F$141];[.M$2];FALSE()));&quot;&quot;;VLOOKUP([.$A26];[$'variant simpel'.$A$2:.$F$141];[.M$2];FALSE()))" office:value-type="string" office:string-value="PA15" calcext:value-type="string">
            <text:p>PA15</text:p>
          </table:table-cell>
          <table:table-cell table:formula="of:=IF(ISERROR(VLOOKUP([.$A26];[$'variant simpel'.$A$2:.$F$141];[.N$2];FALSE()));&quot;&quot;;VLOOKUP([.$A26];[$'variant simpel'.$A$2:.$F$141];[.N$2];FALSE()))" office:value-type="float" office:value="23" calcext:value-type="float">
            <text:p>23</text:p>
          </table:table-cell>
          <table:table-cell table:formula="of:=IF(ISERROR(VLOOKUP([.$A26];[$'variant simpel'.$A$2:.$F$141];[.O$2];FALSE()));&quot;&quot;;VLOOKUP([.$A26];[$'variant simpel'.$A$2:.$F$141];[.O$2];FALSE()))" office:value-type="string" office:string-value="0:JTDI  1:SPI3_NSS / SPI1_NSS" calcext:value-type="string">
            <text:p>0:JTDI <text:s/>1:SPI3_NSS / SPI1_NSS</text:p>
          </table:table-cell>
          <table:table-cell table:formula="of:=IF([.N27]=[.I2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LCD_PINS_ENABLE</text:p>
          </table:table-cell>
          <table:table-cell office:value-type="string" calcext:value-type="string">
            <text:p>Output = 0</text:p>
          </table:table-cell>
          <table:table-cell table:number-columns-repeated="2"/>
          <table:table-cell table:formula="of:=NUMBERVALUE(MID([.D27];2;3))" office:value-type="float" office:value="24" calcext:value-type="float">
            <text:p>24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  <table:table-cell table:formula="of:=IF(ISERROR(VLOOKUP([.$A27];[$'variant simpel'.$A$2:.$F$141];[.M$2];FALSE()));&quot;&quot;;VLOOKUP([.$A27];[$'variant simpel'.$A$2:.$F$141];[.M$2];FALSE()))" office:value-type="string" office:string-value="PC10" calcext:value-type="string">
            <text:p>PC10</text:p>
          </table:table-cell>
          <table:table-cell table:formula="of:=IF(ISERROR(VLOOKUP([.$A27];[$'variant simpel'.$A$2:.$F$141];[.N$2];FALSE()));&quot;&quot;;VLOOKUP([.$A27];[$'variant simpel'.$A$2:.$F$141];[.N$2];FALSE()))" office:value-type="float" office:value="24" calcext:value-type="float">
            <text:p>24</text:p>
          </table:table-cell>
          <table:table-cell table:formula="of:=IF(ISERROR(VLOOKUP([.$A27];[$'variant simpel'.$A$2:.$F$141];[.O$2];FALSE()));&quot;&quot;;VLOOKUP([.$A27];[$'variant simpel'.$A$2:.$F$141];[.O$2];FALSE()))" office:value-type="string" office:string-value="1:UART4_TX / SPI3_SCK / SDIO_D2 / USART3_TX" calcext:value-type="string">
            <text:p>1:UART4_TX / SPI3_SCK / SDIO_D2 / USART3_TX</text:p>
          </table:table-cell>
          <table:table-cell table:formula="of:=IF([.N28]=[.I2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BEEPER_PIN</text:p>
          </table:table-cell>
          <table:table-cell office:value-type="string" calcext:value-type="string">
            <text:p>Output = 0</text:p>
          </table:table-cell>
          <table:table-cell table:number-columns-repeated="2"/>
          <table:table-cell table:formula="of:=NUMBERVALUE(MID([.D28];2;3))" office:value-type="float" office:value="25" calcext:value-type="float">
            <text:p>25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  <table:table-cell table:formula="of:=IF(ISERROR(VLOOKUP([.$A28];[$'variant simpel'.$A$2:.$F$141];[.M$2];FALSE()));&quot;&quot;;VLOOKUP([.$A28];[$'variant simpel'.$A$2:.$F$141];[.M$2];FALSE()))" office:value-type="string" office:string-value="PC11" calcext:value-type="string">
            <text:p>PC11</text:p>
          </table:table-cell>
          <table:table-cell table:formula="of:=IF(ISERROR(VLOOKUP([.$A28];[$'variant simpel'.$A$2:.$F$141];[.N$2];FALSE()));&quot;&quot;;VLOOKUP([.$A28];[$'variant simpel'.$A$2:.$F$141];[.N$2];FALSE()))" office:value-type="float" office:value="25" calcext:value-type="float">
            <text:p>25</text:p>
          </table:table-cell>
          <table:table-cell table:formula="of:=IF(ISERROR(VLOOKUP([.$A28];[$'variant simpel'.$A$2:.$F$141];[.O$2];FALSE()));&quot;&quot;;VLOOKUP([.$A28];[$'variant simpel'.$A$2:.$F$141];[.O$2];FALSE()))" office:value-type="string" office:string-value="1:UART4_RX / SPI3_MISO / SDIO_D3 / USART3_RX" calcext:value-type="string">
            <text:p>1:UART4_RX / SPI3_MISO / SDIO_D3 / USART3_RX</text:p>
          </table:table-cell>
          <table:table-cell table:formula="of:=IF([.N29]=[.I2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E2_CS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29];2;3))" office:value-type="float" office:value="26" calcext:value-type="float">
            <text:p>26</text:p>
          </table:table-cell>
          <table:table-cell office:value-type="string" calcext:value-type="string">
            <text:p>UART E2 / E2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2_SPI</text:p>
          </table:table-cell>
          <table:table-cell table:formula="of:=IF(ISERROR(VLOOKUP([.$A29];[$'variant simpel'.$A$2:.$F$141];[.M$2];FALSE()));&quot;&quot;;VLOOKUP([.$A29];[$'variant simpel'.$A$2:.$F$141];[.M$2];FALSE()))" office:value-type="string" office:string-value="PC12" calcext:value-type="string">
            <text:p>PC12</text:p>
          </table:table-cell>
          <table:table-cell table:formula="of:=IF(ISERROR(VLOOKUP([.$A29];[$'variant simpel'.$A$2:.$F$141];[.N$2];FALSE()));&quot;&quot;;VLOOKUP([.$A29];[$'variant simpel'.$A$2:.$F$141];[.N$2];FALSE()))" office:value-type="float" office:value="26" calcext:value-type="float">
            <text:p>26</text:p>
          </table:table-cell>
          <table:table-cell table:formula="of:=IF(ISERROR(VLOOKUP([.$A29];[$'variant simpel'.$A$2:.$F$141];[.O$2];FALSE()));&quot;&quot;;VLOOKUP([.$A29];[$'variant simpel'.$A$2:.$F$141];[.O$2];FALSE()))" office:value-type="string" office:string-value="1:UART5_TX / SPI3_MOSI / SDIO_CK" calcext:value-type="string">
            <text:p>1:UART5_TX / SPI3_MOSI / SDIO_CK</text:p>
          </table:table-cell>
          <table:table-cell table:formula="of:=IF([.N30]=[.I3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E2_ENABLE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30];2;3))" office:value-type="float" office:value="27" calcext:value-type="float">
            <text:p>27</text:p>
          </table:table-cell>
          <table:table-cell office:value-type="string" calcext:value-type="string">
            <text:p>E2_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6-</text:p>
          </table:table-cell>
          <table:table-cell table:formula="of:=IF(ISERROR(VLOOKUP([.$A30];[$'variant simpel'.$A$2:.$F$141];[.M$2];FALSE()));&quot;&quot;;VLOOKUP([.$A30];[$'variant simpel'.$A$2:.$F$141];[.M$2];FALSE()))" office:value-type="string" office:string-value="PD2" calcext:value-type="string">
            <text:p>PD2</text:p>
          </table:table-cell>
          <table:table-cell table:formula="of:=IF(ISERROR(VLOOKUP([.$A30];[$'variant simpel'.$A$2:.$F$141];[.N$2];FALSE()));&quot;&quot;;VLOOKUP([.$A30];[$'variant simpel'.$A$2:.$F$141];[.N$2];FALSE()))" office:value-type="float" office:value="27" calcext:value-type="float">
            <text:p>27</text:p>
          </table:table-cell>
          <table:table-cell table:formula="of:=IF(ISERROR(VLOOKUP([.$A30];[$'variant simpel'.$A$2:.$F$141];[.O$2];FALSE()));&quot;&quot;;VLOOKUP([.$A30];[$'variant simpel'.$A$2:.$F$141];[.O$2];FALSE()))" office:value-type="string" office:string-value="1:UART5_RX / SDIO_CMD" calcext:value-type="string">
            <text:p>1:UART5_RX / SDIO_CMD</text:p>
          </table:table-cell>
          <table:table-cell table:formula="of:=IF([.N31]=[.I3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TMC_SW_SCK</text:p>
          </table:table-cell>
          <table:table-cell office:value-type="string" calcext:value-type="string">
            <text:p>Output = 1</text:p>
          </table:table-cell>
          <table:table-cell table:number-columns-repeated="2"/>
          <table:table-cell table:formula="of:=NUMBERVALUE(MID([.D31];2;3))" office:value-type="float" office:value="28" calcext:value-type="float">
            <text:p>28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#_SPI</text:p>
          </table:table-cell>
          <table:table-cell table:formula="of:=IF(ISERROR(VLOOKUP([.$A31];[$'variant simpel'.$A$2:.$F$141];[.M$2];FALSE()));&quot;&quot;;VLOOKUP([.$A31];[$'variant simpel'.$A$2:.$F$141];[.M$2];FALSE()))" office:value-type="string" office:string-value="PB3" calcext:value-type="string">
            <text:p>PB3</text:p>
          </table:table-cell>
          <table:table-cell table:formula="of:=IF(ISERROR(VLOOKUP([.$A31];[$'variant simpel'.$A$2:.$F$141];[.N$2];FALSE()));&quot;&quot;;VLOOKUP([.$A31];[$'variant simpel'.$A$2:.$F$141];[.N$2];FALSE()))" office:value-type="float" office:value="28" calcext:value-type="float">
            <text:p>28</text:p>
          </table:table-cell>
          <table:table-cell table:formula="of:=IF(ISERROR(VLOOKUP([.$A31];[$'variant simpel'.$A$2:.$F$141];[.O$2];FALSE()));&quot;&quot;;VLOOKUP([.$A31];[$'variant simpel'.$A$2:.$F$141];[.O$2];FALSE()))" office:value-type="string" office:string-value="0:JTDO  1:SPI3_SCK / TIM2_CH2 / SPI1_SCK" calcext:value-type="string">
            <text:p>0:JTDO <text:s/>1:SPI3_SCK / TIM2_CH2 / SPI1_SCK</text:p>
          </table:table-cell>
          <table:table-cell table:formula="of:=IF([.N32]=[.I3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0 <text:s/>- system (misc. I/O)</text:p>
          </table:table-cell>
          <table:table-cell table:number-columns-repeated="2"/>
          <table:table-cell table:formula="of:=NUMBERVALUE(MID([.D32];2;3))" office:value-type="float" office:value="29" calcext:value-type="float">
            <text:p>29</text:p>
          </table:table-cell>
          <table:table-cell table:number-columns-repeated="3"/>
          <table:table-cell table:formula="of:=IF(ISERROR(VLOOKUP([.$A32];[$'variant simpel'.$A$2:.$F$141];[.M$2];FALSE()));&quot;&quot;;VLOOKUP([.$A32];[$'variant simpel'.$A$2:.$F$141];[.M$2];FALSE()))" office:value-type="string" office:string-value="PB4" calcext:value-type="string">
            <text:p>PB4</text:p>
          </table:table-cell>
          <table:table-cell table:formula="of:=IF(ISERROR(VLOOKUP([.$A32];[$'variant simpel'.$A$2:.$F$141];[.N$2];FALSE()));&quot;&quot;;VLOOKUP([.$A32];[$'variant simpel'.$A$2:.$F$141];[.N$2];FALSE()))" office:value-type="float" office:value="29" calcext:value-type="float">
            <text:p>29</text:p>
          </table:table-cell>
          <table:table-cell table:formula="of:=IF(ISERROR(VLOOKUP([.$A32];[$'variant simpel'.$A$2:.$F$141];[.O$2];FALSE()));&quot;&quot;;VLOOKUP([.$A32];[$'variant simpel'.$A$2:.$F$141];[.O$2];FALSE()))" office:value-type="string" office:string-value="0:NJTRST  1:SPI3_MISO / TIM3_CH1 / SPI1_MISO" calcext:value-type="string">
            <text:p>0:NJTRST <text:s/>1:SPI3_MISO / TIM3_CH1 / SPI1_MISO</text:p>
          </table:table-cell>
          <table:table-cell table:formula="of:=IF([.N33]=[.I3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Z_CS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33];2;3))" office:value-type="float" office:value="30" calcext:value-type="float">
            <text:p>30</text:p>
          </table:table-cell>
          <table:table-cell office:value-type="string" calcext:value-type="string">
            <text:p>UART Z / Z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Z_SPI</text:p>
          </table:table-cell>
          <table:table-cell table:formula="of:=IF(ISERROR(VLOOKUP([.$A33];[$'variant simpel'.$A$2:.$F$141];[.M$2];FALSE()));&quot;&quot;;VLOOKUP([.$A33];[$'variant simpel'.$A$2:.$F$141];[.M$2];FALSE()))" office:value-type="string" office:string-value="PB5" calcext:value-type="string">
            <text:p>PB5</text:p>
          </table:table-cell>
          <table:table-cell table:formula="of:=IF(ISERROR(VLOOKUP([.$A33];[$'variant simpel'.$A$2:.$F$141];[.N$2];FALSE()));&quot;&quot;;VLOOKUP([.$A33];[$'variant simpel'.$A$2:.$F$141];[.N$2];FALSE()))" office:value-type="float" office:value="30" calcext:value-type="float">
            <text:p>30</text:p>
          </table:table-cell>
          <table:table-cell table:formula="of:=IF(ISERROR(VLOOKUP([.$A33];[$'variant simpel'.$A$2:.$F$141];[.O$2];FALSE()));&quot;&quot;;VLOOKUP([.$A33];[$'variant simpel'.$A$2:.$F$141];[.O$2];FALSE()))" office:value-type="string" office:string-value="1:TIM3_CH2 / SPI1_MOSI / SPI3_MOSI" calcext:value-type="string">
            <text:p>1:TIM3_CH2 / SPI1_MOSI / SPI3_MOSI</text:p>
          </table:table-cell>
          <table:table-cell table:formula="of:=IF([.N34]=[.I3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TMC_SW_MISO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34];2;3))" office:value-type="float" office:value="31" calcext:value-type="float">
            <text:p>31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#_SPI</text:p>
          </table:table-cell>
          <table:table-cell table:formula="of:=IF(ISERROR(VLOOKUP([.$A34];[$'variant simpel'.$A$2:.$F$141];[.M$2];FALSE()));&quot;&quot;;VLOOKUP([.$A34];[$'variant simpel'.$A$2:.$F$141];[.M$2];FALSE()))" office:value-type="string" office:string-value="PB6" calcext:value-type="string">
            <text:p>PB6</text:p>
          </table:table-cell>
          <table:table-cell table:formula="of:=IF(ISERROR(VLOOKUP([.$A34];[$'variant simpel'.$A$2:.$F$141];[.N$2];FALSE()));&quot;&quot;;VLOOKUP([.$A34];[$'variant simpel'.$A$2:.$F$141];[.N$2];FALSE()))" office:value-type="float" office:value="31" calcext:value-type="float">
            <text:p>31</text:p>
          </table:table-cell>
          <table:table-cell table:formula="of:=IF(ISERROR(VLOOKUP([.$A34];[$'variant simpel'.$A$2:.$F$141];[.O$2];FALSE()));&quot;&quot;;VLOOKUP([.$A34];[$'variant simpel'.$A$2:.$F$141];[.O$2];FALSE()))" office:value-type="string" office:string-value="1:I2C1_SCL / TIM4_CH1 / USART1_TX" calcext:value-type="string">
            <text:p>1:I2C1_SCL / TIM4_CH1 / USART1_TX</text:p>
          </table:table-cell>
          <table:table-cell table:formula="of:=IF([.N35]=[.I3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Z_DIR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35];2;3))" office:value-type="float" office:value="32" calcext:value-type="float">
            <text:p>32</text:p>
          </table:table-cell>
          <table:table-cell table:number-columns-repeated="3"/>
          <table:table-cell table:formula="of:=IF(ISERROR(VLOOKUP([.$A35];[$'variant simpel'.$A$2:.$F$141];[.M$2];FALSE()));&quot;&quot;;VLOOKUP([.$A35];[$'variant simpel'.$A$2:.$F$141];[.M$2];FALSE()))" office:value-type="string" office:string-value="PB7" calcext:value-type="string">
            <text:p>PB7</text:p>
          </table:table-cell>
          <table:table-cell table:formula="of:=IF(ISERROR(VLOOKUP([.$A35];[$'variant simpel'.$A$2:.$F$141];[.N$2];FALSE()));&quot;&quot;;VLOOKUP([.$A35];[$'variant simpel'.$A$2:.$F$141];[.N$2];FALSE()))" office:value-type="float" office:value="32" calcext:value-type="float">
            <text:p>32</text:p>
          </table:table-cell>
          <table:table-cell table:formula="of:=IF(ISERROR(VLOOKUP([.$A35];[$'variant simpel'.$A$2:.$F$141];[.O$2];FALSE()));&quot;&quot;;VLOOKUP([.$A35];[$'variant simpel'.$A$2:.$F$141];[.O$2];FALSE()))" office:value-type="string" office:string-value="1:I2C1_SDA / TIM4_CH2 / USART1_RX" calcext:value-type="string">
            <text:p>1:I2C1_SDA / TIM4_CH2 / USART1_RX</text:p>
          </table:table-cell>
          <table:table-cell table:formula="of:=IF([.N36]=[.I3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Z_STEP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36];2;3))" office:value-type="float" office:value="33" calcext:value-type="float">
            <text:p>33</text:p>
          </table:table-cell>
          <table:table-cell office:value-type="string" calcext:value-type="string">
            <text:p>Z-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3-</text:p>
          </table:table-cell>
          <table:table-cell table:formula="of:=IF(ISERROR(VLOOKUP([.$A36];[$'variant simpel'.$A$2:.$F$141];[.M$2];FALSE()));&quot;&quot;;VLOOKUP([.$A36];[$'variant simpel'.$A$2:.$F$141];[.M$2];FALSE()))" office:value-type="string" office:string-value="PB8" calcext:value-type="string">
            <text:p>PB8</text:p>
          </table:table-cell>
          <table:table-cell table:formula="of:=IF(ISERROR(VLOOKUP([.$A36];[$'variant simpel'.$A$2:.$F$141];[.N$2];FALSE()));&quot;&quot;;VLOOKUP([.$A36];[$'variant simpel'.$A$2:.$F$141];[.N$2];FALSE()))" office:value-type="float" office:value="33" calcext:value-type="float">
            <text:p>33</text:p>
          </table:table-cell>
          <table:table-cell table:formula="of:=IF(ISERROR(VLOOKUP([.$A36];[$'variant simpel'.$A$2:.$F$141];[.O$2];FALSE()));&quot;&quot;;VLOOKUP([.$A36];[$'variant simpel'.$A$2:.$F$141];[.O$2];FALSE()))" office:value-type="string" office:string-value="1:I2C1_SCL / TIM4_CH3 / SDIO_D4 / TIM10_CH1" calcext:value-type="string">
            <text:p>1:I2C1_SCL / TIM4_CH3 / SDIO_D4 / TIM10_CH1</text:p>
          </table:table-cell>
          <table:table-cell table:formula="of:=IF([.N37]=[.I3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Z_ENABLE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37];2;3))" office:value-type="float" office:value="34" calcext:value-type="float">
            <text:p>34</text:p>
          </table:table-cell>
          <table:table-cell office:value-type="string" calcext:value-type="string">
            <text:p>Z-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3-</text:p>
          </table:table-cell>
          <table:table-cell table:formula="of:=IF(ISERROR(VLOOKUP([.$A37];[$'variant simpel'.$A$2:.$F$141];[.M$2];FALSE()));&quot;&quot;;VLOOKUP([.$A37];[$'variant simpel'.$A$2:.$F$141];[.M$2];FALSE()))" office:value-type="string" office:string-value="PB9" calcext:value-type="string">
            <text:p>PB9</text:p>
          </table:table-cell>
          <table:table-cell table:formula="of:=IF(ISERROR(VLOOKUP([.$A37];[$'variant simpel'.$A$2:.$F$141];[.N$2];FALSE()));&quot;&quot;;VLOOKUP([.$A37];[$'variant simpel'.$A$2:.$F$141];[.N$2];FALSE()))" office:value-type="float" office:value="34" calcext:value-type="float">
            <text:p>34</text:p>
          </table:table-cell>
          <table:table-cell table:formula="of:=IF(ISERROR(VLOOKUP([.$A37];[$'variant simpel'.$A$2:.$F$141];[.O$2];FALSE()));&quot;&quot;;VLOOKUP([.$A37];[$'variant simpel'.$A$2:.$F$141];[.O$2];FALSE()))" office:value-type="string" office:string-value="1:I2C1_SDA / TIM4_CH4 / SDIO_D5 / TIM11_CH1 / SPI2_NSS" calcext:value-type="string">
            <text:p>1:I2C1_SDA / TIM4_CH4 / SDIO_D5 / TIM11_CH1 / SPI2_NSS</text:p>
          </table:table-cell>
          <table:table-cell table:formula="of:=IF([.N38]=[.I3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(A0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Output = 0</text:p>
          </table:table-cell>
          <table:table-cell table:number-columns-repeated="2"/>
          <table:table-cell table:formula="of:=NUMBERVALUE(MID([.D38];2;3))" office:value-type="float" office:value="35" calcext:value-type="float">
            <text:p>35</text:p>
          </table:table-cell>
          <table:table-cell table:number-columns-repeated="3"/>
          <table:table-cell table:formula="of:=IF(ISERROR(VLOOKUP([.$A38];[$'variant simpel'.$A$2:.$F$141];[.M$2];FALSE()));&quot;&quot;;VLOOKUP([.$A38];[$'variant simpel'.$A$2:.$F$141];[.M$2];FALSE()))" office:value-type="string" office:string-value="PA0" calcext:value-type="string">
            <text:p>PA0</text:p>
          </table:table-cell>
          <table:table-cell table:formula="of:=IF(ISERROR(VLOOKUP([.$A38];[$'variant simpel'.$A$2:.$F$141];[.N$2];FALSE()));&quot;&quot;;VLOOKUP([.$A38];[$'variant simpel'.$A$2:.$F$141];[.N$2];FALSE()))" office:value-type="float" office:value="35" calcext:value-type="float">
            <text:p>35</text:p>
          </table:table-cell>
          <table:table-cell table:formula="of:=IF(ISERROR(VLOOKUP([.$A38];[$'variant simpel'.$A$2:.$F$141];[.O$2];FALSE()));&quot;&quot;;VLOOKUP([.$A38];[$'variant simpel'.$A$2:.$F$141];[.O$2];FALSE()))" office:value-type="string" office:string-value="1:UART4_TX / TIM5_CH1  2:ADC123_IN0" calcext:value-type="string">
            <text:p>1:UART4_TX / TIM5_CH1 <text:s/>2:ADC123_IN0</text:p>
          </table:table-cell>
          <table:table-cell table:formula="of:=IF([.N39]=[.I3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HEATER_1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39];2;3))" office:value-type="float" office:value="36" calcext:value-type="float">
            <text:p>36</text:p>
          </table:table-cell>
          <table:table-cell office:value-type="string" calcext:value-type="string">
            <text:p>HEAT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74</text:p>
          </table:table-cell>
          <table:table-cell table:formula="of:=IF(ISERROR(VLOOKUP([.$A39];[$'variant simpel'.$A$2:.$F$141];[.M$2];FALSE()));&quot;&quot;;VLOOKUP([.$A39];[$'variant simpel'.$A$2:.$F$141];[.M$2];FALSE()))" office:value-type="string" office:string-value="PA1" calcext:value-type="string">
            <text:p>PA1</text:p>
          </table:table-cell>
          <table:table-cell table:formula="of:=IF(ISERROR(VLOOKUP([.$A39];[$'variant simpel'.$A$2:.$F$141];[.N$2];FALSE()));&quot;&quot;;VLOOKUP([.$A39];[$'variant simpel'.$A$2:.$F$141];[.N$2];FALSE()))" office:value-type="float" office:value="36" calcext:value-type="float">
            <text:p>36</text:p>
          </table:table-cell>
          <table:table-cell table:formula="of:=IF(ISERROR(VLOOKUP([.$A39];[$'variant simpel'.$A$2:.$F$141];[.O$2];FALSE()));&quot;&quot;;VLOOKUP([.$A39];[$'variant simpel'.$A$2:.$F$141];[.O$2];FALSE()))" office:value-type="string" office:string-value="1:UART4_RX / TIM5_CH2 / TIM2_CH2  2:ADC123_IN1" calcext:value-type="string">
            <text:p>1:UART4_RX / TIM5_CH2 / TIM2_CH2 <text:s/>2:ADC123_IN1</text:p>
          </table:table-cell>
          <table:table-cell table:formula="of:=IF([.N40]=[.I4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(A2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37</text:p>
          </table:table-cell>
          <table:table-cell office:value-type="string" calcext:value-type="string">
            <text:p>HEATER_BED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40];2;3))" office:value-type="float" office:value="37" calcext:value-type="float">
            <text:p>37</text:p>
          </table:table-cell>
          <table:table-cell office:value-type="string" calcext:value-type="string">
            <text:p>HEAT_BED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HOT BED OUT</text:p>
          </table:table-cell>
          <table:table-cell table:formula="of:=IF(ISERROR(VLOOKUP([.$A40];[$'variant simpel'.$A$2:.$F$141];[.M$2];FALSE()));&quot;&quot;;VLOOKUP([.$A40];[$'variant simpel'.$A$2:.$F$141];[.M$2];FALSE()))" office:value-type="string" office:string-value="PA2" calcext:value-type="string">
            <text:p>PA2</text:p>
          </table:table-cell>
          <table:table-cell table:formula="of:=IF(ISERROR(VLOOKUP([.$A40];[$'variant simpel'.$A$2:.$F$141];[.N$2];FALSE()));&quot;&quot;;VLOOKUP([.$A40];[$'variant simpel'.$A$2:.$F$141];[.N$2];FALSE()))" office:value-type="float" office:value="37" calcext:value-type="float">
            <text:p>37</text:p>
          </table:table-cell>
          <table:table-cell table:formula="of:=IF(ISERROR(VLOOKUP([.$A40];[$'variant simpel'.$A$2:.$F$141];[.O$2];FALSE()));&quot;&quot;;VLOOKUP([.$A40];[$'variant simpel'.$A$2:.$F$141];[.O$2];FALSE()))" office:value-type="string" office:string-value="1:USART2_TX /TIM5_CH3 / TIM9_CH1 / TIM2_CH3  2:ADC123_IN2" calcext:value-type="string">
            <text:p>1:USART2_TX /TIM5_CH3 / TIM9_CH1 / TIM2_CH3 <text:s/>2:ADC123_IN2</text:p>
          </table:table-cell>
          <table:table-cell table:formula="of:=IF([.N41]=[.I4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(A3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3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41];2;3))" office:value-type="float" office:value="38" calcext:value-type="float">
            <text:p>38</text:p>
          </table:table-cell>
          <table:table-cell office:value-type="string" calcext:value-type="string">
            <text:p>TEMP_M1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41];[$'variant simpel'.$A$2:.$F$141];[.M$2];FALSE()));&quot;&quot;;VLOOKUP([.$A41];[$'variant simpel'.$A$2:.$F$141];[.M$2];FALSE()))" office:value-type="string" office:string-value="PA3" calcext:value-type="string">
            <text:p>PA3</text:p>
          </table:table-cell>
          <table:table-cell table:formula="of:=IF(ISERROR(VLOOKUP([.$A41];[$'variant simpel'.$A$2:.$F$141];[.N$2];FALSE()));&quot;&quot;;VLOOKUP([.$A41];[$'variant simpel'.$A$2:.$F$141];[.N$2];FALSE()))" office:value-type="float" office:value="38" calcext:value-type="float">
            <text:p>38</text:p>
          </table:table-cell>
          <table:table-cell table:formula="of:=IF(ISERROR(VLOOKUP([.$A41];[$'variant simpel'.$A$2:.$F$141];[.O$2];FALSE()));&quot;&quot;;VLOOKUP([.$A41];[$'variant simpel'.$A$2:.$F$141];[.O$2];FALSE()))" office:value-type="string" office:string-value="1:USART2_RX /TIM5_CH4 / TIM9_CH2 / TIM2_CH4  2:ADC123_IN3" calcext:value-type="string">
            <text:p>1:USART2_RX /TIM5_CH4 / TIM9_CH2 / TIM2_CH4 <text:s/>2:ADC123_IN3</text:p>
          </table:table-cell>
          <table:table-cell table:formula="of:=IF([.N42]=[.I4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(A4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SDSS</text:p>
          </table:table-cell>
          <table:table-cell office:value-type="string" calcext:value-type="string">
            <text:p>Alt Function: 5 <text:s/>- SPI1/SPI2</text:p>
          </table:table-cell>
          <table:table-cell office:value-type="string" calcext:value-type="string">
            <text:p>SS_PIN</text:p>
          </table:table-cell>
          <table:table-cell office:value-type="string" calcext:value-type="string">
            <text:p>Alt Function: 5 <text:s/>- SPI1/SPI2</text:p>
          </table:table-cell>
          <table:table-cell table:formula="of:=NUMBERVALUE(MID([.D42];2;3))" office:value-type="float" office:value="39" calcext:value-type="float">
            <text:p>39</text:p>
          </table:table-cell>
          <table:table-cell table:number-columns-repeated="3"/>
          <table:table-cell table:formula="of:=IF(ISERROR(VLOOKUP([.$A42];[$'variant simpel'.$A$2:.$F$141];[.M$2];FALSE()));&quot;&quot;;VLOOKUP([.$A42];[$'variant simpel'.$A$2:.$F$141];[.M$2];FALSE()))" office:value-type="string" office:string-value="PA4" calcext:value-type="string">
            <text:p>PA4</text:p>
          </table:table-cell>
          <table:table-cell table:formula="of:=IF(ISERROR(VLOOKUP([.$A42];[$'variant simpel'.$A$2:.$F$141];[.N$2];FALSE()));&quot;&quot;;VLOOKUP([.$A42];[$'variant simpel'.$A$2:.$F$141];[.N$2];FALSE()))" office:value-type="float" office:value="39" calcext:value-type="float">
            <text:p>39</text:p>
          </table:table-cell>
          <table:table-cell table:formula="of:=IF(ISERROR(VLOOKUP([.$A42];[$'variant simpel'.$A$2:.$F$141];[.O$2];FALSE()));&quot;&quot;;VLOOKUP([.$A42];[$'variant simpel'.$A$2:.$F$141];[.O$2];FALSE()))" office:value-type="string" office:string-value="NOT FT 1:SPI1_NSS / SPI3_NSS / USART2_CK  2:ADC12_IN4 / DAC_OUT1" calcext:value-type="string">
            <text:p>NOT FT 1:SPI1_NSS / SPI3_NSS / USART2_CK <text:s/>2:ADC12_IN4 / DAC_OUT1</text:p>
          </table:table-cell>
          <table:table-cell table:formula="of:=IF([.N43]=[.I4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(A5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0</text:p>
          </table:table-cell>
          <table:table-cell office:value-type="string" calcext:value-type="string">
            <text:p>DOGLCD_SCK</text:p>
          </table:table-cell>
          <table:table-cell office:value-type="string" calcext:value-type="string">
            <text:p>Alt Function: 5 <text:s/>- SPI1/SPI2</text:p>
          </table:table-cell>
          <table:table-cell office:value-type="string" calcext:value-type="string">
            <text:p>SCK_PIN</text:p>
          </table:table-cell>
          <table:table-cell office:value-type="string" calcext:value-type="string">
            <text:p>Alt Function: 5 <text:s/>- SPI1/SPI2</text:p>
          </table:table-cell>
          <table:table-cell table:formula="of:=NUMBERVALUE(MID([.D43];2;3))" office:value-type="float" office:value="40" calcext:value-type="float">
            <text:p>40</text:p>
          </table:table-cell>
          <table:table-cell table:number-columns-repeated="3"/>
          <table:table-cell table:formula="of:=IF(ISERROR(VLOOKUP([.$A43];[$'variant simpel'.$A$2:.$F$141];[.M$2];FALSE()));&quot;&quot;;VLOOKUP([.$A43];[$'variant simpel'.$A$2:.$F$141];[.M$2];FALSE()))" office:value-type="string" office:string-value="PA5" calcext:value-type="string">
            <text:p>PA5</text:p>
          </table:table-cell>
          <table:table-cell table:formula="of:=IF(ISERROR(VLOOKUP([.$A43];[$'variant simpel'.$A$2:.$F$141];[.N$2];FALSE()));&quot;&quot;;VLOOKUP([.$A43];[$'variant simpel'.$A$2:.$F$141];[.N$2];FALSE()))" office:value-type="float" office:value="40" calcext:value-type="float">
            <text:p>40</text:p>
          </table:table-cell>
          <table:table-cell table:formula="of:=IF(ISERROR(VLOOKUP([.$A43];[$'variant simpel'.$A$2:.$F$141];[.O$2];FALSE()));&quot;&quot;;VLOOKUP([.$A43];[$'variant simpel'.$A$2:.$F$141];[.O$2];FALSE()))" office:value-type="string" office:string-value="NOT FT 1:SPI1_SCK  2:ADC12_IN5 / DAC_OUT2" calcext:value-type="string">
            <text:p>NOT FT 1:SPI1_SCK <text:s/>2:ADC12_IN5 / DAC_OUT2</text:p>
          </table:table-cell>
          <table:table-cell table:formula="of:=IF([.N44]=[.I4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(A6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MISO_PIN</text:p>
          </table:table-cell>
          <table:table-cell office:value-type="string" calcext:value-type="string">
            <text:p>Alt Function: 5 <text:s/>- SPI1/SPI2</text:p>
          </table:table-cell>
          <table:table-cell table:number-columns-repeated="2"/>
          <table:table-cell table:formula="of:=NUMBERVALUE(MID([.D44];2;3))" office:value-type="float" office:value="41" calcext:value-type="float">
            <text:p>41</text:p>
          </table:table-cell>
          <table:table-cell table:number-columns-repeated="3"/>
          <table:table-cell table:formula="of:=IF(ISERROR(VLOOKUP([.$A44];[$'variant simpel'.$A$2:.$F$141];[.M$2];FALSE()));&quot;&quot;;VLOOKUP([.$A44];[$'variant simpel'.$A$2:.$F$141];[.M$2];FALSE()))" office:value-type="string" office:string-value="PA6" calcext:value-type="string">
            <text:p>PA6</text:p>
          </table:table-cell>
          <table:table-cell table:formula="of:=IF(ISERROR(VLOOKUP([.$A44];[$'variant simpel'.$A$2:.$F$141];[.N$2];FALSE()));&quot;&quot;;VLOOKUP([.$A44];[$'variant simpel'.$A$2:.$F$141];[.N$2];FALSE()))" office:value-type="float" office:value="41" calcext:value-type="float">
            <text:p>41</text:p>
          </table:table-cell>
          <table:table-cell table:formula="of:=IF(ISERROR(VLOOKUP([.$A44];[$'variant simpel'.$A$2:.$F$141];[.O$2];FALSE()));&quot;&quot;;VLOOKUP([.$A44];[$'variant simpel'.$A$2:.$F$141];[.O$2];FALSE()))" office:value-type="string" office:string-value="1:SPI1_MISO / TIM13_CH1 / TIM3_CH1  2:ADC12_IN6" calcext:value-type="string">
            <text:p>1:SPI1_MISO / TIM13_CH1 / TIM3_CH1 <text:s/>2:ADC12_IN6</text:p>
          </table:table-cell>
          <table:table-cell table:formula="of:=IF([.N45]=[.I4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(A7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2</text:p>
          </table:table-cell>
          <table:table-cell office:value-type="string" calcext:value-type="string">
            <text:p>DOGLCD_MOSI</text:p>
          </table:table-cell>
          <table:table-cell office:value-type="string" calcext:value-type="string">
            <text:p>Alt Function: 5 <text:s/>- SPI1/SPI2</text:p>
          </table:table-cell>
          <table:table-cell office:value-type="string" calcext:value-type="string">
            <text:p>MOSI_PIN</text:p>
          </table:table-cell>
          <table:table-cell office:value-type="string" calcext:value-type="string">
            <text:p>Alt Function: 5 <text:s/>- SPI1/SPI2</text:p>
          </table:table-cell>
          <table:table-cell table:formula="of:=NUMBERVALUE(MID([.D45];2;3))" office:value-type="float" office:value="42" calcext:value-type="float">
            <text:p>42</text:p>
          </table:table-cell>
          <table:table-cell table:number-columns-repeated="3"/>
          <table:table-cell table:formula="of:=IF(ISERROR(VLOOKUP([.$A45];[$'variant simpel'.$A$2:.$F$141];[.M$2];FALSE()));&quot;&quot;;VLOOKUP([.$A45];[$'variant simpel'.$A$2:.$F$141];[.M$2];FALSE()))" office:value-type="string" office:string-value="PA7" calcext:value-type="string">
            <text:p>PA7</text:p>
          </table:table-cell>
          <table:table-cell table:formula="of:=IF(ISERROR(VLOOKUP([.$A45];[$'variant simpel'.$A$2:.$F$141];[.N$2];FALSE()));&quot;&quot;;VLOOKUP([.$A45];[$'variant simpel'.$A$2:.$F$141];[.N$2];FALSE()))" office:value-type="float" office:value="42" calcext:value-type="float">
            <text:p>42</text:p>
          </table:table-cell>
          <table:table-cell table:formula="of:=IF(ISERROR(VLOOKUP([.$A45];[$'variant simpel'.$A$2:.$F$141];[.O$2];FALSE()));&quot;&quot;;VLOOKUP([.$A45];[$'variant simpel'.$A$2:.$F$141];[.O$2];FALSE()))" office:value-type="string" office:string-value="LED_GREEN - LED_BUILTIN - 1:SPI1_MOSI / TIM14_CH1 / TIM3_CH2  2:ADC12_IN7" calcext:value-type="string">
            <text:p>LED_GREEN - LED_BUILTIN - 1:SPI1_MOSI / TIM14_CH1 / TIM3_CH2 <text:s/>2:ADC12_IN7</text:p>
          </table:table-cell>
          <table:table-cell table:formula="of:=IF([.N46]=[.I4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(A8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3</text:p>
          </table:table-cell>
          <table:table-cell office:value-type="string" calcext:value-type="string">
            <text:p>HEATER_2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46];2;3))" office:value-type="float" office:value="43" calcext:value-type="float">
            <text:p>43</text:p>
          </table:table-cell>
          <table:table-cell office:value-type="string" calcext:value-type="string">
            <text:p>HEAT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42</text:p>
          </table:table-cell>
          <table:table-cell table:formula="of:=IF(ISERROR(VLOOKUP([.$A46];[$'variant simpel'.$A$2:.$F$141];[.M$2];FALSE()));&quot;&quot;;VLOOKUP([.$A46];[$'variant simpel'.$A$2:.$F$141];[.M$2];FALSE()))" office:value-type="string" office:string-value="PB0" calcext:value-type="string">
            <text:p>PB0</text:p>
          </table:table-cell>
          <table:table-cell table:formula="of:=IF(ISERROR(VLOOKUP([.$A46];[$'variant simpel'.$A$2:.$F$141];[.N$2];FALSE()));&quot;&quot;;VLOOKUP([.$A46];[$'variant simpel'.$A$2:.$F$141];[.N$2];FALSE()))" office:value-type="float" office:value="43" calcext:value-type="float">
            <text:p>43</text:p>
          </table:table-cell>
          <table:table-cell table:formula="of:=IF(ISERROR(VLOOKUP([.$A46];[$'variant simpel'.$A$2:.$F$141];[.O$2];FALSE()));&quot;&quot;;VLOOKUP([.$A46];[$'variant simpel'.$A$2:.$F$141];[.O$2];FALSE()))" office:value-type="string" office:string-value="1:TIM3_CH3  2:ADC12_IN8" calcext:value-type="string">
            <text:p>1:TIM3_CH3 <text:s/>2:ADC12_IN8</text:p>
          </table:table-cell>
          <table:table-cell table:formula="of:=IF([.N47]=[.I4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(A9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HEATER_0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47];2;3))" office:value-type="float" office:value="44" calcext:value-type="float">
            <text:p>44</text:p>
          </table:table-cell>
          <table:table-cell office:value-type="string" calcext:value-type="string">
            <text:p>HEAT0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80</text:p>
          </table:table-cell>
          <table:table-cell table:formula="of:=IF(ISERROR(VLOOKUP([.$A47];[$'variant simpel'.$A$2:.$F$141];[.M$2];FALSE()));&quot;&quot;;VLOOKUP([.$A47];[$'variant simpel'.$A$2:.$F$141];[.M$2];FALSE()))" office:value-type="string" office:string-value="PB1" calcext:value-type="string">
            <text:p>PB1</text:p>
          </table:table-cell>
          <table:table-cell table:formula="of:=IF(ISERROR(VLOOKUP([.$A47];[$'variant simpel'.$A$2:.$F$141];[.N$2];FALSE()));&quot;&quot;;VLOOKUP([.$A47];[$'variant simpel'.$A$2:.$F$141];[.N$2];FALSE()))" office:value-type="float" office:value="44" calcext:value-type="float">
            <text:p>44</text:p>
          </table:table-cell>
          <table:table-cell table:formula="of:=IF(ISERROR(VLOOKUP([.$A47];[$'variant simpel'.$A$2:.$F$141];[.O$2];FALSE()));&quot;&quot;;VLOOKUP([.$A47];[$'variant simpel'.$A$2:.$F$141];[.O$2];FALSE()))" office:value-type="string" office:string-value="1:TIM3_CH4  2:ADC12_IN9" calcext:value-type="string">
            <text:p>1:TIM3_CH4 <text:s/>2:ADC12_IN9</text:p>
          </table:table-cell>
          <table:table-cell table:formula="of:=IF([.N48]=[.I4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(A10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&lt;unused/unknown&gt; <text:s text:c="2"/>Analog in = <text:s text:c="4"/>0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48];2;3))" office:value-type="float" office:value="45" calcext:value-type="float">
            <text:p>45</text:p>
          </table:table-cell>
          <table:table-cell office:value-type="string" calcext:value-type="string">
            <text:p>TEMP_BED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29</text:p>
          </table:table-cell>
          <table:table-cell table:formula="of:=IF(ISERROR(VLOOKUP([.$A48];[$'variant simpel'.$A$2:.$F$141];[.M$2];FALSE()));&quot;&quot;;VLOOKUP([.$A48];[$'variant simpel'.$A$2:.$F$141];[.M$2];FALSE()))" office:value-type="string" office:string-value="PC0" calcext:value-type="string">
            <text:p>PC0</text:p>
          </table:table-cell>
          <table:table-cell table:formula="of:=IF(ISERROR(VLOOKUP([.$A48];[$'variant simpel'.$A$2:.$F$141];[.N$2];FALSE()));&quot;&quot;;VLOOKUP([.$A48];[$'variant simpel'.$A$2:.$F$141];[.N$2];FALSE()))" office:value-type="float" office:value="45" calcext:value-type="float">
            <text:p>45</text:p>
          </table:table-cell>
          <table:table-cell table:formula="of:=IF(ISERROR(VLOOKUP([.$A48];[$'variant simpel'.$A$2:.$F$141];[.O$2];FALSE()));&quot;&quot;;VLOOKUP([.$A48];[$'variant simpel'.$A$2:.$F$141];[.O$2];FALSE()))" office:value-type="string" office:string-value="1:  2:ADC123_IN10" calcext:value-type="string">
            <text:p>1: <text:s/>2:ADC123_IN10</text:p>
          </table:table-cell>
          <table:table-cell table:formula="of:=IF([.N49]=[.I4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(A11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&lt;unused/unknown&gt; <text:s text:c="2"/>Analog in = <text:s text:c="4"/>0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49];2;3))" office:value-type="float" office:value="46" calcext:value-type="float">
            <text:p>46</text:p>
          </table:table-cell>
          <table:table-cell office:value-type="string" calcext:value-type="string">
            <text:p>TEMP_E0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35</text:p>
          </table:table-cell>
          <table:table-cell table:formula="of:=IF(ISERROR(VLOOKUP([.$A49];[$'variant simpel'.$A$2:.$F$141];[.M$2];FALSE()));&quot;&quot;;VLOOKUP([.$A49];[$'variant simpel'.$A$2:.$F$141];[.M$2];FALSE()))" office:value-type="string" office:string-value="PC1" calcext:value-type="string">
            <text:p>PC1</text:p>
          </table:table-cell>
          <table:table-cell table:formula="of:=IF(ISERROR(VLOOKUP([.$A49];[$'variant simpel'.$A$2:.$F$141];[.N$2];FALSE()));&quot;&quot;;VLOOKUP([.$A49];[$'variant simpel'.$A$2:.$F$141];[.N$2];FALSE()))" office:value-type="float" office:value="46" calcext:value-type="float">
            <text:p>46</text:p>
          </table:table-cell>
          <table:table-cell table:formula="of:=IF(ISERROR(VLOOKUP([.$A49];[$'variant simpel'.$A$2:.$F$141];[.O$2];FALSE()));&quot;&quot;;VLOOKUP([.$A49];[$'variant simpel'.$A$2:.$F$141];[.O$2];FALSE()))" office:value-type="string" office:string-value="1:  2:ADC123_IN11" calcext:value-type="string">
            <text:p>1: <text:s/>2:ADC123_IN11</text:p>
          </table:table-cell>
          <table:table-cell table:formula="of:=IF([.N50]=[.I5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(A12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7</text:p>
          </table:table-cell>
          <table:table-cell office:value-type="string" calcext:value-type="string">
            <text:p>&lt;unused/unknown&gt; <text:s text:c="2"/>Analog in = <text:s text:c="4"/>0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50];2;3))" office:value-type="float" office:value="47" calcext:value-type="float">
            <text:p>47</text:p>
          </table:table-cell>
          <table:table-cell office:value-type="string" calcext:value-type="string">
            <text:p>TEMP_E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37</text:p>
          </table:table-cell>
          <table:table-cell table:formula="of:=IF(ISERROR(VLOOKUP([.$A50];[$'variant simpel'.$A$2:.$F$141];[.M$2];FALSE()));&quot;&quot;;VLOOKUP([.$A50];[$'variant simpel'.$A$2:.$F$141];[.M$2];FALSE()))" office:value-type="string" office:string-value="PC2" calcext:value-type="string">
            <text:p>PC2</text:p>
          </table:table-cell>
          <table:table-cell table:formula="of:=IF(ISERROR(VLOOKUP([.$A50];[$'variant simpel'.$A$2:.$F$141];[.N$2];FALSE()));&quot;&quot;;VLOOKUP([.$A50];[$'variant simpel'.$A$2:.$F$141];[.N$2];FALSE()))" office:value-type="float" office:value="47" calcext:value-type="float">
            <text:p>47</text:p>
          </table:table-cell>
          <table:table-cell table:formula="of:=IF(ISERROR(VLOOKUP([.$A50];[$'variant simpel'.$A$2:.$F$141];[.O$2];FALSE()));&quot;&quot;;VLOOKUP([.$A50];[$'variant simpel'.$A$2:.$F$141];[.O$2];FALSE()))" office:value-type="string" office:string-value="1:SPI2_MISO  2:ADC123_IN12" calcext:value-type="string">
            <text:p>1:SPI2_MISO <text:s/>2:ADC123_IN12</text:p>
          </table:table-cell>
          <table:table-cell table:formula="of:=IF([.N51]=[.I5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(A13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51];2;3))" office:value-type="float" office:value="48" calcext:value-type="float">
            <text:p>48</text:p>
          </table:table-cell>
          <table:table-cell office:value-type="string" calcext:value-type="string">
            <text:p>TEMP_E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51</text:p>
          </table:table-cell>
          <table:table-cell table:formula="of:=IF(ISERROR(VLOOKUP([.$A51];[$'variant simpel'.$A$2:.$F$141];[.M$2];FALSE()));&quot;&quot;;VLOOKUP([.$A51];[$'variant simpel'.$A$2:.$F$141];[.M$2];FALSE()))" office:value-type="string" office:string-value="PC3" calcext:value-type="string">
            <text:p>PC3</text:p>
          </table:table-cell>
          <table:table-cell table:formula="of:=IF(ISERROR(VLOOKUP([.$A51];[$'variant simpel'.$A$2:.$F$141];[.N$2];FALSE()));&quot;&quot;;VLOOKUP([.$A51];[$'variant simpel'.$A$2:.$F$141];[.N$2];FALSE()))" office:value-type="float" office:value="48" calcext:value-type="float">
            <text:p>48</text:p>
          </table:table-cell>
          <table:table-cell table:formula="of:=IF(ISERROR(VLOOKUP([.$A51];[$'variant simpel'.$A$2:.$F$141];[.O$2];FALSE()));&quot;&quot;;VLOOKUP([.$A51];[$'variant simpel'.$A$2:.$F$141];[.O$2];FALSE()))" office:value-type="string" office:string-value="1:SPI2_MOSI  2:ADC123_IN13" calcext:value-type="string">
            <text:p>1:SPI2_MOSI <text:s/>2:ADC123_IN13</text:p>
          </table:table-cell>
          <table:table-cell table:formula="of:=IF([.N52]=[.I5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(A14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4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52];2;3))" office:value-type="float" office:value="49" calcext:value-type="float">
            <text:p>49</text:p>
          </table:table-cell>
          <table:table-cell table:number-columns-repeated="3"/>
          <table:table-cell table:formula="of:=IF(ISERROR(VLOOKUP([.$A52];[$'variant simpel'.$A$2:.$F$141];[.M$2];FALSE()));&quot;&quot;;VLOOKUP([.$A52];[$'variant simpel'.$A$2:.$F$141];[.M$2];FALSE()))" office:value-type="string" office:string-value="PC4" calcext:value-type="string">
            <text:p>PC4</text:p>
          </table:table-cell>
          <table:table-cell table:formula="of:=IF(ISERROR(VLOOKUP([.$A52];[$'variant simpel'.$A$2:.$F$141];[.N$2];FALSE()));&quot;&quot;;VLOOKUP([.$A52];[$'variant simpel'.$A$2:.$F$141];[.N$2];FALSE()))" office:value-type="float" office:value="49" calcext:value-type="float">
            <text:p>49</text:p>
          </table:table-cell>
          <table:table-cell table:formula="of:=IF(ISERROR(VLOOKUP([.$A52];[$'variant simpel'.$A$2:.$F$141];[.O$2];FALSE()));&quot;&quot;;VLOOKUP([.$A52];[$'variant simpel'.$A$2:.$F$141];[.O$2];FALSE()))" office:value-type="string" office:string-value="1:  2:ADC12_IN14" calcext:value-type="string">
            <text:p>1: <text:s/>2:ADC12_IN14</text:p>
          </table:table-cell>
          <table:table-cell table:formula="of:=IF([.N53]=[.I5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(A15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53];2;3))" office:value-type="float" office:value="50" calcext:value-type="float">
            <text:p>50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WIFI</text:p>
          </table:table-cell>
          <table:table-cell table:formula="of:=IF(ISERROR(VLOOKUP([.$A53];[$'variant simpel'.$A$2:.$F$141];[.M$2];FALSE()));&quot;&quot;;VLOOKUP([.$A53];[$'variant simpel'.$A$2:.$F$141];[.M$2];FALSE()))" office:value-type="string" office:string-value="PC5" calcext:value-type="string">
            <text:p>PC5</text:p>
          </table:table-cell>
          <table:table-cell table:formula="of:=IF(ISERROR(VLOOKUP([.$A53];[$'variant simpel'.$A$2:.$F$141];[.N$2];FALSE()));&quot;&quot;;VLOOKUP([.$A53];[$'variant simpel'.$A$2:.$F$141];[.N$2];FALSE()))" office:value-type="float" office:value="50" calcext:value-type="float">
            <text:p>50</text:p>
          </table:table-cell>
          <table:table-cell table:formula="of:=IF(ISERROR(VLOOKUP([.$A53];[$'variant simpel'.$A$2:.$F$141];[.O$2];FALSE()));&quot;&quot;;VLOOKUP([.$A53];[$'variant simpel'.$A$2:.$F$141];[.O$2];FALSE()))" office:value-type="string" office:string-value="1:  2:ADC12_IN15" calcext:value-type="string">
            <text:p>1: <text:s/>2:ADC12_IN15</text:p>
          </table:table-cell>
          <table:table-cell table:formula="of:=IF([.N54]=[.I5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3</text:p>
          </table:table-cell>
          <table:table-cell office:value-type="string" calcext:value-type="string">
            <text:p>(A16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E3_STEP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54];2;3))" office:value-type="float" office:value="51" calcext:value-type="float">
            <text:p>51</text:p>
          </table:table-cell>
          <table:table-cell office:value-type="string" calcext:value-type="string">
            <text:p>M1_STEP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54];[$'variant simpel'.$A$2:.$F$141];[.M$2];FALSE()));&quot;&quot;;VLOOKUP([.$A54];[$'variant simpel'.$A$2:.$F$141];[.M$2];FALSE()))" office:value-type="string" office:string-value="PF3" calcext:value-type="string">
            <text:p>PF3</text:p>
          </table:table-cell>
          <table:table-cell table:formula="of:=IF(ISERROR(VLOOKUP([.$A54];[$'variant simpel'.$A$2:.$F$141];[.N$2];FALSE()));&quot;&quot;;VLOOKUP([.$A54];[$'variant simpel'.$A$2:.$F$141];[.N$2];FALSE()))" office:value-type="float" office:value="51" calcext:value-type="float">
            <text:p>51</text:p>
          </table:table-cell>
          <table:table-cell table:formula="of:=IF(ISERROR(VLOOKUP([.$A54];[$'variant simpel'.$A$2:.$F$141];[.O$2];FALSE()));&quot;&quot;;VLOOKUP([.$A54];[$'variant simpel'.$A$2:.$F$141];[.O$2];FALSE()))" office:value-type="string" office:string-value="1:FSMC_A3  2:ADC3_IN9" calcext:value-type="string">
            <text:p>1:FSMC_A3 <text:s/>2:ADC3_IN9</text:p>
          </table:table-cell>
          <table:table-cell table:formula="of:=IF([.N55]=[.I5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4</text:p>
          </table:table-cell>
          <table:table-cell office:value-type="string" calcext:value-type="string">
            <text:p>(A17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2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55];2;3))" office:value-type="float" office:value="52" calcext:value-type="float">
            <text:p>52</text:p>
          </table:table-cell>
          <table:table-cell office:value-type="string" calcext:value-type="string">
            <text:p>M2_STOP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55];[$'variant simpel'.$A$2:.$F$141];[.M$2];FALSE()));&quot;&quot;;VLOOKUP([.$A55];[$'variant simpel'.$A$2:.$F$141];[.M$2];FALSE()))" office:value-type="string" office:string-value="PF4" calcext:value-type="string">
            <text:p>PF4</text:p>
          </table:table-cell>
          <table:table-cell table:formula="of:=IF(ISERROR(VLOOKUP([.$A55];[$'variant simpel'.$A$2:.$F$141];[.N$2];FALSE()));&quot;&quot;;VLOOKUP([.$A55];[$'variant simpel'.$A$2:.$F$141];[.N$2];FALSE()))" office:value-type="float" office:value="52" calcext:value-type="float">
            <text:p>52</text:p>
          </table:table-cell>
          <table:table-cell table:formula="of:=IF(ISERROR(VLOOKUP([.$A55];[$'variant simpel'.$A$2:.$F$141];[.O$2];FALSE()));&quot;&quot;;VLOOKUP([.$A55];[$'variant simpel'.$A$2:.$F$141];[.O$2];FALSE()))" office:value-type="string" office:string-value="1:FSMC_A4  2:ADC3_IN14" calcext:value-type="string">
            <text:p>1:FSMC_A4 <text:s/>2:ADC3_IN14</text:p>
          </table:table-cell>
          <table:table-cell table:formula="of:=IF([.N56]=[.I5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5</text:p>
          </table:table-cell>
          <table:table-cell office:value-type="string" calcext:value-type="string">
            <text:p>(A18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56];2;3))" office:value-type="float" office:value="53" calcext:value-type="float">
            <text:p>53</text:p>
          </table:table-cell>
          <table:table-cell office:value-type="string" calcext:value-type="string">
            <text:p>TEMP_M5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56];[$'variant simpel'.$A$2:.$F$141];[.M$2];FALSE()));&quot;&quot;;VLOOKUP([.$A56];[$'variant simpel'.$A$2:.$F$141];[.M$2];FALSE()))" office:value-type="string" office:string-value="PF5" calcext:value-type="string">
            <text:p>PF5</text:p>
          </table:table-cell>
          <table:table-cell table:formula="of:=IF(ISERROR(VLOOKUP([.$A56];[$'variant simpel'.$A$2:.$F$141];[.N$2];FALSE()));&quot;&quot;;VLOOKUP([.$A56];[$'variant simpel'.$A$2:.$F$141];[.N$2];FALSE()))" office:value-type="float" office:value="53" calcext:value-type="float">
            <text:p>53</text:p>
          </table:table-cell>
          <table:table-cell table:formula="of:=IF(ISERROR(VLOOKUP([.$A56];[$'variant simpel'.$A$2:.$F$141];[.O$2];FALSE()));&quot;&quot;;VLOOKUP([.$A56];[$'variant simpel'.$A$2:.$F$141];[.O$2];FALSE()))" office:value-type="string" office:string-value="1:FSMC_A5  2:ADC3_IN15" calcext:value-type="string">
            <text:p>1:FSMC_A5 <text:s/>2:ADC3_IN15</text:p>
          </table:table-cell>
          <table:table-cell table:formula="of:=IF([.N57]=[.I5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6</text:p>
          </table:table-cell>
          <table:table-cell office:value-type="string" calcext:value-type="string">
            <text:p>(A19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4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57];2;3))" office:value-type="float" office:value="54" calcext:value-type="float">
            <text:p>54</text:p>
          </table:table-cell>
          <table:table-cell office:value-type="string" calcext:value-type="string">
            <text:p>M3_STOP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57];[$'variant simpel'.$A$2:.$F$141];[.M$2];FALSE()));&quot;&quot;;VLOOKUP([.$A57];[$'variant simpel'.$A$2:.$F$141];[.M$2];FALSE()))" office:value-type="string" office:string-value="PF6" calcext:value-type="string">
            <text:p>PF6</text:p>
          </table:table-cell>
          <table:table-cell table:formula="of:=IF(ISERROR(VLOOKUP([.$A57];[$'variant simpel'.$A$2:.$F$141];[.N$2];FALSE()));&quot;&quot;;VLOOKUP([.$A57];[$'variant simpel'.$A$2:.$F$141];[.N$2];FALSE()))" office:value-type="float" office:value="54" calcext:value-type="float">
            <text:p>54</text:p>
          </table:table-cell>
          <table:table-cell table:formula="of:=IF(ISERROR(VLOOKUP([.$A57];[$'variant simpel'.$A$2:.$F$141];[.O$2];FALSE()));&quot;&quot;;VLOOKUP([.$A57];[$'variant simpel'.$A$2:.$F$141];[.O$2];FALSE()))" office:value-type="string" office:string-value="1:TIM10_CH1  2:ADC3_IN4" calcext:value-type="string">
            <text:p>1:TIM10_CH1 <text:s/>2:ADC3_IN4</text:p>
          </table:table-cell>
          <table:table-cell table:formula="of:=IF([.N58]=[.I5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7</text:p>
          </table:table-cell>
          <table:table-cell office:value-type="string" calcext:value-type="string">
            <text:p>(A20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5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58];2;3))" office:value-type="float" office:value="55" calcext:value-type="float">
            <text:p>55</text:p>
          </table:table-cell>
          <table:table-cell office:value-type="string" calcext:value-type="string">
            <text:p>TEMP_M4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58];[$'variant simpel'.$A$2:.$F$141];[.M$2];FALSE()));&quot;&quot;;VLOOKUP([.$A58];[$'variant simpel'.$A$2:.$F$141];[.M$2];FALSE()))" office:value-type="string" office:string-value="PF7" calcext:value-type="string">
            <text:p>PF7</text:p>
          </table:table-cell>
          <table:table-cell table:formula="of:=IF(ISERROR(VLOOKUP([.$A58];[$'variant simpel'.$A$2:.$F$141];[.N$2];FALSE()));&quot;&quot;;VLOOKUP([.$A58];[$'variant simpel'.$A$2:.$F$141];[.N$2];FALSE()))" office:value-type="float" office:value="55" calcext:value-type="float">
            <text:p>55</text:p>
          </table:table-cell>
          <table:table-cell table:formula="of:=IF(ISERROR(VLOOKUP([.$A58];[$'variant simpel'.$A$2:.$F$141];[.O$2];FALSE()));&quot;&quot;;VLOOKUP([.$A58];[$'variant simpel'.$A$2:.$F$141];[.O$2];FALSE()))" office:value-type="string" office:string-value="1:TIM11_CH1  2:ADC3_IN5" calcext:value-type="string">
            <text:p>1:TIM11_CH1 <text:s/>2:ADC3_IN5</text:p>
          </table:table-cell>
          <table:table-cell table:formula="of:=IF([.N59]=[.I5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8</text:p>
          </table:table-cell>
          <table:table-cell office:value-type="string" calcext:value-type="string">
            <text:p>(A21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6</text:p>
          </table:table-cell>
          <table:table-cell office:value-type="string" calcext:value-type="string">
            <text:p>E3_ENABLE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59];2;3))" office:value-type="float" office:value="56" calcext:value-type="float">
            <text:p>56</text:p>
          </table:table-cell>
          <table:table-cell office:value-type="string" calcext:value-type="string">
            <text:p>M1_EN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59];[$'variant simpel'.$A$2:.$F$141];[.M$2];FALSE()));&quot;&quot;;VLOOKUP([.$A59];[$'variant simpel'.$A$2:.$F$141];[.M$2];FALSE()))" office:value-type="string" office:string-value="PF8" calcext:value-type="string">
            <text:p>PF8</text:p>
          </table:table-cell>
          <table:table-cell table:formula="of:=IF(ISERROR(VLOOKUP([.$A59];[$'variant simpel'.$A$2:.$F$141];[.N$2];FALSE()));&quot;&quot;;VLOOKUP([.$A59];[$'variant simpel'.$A$2:.$F$141];[.N$2];FALSE()))" office:value-type="float" office:value="56" calcext:value-type="float">
            <text:p>56</text:p>
          </table:table-cell>
          <table:table-cell table:formula="of:=IF(ISERROR(VLOOKUP([.$A59];[$'variant simpel'.$A$2:.$F$141];[.O$2];FALSE()));&quot;&quot;;VLOOKUP([.$A59];[$'variant simpel'.$A$2:.$F$141];[.O$2];FALSE()))" office:value-type="string" office:string-value="1:TIM13_CH1  2:ADC3_IN6" calcext:value-type="string">
            <text:p>1:TIM13_CH1 <text:s/>2:ADC3_IN6</text:p>
          </table:table-cell>
          <table:table-cell table:formula="of:=IF([.N60]=[.I6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9</text:p>
          </table:table-cell>
          <table:table-cell office:value-type="string" calcext:value-type="string">
            <text:p>(A22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7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60];2;3))" office:value-type="float" office:value="57" calcext:value-type="float">
            <text:p>57</text:p>
          </table:table-cell>
          <table:table-cell office:value-type="string" calcext:value-type="string">
            <text:p>TEMP_M2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60];[$'variant simpel'.$A$2:.$F$141];[.M$2];FALSE()));&quot;&quot;;VLOOKUP([.$A60];[$'variant simpel'.$A$2:.$F$141];[.M$2];FALSE()))" office:value-type="string" office:string-value="PF9" calcext:value-type="string">
            <text:p>PF9</text:p>
          </table:table-cell>
          <table:table-cell table:formula="of:=IF(ISERROR(VLOOKUP([.$A60];[$'variant simpel'.$A$2:.$F$141];[.N$2];FALSE()));&quot;&quot;;VLOOKUP([.$A60];[$'variant simpel'.$A$2:.$F$141];[.N$2];FALSE()))" office:value-type="float" office:value="57" calcext:value-type="float">
            <text:p>57</text:p>
          </table:table-cell>
          <table:table-cell table:formula="of:=IF(ISERROR(VLOOKUP([.$A60];[$'variant simpel'.$A$2:.$F$141];[.O$2];FALSE()));&quot;&quot;;VLOOKUP([.$A60];[$'variant simpel'.$A$2:.$F$141];[.O$2];FALSE()))" office:value-type="string" office:string-value="1;TIM14_CH1  2:ADC3_IN7" calcext:value-type="string">
            <text:p>1;TIM14_CH1 <text:s/>2:ADC3_IN7</text:p>
          </table:table-cell>
          <table:table-cell table:formula="of:=IF([.N61]=[.I6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10</text:p>
          </table:table-cell>
          <table:table-cell office:value-type="string" calcext:value-type="string">
            <text:p>(A23)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P5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61];2;3))" office:value-type="float" office:value="58" calcext:value-type="float">
            <text:p>58</text:p>
          </table:table-cell>
          <table:table-cell office:value-type="string" calcext:value-type="string">
            <text:p>TEMP_M3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61];[$'variant simpel'.$A$2:.$F$141];[.M$2];FALSE()));&quot;&quot;;VLOOKUP([.$A61];[$'variant simpel'.$A$2:.$F$141];[.M$2];FALSE()))" office:value-type="string" office:string-value="PF10" calcext:value-type="string">
            <text:p>PF10</text:p>
          </table:table-cell>
          <table:table-cell table:formula="of:=IF(ISERROR(VLOOKUP([.$A61];[$'variant simpel'.$A$2:.$F$141];[.N$2];FALSE()));&quot;&quot;;VLOOKUP([.$A61];[$'variant simpel'.$A$2:.$F$141];[.N$2];FALSE()))" office:value-type="float" office:value="58" calcext:value-type="float">
            <text:p>58</text:p>
          </table:table-cell>
          <table:table-cell table:formula="of:=IF(ISERROR(VLOOKUP([.$A61];[$'variant simpel'.$A$2:.$F$141];[.O$2];FALSE()));&quot;&quot;;VLOOKUP([.$A61];[$'variant simpel'.$A$2:.$F$141];[.O$2];FALSE()))" office:value-type="string" office:string-value="2:ADC3_IN8" calcext:value-type="string">
            <text:p>2:ADC3_IN8</text:p>
          </table:table-cell>
          <table:table-cell table:formula="of:=IF([.N62]=[.I6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59</text:p>
          </table:table-cell>
          <table:table-cell office:value-type="string" calcext:value-type="string">
            <text:p>Y_DIR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62];2;3))" office:value-type="float" office:value="59" calcext:value-type="float">
            <text:p>59</text:p>
          </table:table-cell>
          <table:table-cell office:value-type="string" calcext:value-type="string">
            <text:p>Y-DIR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2-</text:p>
          </table:table-cell>
          <table:table-cell table:formula="of:=IF(ISERROR(VLOOKUP([.$A62];[$'variant simpel'.$A$2:.$F$141];[.M$2];FALSE()));&quot;&quot;;VLOOKUP([.$A62];[$'variant simpel'.$A$2:.$F$141];[.M$2];FALSE()))" office:value-type="string" office:string-value="PE2" calcext:value-type="string">
            <text:p>PE2</text:p>
          </table:table-cell>
          <table:table-cell table:formula="of:=IF(ISERROR(VLOOKUP([.$A62];[$'variant simpel'.$A$2:.$F$141];[.N$2];FALSE()));&quot;&quot;;VLOOKUP([.$A62];[$'variant simpel'.$A$2:.$F$141];[.N$2];FALSE()))" office:value-type="float" office:value="59" calcext:value-type="float">
            <text:p>59</text:p>
          </table:table-cell>
          <table:table-cell table:formula="of:=IF(ISERROR(VLOOKUP([.$A62];[$'variant simpel'.$A$2:.$F$141];[.O$2];FALSE()));&quot;&quot;;VLOOKUP([.$A62];[$'variant simpel'.$A$2:.$F$141];[.O$2];FALSE()))" office:value-type="string" office:string-value="1:FSMC_A23" calcext:value-type="string">
            <text:p>1:FSMC_A23</text:p>
          </table:table-cell>
          <table:table-cell table:formula="of:=IF([.N63]=[.I6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0</text:p>
          </table:table-cell>
          <table:table-cell office:value-type="string" calcext:value-type="string">
            <text:p>Y_STEP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63];2;3))" office:value-type="float" office:value="60" calcext:value-type="float">
            <text:p>60</text:p>
          </table:table-cell>
          <table:table-cell office:value-type="string" calcext:value-type="string">
            <text:p>Y-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2-</text:p>
          </table:table-cell>
          <table:table-cell table:formula="of:=IF(ISERROR(VLOOKUP([.$A63];[$'variant simpel'.$A$2:.$F$141];[.M$2];FALSE()));&quot;&quot;;VLOOKUP([.$A63];[$'variant simpel'.$A$2:.$F$141];[.M$2];FALSE()))" office:value-type="string" office:string-value="PE3" calcext:value-type="string">
            <text:p>PE3</text:p>
          </table:table-cell>
          <table:table-cell table:formula="of:=IF(ISERROR(VLOOKUP([.$A63];[$'variant simpel'.$A$2:.$F$141];[.N$2];FALSE()));&quot;&quot;;VLOOKUP([.$A63];[$'variant simpel'.$A$2:.$F$141];[.N$2];FALSE()))" office:value-type="float" office:value="60" calcext:value-type="float">
            <text:p>60</text:p>
          </table:table-cell>
          <table:table-cell table:formula="of:=IF(ISERROR(VLOOKUP([.$A63];[$'variant simpel'.$A$2:.$F$141];[.O$2];FALSE()));&quot;&quot;;VLOOKUP([.$A63];[$'variant simpel'.$A$2:.$F$141];[.O$2];FALSE()))" office:value-type="string" office:string-value="1:FSMC_A19" calcext:value-type="string">
            <text:p>1:FSMC_A19</text:p>
          </table:table-cell>
          <table:table-cell table:formula="of:=IF([.N64]=[.I6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1</text:p>
          </table:table-cell>
          <table:table-cell office:value-type="string" calcext:value-type="string">
            <text:p>Y_ENABLE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64];2;3))" office:value-type="float" office:value="61" calcext:value-type="float">
            <text:p>61</text:p>
          </table:table-cell>
          <table:table-cell office:value-type="string" calcext:value-type="string">
            <text:p>Y-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2-</text:p>
          </table:table-cell>
          <table:table-cell table:formula="of:=IF(ISERROR(VLOOKUP([.$A64];[$'variant simpel'.$A$2:.$F$141];[.M$2];FALSE()));&quot;&quot;;VLOOKUP([.$A64];[$'variant simpel'.$A$2:.$F$141];[.M$2];FALSE()))" office:value-type="string" office:string-value="PE4" calcext:value-type="string">
            <text:p>PE4</text:p>
          </table:table-cell>
          <table:table-cell table:formula="of:=IF(ISERROR(VLOOKUP([.$A64];[$'variant simpel'.$A$2:.$F$141];[.N$2];FALSE()));&quot;&quot;;VLOOKUP([.$A64];[$'variant simpel'.$A$2:.$F$141];[.N$2];FALSE()))" office:value-type="float" office:value="61" calcext:value-type="float">
            <text:p>61</text:p>
          </table:table-cell>
          <table:table-cell table:formula="of:=IF(ISERROR(VLOOKUP([.$A64];[$'variant simpel'.$A$2:.$F$141];[.O$2];FALSE()));&quot;&quot;;VLOOKUP([.$A64];[$'variant simpel'.$A$2:.$F$141];[.O$2];FALSE()))" office:value-type="string" office:string-value="1:FSMC_A20" calcext:value-type="string">
            <text:p>1:FSMC_A20</text:p>
          </table:table-cell>
          <table:table-cell table:formula="of:=IF([.N65]=[.I6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FAN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65];2;3))" office:value-type="float" office:value="62" calcext:value-type="float">
            <text:p>62</text:p>
          </table:table-cell>
          <table:table-cell office:value-type="string" calcext:value-type="string">
            <text:p>FAN0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1</text:p>
          </table:table-cell>
          <table:table-cell table:formula="of:=IF(ISERROR(VLOOKUP([.$A65];[$'variant simpel'.$A$2:.$F$141];[.M$2];FALSE()));&quot;&quot;;VLOOKUP([.$A65];[$'variant simpel'.$A$2:.$F$141];[.M$2];FALSE()))" office:value-type="string" office:string-value="PE5" calcext:value-type="string">
            <text:p>PE5</text:p>
          </table:table-cell>
          <table:table-cell table:formula="of:=IF(ISERROR(VLOOKUP([.$A65];[$'variant simpel'.$A$2:.$F$141];[.N$2];FALSE()));&quot;&quot;;VLOOKUP([.$A65];[$'variant simpel'.$A$2:.$F$141];[.N$2];FALSE()))" office:value-type="float" office:value="62" calcext:value-type="float">
            <text:p>62</text:p>
          </table:table-cell>
          <table:table-cell table:formula="of:=IF(ISERROR(VLOOKUP([.$A65];[$'variant simpel'.$A$2:.$F$141];[.O$2];FALSE()));&quot;&quot;;VLOOKUP([.$A65];[$'variant simpel'.$A$2:.$F$141];[.O$2];FALSE()))" office:value-type="string" office:string-value="1:FSMC_A21" calcext:value-type="string">
            <text:p>1:FSMC_A21</text:p>
          </table:table-cell>
          <table:table-cell table:formula="of:=IF([.N66]=[.I6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3</text:p>
          </table:table-cell>
          <table:table-cell office:value-type="string" calcext:value-type="string">
            <text:p>FAN1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66];2;3))" office:value-type="float" office:value="63" calcext:value-type="float">
            <text:p>63</text:p>
          </table:table-cell>
          <table:table-cell office:value-type="string" calcext:value-type="string">
            <text:p>FAN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46</text:p>
          </table:table-cell>
          <table:table-cell table:formula="of:=IF(ISERROR(VLOOKUP([.$A66];[$'variant simpel'.$A$2:.$F$141];[.M$2];FALSE()));&quot;&quot;;VLOOKUP([.$A66];[$'variant simpel'.$A$2:.$F$141];[.M$2];FALSE()))" office:value-type="string" office:string-value="PE6" calcext:value-type="string">
            <text:p>PE6</text:p>
          </table:table-cell>
          <table:table-cell table:formula="of:=IF(ISERROR(VLOOKUP([.$A66];[$'variant simpel'.$A$2:.$F$141];[.N$2];FALSE()));&quot;&quot;;VLOOKUP([.$A66];[$'variant simpel'.$A$2:.$F$141];[.N$2];FALSE()))" office:value-type="float" office:value="63" calcext:value-type="float">
            <text:p>63</text:p>
          </table:table-cell>
          <table:table-cell table:formula="of:=IF(ISERROR(VLOOKUP([.$A66];[$'variant simpel'.$A$2:.$F$141];[.O$2];FALSE()));&quot;&quot;;VLOOKUP([.$A66];[$'variant simpel'.$A$2:.$F$141];[.O$2];FALSE()))" office:value-type="string" office:string-value="1:FSMC_A22" calcext:value-type="string">
            <text:p>1:FSMC_A22</text:p>
          </table:table-cell>
          <table:table-cell table:formula="of:=IF([.N67]=[.I6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4</text:p>
          </table:table-cell>
          <table:table-cell office:value-type="string" calcext:value-type="string">
            <text:p>E5_CS_PIN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67];2;3))" office:value-type="float" office:value="64" calcext:value-type="float">
            <text:p>64</text:p>
          </table:table-cell>
          <table:table-cell office:value-type="string" calcext:value-type="string">
            <text:p>M3_SC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67];[$'variant simpel'.$A$2:.$F$141];[.M$2];FALSE()));&quot;&quot;;VLOOKUP([.$A67];[$'variant simpel'.$A$2:.$F$141];[.M$2];FALSE()))" office:value-type="string" office:string-value="PE7" calcext:value-type="string">
            <text:p>PE7</text:p>
          </table:table-cell>
          <table:table-cell table:formula="of:=IF(ISERROR(VLOOKUP([.$A67];[$'variant simpel'.$A$2:.$F$141];[.N$2];FALSE()));&quot;&quot;;VLOOKUP([.$A67];[$'variant simpel'.$A$2:.$F$141];[.N$2];FALSE()))" office:value-type="float" office:value="64" calcext:value-type="float">
            <text:p>64</text:p>
          </table:table-cell>
          <table:table-cell table:formula="of:=IF(ISERROR(VLOOKUP([.$A67];[$'variant simpel'.$A$2:.$F$141];[.O$2];FALSE()));&quot;&quot;;VLOOKUP([.$A67];[$'variant simpel'.$A$2:.$F$141];[.O$2];FALSE()))" office:value-type="string" office:string-value="1:FSMC_D4" calcext:value-type="string">
            <text:p>1:FSMC_D4</text:p>
          </table:table-cell>
          <table:table-cell table:formula="of:=IF([.N68]=[.I6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E6_ENABLE_PIN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68];2;3))" office:value-type="float" office:value="65" calcext:value-type="float">
            <text:p>65</text:p>
          </table:table-cell>
          <table:table-cell office:value-type="string" calcext:value-type="string">
            <text:p>M4_EN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68];[$'variant simpel'.$A$2:.$F$141];[.M$2];FALSE()));&quot;&quot;;VLOOKUP([.$A68];[$'variant simpel'.$A$2:.$F$141];[.M$2];FALSE()))" office:value-type="string" office:string-value="PE8" calcext:value-type="string">
            <text:p>PE8</text:p>
          </table:table-cell>
          <table:table-cell table:formula="of:=IF(ISERROR(VLOOKUP([.$A68];[$'variant simpel'.$A$2:.$F$141];[.N$2];FALSE()));&quot;&quot;;VLOOKUP([.$A68];[$'variant simpel'.$A$2:.$F$141];[.N$2];FALSE()))" office:value-type="float" office:value="65" calcext:value-type="float">
            <text:p>65</text:p>
          </table:table-cell>
          <table:table-cell table:formula="of:=IF(ISERROR(VLOOKUP([.$A68];[$'variant simpel'.$A$2:.$F$141];[.O$2];FALSE()));&quot;&quot;;VLOOKUP([.$A68];[$'variant simpel'.$A$2:.$F$141];[.O$2];FALSE()))" office:value-type="string" office:string-value="1:FSMC_D5" calcext:value-type="string">
            <text:p>1:FSMC_D5</text:p>
          </table:table-cell>
          <table:table-cell table:formula="of:=IF([.N69]=[.I6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FAN4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69];2;3))" office:value-type="float" office:value="66" calcext:value-type="float">
            <text:p>66</text:p>
          </table:table-cell>
          <table:table-cell office:value-type="string" calcext:value-type="string">
            <text:p>FAN_M2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69];[$'variant simpel'.$A$2:.$F$141];[.M$2];FALSE()));&quot;&quot;;VLOOKUP([.$A69];[$'variant simpel'.$A$2:.$F$141];[.M$2];FALSE()))" office:value-type="string" office:string-value="PE9" calcext:value-type="string">
            <text:p>PE9</text:p>
          </table:table-cell>
          <table:table-cell table:formula="of:=IF(ISERROR(VLOOKUP([.$A69];[$'variant simpel'.$A$2:.$F$141];[.N$2];FALSE()));&quot;&quot;;VLOOKUP([.$A69];[$'variant simpel'.$A$2:.$F$141];[.N$2];FALSE()))" office:value-type="float" office:value="66" calcext:value-type="float">
            <text:p>66</text:p>
          </table:table-cell>
          <table:table-cell table:formula="of:=IF(ISERROR(VLOOKUP([.$A69];[$'variant simpel'.$A$2:.$F$141];[.O$2];FALSE()));&quot;&quot;;VLOOKUP([.$A69];[$'variant simpel'.$A$2:.$F$141];[.O$2];FALSE()))" office:value-type="string" office:string-value="1:FSMC_D6 / TIM1_CH1" calcext:value-type="string">
            <text:p>1:FSMC_D6 / TIM1_CH1</text:p>
          </table:table-cell>
          <table:table-cell table:formula="of:=IF([.N70]=[.I7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7</text:p>
          </table:table-cell>
          <table:table-cell office:value-type="string" calcext:value-type="string">
            <text:p>E5_DIR_PIN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70];2;3))" office:value-type="float" office:value="67" calcext:value-type="float">
            <text:p>67</text:p>
          </table:table-cell>
          <table:table-cell office:value-type="string" calcext:value-type="string">
            <text:p>M3_DIR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70];[$'variant simpel'.$A$2:.$F$141];[.M$2];FALSE()));&quot;&quot;;VLOOKUP([.$A70];[$'variant simpel'.$A$2:.$F$141];[.M$2];FALSE()))" office:value-type="string" office:string-value="PE10" calcext:value-type="string">
            <text:p>PE10</text:p>
          </table:table-cell>
          <table:table-cell table:formula="of:=IF(ISERROR(VLOOKUP([.$A70];[$'variant simpel'.$A$2:.$F$141];[.N$2];FALSE()));&quot;&quot;;VLOOKUP([.$A70];[$'variant simpel'.$A$2:.$F$141];[.N$2];FALSE()))" office:value-type="float" office:value="67" calcext:value-type="float">
            <text:p>67</text:p>
          </table:table-cell>
          <table:table-cell table:formula="of:=IF(ISERROR(VLOOKUP([.$A70];[$'variant simpel'.$A$2:.$F$141];[.O$2];FALSE()));&quot;&quot;;VLOOKUP([.$A70];[$'variant simpel'.$A$2:.$F$141];[.O$2];FALSE()))" office:value-type="string" office:string-value="1:FSMC_D7" calcext:value-type="string">
            <text:p>1:FSMC_D7</text:p>
          </table:table-cell>
          <table:table-cell table:formula="of:=IF([.N71]=[.I7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8</text:p>
          </table:table-cell>
          <table:table-cell office:value-type="string" calcext:value-type="string">
            <text:p>FAN5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71];2;3))" office:value-type="float" office:value="68" calcext:value-type="float">
            <text:p>68</text:p>
          </table:table-cell>
          <table:table-cell office:value-type="string" calcext:value-type="string">
            <text:p>FAN_M3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71];[$'variant simpel'.$A$2:.$F$141];[.M$2];FALSE()));&quot;&quot;;VLOOKUP([.$A71];[$'variant simpel'.$A$2:.$F$141];[.M$2];FALSE()))" office:value-type="string" office:string-value="PE11" calcext:value-type="string">
            <text:p>PE11</text:p>
          </table:table-cell>
          <table:table-cell table:formula="of:=IF(ISERROR(VLOOKUP([.$A71];[$'variant simpel'.$A$2:.$F$141];[.N$2];FALSE()));&quot;&quot;;VLOOKUP([.$A71];[$'variant simpel'.$A$2:.$F$141];[.N$2];FALSE()))" office:value-type="float" office:value="68" calcext:value-type="float">
            <text:p>68</text:p>
          </table:table-cell>
          <table:table-cell table:formula="of:=IF(ISERROR(VLOOKUP([.$A71];[$'variant simpel'.$A$2:.$F$141];[.O$2];FALSE()));&quot;&quot;;VLOOKUP([.$A71];[$'variant simpel'.$A$2:.$F$141];[.O$2];FALSE()))" office:value-type="string" office:string-value="1:FSMC_D8 / TIM1_CH2" calcext:value-type="string">
            <text:p>1:FSMC_D8 / TIM1_CH2</text:p>
          </table:table-cell>
          <table:table-cell table:formula="of:=IF([.N72]=[.I7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E5_STEP_PIN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72];2;3))" office:value-type="float" office:value="69" calcext:value-type="float">
            <text:p>69</text:p>
          </table:table-cell>
          <table:table-cell office:value-type="string" calcext:value-type="string">
            <text:p>M3_STEP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72];[$'variant simpel'.$A$2:.$F$141];[.M$2];FALSE()));&quot;&quot;;VLOOKUP([.$A72];[$'variant simpel'.$A$2:.$F$141];[.M$2];FALSE()))" office:value-type="string" office:string-value="PE12" calcext:value-type="string">
            <text:p>PE12</text:p>
          </table:table-cell>
          <table:table-cell table:formula="of:=IF(ISERROR(VLOOKUP([.$A72];[$'variant simpel'.$A$2:.$F$141];[.N$2];FALSE()));&quot;&quot;;VLOOKUP([.$A72];[$'variant simpel'.$A$2:.$F$141];[.N$2];FALSE()))" office:value-type="float" office:value="69" calcext:value-type="float">
            <text:p>69</text:p>
          </table:table-cell>
          <table:table-cell table:formula="of:=IF(ISERROR(VLOOKUP([.$A72];[$'variant simpel'.$A$2:.$F$141];[.O$2];FALSE()));&quot;&quot;;VLOOKUP([.$A72];[$'variant simpel'.$A$2:.$F$141];[.O$2];FALSE()))" office:value-type="string" office:string-value="1:FSMC_D9" calcext:value-type="string">
            <text:p>1:FSMC_D9</text:p>
          </table:table-cell>
          <table:table-cell table:formula="of:=IF([.N73]=[.I7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0</text:p>
          </table:table-cell>
          <table:table-cell office:value-type="string" calcext:value-type="string">
            <text:p>HEATER_6_PIN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HEATER_CHAMBER_PIN</text:p>
          </table:table-cell>
          <table:table-cell office:value-type="string" calcext:value-type="string">
            <text:p>protected</text:p>
          </table:table-cell>
          <table:table-cell table:formula="of:=NUMBERVALUE(MID([.D73];2;3))" office:value-type="float" office:value="70" calcext:value-type="float">
            <text:p>70</text:p>
          </table:table-cell>
          <table:table-cell office:value-type="string" calcext:value-type="string">
            <text:p>HEAT_M4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73];[$'variant simpel'.$A$2:.$F$141];[.M$2];FALSE()));&quot;&quot;;VLOOKUP([.$A73];[$'variant simpel'.$A$2:.$F$141];[.M$2];FALSE()))" office:value-type="string" office:string-value="PE13" calcext:value-type="string">
            <text:p>PE13</text:p>
          </table:table-cell>
          <table:table-cell table:formula="of:=IF(ISERROR(VLOOKUP([.$A73];[$'variant simpel'.$A$2:.$F$141];[.N$2];FALSE()));&quot;&quot;;VLOOKUP([.$A73];[$'variant simpel'.$A$2:.$F$141];[.N$2];FALSE()))" office:value-type="float" office:value="70" calcext:value-type="float">
            <text:p>70</text:p>
          </table:table-cell>
          <table:table-cell table:formula="of:=IF(ISERROR(VLOOKUP([.$A73];[$'variant simpel'.$A$2:.$F$141];[.O$2];FALSE()));&quot;&quot;;VLOOKUP([.$A73];[$'variant simpel'.$A$2:.$F$141];[.O$2];FALSE()))" office:value-type="string" office:string-value="1:FSMC_D10 / TIM1_CH3" calcext:value-type="string">
            <text:p>1:FSMC_D10 / TIM1_CH3</text:p>
          </table:table-cell>
          <table:table-cell table:formula="of:=IF([.N74]=[.I7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1</text:p>
          </table:table-cell>
          <table:table-cell office:value-type="string" calcext:value-type="string">
            <text:p>CONTROLLER_FAN_PIN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FAN7_PIN</text:p>
          </table:table-cell>
          <table:table-cell office:value-type="string" calcext:value-type="string">
            <text:p>protected</text:p>
          </table:table-cell>
          <table:table-cell table:formula="of:=NUMBERVALUE(MID([.D74];2;3))" office:value-type="float" office:value="71" calcext:value-type="float">
            <text:p>71</text:p>
          </table:table-cell>
          <table:table-cell office:value-type="string" calcext:value-type="string">
            <text:p>FAN_M5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74];[$'variant simpel'.$A$2:.$F$141];[.M$2];FALSE()));&quot;&quot;;VLOOKUP([.$A74];[$'variant simpel'.$A$2:.$F$141];[.M$2];FALSE()))" office:value-type="string" office:string-value="PE14" calcext:value-type="string">
            <text:p>PE14</text:p>
          </table:table-cell>
          <table:table-cell table:formula="of:=IF(ISERROR(VLOOKUP([.$A74];[$'variant simpel'.$A$2:.$F$141];[.N$2];FALSE()));&quot;&quot;;VLOOKUP([.$A74];[$'variant simpel'.$A$2:.$F$141];[.N$2];FALSE()))" office:value-type="float" office:value="71" calcext:value-type="float">
            <text:p>71</text:p>
          </table:table-cell>
          <table:table-cell table:formula="of:=IF(ISERROR(VLOOKUP([.$A74];[$'variant simpel'.$A$2:.$F$141];[.O$2];FALSE()));&quot;&quot;;VLOOKUP([.$A74];[$'variant simpel'.$A$2:.$F$141];[.O$2];FALSE()))" office:value-type="string" office:string-value="1:FSMC_D11 / TIM1_CH4" calcext:value-type="string">
            <text:p>1:FSMC_D11 / TIM1_CH4</text:p>
          </table:table-cell>
          <table:table-cell table:formula="of:=IF([.N75]=[.I7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2</text:p>
          </table:table-cell>
          <table:table-cell office:value-type="string" calcext:value-type="string">
            <text:p>E4_CS_PIN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75];2;3))" office:value-type="float" office:value="72" calcext:value-type="float">
            <text:p>72</text:p>
          </table:table-cell>
          <table:table-cell office:value-type="string" calcext:value-type="string">
            <text:p>M2_CS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75];[$'variant simpel'.$A$2:.$F$141];[.M$2];FALSE()));&quot;&quot;;VLOOKUP([.$A75];[$'variant simpel'.$A$2:.$F$141];[.M$2];FALSE()))" office:value-type="string" office:string-value="PE15" calcext:value-type="string">
            <text:p>PE15</text:p>
          </table:table-cell>
          <table:table-cell table:formula="of:=IF(ISERROR(VLOOKUP([.$A75];[$'variant simpel'.$A$2:.$F$141];[.N$2];FALSE()));&quot;&quot;;VLOOKUP([.$A75];[$'variant simpel'.$A$2:.$F$141];[.N$2];FALSE()))" office:value-type="float" office:value="72" calcext:value-type="float">
            <text:p>72</text:p>
          </table:table-cell>
          <table:table-cell table:formula="of:=IF(ISERROR(VLOOKUP([.$A75];[$'variant simpel'.$A$2:.$F$141];[.O$2];FALSE()));&quot;&quot;;VLOOKUP([.$A75];[$'variant simpel'.$A$2:.$F$141];[.O$2];FALSE()))" office:value-type="string" office:string-value="1:FSMC_D12" calcext:value-type="string">
            <text:p>1:FSMC_D12</text:p>
          </table:table-cell>
          <table:table-cell table:formula="of:=IF([.N76]=[.I7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7 <text:s/>- USART1..3</text:p>
          </table:table-cell>
          <table:table-cell table:number-columns-repeated="2"/>
          <table:table-cell table:formula="of:=NUMBERVALUE(MID([.D76];2;3))" office:value-type="float" office:value="73" calcext:value-type="float">
            <text:p>73</text:p>
          </table:table-cell>
          <table:table-cell table:number-columns-repeated="3"/>
          <table:table-cell table:formula="of:=IF(ISERROR(VLOOKUP([.$A76];[$'variant simpel'.$A$2:.$F$141];[.M$2];FALSE()));&quot;&quot;;VLOOKUP([.$A76];[$'variant simpel'.$A$2:.$F$141];[.M$2];FALSE()))" office:value-type="string" office:string-value="PD8" calcext:value-type="string">
            <text:p>PD8</text:p>
          </table:table-cell>
          <table:table-cell table:formula="of:=IF(ISERROR(VLOOKUP([.$A76];[$'variant simpel'.$A$2:.$F$141];[.N$2];FALSE()));&quot;&quot;;VLOOKUP([.$A76];[$'variant simpel'.$A$2:.$F$141];[.N$2];FALSE()))" office:value-type="float" office:value="73" calcext:value-type="float">
            <text:p>73</text:p>
          </table:table-cell>
          <table:table-cell table:formula="of:=IF(ISERROR(VLOOKUP([.$A76];[$'variant simpel'.$A$2:.$F$141];[.O$2];FALSE()));&quot;&quot;;VLOOKUP([.$A76];[$'variant simpel'.$A$2:.$F$141];[.O$2];FALSE()))" office:value-type="string" office:string-value="Serial3 - PIN_SERIAL3_TX - SERIAL_PORT_HARDWARE_OPEN - 1:FSMC_D13 / USART3_TX" calcext:value-type="string">
            <text:p>Serial3 - PIN_SERIAL3_TX - SERIAL_PORT_HARDWARE_OPEN - 1:FSMC_D13 / USART3_TX</text:p>
          </table:table-cell>
          <table:table-cell table:formula="of:=IF([.N77]=[.I7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4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Alt Function: 7 <text:s/>- USART1..3</text:p>
          </table:table-cell>
          <table:table-cell table:number-columns-repeated="2"/>
          <table:table-cell table:formula="of:=NUMBERVALUE(MID([.D77];2;3))" office:value-type="float" office:value="74" calcext:value-type="float">
            <text:p>74</text:p>
          </table:table-cell>
          <table:table-cell table:number-columns-repeated="3"/>
          <table:table-cell table:formula="of:=IF(ISERROR(VLOOKUP([.$A77];[$'variant simpel'.$A$2:.$F$141];[.M$2];FALSE()));&quot;&quot;;VLOOKUP([.$A77];[$'variant simpel'.$A$2:.$F$141];[.M$2];FALSE()))" office:value-type="string" office:string-value="PD9" calcext:value-type="string">
            <text:p>PD9</text:p>
          </table:table-cell>
          <table:table-cell table:formula="of:=IF(ISERROR(VLOOKUP([.$A77];[$'variant simpel'.$A$2:.$F$141];[.N$2];FALSE()));&quot;&quot;;VLOOKUP([.$A77];[$'variant simpel'.$A$2:.$F$141];[.N$2];FALSE()))" office:value-type="float" office:value="74" calcext:value-type="float">
            <text:p>74</text:p>
          </table:table-cell>
          <table:table-cell table:formula="of:=IF(ISERROR(VLOOKUP([.$A77];[$'variant simpel'.$A$2:.$F$141];[.O$2];FALSE()));&quot;&quot;;VLOOKUP([.$A77];[$'variant simpel'.$A$2:.$F$141];[.O$2];FALSE()))" office:value-type="string" office:string-value="Serial3 - PIN_SERIAL3_RX - SERIAL_PORT_HARDWARE_OPEN - 1:FSMC_D14 / USART3_RX" calcext:value-type="string">
            <text:p>Serial3 - PIN_SERIAL3_RX - SERIAL_PORT_HARDWARE_OPEN - 1:FSMC_D14 / USART3_RX</text:p>
          </table:table-cell>
          <table:table-cell table:formula="of:=IF([.N78]=[.I7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5</text:p>
          </table:table-cell>
          <table:table-cell office:value-type="string" calcext:value-type="string">
            <text:p>BTN_EN1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78];2;3))" office:value-type="float" office:value="75" calcext:value-type="float">
            <text:p>75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2</text:p>
          </table:table-cell>
          <table:table-cell table:formula="of:=IF(ISERROR(VLOOKUP([.$A78];[$'variant simpel'.$A$2:.$F$141];[.M$2];FALSE()));&quot;&quot;;VLOOKUP([.$A78];[$'variant simpel'.$A$2:.$F$141];[.M$2];FALSE()))" office:value-type="string" office:string-value="PD10" calcext:value-type="string">
            <text:p>PD10</text:p>
          </table:table-cell>
          <table:table-cell table:formula="of:=IF(ISERROR(VLOOKUP([.$A78];[$'variant simpel'.$A$2:.$F$141];[.N$2];FALSE()));&quot;&quot;;VLOOKUP([.$A78];[$'variant simpel'.$A$2:.$F$141];[.N$2];FALSE()))" office:value-type="float" office:value="75" calcext:value-type="float">
            <text:p>75</text:p>
          </table:table-cell>
          <table:table-cell table:formula="of:=IF(ISERROR(VLOOKUP([.$A78];[$'variant simpel'.$A$2:.$F$141];[.O$2];FALSE()));&quot;&quot;;VLOOKUP([.$A78];[$'variant simpel'.$A$2:.$F$141];[.O$2];FALSE()))" office:value-type="string" office:string-value="1:FSMC_D15" calcext:value-type="string">
            <text:p>1:FSMC_D15</text:p>
          </table:table-cell>
          <table:table-cell table:formula="of:=IF([.N79]=[.I7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6</text:p>
          </table:table-cell>
          <table:table-cell office:value-type="string" calcext:value-type="string">
            <text:p>E4_DIR_PIN</text:p>
          </table:table-cell>
          <table:table-cell office:value-type="string" calcext:value-type="string">
            <text:p>Output = 0</text:p>
          </table:table-cell>
          <table:table-cell table:number-columns-repeated="2"/>
          <table:table-cell table:formula="of:=NUMBERVALUE(MID([.D79];2;3))" office:value-type="float" office:value="76" calcext:value-type="float">
            <text:p>76</text:p>
          </table:table-cell>
          <table:table-cell office:value-type="string" calcext:value-type="string">
            <text:p>M2_DIR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79];[$'variant simpel'.$A$2:.$F$141];[.M$2];FALSE()));&quot;&quot;;VLOOKUP([.$A79];[$'variant simpel'.$A$2:.$F$141];[.M$2];FALSE()))" office:value-type="string" office:string-value="PD11" calcext:value-type="string">
            <text:p>PD11</text:p>
          </table:table-cell>
          <table:table-cell table:formula="of:=IF(ISERROR(VLOOKUP([.$A79];[$'variant simpel'.$A$2:.$F$141];[.N$2];FALSE()));&quot;&quot;;VLOOKUP([.$A79];[$'variant simpel'.$A$2:.$F$141];[.N$2];FALSE()))" office:value-type="float" office:value="76" calcext:value-type="float">
            <text:p>76</text:p>
          </table:table-cell>
          <table:table-cell table:formula="of:=IF(ISERROR(VLOOKUP([.$A79];[$'variant simpel'.$A$2:.$F$141];[.O$2];FALSE()));&quot;&quot;;VLOOKUP([.$A79];[$'variant simpel'.$A$2:.$F$141];[.O$2];FALSE()))" office:value-type="string" office:string-value="1:FSMC_A16" calcext:value-type="string">
            <text:p>1:FSMC_A16</text:p>
          </table:table-cell>
          <table:table-cell table:formula="of:=IF([.N80]=[.I8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7</text:p>
          </table:table-cell>
          <table:table-cell office:value-type="string" calcext:value-type="string">
            <text:p>HEATER_5_PIN</text:p>
          </table:table-cell>
          <table:table-cell office:value-type="string" calcext:value-type="string">
            <text:p>Output = 0</text:p>
          </table:table-cell>
          <table:table-cell table:number-columns-repeated="2"/>
          <table:table-cell table:formula="of:=NUMBERVALUE(MID([.D80];2;3))" office:value-type="float" office:value="77" calcext:value-type="float">
            <text:p>77</text:p>
          </table:table-cell>
          <table:table-cell office:value-type="string" calcext:value-type="string">
            <text:p>HEAT_M3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80];[$'variant simpel'.$A$2:.$F$141];[.M$2];FALSE()));&quot;&quot;;VLOOKUP([.$A80];[$'variant simpel'.$A$2:.$F$141];[.M$2];FALSE()))" office:value-type="string" office:string-value="PD12" calcext:value-type="string">
            <text:p>PD12</text:p>
          </table:table-cell>
          <table:table-cell table:formula="of:=IF(ISERROR(VLOOKUP([.$A80];[$'variant simpel'.$A$2:.$F$141];[.N$2];FALSE()));&quot;&quot;;VLOOKUP([.$A80];[$'variant simpel'.$A$2:.$F$141];[.N$2];FALSE()))" office:value-type="float" office:value="77" calcext:value-type="float">
            <text:p>77</text:p>
          </table:table-cell>
          <table:table-cell table:formula="of:=IF(ISERROR(VLOOKUP([.$A80];[$'variant simpel'.$A$2:.$F$141];[.O$2];FALSE()));&quot;&quot;;VLOOKUP([.$A80];[$'variant simpel'.$A$2:.$F$141];[.O$2];FALSE()))" office:value-type="string" office:string-value="1:FSMC_A17 / TIM4_CH1" calcext:value-type="string">
            <text:p>1:FSMC_A17 / TIM4_CH1</text:p>
          </table:table-cell>
          <table:table-cell table:formula="of:=IF([.N81]=[.I8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8</text:p>
          </table:table-cell>
          <table:table-cell office:value-type="string" calcext:value-type="string">
            <text:p>HEATER_4_PIN</text:p>
          </table:table-cell>
          <table:table-cell office:value-type="string" calcext:value-type="string">
            <text:p>Output = 0</text:p>
          </table:table-cell>
          <table:table-cell table:number-columns-repeated="2"/>
          <table:table-cell table:formula="of:=NUMBERVALUE(MID([.D81];2;3))" office:value-type="float" office:value="78" calcext:value-type="float">
            <text:p>78</text:p>
          </table:table-cell>
          <table:table-cell office:value-type="string" calcext:value-type="string">
            <text:p>HEAT_M2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81];[$'variant simpel'.$A$2:.$F$141];[.M$2];FALSE()));&quot;&quot;;VLOOKUP([.$A81];[$'variant simpel'.$A$2:.$F$141];[.M$2];FALSE()))" office:value-type="string" office:string-value="PD13" calcext:value-type="string">
            <text:p>PD13</text:p>
          </table:table-cell>
          <table:table-cell table:formula="of:=IF(ISERROR(VLOOKUP([.$A81];[$'variant simpel'.$A$2:.$F$141];[.N$2];FALSE()));&quot;&quot;;VLOOKUP([.$A81];[$'variant simpel'.$A$2:.$F$141];[.N$2];FALSE()))" office:value-type="float" office:value="78" calcext:value-type="float">
            <text:p>78</text:p>
          </table:table-cell>
          <table:table-cell table:formula="of:=IF(ISERROR(VLOOKUP([.$A81];[$'variant simpel'.$A$2:.$F$141];[.O$2];FALSE()));&quot;&quot;;VLOOKUP([.$A81];[$'variant simpel'.$A$2:.$F$141];[.O$2];FALSE()))" office:value-type="string" office:string-value="1:FSMC_A18 / TIM4_CH2" calcext:value-type="string">
            <text:p>1:FSMC_A18 / TIM4_CH2</text:p>
          </table:table-cell>
          <table:table-cell table:formula="of:=IF([.N82]=[.I8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79</text:p>
          </table:table-cell>
          <table:table-cell office:value-type="string" calcext:value-type="string">
            <text:p>E4_STEP_PIN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82];2;3))" office:value-type="float" office:value="79" calcext:value-type="float">
            <text:p>79</text:p>
          </table:table-cell>
          <table:table-cell office:value-type="string" calcext:value-type="string">
            <text:p>M2_STEP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82];[$'variant simpel'.$A$2:.$F$141];[.M$2];FALSE()));&quot;&quot;;VLOOKUP([.$A82];[$'variant simpel'.$A$2:.$F$141];[.M$2];FALSE()))" office:value-type="string" office:string-value="PD14" calcext:value-type="string">
            <text:p>PD14</text:p>
          </table:table-cell>
          <table:table-cell table:formula="of:=IF(ISERROR(VLOOKUP([.$A82];[$'variant simpel'.$A$2:.$F$141];[.N$2];FALSE()));&quot;&quot;;VLOOKUP([.$A82];[$'variant simpel'.$A$2:.$F$141];[.N$2];FALSE()))" office:value-type="float" office:value="79" calcext:value-type="float">
            <text:p>79</text:p>
          </table:table-cell>
          <table:table-cell table:formula="of:=IF(ISERROR(VLOOKUP([.$A82];[$'variant simpel'.$A$2:.$F$141];[.O$2];FALSE()));&quot;&quot;;VLOOKUP([.$A82];[$'variant simpel'.$A$2:.$F$141];[.O$2];FALSE()))" office:value-type="string" office:string-value="1:FSMC_D0 / TIM4_CH3" calcext:value-type="string">
            <text:p>1:FSMC_D0 / TIM4_CH3</text:p>
          </table:table-cell>
          <table:table-cell table:formula="of:=IF([.N83]=[.I8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0</text:p>
          </table:table-cell>
          <table:table-cell office:value-type="string" calcext:value-type="string">
            <text:p>HEATER_3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83];2;3))" office:value-type="float" office:value="80" calcext:value-type="float">
            <text:p>80</text:p>
          </table:table-cell>
          <table:table-cell office:value-type="string" calcext:value-type="string">
            <text:p>HEAT_M1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83];[$'variant simpel'.$A$2:.$F$141];[.M$2];FALSE()));&quot;&quot;;VLOOKUP([.$A83];[$'variant simpel'.$A$2:.$F$141];[.M$2];FALSE()))" office:value-type="string" office:string-value="PD15" calcext:value-type="string">
            <text:p>PD15</text:p>
          </table:table-cell>
          <table:table-cell table:formula="of:=IF(ISERROR(VLOOKUP([.$A83];[$'variant simpel'.$A$2:.$F$141];[.N$2];FALSE()));&quot;&quot;;VLOOKUP([.$A83];[$'variant simpel'.$A$2:.$F$141];[.N$2];FALSE()))" office:value-type="float" office:value="80" calcext:value-type="float">
            <text:p>80</text:p>
          </table:table-cell>
          <table:table-cell table:formula="of:=IF(ISERROR(VLOOKUP([.$A83];[$'variant simpel'.$A$2:.$F$141];[.O$2];FALSE()));&quot;&quot;;VLOOKUP([.$A83];[$'variant simpel'.$A$2:.$F$141];[.O$2];FALSE()))" office:value-type="string" office:string-value="1:FSMC_D1 / TIM4_CH4" calcext:value-type="string">
            <text:p>1:FSMC_D1 / TIM4_CH4</text:p>
          </table:table-cell>
          <table:table-cell table:formula="of:=IF([.N84]=[.I8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1</text:p>
          </table:table-cell>
          <table:table-cell office:value-type="string" calcext:value-type="string">
            <text:p>E2_DIR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84];2;3))" office:value-type="float" office:value="81" calcext:value-type="float">
            <text:p>81</text:p>
          </table:table-cell>
          <table:table-cell office:value-type="string" calcext:value-type="string">
            <text:p>E2_DIR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6-</text:p>
          </table:table-cell>
          <table:table-cell table:formula="of:=IF(ISERROR(VLOOKUP([.$A84];[$'variant simpel'.$A$2:.$F$141];[.M$2];FALSE()));&quot;&quot;;VLOOKUP([.$A84];[$'variant simpel'.$A$2:.$F$141];[.M$2];FALSE()))" office:value-type="string" office:string-value="PD0" calcext:value-type="string">
            <text:p>PD0</text:p>
          </table:table-cell>
          <table:table-cell table:formula="of:=IF(ISERROR(VLOOKUP([.$A84];[$'variant simpel'.$A$2:.$F$141];[.N$2];FALSE()));&quot;&quot;;VLOOKUP([.$A84];[$'variant simpel'.$A$2:.$F$141];[.N$2];FALSE()))" office:value-type="float" office:value="81" calcext:value-type="float">
            <text:p>81</text:p>
          </table:table-cell>
          <table:table-cell table:formula="of:=IF(ISERROR(VLOOKUP([.$A84];[$'variant simpel'.$A$2:.$F$141];[.O$2];FALSE()));&quot;&quot;;VLOOKUP([.$A84];[$'variant simpel'.$A$2:.$F$141];[.O$2];FALSE()))" office:value-type="string" office:string-value="1:FSMC_D2" calcext:value-type="string">
            <text:p>1:FSMC_D2</text:p>
          </table:table-cell>
          <table:table-cell table:formula="of:=IF([.N85]=[.I8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2</text:p>
          </table:table-cell>
          <table:table-cell office:value-type="string" calcext:value-type="string">
            <text:p>E2_STEP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85];2;3))" office:value-type="float" office:value="82" calcext:value-type="float">
            <text:p>82</text:p>
          </table:table-cell>
          <table:table-cell office:value-type="string" calcext:value-type="string">
            <text:p>E2_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6-</text:p>
          </table:table-cell>
          <table:table-cell table:formula="of:=IF(ISERROR(VLOOKUP([.$A85];[$'variant simpel'.$A$2:.$F$141];[.M$2];FALSE()));&quot;&quot;;VLOOKUP([.$A85];[$'variant simpel'.$A$2:.$F$141];[.M$2];FALSE()))" office:value-type="string" office:string-value="PD1" calcext:value-type="string">
            <text:p>PD1</text:p>
          </table:table-cell>
          <table:table-cell table:formula="of:=IF(ISERROR(VLOOKUP([.$A85];[$'variant simpel'.$A$2:.$F$141];[.N$2];FALSE()));&quot;&quot;;VLOOKUP([.$A85];[$'variant simpel'.$A$2:.$F$141];[.N$2];FALSE()))" office:value-type="float" office:value="82" calcext:value-type="float">
            <text:p>82</text:p>
          </table:table-cell>
          <table:table-cell table:formula="of:=IF(ISERROR(VLOOKUP([.$A85];[$'variant simpel'.$A$2:.$F$141];[.O$2];FALSE()));&quot;&quot;;VLOOKUP([.$A85];[$'variant simpel'.$A$2:.$F$141];[.O$2];FALSE()))" office:value-type="string" office:string-value="1:FSMC_D3" calcext:value-type="string">
            <text:p>1:FSMC_D3</text:p>
          </table:table-cell>
          <table:table-cell table:formula="of:=IF([.N86]=[.I8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3</text:p>
          </table:table-cell>
          <table:table-cell office:value-type="string" calcext:value-type="string">
            <text:p>FIL_RUNOUT3_PIN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86];2;3))" office:value-type="float" office:value="83" calcext:value-type="float">
            <text:p>83</text:p>
          </table:table-cell>
          <table:table-cell office:value-type="string" calcext:value-type="string">
            <text:p>E2_FILAMENT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6-</text:p>
          </table:table-cell>
          <table:table-cell table:formula="of:=IF(ISERROR(VLOOKUP([.$A86];[$'variant simpel'.$A$2:.$F$141];[.M$2];FALSE()));&quot;&quot;;VLOOKUP([.$A86];[$'variant simpel'.$A$2:.$F$141];[.M$2];FALSE()))" office:value-type="string" office:string-value="PD3" calcext:value-type="string">
            <text:p>PD3</text:p>
          </table:table-cell>
          <table:table-cell table:formula="of:=IF(ISERROR(VLOOKUP([.$A86];[$'variant simpel'.$A$2:.$F$141];[.N$2];FALSE()));&quot;&quot;;VLOOKUP([.$A86];[$'variant simpel'.$A$2:.$F$141];[.N$2];FALSE()))" office:value-type="float" office:value="83" calcext:value-type="float">
            <text:p>83</text:p>
          </table:table-cell>
          <table:table-cell table:formula="of:=IF(ISERROR(VLOOKUP([.$A86];[$'variant simpel'.$A$2:.$F$141];[.O$2];FALSE()));&quot;&quot;;VLOOKUP([.$A86];[$'variant simpel'.$A$2:.$F$141];[.O$2];FALSE()))" office:value-type="string" office:string-value="1:FSMC_CLK" calcext:value-type="string">
            <text:p>1:FSMC_CLK</text:p>
          </table:table-cell>
          <table:table-cell table:formula="of:=IF([.N87]=[.I8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4</text:p>
          </table:table-cell>
          <table:table-cell office:value-type="string" calcext:value-type="string">
            <text:p>E1_CS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87];2;3))" office:value-type="float" office:value="84" calcext:value-type="float">
            <text:p>84</text:p>
          </table:table-cell>
          <table:table-cell office:value-type="string" calcext:value-type="string">
            <text:p>UART E1 / E1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1_SPI</text:p>
          </table:table-cell>
          <table:table-cell table:formula="of:=IF(ISERROR(VLOOKUP([.$A87];[$'variant simpel'.$A$2:.$F$141];[.M$2];FALSE()));&quot;&quot;;VLOOKUP([.$A87];[$'variant simpel'.$A$2:.$F$141];[.M$2];FALSE()))" office:value-type="string" office:string-value="PD4" calcext:value-type="string">
            <text:p>PD4</text:p>
          </table:table-cell>
          <table:table-cell table:formula="of:=IF(ISERROR(VLOOKUP([.$A87];[$'variant simpel'.$A$2:.$F$141];[.N$2];FALSE()));&quot;&quot;;VLOOKUP([.$A87];[$'variant simpel'.$A$2:.$F$141];[.N$2];FALSE()))" office:value-type="float" office:value="84" calcext:value-type="float">
            <text:p>84</text:p>
          </table:table-cell>
          <table:table-cell table:formula="of:=IF(ISERROR(VLOOKUP([.$A87];[$'variant simpel'.$A$2:.$F$141];[.O$2];FALSE()));&quot;&quot;;VLOOKUP([.$A87];[$'variant simpel'.$A$2:.$F$141];[.O$2];FALSE()))" office:value-type="string" office:string-value="1:FSMC_NOE" calcext:value-type="string">
            <text:p>1:FSMC_NOE</text:p>
          </table:table-cell>
          <table:table-cell table:formula="of:=IF([.N88]=[.I8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E1_DIR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88];2;3))" office:value-type="float" office:value="85" calcext:value-type="float">
            <text:p>85</text:p>
          </table:table-cell>
          <table:table-cell office:value-type="string" calcext:value-type="string">
            <text:p>E1_DIR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5-</text:p>
          </table:table-cell>
          <table:table-cell table:formula="of:=IF(ISERROR(VLOOKUP([.$A88];[$'variant simpel'.$A$2:.$F$141];[.M$2];FALSE()));&quot;&quot;;VLOOKUP([.$A88];[$'variant simpel'.$A$2:.$F$141];[.M$2];FALSE()))" office:value-type="string" office:string-value="PD5" calcext:value-type="string">
            <text:p>PD5</text:p>
          </table:table-cell>
          <table:table-cell table:formula="of:=IF(ISERROR(VLOOKUP([.$A88];[$'variant simpel'.$A$2:.$F$141];[.N$2];FALSE()));&quot;&quot;;VLOOKUP([.$A88];[$'variant simpel'.$A$2:.$F$141];[.N$2];FALSE()))" office:value-type="float" office:value="85" calcext:value-type="float">
            <text:p>85</text:p>
          </table:table-cell>
          <table:table-cell table:formula="of:=IF(ISERROR(VLOOKUP([.$A88];[$'variant simpel'.$A$2:.$F$141];[.O$2];FALSE()));&quot;&quot;;VLOOKUP([.$A88];[$'variant simpel'.$A$2:.$F$141];[.O$2];FALSE()))" office:value-type="string" office:string-value="1:USART2_TX" calcext:value-type="string">
            <text:p>1:USART2_TX</text:p>
          </table:table-cell>
          <table:table-cell table:formula="of:=IF([.N89]=[.I8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6</text:p>
          </table:table-cell>
          <table:table-cell office:value-type="string" calcext:value-type="string">
            <text:p>E1_STEP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89];2;3))" office:value-type="float" office:value="86" calcext:value-type="float">
            <text:p>86</text:p>
          </table:table-cell>
          <table:table-cell office:value-type="string" calcext:value-type="string">
            <text:p>E1_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5-</text:p>
          </table:table-cell>
          <table:table-cell table:formula="of:=IF(ISERROR(VLOOKUP([.$A89];[$'variant simpel'.$A$2:.$F$141];[.M$2];FALSE()));&quot;&quot;;VLOOKUP([.$A89];[$'variant simpel'.$A$2:.$F$141];[.M$2];FALSE()))" office:value-type="string" office:string-value="PD6" calcext:value-type="string">
            <text:p>PD6</text:p>
          </table:table-cell>
          <table:table-cell table:formula="of:=IF(ISERROR(VLOOKUP([.$A89];[$'variant simpel'.$A$2:.$F$141];[.N$2];FALSE()));&quot;&quot;;VLOOKUP([.$A89];[$'variant simpel'.$A$2:.$F$141];[.N$2];FALSE()))" office:value-type="float" office:value="86" calcext:value-type="float">
            <text:p>86</text:p>
          </table:table-cell>
          <table:table-cell table:formula="of:=IF(ISERROR(VLOOKUP([.$A89];[$'variant simpel'.$A$2:.$F$141];[.O$2];FALSE()));&quot;&quot;;VLOOKUP([.$A89];[$'variant simpel'.$A$2:.$F$141];[.O$2];FALSE()))" office:value-type="string" office:string-value="1:USART2_RX" calcext:value-type="string">
            <text:p>1:USART2_RX</text:p>
          </table:table-cell>
          <table:table-cell table:formula="of:=IF([.N90]=[.I9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D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7</text:p>
          </table:table-cell>
          <table:table-cell office:value-type="string" calcext:value-type="string">
            <text:p>E1_ENABLE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90];2;3))" office:value-type="float" office:value="87" calcext:value-type="float">
            <text:p>87</text:p>
          </table:table-cell>
          <table:table-cell office:value-type="string" calcext:value-type="string">
            <text:p>E1_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5-</text:p>
          </table:table-cell>
          <table:table-cell table:formula="of:=IF(ISERROR(VLOOKUP([.$A90];[$'variant simpel'.$A$2:.$F$141];[.M$2];FALSE()));&quot;&quot;;VLOOKUP([.$A90];[$'variant simpel'.$A$2:.$F$141];[.M$2];FALSE()))" office:value-type="string" office:string-value="PD7" calcext:value-type="string">
            <text:p>PD7</text:p>
          </table:table-cell>
          <table:table-cell table:formula="of:=IF(ISERROR(VLOOKUP([.$A90];[$'variant simpel'.$A$2:.$F$141];[.N$2];FALSE()));&quot;&quot;;VLOOKUP([.$A90];[$'variant simpel'.$A$2:.$F$141];[.N$2];FALSE()))" office:value-type="float" office:value="87" calcext:value-type="float">
            <text:p>87</text:p>
          </table:table-cell>
          <table:table-cell table:formula="of:=IF(ISERROR(VLOOKUP([.$A90];[$'variant simpel'.$A$2:.$F$141];[.O$2];FALSE()));&quot;&quot;;VLOOKUP([.$A90];[$'variant simpel'.$A$2:.$F$141];[.O$2];FALSE()))" office:value-type="float" office:value="0" calcext:value-type="float">
            <text:p/>
          </table:table-cell>
          <table:table-cell table:formula="of:=IF([.N91]=[.I9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8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91];2;3))" office:value-type="float" office:value="88" calcext:value-type="float">
            <text:p>88</text:p>
          </table:table-cell>
          <table:table-cell office:value-type="string" calcext:value-type="string">
            <text:p>Z_STO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3-</text:p>
          </table:table-cell>
          <table:table-cell table:formula="of:=IF(ISERROR(VLOOKUP([.$A91];[$'variant simpel'.$A$2:.$F$141];[.M$2];FALSE()));&quot;&quot;;VLOOKUP([.$A91];[$'variant simpel'.$A$2:.$F$141];[.M$2];FALSE()))" office:value-type="string" office:string-value="PE0" calcext:value-type="string">
            <text:p>PE0</text:p>
          </table:table-cell>
          <table:table-cell table:formula="of:=IF(ISERROR(VLOOKUP([.$A91];[$'variant simpel'.$A$2:.$F$141];[.N$2];FALSE()));&quot;&quot;;VLOOKUP([.$A91];[$'variant simpel'.$A$2:.$F$141];[.N$2];FALSE()))" office:value-type="float" office:value="88" calcext:value-type="float">
            <text:p>88</text:p>
          </table:table-cell>
          <table:table-cell table:formula="of:=IF(ISERROR(VLOOKUP([.$A91];[$'variant simpel'.$A$2:.$F$141];[.O$2];FALSE()));&quot;&quot;;VLOOKUP([.$A91];[$'variant simpel'.$A$2:.$F$141];[.O$2];FALSE()))" office:value-type="float" office:value="0" calcext:value-type="float">
            <text:p/>
          </table:table-cell>
          <table:table-cell table:formula="of:=IF([.N92]=[.I9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E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89</text:p>
          </table:table-cell>
          <table:table-cell office:value-type="string" calcext:value-type="string">
            <text:p>Y_CS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92];2;3))" office:value-type="float" office:value="89" calcext:value-type="float">
            <text:p>89</text:p>
          </table:table-cell>
          <table:table-cell office:value-type="string" calcext:value-type="string">
            <text:p>UART Y / Y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Y_SPI</text:p>
          </table:table-cell>
          <table:table-cell table:formula="of:=IF(ISERROR(VLOOKUP([.$A92];[$'variant simpel'.$A$2:.$F$141];[.M$2];FALSE()));&quot;&quot;;VLOOKUP([.$A92];[$'variant simpel'.$A$2:.$F$141];[.M$2];FALSE()))" office:value-type="string" office:string-value="PE1" calcext:value-type="string">
            <text:p>PE1</text:p>
          </table:table-cell>
          <table:table-cell table:formula="of:=IF(ISERROR(VLOOKUP([.$A92];[$'variant simpel'.$A$2:.$F$141];[.N$2];FALSE()));&quot;&quot;;VLOOKUP([.$A92];[$'variant simpel'.$A$2:.$F$141];[.N$2];FALSE()))" office:value-type="float" office:value="89" calcext:value-type="float">
            <text:p>89</text:p>
          </table:table-cell>
          <table:table-cell table:formula="of:=IF(ISERROR(VLOOKUP([.$A92];[$'variant simpel'.$A$2:.$F$141];[.O$2];FALSE()));&quot;&quot;;VLOOKUP([.$A92];[$'variant simpel'.$A$2:.$F$141];[.O$2];FALSE()))" office:value-type="float" office:value="0" calcext:value-type="float">
            <text:p/>
          </table:table-cell>
          <table:table-cell table:formula="of:=IF([.N93]=[.I9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X_DIR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93];2;3))" office:value-type="float" office:value="90" calcext:value-type="float">
            <text:p>90</text:p>
          </table:table-cell>
          <table:table-cell office:value-type="string" calcext:value-type="string">
            <text:p>X-DIR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1-</text:p>
          </table:table-cell>
          <table:table-cell table:formula="of:=IF(ISERROR(VLOOKUP([.$A93];[$'variant simpel'.$A$2:.$F$141];[.M$2];FALSE()));&quot;&quot;;VLOOKUP([.$A93];[$'variant simpel'.$A$2:.$F$141];[.M$2];FALSE()))" office:value-type="string" office:string-value="PF0" calcext:value-type="string">
            <text:p>PF0</text:p>
          </table:table-cell>
          <table:table-cell table:formula="of:=IF(ISERROR(VLOOKUP([.$A93];[$'variant simpel'.$A$2:.$F$141];[.N$2];FALSE()));&quot;&quot;;VLOOKUP([.$A93];[$'variant simpel'.$A$2:.$F$141];[.N$2];FALSE()))" office:value-type="float" office:value="90" calcext:value-type="float">
            <text:p>90</text:p>
          </table:table-cell>
          <table:table-cell table:formula="of:=IF(ISERROR(VLOOKUP([.$A93];[$'variant simpel'.$A$2:.$F$141];[.O$2];FALSE()));&quot;&quot;;VLOOKUP([.$A93];[$'variant simpel'.$A$2:.$F$141];[.O$2];FALSE()))" office:value-type="string" office:string-value="1:FSMC_A0 / I2C2_SDA" calcext:value-type="string">
            <text:p>1:FSMC_A0 / I2C2_SDA</text:p>
          </table:table-cell>
          <table:table-cell table:formula="of:=IF([.N94]=[.I9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1</text:p>
          </table:table-cell>
          <table:table-cell office:value-type="string" calcext:value-type="string">
            <text:p>X_ENABLE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94];2;3))" office:value-type="float" office:value="91" calcext:value-type="float">
            <text:p>91</text:p>
          </table:table-cell>
          <table:table-cell office:value-type="string" calcext:value-type="string">
            <text:p>X-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1-</text:p>
          </table:table-cell>
          <table:table-cell table:formula="of:=IF(ISERROR(VLOOKUP([.$A94];[$'variant simpel'.$A$2:.$F$141];[.M$2];FALSE()));&quot;&quot;;VLOOKUP([.$A94];[$'variant simpel'.$A$2:.$F$141];[.M$2];FALSE()))" office:value-type="string" office:string-value="PF1" calcext:value-type="string">
            <text:p>PF1</text:p>
          </table:table-cell>
          <table:table-cell table:formula="of:=IF(ISERROR(VLOOKUP([.$A94];[$'variant simpel'.$A$2:.$F$141];[.N$2];FALSE()));&quot;&quot;;VLOOKUP([.$A94];[$'variant simpel'.$A$2:.$F$141];[.N$2];FALSE()))" office:value-type="float" office:value="91" calcext:value-type="float">
            <text:p>91</text:p>
          </table:table-cell>
          <table:table-cell table:formula="of:=IF(ISERROR(VLOOKUP([.$A94];[$'variant simpel'.$A$2:.$F$141];[.O$2];FALSE()));&quot;&quot;;VLOOKUP([.$A94];[$'variant simpel'.$A$2:.$F$141];[.O$2];FALSE()))" office:value-type="string" office:string-value="1:FSMC_A1 / I2C2_SCL" calcext:value-type="string">
            <text:p>1:FSMC_A1 / I2C2_SCL</text:p>
          </table:table-cell>
          <table:table-cell table:formula="of:=IF([.N95]=[.I9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2</text:p>
          </table:table-cell>
          <table:table-cell office:value-type="string" calcext:value-type="string">
            <text:p>X_MIN_PIN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X_STOP_PIN</text:p>
          </table:table-cell>
          <table:table-cell office:value-type="string" calcext:value-type="string">
            <text:p>protected</text:p>
          </table:table-cell>
          <table:table-cell table:formula="of:=NUMBERVALUE(MID([.D95];2;3))" office:value-type="float" office:value="92" calcext:value-type="float">
            <text:p>92</text:p>
          </table:table-cell>
          <table:table-cell office:value-type="string" calcext:value-type="string">
            <text:p>X_STO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1-</text:p>
          </table:table-cell>
          <table:table-cell table:formula="of:=IF(ISERROR(VLOOKUP([.$A95];[$'variant simpel'.$A$2:.$F$141];[.M$2];FALSE()));&quot;&quot;;VLOOKUP([.$A95];[$'variant simpel'.$A$2:.$F$141];[.M$2];FALSE()))" office:value-type="string" office:string-value="PF2" calcext:value-type="string">
            <text:p>PF2</text:p>
          </table:table-cell>
          <table:table-cell table:formula="of:=IF(ISERROR(VLOOKUP([.$A95];[$'variant simpel'.$A$2:.$F$141];[.N$2];FALSE()));&quot;&quot;;VLOOKUP([.$A95];[$'variant simpel'.$A$2:.$F$141];[.N$2];FALSE()))" office:value-type="float" office:value="92" calcext:value-type="float">
            <text:p>92</text:p>
          </table:table-cell>
          <table:table-cell table:formula="of:=IF(ISERROR(VLOOKUP([.$A95];[$'variant simpel'.$A$2:.$F$141];[.O$2];FALSE()));&quot;&quot;;VLOOKUP([.$A95];[$'variant simpel'.$A$2:.$F$141];[.O$2];FALSE()))" office:value-type="string" office:string-value="1:FSMC_A2" calcext:value-type="string">
            <text:p>1:FSMC_A2</text:p>
          </table:table-cell>
          <table:table-cell table:formula="of:=IF([.N96]=[.I9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96];2;3))" office:value-type="float" office:value="93" calcext:value-type="float">
            <text:p>93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WIFI</text:p>
          </table:table-cell>
          <table:table-cell table:formula="of:=IF(ISERROR(VLOOKUP([.$A96];[$'variant simpel'.$A$2:.$F$141];[.M$2];FALSE()));&quot;&quot;;VLOOKUP([.$A96];[$'variant simpel'.$A$2:.$F$141];[.M$2];FALSE()))" office:value-type="string" office:string-value="PF11" calcext:value-type="string">
            <text:p>PF11</text:p>
          </table:table-cell>
          <table:table-cell table:formula="of:=IF(ISERROR(VLOOKUP([.$A96];[$'variant simpel'.$A$2:.$F$141];[.N$2];FALSE()));&quot;&quot;;VLOOKUP([.$A96];[$'variant simpel'.$A$2:.$F$141];[.N$2];FALSE()))" office:value-type="float" office:value="93" calcext:value-type="float">
            <text:p>93</text:p>
          </table:table-cell>
          <table:table-cell table:formula="of:=IF(ISERROR(VLOOKUP([.$A96];[$'variant simpel'.$A$2:.$F$141];[.O$2];FALSE()));&quot;&quot;;VLOOKUP([.$A96];[$'variant simpel'.$A$2:.$F$141];[.O$2];FALSE()))" office:value-type="float" office:value="0" calcext:value-type="float">
            <text:p/>
          </table:table-cell>
          <table:table-cell table:formula="of:=IF([.N97]=[.I9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4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97];2;3))" office:value-type="float" office:value="94" calcext:value-type="float">
            <text:p>94</text:p>
          </table:table-cell>
          <table:table-cell office:value-type="string" calcext:value-type="string">
            <text:p>M5_STOP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97];[$'variant simpel'.$A$2:.$F$141];[.M$2];FALSE()));&quot;&quot;;VLOOKUP([.$A97];[$'variant simpel'.$A$2:.$F$141];[.M$2];FALSE()))" office:value-type="string" office:string-value="PF12" calcext:value-type="string">
            <text:p>PF12</text:p>
          </table:table-cell>
          <table:table-cell table:formula="of:=IF(ISERROR(VLOOKUP([.$A97];[$'variant simpel'.$A$2:.$F$141];[.N$2];FALSE()));&quot;&quot;;VLOOKUP([.$A97];[$'variant simpel'.$A$2:.$F$141];[.N$2];FALSE()))" office:value-type="float" office:value="94" calcext:value-type="float">
            <text:p>94</text:p>
          </table:table-cell>
          <table:table-cell table:formula="of:=IF(ISERROR(VLOOKUP([.$A97];[$'variant simpel'.$A$2:.$F$141];[.O$2];FALSE()));&quot;&quot;;VLOOKUP([.$A97];[$'variant simpel'.$A$2:.$F$141];[.O$2];FALSE()))" office:value-type="string" office:string-value="1:FSMC_A6" calcext:value-type="string">
            <text:p>1:FSMC_A6</text:p>
          </table:table-cell>
          <table:table-cell table:formula="of:=IF([.N98]=[.I9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98];2;3))" office:value-type="float" office:value="95" calcext:value-type="float">
            <text:p>95</text:p>
          </table:table-cell>
          <table:table-cell office:value-type="string" calcext:value-type="string">
            <text:p>RGB_LED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98];[$'variant simpel'.$A$2:.$F$141];[.M$2];FALSE()));&quot;&quot;;VLOOKUP([.$A98];[$'variant simpel'.$A$2:.$F$141];[.M$2];FALSE()))" office:value-type="string" office:string-value="PF13" calcext:value-type="string">
            <text:p>PF13</text:p>
          </table:table-cell>
          <table:table-cell table:formula="of:=IF(ISERROR(VLOOKUP([.$A98];[$'variant simpel'.$A$2:.$F$141];[.N$2];FALSE()));&quot;&quot;;VLOOKUP([.$A98];[$'variant simpel'.$A$2:.$F$141];[.N$2];FALSE()))" office:value-type="float" office:value="95" calcext:value-type="float">
            <text:p>95</text:p>
          </table:table-cell>
          <table:table-cell table:formula="of:=IF(ISERROR(VLOOKUP([.$A98];[$'variant simpel'.$A$2:.$F$141];[.O$2];FALSE()));&quot;&quot;;VLOOKUP([.$A98];[$'variant simpel'.$A$2:.$F$141];[.O$2];FALSE()))" office:value-type="string" office:string-value="1:FSMC_A7" calcext:value-type="string">
            <text:p>1:FSMC_A7</text:p>
          </table:table-cell>
          <table:table-cell table:formula="of:=IF([.N99]=[.I9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6</text:p>
          </table:table-cell>
          <table:table-cell office:value-type="string" calcext:value-type="string">
            <text:p>E5_ENABLE_PIN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99];2;3))" office:value-type="float" office:value="96" calcext:value-type="float">
            <text:p>96</text:p>
          </table:table-cell>
          <table:table-cell office:value-type="string" calcext:value-type="string">
            <text:p>M3_EN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99];[$'variant simpel'.$A$2:.$F$141];[.M$2];FALSE()));&quot;&quot;;VLOOKUP([.$A99];[$'variant simpel'.$A$2:.$F$141];[.M$2];FALSE()))" office:value-type="string" office:string-value="PF14" calcext:value-type="string">
            <text:p>PF14</text:p>
          </table:table-cell>
          <table:table-cell table:formula="of:=IF(ISERROR(VLOOKUP([.$A99];[$'variant simpel'.$A$2:.$F$141];[.N$2];FALSE()));&quot;&quot;;VLOOKUP([.$A99];[$'variant simpel'.$A$2:.$F$141];[.N$2];FALSE()))" office:value-type="float" office:value="96" calcext:value-type="float">
            <text:p>96</text:p>
          </table:table-cell>
          <table:table-cell table:formula="of:=IF(ISERROR(VLOOKUP([.$A99];[$'variant simpel'.$A$2:.$F$141];[.O$2];FALSE()));&quot;&quot;;VLOOKUP([.$A99];[$'variant simpel'.$A$2:.$F$141];[.O$2];FALSE()))" office:value-type="string" office:string-value="1:FSMC_A8" calcext:value-type="string">
            <text:p>1:FSMC_A8</text:p>
          </table:table-cell>
          <table:table-cell table:formula="of:=IF([.N100]=[.I10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F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7</text:p>
          </table:table-cell>
          <table:table-cell office:value-type="string" calcext:value-type="string">
            <text:p>E6_CS_PIN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00];2;3))" office:value-type="float" office:value="97" calcext:value-type="float">
            <text:p>97</text:p>
          </table:table-cell>
          <table:table-cell office:value-type="string" calcext:value-type="string">
            <text:p>M4_CS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00];[$'variant simpel'.$A$2:.$F$141];[.M$2];FALSE()));&quot;&quot;;VLOOKUP([.$A100];[$'variant simpel'.$A$2:.$F$141];[.M$2];FALSE()))" office:value-type="string" office:string-value="PF15" calcext:value-type="string">
            <text:p>PF15</text:p>
          </table:table-cell>
          <table:table-cell table:formula="of:=IF(ISERROR(VLOOKUP([.$A100];[$'variant simpel'.$A$2:.$F$141];[.N$2];FALSE()));&quot;&quot;;VLOOKUP([.$A100];[$'variant simpel'.$A$2:.$F$141];[.N$2];FALSE()))" office:value-type="float" office:value="97" calcext:value-type="float">
            <text:p>97</text:p>
          </table:table-cell>
          <table:table-cell table:formula="of:=IF(ISERROR(VLOOKUP([.$A100];[$'variant simpel'.$A$2:.$F$141];[.O$2];FALSE()));&quot;&quot;;VLOOKUP([.$A100];[$'variant simpel'.$A$2:.$F$141];[.O$2];FALSE()))" office:value-type="string" office:string-value="1:FSMC_A9" calcext:value-type="string">
            <text:p>1:FSMC_A9</text:p>
          </table:table-cell>
          <table:table-cell table:formula="of:=IF([.N101]=[.I10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8</text:p>
          </table:table-cell>
          <table:table-cell office:value-type="string" calcext:value-type="string">
            <text:p>E6_STEP_PIN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01];2;3))" office:value-type="float" office:value="98" calcext:value-type="float">
            <text:p>98</text:p>
          </table:table-cell>
          <table:table-cell office:value-type="string" calcext:value-type="string">
            <text:p>M4_STEP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01];[$'variant simpel'.$A$2:.$F$141];[.M$2];FALSE()));&quot;&quot;;VLOOKUP([.$A101];[$'variant simpel'.$A$2:.$F$141];[.M$2];FALSE()))" office:value-type="string" office:string-value="PG0" calcext:value-type="string">
            <text:p>PG0</text:p>
          </table:table-cell>
          <table:table-cell table:formula="of:=IF(ISERROR(VLOOKUP([.$A101];[$'variant simpel'.$A$2:.$F$141];[.N$2];FALSE()));&quot;&quot;;VLOOKUP([.$A101];[$'variant simpel'.$A$2:.$F$141];[.N$2];FALSE()))" office:value-type="float" office:value="98" calcext:value-type="float">
            <text:p>98</text:p>
          </table:table-cell>
          <table:table-cell table:formula="of:=IF(ISERROR(VLOOKUP([.$A101];[$'variant simpel'.$A$2:.$F$141];[.O$2];FALSE()));&quot;&quot;;VLOOKUP([.$A101];[$'variant simpel'.$A$2:.$F$141];[.O$2];FALSE()))" office:value-type="string" office:string-value="1:FSMC_A10" calcext:value-type="string">
            <text:p>1:FSMC_A10</text:p>
          </table:table-cell>
          <table:table-cell table:formula="of:=IF([.N102]=[.I10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E6_DIR_PIN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102];2;3))" office:value-type="float" office:value="99" calcext:value-type="float">
            <text:p>99</text:p>
          </table:table-cell>
          <table:table-cell office:value-type="string" calcext:value-type="string">
            <text:p>M4_DIR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02];[$'variant simpel'.$A$2:.$F$141];[.M$2];FALSE()));&quot;&quot;;VLOOKUP([.$A102];[$'variant simpel'.$A$2:.$F$141];[.M$2];FALSE()))" office:value-type="string" office:string-value="PG1" calcext:value-type="string">
            <text:p>PG1</text:p>
          </table:table-cell>
          <table:table-cell table:formula="of:=IF(ISERROR(VLOOKUP([.$A102];[$'variant simpel'.$A$2:.$F$141];[.N$2];FALSE()));&quot;&quot;;VLOOKUP([.$A102];[$'variant simpel'.$A$2:.$F$141];[.N$2];FALSE()))" office:value-type="float" office:value="99" calcext:value-type="float">
            <text:p>99</text:p>
          </table:table-cell>
          <table:table-cell table:formula="of:=IF(ISERROR(VLOOKUP([.$A102];[$'variant simpel'.$A$2:.$F$141];[.O$2];FALSE()));&quot;&quot;;VLOOKUP([.$A102];[$'variant simpel'.$A$2:.$F$141];[.O$2];FALSE()))" office:value-type="string" office:string-value="1:FSMC_A11" calcext:value-type="string">
            <text:p>1:FSMC_A11</text:p>
          </table:table-cell>
          <table:table-cell table:formula="of:=IF([.N103]=[.I10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0</text:p>
          </table:table-cell>
          <table:table-cell office:value-type="string" calcext:value-type="string">
            <text:p>E4_ENABLE_PIN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03];2;3))" office:value-type="float" office:value="100" calcext:value-type="float">
            <text:p>100</text:p>
          </table:table-cell>
          <table:table-cell office:value-type="string" calcext:value-type="string">
            <text:p>M2_EN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03];[$'variant simpel'.$A$2:.$F$141];[.M$2];FALSE()));&quot;&quot;;VLOOKUP([.$A103];[$'variant simpel'.$A$2:.$F$141];[.M$2];FALSE()))" office:value-type="string" office:string-value="PG2" calcext:value-type="string">
            <text:p>PG2</text:p>
          </table:table-cell>
          <table:table-cell table:formula="of:=IF(ISERROR(VLOOKUP([.$A103];[$'variant simpel'.$A$2:.$F$141];[.N$2];FALSE()));&quot;&quot;;VLOOKUP([.$A103];[$'variant simpel'.$A$2:.$F$141];[.N$2];FALSE()))" office:value-type="float" office:value="100" calcext:value-type="float">
            <text:p>100</text:p>
          </table:table-cell>
          <table:table-cell table:formula="of:=IF(ISERROR(VLOOKUP([.$A103];[$'variant simpel'.$A$2:.$F$141];[.O$2];FALSE()));&quot;&quot;;VLOOKUP([.$A103];[$'variant simpel'.$A$2:.$F$141];[.O$2];FALSE()))" office:value-type="string" office:string-value="1:FSMC_A12" calcext:value-type="string">
            <text:p>1:FSMC_A12</text:p>
          </table:table-cell>
          <table:table-cell table:formula="of:=IF([.N104]=[.I10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E3_DIR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104];2;3))" office:value-type="float" office:value="101" calcext:value-type="float">
            <text:p>101</text:p>
          </table:table-cell>
          <table:table-cell office:value-type="string" calcext:value-type="string">
            <text:p>M1_DIR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04];[$'variant simpel'.$A$2:.$F$141];[.M$2];FALSE()));&quot;&quot;;VLOOKUP([.$A104];[$'variant simpel'.$A$2:.$F$141];[.M$2];FALSE()))" office:value-type="string" office:string-value="PG3" calcext:value-type="string">
            <text:p>PG3</text:p>
          </table:table-cell>
          <table:table-cell table:formula="of:=IF(ISERROR(VLOOKUP([.$A104];[$'variant simpel'.$A$2:.$F$141];[.N$2];FALSE()));&quot;&quot;;VLOOKUP([.$A104];[$'variant simpel'.$A$2:.$F$141];[.N$2];FALSE()))" office:value-type="float" office:value="101" calcext:value-type="float">
            <text:p>101</text:p>
          </table:table-cell>
          <table:table-cell table:formula="of:=IF(ISERROR(VLOOKUP([.$A104];[$'variant simpel'.$A$2:.$F$141];[.O$2];FALSE()));&quot;&quot;;VLOOKUP([.$A104];[$'variant simpel'.$A$2:.$F$141];[.O$2];FALSE()))" office:value-type="string" office:string-value="1:FSMC_A13" calcext:value-type="string">
            <text:p>1:FSMC_A13</text:p>
          </table:table-cell>
          <table:table-cell table:formula="of:=IF([.N105]=[.I10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2</text:p>
          </table:table-cell>
          <table:table-cell office:value-type="string" calcext:value-type="string">
            <text:p>E3_CS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105];2;3))" office:value-type="float" office:value="102" calcext:value-type="float">
            <text:p>102</text:p>
          </table:table-cell>
          <table:table-cell office:value-type="string" calcext:value-type="string">
            <text:p>M1_CS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05];[$'variant simpel'.$A$2:.$F$141];[.M$2];FALSE()));&quot;&quot;;VLOOKUP([.$A105];[$'variant simpel'.$A$2:.$F$141];[.M$2];FALSE()))" office:value-type="string" office:string-value="PG4" calcext:value-type="string">
            <text:p>PG4</text:p>
          </table:table-cell>
          <table:table-cell table:formula="of:=IF(ISERROR(VLOOKUP([.$A105];[$'variant simpel'.$A$2:.$F$141];[.N$2];FALSE()));&quot;&quot;;VLOOKUP([.$A105];[$'variant simpel'.$A$2:.$F$141];[.N$2];FALSE()))" office:value-type="float" office:value="102" calcext:value-type="float">
            <text:p>102</text:p>
          </table:table-cell>
          <table:table-cell table:formula="of:=IF(ISERROR(VLOOKUP([.$A105];[$'variant simpel'.$A$2:.$F$141];[.O$2];FALSE()));&quot;&quot;;VLOOKUP([.$A105];[$'variant simpel'.$A$2:.$F$141];[.O$2];FALSE()))" office:value-type="string" office:string-value="1:FSMC_A14" calcext:value-type="string">
            <text:p>1:FSMC_A14</text:p>
          </table:table-cell>
          <table:table-cell table:formula="of:=IF([.N106]=[.I10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LCD_PINS_D7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06];2;3))" office:value-type="float" office:value="103" calcext:value-type="float">
            <text:p>103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  <table:table-cell table:formula="of:=IF(ISERROR(VLOOKUP([.$A106];[$'variant simpel'.$A$2:.$F$141];[.M$2];FALSE()));&quot;&quot;;VLOOKUP([.$A106];[$'variant simpel'.$A$2:.$F$141];[.M$2];FALSE()))" office:value-type="string" office:string-value="PG5" calcext:value-type="string">
            <text:p>PG5</text:p>
          </table:table-cell>
          <table:table-cell table:formula="of:=IF(ISERROR(VLOOKUP([.$A106];[$'variant simpel'.$A$2:.$F$141];[.N$2];FALSE()));&quot;&quot;;VLOOKUP([.$A106];[$'variant simpel'.$A$2:.$F$141];[.N$2];FALSE()))" office:value-type="float" office:value="103" calcext:value-type="float">
            <text:p>103</text:p>
          </table:table-cell>
          <table:table-cell table:formula="of:=IF(ISERROR(VLOOKUP([.$A106];[$'variant simpel'.$A$2:.$F$141];[.O$2];FALSE()));&quot;&quot;;VLOOKUP([.$A106];[$'variant simpel'.$A$2:.$F$141];[.O$2];FALSE()))" office:value-type="string" office:string-value="1:FSMC_A15" calcext:value-type="string">
            <text:p>1:FSMC_A15</text:p>
          </table:table-cell>
          <table:table-cell table:formula="of:=IF([.N107]=[.I10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LCD_PINS_D6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107];2;3))" office:value-type="float" office:value="104" calcext:value-type="float">
            <text:p>104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  <table:table-cell table:formula="of:=IF(ISERROR(VLOOKUP([.$A107];[$'variant simpel'.$A$2:.$F$141];[.M$2];FALSE()));&quot;&quot;;VLOOKUP([.$A107];[$'variant simpel'.$A$2:.$F$141];[.M$2];FALSE()))" office:value-type="string" office:string-value="PG6" calcext:value-type="string">
            <text:p>PG6</text:p>
          </table:table-cell>
          <table:table-cell table:formula="of:=IF(ISERROR(VLOOKUP([.$A107];[$'variant simpel'.$A$2:.$F$141];[.N$2];FALSE()));&quot;&quot;;VLOOKUP([.$A107];[$'variant simpel'.$A$2:.$F$141];[.N$2];FALSE()))" office:value-type="float" office:value="104" calcext:value-type="float">
            <text:p>104</text:p>
          </table:table-cell>
          <table:table-cell table:formula="of:=IF(ISERROR(VLOOKUP([.$A107];[$'variant simpel'.$A$2:.$F$141];[.O$2];FALSE()));&quot;&quot;;VLOOKUP([.$A107];[$'variant simpel'.$A$2:.$F$141];[.O$2];FALSE()))" office:value-type="float" office:value="0" calcext:value-type="float">
            <text:p/>
          </table:table-cell>
          <table:table-cell table:formula="of:=IF([.N108]=[.I10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5</text:p>
          </table:table-cell>
          <table:table-cell office:value-type="string" calcext:value-type="string">
            <text:p>LCD_PINS_D5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08];2;3))" office:value-type="float" office:value="105" calcext:value-type="float">
            <text:p>105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  <table:table-cell table:formula="of:=IF(ISERROR(VLOOKUP([.$A108];[$'variant simpel'.$A$2:.$F$141];[.M$2];FALSE()));&quot;&quot;;VLOOKUP([.$A108];[$'variant simpel'.$A$2:.$F$141];[.M$2];FALSE()))" office:value-type="string" office:string-value="PG7" calcext:value-type="string">
            <text:p>PG7</text:p>
          </table:table-cell>
          <table:table-cell table:formula="of:=IF(ISERROR(VLOOKUP([.$A108];[$'variant simpel'.$A$2:.$F$141];[.N$2];FALSE()));&quot;&quot;;VLOOKUP([.$A108];[$'variant simpel'.$A$2:.$F$141];[.N$2];FALSE()))" office:value-type="float" office:value="105" calcext:value-type="float">
            <text:p>105</text:p>
          </table:table-cell>
          <table:table-cell table:formula="of:=IF(ISERROR(VLOOKUP([.$A108];[$'variant simpel'.$A$2:.$F$141];[.O$2];FALSE()));&quot;&quot;;VLOOKUP([.$A108];[$'variant simpel'.$A$2:.$F$141];[.O$2];FALSE()))" office:value-type="float" office:value="0" calcext:value-type="float">
            <text:p/>
          </table:table-cell>
          <table:table-cell table:formula="of:=IF([.N109]=[.I10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6</text:p>
          </table:table-cell>
          <table:table-cell office:value-type="string" calcext:value-type="string">
            <text:p>LCD_PINS_D4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09];2;3))" office:value-type="float" office:value="106" calcext:value-type="float">
            <text:p>106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P1</text:p>
          </table:table-cell>
          <table:table-cell table:formula="of:=IF(ISERROR(VLOOKUP([.$A109];[$'variant simpel'.$A$2:.$F$141];[.M$2];FALSE()));&quot;&quot;;VLOOKUP([.$A109];[$'variant simpel'.$A$2:.$F$141];[.M$2];FALSE()))" office:value-type="string" office:string-value="PG8" calcext:value-type="string">
            <text:p>PG8</text:p>
          </table:table-cell>
          <table:table-cell table:formula="of:=IF(ISERROR(VLOOKUP([.$A109];[$'variant simpel'.$A$2:.$F$141];[.N$2];FALSE()));&quot;&quot;;VLOOKUP([.$A109];[$'variant simpel'.$A$2:.$F$141];[.N$2];FALSE()))" office:value-type="float" office:value="106" calcext:value-type="float">
            <text:p>106</text:p>
          </table:table-cell>
          <table:table-cell table:formula="of:=IF(ISERROR(VLOOKUP([.$A109];[$'variant simpel'.$A$2:.$F$141];[.O$2];FALSE()));&quot;&quot;;VLOOKUP([.$A109];[$'variant simpel'.$A$2:.$F$141];[.O$2];FALSE()))" office:value-type="float" office:value="0" calcext:value-type="float">
            <text:p/>
          </table:table-cell>
          <table:table-cell table:formula="of:=IF([.N110]=[.I11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7</text:p>
          </table:table-cell>
          <table:table-cell office:value-type="string" calcext:value-type="string">
            <text:p>FIL_RUNOUT2_PIN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110];2;3))" office:value-type="float" office:value="107" calcext:value-type="float">
            <text:p>107</text:p>
          </table:table-cell>
          <table:table-cell office:value-type="string" calcext:value-type="string">
            <text:p>E1_FILAMENT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5-</text:p>
          </table:table-cell>
          <table:table-cell table:formula="of:=IF(ISERROR(VLOOKUP([.$A110];[$'variant simpel'.$A$2:.$F$141];[.M$2];FALSE()));&quot;&quot;;VLOOKUP([.$A110];[$'variant simpel'.$A$2:.$F$141];[.M$2];FALSE()))" office:value-type="string" office:string-value="PG9" calcext:value-type="string">
            <text:p>PG9</text:p>
          </table:table-cell>
          <table:table-cell table:formula="of:=IF(ISERROR(VLOOKUP([.$A110];[$'variant simpel'.$A$2:.$F$141];[.N$2];FALSE()));&quot;&quot;;VLOOKUP([.$A110];[$'variant simpel'.$A$2:.$F$141];[.N$2];FALSE()))" office:value-type="float" office:value="107" calcext:value-type="float">
            <text:p>107</text:p>
          </table:table-cell>
          <table:table-cell table:formula="of:=IF(ISERROR(VLOOKUP([.$A110];[$'variant simpel'.$A$2:.$F$141];[.O$2];FALSE()));&quot;&quot;;VLOOKUP([.$A110];[$'variant simpel'.$A$2:.$F$141];[.O$2];FALSE()))" office:value-type="string" office:string-value="1:USART6_RX" calcext:value-type="string">
            <text:p>1:USART6_RX</text:p>
          </table:table-cell>
          <table:table-cell table:formula="of:=IF([.N111]=[.I11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8</text:p>
          </table:table-cell>
          <table:table-cell office:value-type="string" calcext:value-type="string">
            <text:p>E0_CS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111];2;3))" office:value-type="float" office:value="108" calcext:value-type="float">
            <text:p>108</text:p>
          </table:table-cell>
          <table:table-cell office:value-type="string" calcext:value-type="string">
            <text:p>UART E0 / E0-CS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0_SPI</text:p>
          </table:table-cell>
          <table:table-cell table:formula="of:=IF(ISERROR(VLOOKUP([.$A111];[$'variant simpel'.$A$2:.$F$141];[.M$2];FALSE()));&quot;&quot;;VLOOKUP([.$A111];[$'variant simpel'.$A$2:.$F$141];[.M$2];FALSE()))" office:value-type="string" office:string-value="PG10" calcext:value-type="string">
            <text:p>PG10</text:p>
          </table:table-cell>
          <table:table-cell table:formula="of:=IF(ISERROR(VLOOKUP([.$A111];[$'variant simpel'.$A$2:.$F$141];[.N$2];FALSE()));&quot;&quot;;VLOOKUP([.$A111];[$'variant simpel'.$A$2:.$F$141];[.N$2];FALSE()))" office:value-type="float" office:value="108" calcext:value-type="float">
            <text:p>108</text:p>
          </table:table-cell>
          <table:table-cell table:formula="of:=IF(ISERROR(VLOOKUP([.$A111];[$'variant simpel'.$A$2:.$F$141];[.O$2];FALSE()));&quot;&quot;;VLOOKUP([.$A111];[$'variant simpel'.$A$2:.$F$141];[.O$2];FALSE()))" office:value-type="string" office:string-value="1:FSMC_NE3" calcext:value-type="string">
            <text:p>1:FSMC_NE3</text:p>
          </table:table-cell>
          <table:table-cell table:formula="of:=IF([.N112]=[.I11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09</text:p>
          </table:table-cell>
          <table:table-cell office:value-type="string" calcext:value-type="string">
            <text:p>E0_DIR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112];2;3))" office:value-type="float" office:value="109" calcext:value-type="float">
            <text:p>109</text:p>
          </table:table-cell>
          <table:table-cell office:value-type="string" calcext:value-type="string">
            <text:p>E0_DIR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4-</text:p>
          </table:table-cell>
          <table:table-cell table:formula="of:=IF(ISERROR(VLOOKUP([.$A112];[$'variant simpel'.$A$2:.$F$141];[.M$2];FALSE()));&quot;&quot;;VLOOKUP([.$A112];[$'variant simpel'.$A$2:.$F$141];[.M$2];FALSE()))" office:value-type="string" office:string-value="PG11" calcext:value-type="string">
            <text:p>PG11</text:p>
          </table:table-cell>
          <table:table-cell table:formula="of:=IF(ISERROR(VLOOKUP([.$A112];[$'variant simpel'.$A$2:.$F$141];[.N$2];FALSE()));&quot;&quot;;VLOOKUP([.$A112];[$'variant simpel'.$A$2:.$F$141];[.N$2];FALSE()))" office:value-type="float" office:value="109" calcext:value-type="float">
            <text:p>109</text:p>
          </table:table-cell>
          <table:table-cell table:formula="of:=IF(ISERROR(VLOOKUP([.$A112];[$'variant simpel'.$A$2:.$F$141];[.O$2];FALSE()));&quot;&quot;;VLOOKUP([.$A112];[$'variant simpel'.$A$2:.$F$141];[.O$2];FALSE()))" office:value-type="float" office:value="0" calcext:value-type="float">
            <text:p/>
          </table:table-cell>
          <table:table-cell table:formula="of:=IF([.N113]=[.I11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0</text:p>
          </table:table-cell>
          <table:table-cell office:value-type="string" calcext:value-type="string">
            <text:p>E0_STEP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113];2;3))" office:value-type="float" office:value="110" calcext:value-type="float">
            <text:p>110</text:p>
          </table:table-cell>
          <table:table-cell office:value-type="string" calcext:value-type="string">
            <text:p>E0_STEP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4-</text:p>
          </table:table-cell>
          <table:table-cell table:formula="of:=IF(ISERROR(VLOOKUP([.$A113];[$'variant simpel'.$A$2:.$F$141];[.M$2];FALSE()));&quot;&quot;;VLOOKUP([.$A113];[$'variant simpel'.$A$2:.$F$141];[.M$2];FALSE()))" office:value-type="string" office:string-value="PG12" calcext:value-type="string">
            <text:p>PG12</text:p>
          </table:table-cell>
          <table:table-cell table:formula="of:=IF(ISERROR(VLOOKUP([.$A113];[$'variant simpel'.$A$2:.$F$141];[.N$2];FALSE()));&quot;&quot;;VLOOKUP([.$A113];[$'variant simpel'.$A$2:.$F$141];[.N$2];FALSE()))" office:value-type="float" office:value="110" calcext:value-type="float">
            <text:p>110</text:p>
          </table:table-cell>
          <table:table-cell table:formula="of:=IF(ISERROR(VLOOKUP([.$A113];[$'variant simpel'.$A$2:.$F$141];[.O$2];FALSE()));&quot;&quot;;VLOOKUP([.$A113];[$'variant simpel'.$A$2:.$F$141];[.O$2];FALSE()))" office:value-type="string" office:string-value="1:FSMC_NE4" calcext:value-type="string">
            <text:p>1:FSMC_NE4</text:p>
          </table:table-cell>
          <table:table-cell table:formula="of:=IF([.N114]=[.I11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1</text:p>
          </table:table-cell>
          <table:table-cell office:value-type="string" calcext:value-type="string">
            <text:p>E0_ENABLE_PIN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table:formula="of:=NUMBERVALUE(MID([.D114];2;3))" office:value-type="float" office:value="111" calcext:value-type="float">
            <text:p>111</text:p>
          </table:table-cell>
          <table:table-cell office:value-type="string" calcext:value-type="string">
            <text:p>E0_E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4-</text:p>
          </table:table-cell>
          <table:table-cell table:formula="of:=IF(ISERROR(VLOOKUP([.$A114];[$'variant simpel'.$A$2:.$F$141];[.M$2];FALSE()));&quot;&quot;;VLOOKUP([.$A114];[$'variant simpel'.$A$2:.$F$141];[.M$2];FALSE()))" office:value-type="string" office:string-value="PG13" calcext:value-type="string">
            <text:p>PG13</text:p>
          </table:table-cell>
          <table:table-cell table:formula="of:=IF(ISERROR(VLOOKUP([.$A114];[$'variant simpel'.$A$2:.$F$141];[.N$2];FALSE()));&quot;&quot;;VLOOKUP([.$A114];[$'variant simpel'.$A$2:.$F$141];[.N$2];FALSE()))" office:value-type="float" office:value="111" calcext:value-type="float">
            <text:p>111</text:p>
          </table:table-cell>
          <table:table-cell table:formula="of:=IF(ISERROR(VLOOKUP([.$A114];[$'variant simpel'.$A$2:.$F$141];[.O$2];FALSE()));&quot;&quot;;VLOOKUP([.$A114];[$'variant simpel'.$A$2:.$F$141];[.O$2];FALSE()))" office:value-type="string" office:string-value="1:FSMC_A24" calcext:value-type="string">
            <text:p>1:FSMC_A24</text:p>
          </table:table-cell>
          <table:table-cell table:formula="of:=IF([.N115]=[.I11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2</text:p>
          </table:table-cell>
          <table:table-cell office:value-type="string" calcext:value-type="string">
            <text:p>FIL_RUNOUT_PIN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115];2;3))" office:value-type="float" office:value="112" calcext:value-type="float">
            <text:p>112</text:p>
          </table:table-cell>
          <table:table-cell office:value-type="string" calcext:value-type="string">
            <text:p>E0_FILAMENT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M4-</text:p>
          </table:table-cell>
          <table:table-cell table:formula="of:=IF(ISERROR(VLOOKUP([.$A115];[$'variant simpel'.$A$2:.$F$141];[.M$2];FALSE()));&quot;&quot;;VLOOKUP([.$A115];[$'variant simpel'.$A$2:.$F$141];[.M$2];FALSE()))" office:value-type="string" office:string-value="PG14" calcext:value-type="string">
            <text:p>PG14</text:p>
          </table:table-cell>
          <table:table-cell table:formula="of:=IF(ISERROR(VLOOKUP([.$A115];[$'variant simpel'.$A$2:.$F$141];[.N$2];FALSE()));&quot;&quot;;VLOOKUP([.$A115];[$'variant simpel'.$A$2:.$F$141];[.N$2];FALSE()))" office:value-type="float" office:value="112" calcext:value-type="float">
            <text:p>112</text:p>
          </table:table-cell>
          <table:table-cell table:formula="of:=IF(ISERROR(VLOOKUP([.$A115];[$'variant simpel'.$A$2:.$F$141];[.O$2];FALSE()));&quot;&quot;;VLOOKUP([.$A115];[$'variant simpel'.$A$2:.$F$141];[.O$2];FALSE()))" office:value-type="string" office:string-value="1:FSMC_A25 / USART6_TX" calcext:value-type="string">
            <text:p>1:FSMC_A25 / USART6_TX</text:p>
          </table:table-cell>
          <table:table-cell table:formula="of:=IF([.N116]=[.I11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G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3</text:p>
          </table:table-cell>
          <table:table-cell office:value-type="string" calcext:value-type="string">
            <text:p>TMC_SW_MOSI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116];2;3))" office:value-type="float" office:value="113" calcext:value-type="float">
            <text:p>113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#_SPI</text:p>
          </table:table-cell>
          <table:table-cell table:formula="of:=IF(ISERROR(VLOOKUP([.$A116];[$'variant simpel'.$A$2:.$F$141];[.M$2];FALSE()));&quot;&quot;;VLOOKUP([.$A116];[$'variant simpel'.$A$2:.$F$141];[.M$2];FALSE()))" office:value-type="string" office:string-value="PG15" calcext:value-type="string">
            <text:p>PG15</text:p>
          </table:table-cell>
          <table:table-cell table:formula="of:=IF(ISERROR(VLOOKUP([.$A116];[$'variant simpel'.$A$2:.$F$141];[.N$2];FALSE()));&quot;&quot;;VLOOKUP([.$A116];[$'variant simpel'.$A$2:.$F$141];[.N$2];FALSE()))" office:value-type="float" office:value="113" calcext:value-type="float">
            <text:p>113</text:p>
          </table:table-cell>
          <table:table-cell table:formula="of:=IF(ISERROR(VLOOKUP([.$A116];[$'variant simpel'.$A$2:.$F$141];[.O$2];FALSE()));&quot;&quot;;VLOOKUP([.$A116];[$'variant simpel'.$A$2:.$F$141];[.O$2];FALSE()))" office:value-type="float" office:value="0" calcext:value-type="float">
            <text:p/>
          </table:table-cell>
          <table:table-cell table:formula="of:=IF([.N117]=[.I11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8</text:p>
          </table:table-cell>
          <table:table-cell office:value-type="string" calcext:value-type="string">
            <text:p>MAX6675_SS2_PIN</text:p>
          </table:table-cell>
          <table:table-cell office:value-type="string" calcext:value-type="string">
            <text:p>Input <text:s/>= 1</text:p>
          </table:table-cell>
          <table:table-cell office:value-type="string" calcext:value-type="string">
            <text:p>THERMO_CS2_PIN</text:p>
          </table:table-cell>
          <table:table-cell office:value-type="string" calcext:value-type="string">
            <text:p>Input <text:s/>= 1</text:p>
          </table:table-cell>
          <table:table-cell table:formula="of:=NUMBERVALUE(MID([.D117];2;3))" office:value-type="float" office:value="118" calcext:value-type="float">
            <text:p>118</text:p>
          </table:table-cell>
          <table:table-cell office:value-type="string" calcext:value-type="string">
            <text:p>KCS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17];[$'variant simpel'.$A$2:.$F$141];[.M$2];FALSE()));&quot;&quot;;VLOOKUP([.$A117];[$'variant simpel'.$A$2:.$F$141];[.M$2];FALSE()))" office:value-type="string" office:string-value="PH2" calcext:value-type="string">
            <text:p>PH2</text:p>
          </table:table-cell>
          <table:table-cell table:formula="of:=IF(ISERROR(VLOOKUP([.$A117];[$'variant simpel'.$A$2:.$F$141];[.N$2];FALSE()));&quot;&quot;;VLOOKUP([.$A117];[$'variant simpel'.$A$2:.$F$141];[.N$2];FALSE()))" office:value-type="float" office:value="118" calcext:value-type="float">
            <text:p>118</text:p>
          </table:table-cell>
          <table:table-cell table:formula="of:=IF(ISERROR(VLOOKUP([.$A117];[$'variant simpel'.$A$2:.$F$141];[.O$2];FALSE()));&quot;&quot;;VLOOKUP([.$A117];[$'variant simpel'.$A$2:.$F$141];[.O$2];FALSE()))" office:value-type="float" office:value="0" calcext:value-type="float">
            <text:p/>
          </table:table-cell>
          <table:table-cell table:formula="of:=IF([.N118]=[.I11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1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18];2;3))" office:value-type="float" office:value="119" calcext:value-type="float">
            <text:p>119</text:p>
          </table:table-cell>
          <table:table-cell table:number-columns-repeated="3"/>
          <table:table-cell table:formula="of:=IF(ISERROR(VLOOKUP([.$A118];[$'variant simpel'.$A$2:.$F$141];[.M$2];FALSE()));&quot;&quot;;VLOOKUP([.$A118];[$'variant simpel'.$A$2:.$F$141];[.M$2];FALSE()))" office:value-type="string" office:string-value="PH3" calcext:value-type="string">
            <text:p>PH3</text:p>
          </table:table-cell>
          <table:table-cell table:formula="of:=IF(ISERROR(VLOOKUP([.$A118];[$'variant simpel'.$A$2:.$F$141];[.N$2];FALSE()));&quot;&quot;;VLOOKUP([.$A118];[$'variant simpel'.$A$2:.$F$141];[.N$2];FALSE()))" office:value-type="float" office:value="119" calcext:value-type="float">
            <text:p>119</text:p>
          </table:table-cell>
          <table:table-cell table:formula="of:=IF(ISERROR(VLOOKUP([.$A118];[$'variant simpel'.$A$2:.$F$141];[.O$2];FALSE()));&quot;&quot;;VLOOKUP([.$A118];[$'variant simpel'.$A$2:.$F$141];[.O$2];FALSE()))" office:value-type="float" office:value="0" calcext:value-type="float">
            <text:p/>
          </table:table-cell>
          <table:table-cell table:formula="of:=IF([.N119]=[.I11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0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19];2;3))" office:value-type="float" office:value="120" calcext:value-type="float">
            <text:p>120</text:p>
          </table:table-cell>
          <table:table-cell table:number-columns-repeated="3"/>
          <table:table-cell table:formula="of:=IF(ISERROR(VLOOKUP([.$A119];[$'variant simpel'.$A$2:.$F$141];[.M$2];FALSE()));&quot;&quot;;VLOOKUP([.$A119];[$'variant simpel'.$A$2:.$F$141];[.M$2];FALSE()))" office:value-type="string" office:string-value="PH4" calcext:value-type="string">
            <text:p>PH4</text:p>
          </table:table-cell>
          <table:table-cell table:formula="of:=IF(ISERROR(VLOOKUP([.$A119];[$'variant simpel'.$A$2:.$F$141];[.N$2];FALSE()));&quot;&quot;;VLOOKUP([.$A119];[$'variant simpel'.$A$2:.$F$141];[.N$2];FALSE()))" office:value-type="float" office:value="120" calcext:value-type="float">
            <text:p>120</text:p>
          </table:table-cell>
          <table:table-cell table:formula="of:=IF(ISERROR(VLOOKUP([.$A119];[$'variant simpel'.$A$2:.$F$141];[.O$2];FALSE()));&quot;&quot;;VLOOKUP([.$A119];[$'variant simpel'.$A$2:.$F$141];[.O$2];FALSE()))" office:value-type="string" office:string-value="PIN_WIRE_SCL - I2C Definitions - 1:I2C2_SCL" calcext:value-type="string">
            <text:p>PIN_WIRE_SCL - I2C Definitions - 1:I2C2_SCL</text:p>
          </table:table-cell>
          <table:table-cell table:formula="of:=IF([.N120]=[.I12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1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20];2;3))" office:value-type="float" office:value="121" calcext:value-type="float">
            <text:p>121</text:p>
          </table:table-cell>
          <table:table-cell table:number-columns-repeated="3"/>
          <table:table-cell table:formula="of:=IF(ISERROR(VLOOKUP([.$A120];[$'variant simpel'.$A$2:.$F$141];[.M$2];FALSE()));&quot;&quot;;VLOOKUP([.$A120];[$'variant simpel'.$A$2:.$F$141];[.M$2];FALSE()))" office:value-type="string" office:string-value="PH5" calcext:value-type="string">
            <text:p>PH5</text:p>
          </table:table-cell>
          <table:table-cell table:formula="of:=IF(ISERROR(VLOOKUP([.$A120];[$'variant simpel'.$A$2:.$F$141];[.N$2];FALSE()));&quot;&quot;;VLOOKUP([.$A120];[$'variant simpel'.$A$2:.$F$141];[.N$2];FALSE()))" office:value-type="float" office:value="121" calcext:value-type="float">
            <text:p>121</text:p>
          </table:table-cell>
          <table:table-cell table:formula="of:=IF(ISERROR(VLOOKUP([.$A120];[$'variant simpel'.$A$2:.$F$141];[.O$2];FALSE()));&quot;&quot;;VLOOKUP([.$A120];[$'variant simpel'.$A$2:.$F$141];[.O$2];FALSE()))" office:value-type="string" office:string-value="PIN_WIRE_SDA - I2C Definitions - 1:I2C2_SDA" calcext:value-type="string">
            <text:p>PIN_WIRE_SDA - I2C Definitions - 1:I2C2_SDA</text:p>
          </table:table-cell>
          <table:table-cell table:formula="of:=IF([.N121]=[.I12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2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21];2;3))" office:value-type="float" office:value="122" calcext:value-type="float">
            <text:p>122</text:p>
          </table:table-cell>
          <table:table-cell office:value-type="string" calcext:value-type="string">
            <text:p>J77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77</text:p>
          </table:table-cell>
          <table:table-cell table:formula="of:=IF(ISERROR(VLOOKUP([.$A121];[$'variant simpel'.$A$2:.$F$141];[.M$2];FALSE()));&quot;&quot;;VLOOKUP([.$A121];[$'variant simpel'.$A$2:.$F$141];[.M$2];FALSE()))" office:value-type="string" office:string-value="PH6" calcext:value-type="string">
            <text:p>PH6</text:p>
          </table:table-cell>
          <table:table-cell table:formula="of:=IF(ISERROR(VLOOKUP([.$A121];[$'variant simpel'.$A$2:.$F$141];[.N$2];FALSE()));&quot;&quot;;VLOOKUP([.$A121];[$'variant simpel'.$A$2:.$F$141];[.N$2];FALSE()))" office:value-type="float" office:value="122" calcext:value-type="float">
            <text:p>122</text:p>
          </table:table-cell>
          <table:table-cell table:formula="of:=IF(ISERROR(VLOOKUP([.$A121];[$'variant simpel'.$A$2:.$F$141];[.O$2];FALSE()));&quot;&quot;;VLOOKUP([.$A121];[$'variant simpel'.$A$2:.$F$141];[.O$2];FALSE()))" office:value-type="string" office:string-value="1:TIM12_CH1" calcext:value-type="string">
            <text:p>1:TIM12_CH1</text:p>
          </table:table-cell>
          <table:table-cell table:formula="of:=IF([.N122]=[.I12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7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3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22];2;3))" office:value-type="float" office:value="123" calcext:value-type="float">
            <text:p>12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65</text:p>
          </table:table-cell>
          <table:table-cell table:formula="of:=IF(ISERROR(VLOOKUP([.$A122];[$'variant simpel'.$A$2:.$F$141];[.M$2];FALSE()));&quot;&quot;;VLOOKUP([.$A122];[$'variant simpel'.$A$2:.$F$141];[.M$2];FALSE()))" office:value-type="string" office:string-value="PH7" calcext:value-type="string">
            <text:p>PH7</text:p>
          </table:table-cell>
          <table:table-cell table:formula="of:=IF(ISERROR(VLOOKUP([.$A122];[$'variant simpel'.$A$2:.$F$141];[.N$2];FALSE()));&quot;&quot;;VLOOKUP([.$A122];[$'variant simpel'.$A$2:.$F$141];[.N$2];FALSE()))" office:value-type="float" office:value="123" calcext:value-type="float">
            <text:p>123</text:p>
          </table:table-cell>
          <table:table-cell table:formula="of:=IF(ISERROR(VLOOKUP([.$A122];[$'variant simpel'.$A$2:.$F$141];[.O$2];FALSE()));&quot;&quot;;VLOOKUP([.$A122];[$'variant simpel'.$A$2:.$F$141];[.O$2];FALSE()))" office:value-type="string" office:string-value="1:I2C3_SCL" calcext:value-type="string">
            <text:p>1:I2C3_SCL</text:p>
          </table:table-cell>
          <table:table-cell table:formula="of:=IF([.N123]=[.I12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8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4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123];2;3))" office:value-type="float" office:value="124" calcext:value-type="float">
            <text:p>12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65</text:p>
          </table:table-cell>
          <table:table-cell table:formula="of:=IF(ISERROR(VLOOKUP([.$A123];[$'variant simpel'.$A$2:.$F$141];[.M$2];FALSE()));&quot;&quot;;VLOOKUP([.$A123];[$'variant simpel'.$A$2:.$F$141];[.M$2];FALSE()))" office:value-type="string" office:string-value="PH8" calcext:value-type="string">
            <text:p>PH8</text:p>
          </table:table-cell>
          <table:table-cell table:formula="of:=IF(ISERROR(VLOOKUP([.$A123];[$'variant simpel'.$A$2:.$F$141];[.N$2];FALSE()));&quot;&quot;;VLOOKUP([.$A123];[$'variant simpel'.$A$2:.$F$141];[.N$2];FALSE()))" office:value-type="float" office:value="124" calcext:value-type="float">
            <text:p>124</text:p>
          </table:table-cell>
          <table:table-cell table:formula="of:=IF(ISERROR(VLOOKUP([.$A123];[$'variant simpel'.$A$2:.$F$141];[.O$2];FALSE()));&quot;&quot;;VLOOKUP([.$A123];[$'variant simpel'.$A$2:.$F$141];[.O$2];FALSE()))" office:value-type="string" office:string-value="1:I2C3_SDA" calcext:value-type="string">
            <text:p>1:I2C3_SDA</text:p>
          </table:table-cell>
          <table:table-cell table:formula="of:=IF([.N124]=[.I12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9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5</text:p>
          </table:table-cell>
          <table:table-cell office:value-type="string" calcext:value-type="string">
            <text:p>MAX6675_SS_PIN</text:p>
          </table:table-cell>
          <table:table-cell office:value-type="string" calcext:value-type="string">
            <text:p>Input <text:s/>= 1</text:p>
          </table:table-cell>
          <table:table-cell office:value-type="string" calcext:value-type="string">
            <text:p>THERMO_CS1_PIN</text:p>
          </table:table-cell>
          <table:table-cell office:value-type="string" calcext:value-type="string">
            <text:p>Input <text:s/>= 1</text:p>
          </table:table-cell>
          <table:table-cell table:formula="of:=NUMBERVALUE(MID([.D124];2;3))" office:value-type="float" office:value="125" calcext:value-type="float">
            <text:p>125</text:p>
          </table:table-cell>
          <table:table-cell table:number-columns-repeated="3"/>
          <table:table-cell table:formula="of:=IF(ISERROR(VLOOKUP([.$A124];[$'variant simpel'.$A$2:.$F$141];[.M$2];FALSE()));&quot;&quot;;VLOOKUP([.$A124];[$'variant simpel'.$A$2:.$F$141];[.M$2];FALSE()))" office:value-type="string" office:string-value="PH9" calcext:value-type="string">
            <text:p>PH9</text:p>
          </table:table-cell>
          <table:table-cell table:formula="of:=IF(ISERROR(VLOOKUP([.$A124];[$'variant simpel'.$A$2:.$F$141];[.N$2];FALSE()));&quot;&quot;;VLOOKUP([.$A124];[$'variant simpel'.$A$2:.$F$141];[.N$2];FALSE()))" office:value-type="float" office:value="125" calcext:value-type="float">
            <text:p>125</text:p>
          </table:table-cell>
          <table:table-cell table:formula="of:=IF(ISERROR(VLOOKUP([.$A124];[$'variant simpel'.$A$2:.$F$141];[.O$2];FALSE()));&quot;&quot;;VLOOKUP([.$A124];[$'variant simpel'.$A$2:.$F$141];[.O$2];FALSE()))" office:value-type="string" office:string-value="1:TIM12_CH2" calcext:value-type="string">
            <text:p>1:TIM12_CH2</text:p>
          </table:table-cell>
          <table:table-cell table:formula="of:=IF([.N125]=[.I125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1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6</text:p>
          </table:table-cell>
          <table:table-cell office:value-type="string" calcext:value-type="string">
            <text:p>BTN_EN2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25];2;3))" office:value-type="float" office:value="126" calcext:value-type="float">
            <text:p>126</text:p>
          </table:table-cell>
          <table:table-cell office:value-type="string" calcext:value-type="string">
            <text:p>EXT2 / EXT_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T2</text:p>
          </table:table-cell>
          <table:table-cell table:formula="of:=IF(ISERROR(VLOOKUP([.$A125];[$'variant simpel'.$A$2:.$F$141];[.M$2];FALSE()));&quot;&quot;;VLOOKUP([.$A125];[$'variant simpel'.$A$2:.$F$141];[.M$2];FALSE()))" office:value-type="string" office:string-value="PH10" calcext:value-type="string">
            <text:p>PH10</text:p>
          </table:table-cell>
          <table:table-cell table:formula="of:=IF(ISERROR(VLOOKUP([.$A125];[$'variant simpel'.$A$2:.$F$141];[.N$2];FALSE()));&quot;&quot;;VLOOKUP([.$A125];[$'variant simpel'.$A$2:.$F$141];[.N$2];FALSE()))" office:value-type="float" office:value="126" calcext:value-type="float">
            <text:p>126</text:p>
          </table:table-cell>
          <table:table-cell table:formula="of:=IF(ISERROR(VLOOKUP([.$A125];[$'variant simpel'.$A$2:.$F$141];[.O$2];FALSE()));&quot;&quot;;VLOOKUP([.$A125];[$'variant simpel'.$A$2:.$F$141];[.O$2];FALSE()))" office:value-type="string" office:string-value="1:TIM5_CH1" calcext:value-type="string">
            <text:p>1:TIM5_CH1</text:p>
          </table:table-cell>
          <table:table-cell table:formula="of:=IF([.N126]=[.I126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1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7</text:p>
          </table:table-cell>
          <table:table-cell office:value-type="string" calcext:value-type="string">
            <text:p>Z_MIN_PIN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Z_STOP_PIN</text:p>
          </table:table-cell>
          <table:table-cell office:value-type="string" calcext:value-type="string">
            <text:p>protected</text:p>
          </table:table-cell>
          <table:table-cell table:formula="of:=NUMBERVALUE(MID([.D126];2;3))" office:value-type="float" office:value="127" calcext:value-type="float">
            <text:p>127</text:p>
          </table:table-cell>
          <table:table-cell office:value-type="string" calcext:value-type="string">
            <text:p>BL Touch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64</text:p>
          </table:table-cell>
          <table:table-cell table:formula="of:=IF(ISERROR(VLOOKUP([.$A126];[$'variant simpel'.$A$2:.$F$141];[.M$2];FALSE()));&quot;&quot;;VLOOKUP([.$A126];[$'variant simpel'.$A$2:.$F$141];[.M$2];FALSE()))" office:value-type="string" office:string-value="PH11" calcext:value-type="string">
            <text:p>PH11</text:p>
          </table:table-cell>
          <table:table-cell table:formula="of:=IF(ISERROR(VLOOKUP([.$A126];[$'variant simpel'.$A$2:.$F$141];[.N$2];FALSE()));&quot;&quot;;VLOOKUP([.$A126];[$'variant simpel'.$A$2:.$F$141];[.N$2];FALSE()))" office:value-type="float" office:value="127" calcext:value-type="float">
            <text:p>127</text:p>
          </table:table-cell>
          <table:table-cell table:formula="of:=IF(ISERROR(VLOOKUP([.$A126];[$'variant simpel'.$A$2:.$F$141];[.O$2];FALSE()));&quot;&quot;;VLOOKUP([.$A126];[$'variant simpel'.$A$2:.$F$141];[.O$2];FALSE()))" office:value-type="string" office:string-value="1:TIM5_CH2" calcext:value-type="string">
            <text:p>1:TIM5_CH2</text:p>
          </table:table-cell>
          <table:table-cell table:formula="of:=IF([.N127]=[.I127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1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8</text:p>
          </table:table-cell>
          <table:table-cell office:value-type="string" calcext:value-type="string">
            <text:p>E7_STEP_PIN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27];2;3))" office:value-type="float" office:value="128" calcext:value-type="float">
            <text:p>128</text:p>
          </table:table-cell>
          <table:table-cell office:value-type="string" calcext:value-type="string">
            <text:p>M5_STEP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27];[$'variant simpel'.$A$2:.$F$141];[.M$2];FALSE()));&quot;&quot;;VLOOKUP([.$A127];[$'variant simpel'.$A$2:.$F$141];[.M$2];FALSE()))" office:value-type="string" office:string-value="PH12" calcext:value-type="string">
            <text:p>PH12</text:p>
          </table:table-cell>
          <table:table-cell table:formula="of:=IF(ISERROR(VLOOKUP([.$A127];[$'variant simpel'.$A$2:.$F$141];[.N$2];FALSE()));&quot;&quot;;VLOOKUP([.$A127];[$'variant simpel'.$A$2:.$F$141];[.N$2];FALSE()))" office:value-type="float" office:value="128" calcext:value-type="float">
            <text:p>128</text:p>
          </table:table-cell>
          <table:table-cell table:formula="of:=IF(ISERROR(VLOOKUP([.$A127];[$'variant simpel'.$A$2:.$F$141];[.O$2];FALSE()));&quot;&quot;;VLOOKUP([.$A127];[$'variant simpel'.$A$2:.$F$141];[.O$2];FALSE()))" office:value-type="string" office:string-value="1:TIM5_CH3" calcext:value-type="string">
            <text:p>1:TIM5_CH3</text:p>
          </table:table-cell>
          <table:table-cell table:formula="of:=IF([.N128]=[.I128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13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29</text:p>
          </table:table-cell>
          <table:table-cell office:value-type="string" calcext:value-type="string">
            <text:p>&lt;unused/unknown&gt;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formula="of:=NUMBERVALUE(MID([.D128];2;3))" office:value-type="float" office:value="129" calcext:value-type="float">
            <text:p>12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45</text:p>
          </table:table-cell>
          <table:table-cell table:formula="of:=IF(ISERROR(VLOOKUP([.$A128];[$'variant simpel'.$A$2:.$F$141];[.M$2];FALSE()));&quot;&quot;;VLOOKUP([.$A128];[$'variant simpel'.$A$2:.$F$141];[.M$2];FALSE()))" office:value-type="string" office:string-value="PH13" calcext:value-type="string">
            <text:p>PH13</text:p>
          </table:table-cell>
          <table:table-cell table:formula="of:=IF(ISERROR(VLOOKUP([.$A128];[$'variant simpel'.$A$2:.$F$141];[.N$2];FALSE()));&quot;&quot;;VLOOKUP([.$A128];[$'variant simpel'.$A$2:.$F$141];[.N$2];FALSE()))" office:value-type="float" office:value="129" calcext:value-type="float">
            <text:p>129</text:p>
          </table:table-cell>
          <table:table-cell table:formula="of:=IF(ISERROR(VLOOKUP([.$A128];[$'variant simpel'.$A$2:.$F$141];[.O$2];FALSE()));&quot;&quot;;VLOOKUP([.$A128];[$'variant simpel'.$A$2:.$F$141];[.O$2];FALSE()))" office:value-type="float" office:value="0" calcext:value-type="float">
            <text:p/>
          </table:table-cell>
          <table:table-cell table:formula="of:=IF([.N129]=[.I129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14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0</text:p>
          </table:table-cell>
          <table:table-cell office:value-type="string" calcext:value-type="string">
            <text:p>E7_CS_PIN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29];2;3))" office:value-type="float" office:value="130" calcext:value-type="float">
            <text:p>130</text:p>
          </table:table-cell>
          <table:table-cell office:value-type="string" calcext:value-type="string">
            <text:p>M5_CS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29];[$'variant simpel'.$A$2:.$F$141];[.M$2];FALSE()));&quot;&quot;;VLOOKUP([.$A129];[$'variant simpel'.$A$2:.$F$141];[.M$2];FALSE()))" office:value-type="string" office:string-value="PH14" calcext:value-type="string">
            <text:p>PH14</text:p>
          </table:table-cell>
          <table:table-cell table:formula="of:=IF(ISERROR(VLOOKUP([.$A129];[$'variant simpel'.$A$2:.$F$141];[.N$2];FALSE()));&quot;&quot;;VLOOKUP([.$A129];[$'variant simpel'.$A$2:.$F$141];[.N$2];FALSE()))" office:value-type="float" office:value="130" calcext:value-type="float">
            <text:p>130</text:p>
          </table:table-cell>
          <table:table-cell table:formula="of:=IF(ISERROR(VLOOKUP([.$A129];[$'variant simpel'.$A$2:.$F$141];[.O$2];FALSE()));&quot;&quot;;VLOOKUP([.$A129];[$'variant simpel'.$A$2:.$F$141];[.O$2];FALSE()))" office:value-type="float" office:value="0" calcext:value-type="float">
            <text:p/>
          </table:table-cell>
          <table:table-cell table:formula="of:=IF([.N130]=[.I130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H15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E7_DIR_PIN</text:p>
          </table:table-cell>
          <table:table-cell table:number-columns-repeated="3"/>
          <table:table-cell table:formula="of:=NUMBERVALUE(MID([.D130];2;3))" office:value-type="float" office:value="131" calcext:value-type="float">
            <text:p>131</text:p>
          </table:table-cell>
          <table:table-cell office:value-type="string" calcext:value-type="string">
            <text:p>M5_DIR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30];[$'variant simpel'.$A$2:.$F$141];[.M$2];FALSE()));&quot;&quot;;VLOOKUP([.$A130];[$'variant simpel'.$A$2:.$F$141];[.M$2];FALSE()))" office:value-type="string" office:string-value="PH15" calcext:value-type="string">
            <text:p>PH15</text:p>
          </table:table-cell>
          <table:table-cell table:formula="of:=IF(ISERROR(VLOOKUP([.$A130];[$'variant simpel'.$A$2:.$F$141];[.N$2];FALSE()));&quot;&quot;;VLOOKUP([.$A130];[$'variant simpel'.$A$2:.$F$141];[.N$2];FALSE()))" office:value-type="float" office:value="131" calcext:value-type="float">
            <text:p>131</text:p>
          </table:table-cell>
          <table:table-cell table:formula="of:=IF(ISERROR(VLOOKUP([.$A130];[$'variant simpel'.$A$2:.$F$141];[.O$2];FALSE()));&quot;&quot;;VLOOKUP([.$A130];[$'variant simpel'.$A$2:.$F$141];[.O$2];FALSE()))" office:value-type="float" office:value="0" calcext:value-type="float">
            <text:p/>
          </table:table-cell>
          <table:table-cell table:formula="of:=IF([.N131]=[.I131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I0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2</text:p>
          </table:table-cell>
          <table:table-cell office:value-type="string" calcext:value-type="string">
            <text:p>E7_ENABLE_PIN</text:p>
          </table:table-cell>
          <table:table-cell office:value-type="string" calcext:value-type="string">
            <text:p>Input <text:s/>= 1</text:p>
          </table:table-cell>
          <table:table-cell table:formula="of:=NUMBERVALUE(MID([.D131];2;3))" office:value-type="float" office:value="132" calcext:value-type="float">
            <text:p>132</text:p>
          </table:table-cell>
          <table:table-cell/>
          <table:table-cell table:formula="of:=NUMBERVALUE(MID([.D131];2;3))" office:value-type="float" office:value="132" calcext:value-type="float">
            <text:p>132</text:p>
          </table:table-cell>
          <table:table-cell office:value-type="string" calcext:value-type="string">
            <text:p>M5_EN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31];[$'variant simpel'.$A$2:.$F$141];[.M$2];FALSE()));&quot;&quot;;VLOOKUP([.$A131];[$'variant simpel'.$A$2:.$F$141];[.M$2];FALSE()))" office:value-type="string" office:string-value="PI0" calcext:value-type="string">
            <text:p>PI0</text:p>
          </table:table-cell>
          <table:table-cell table:formula="of:=IF(ISERROR(VLOOKUP([.$A131];[$'variant simpel'.$A$2:.$F$141];[.N$2];FALSE()));&quot;&quot;;VLOOKUP([.$A131];[$'variant simpel'.$A$2:.$F$141];[.N$2];FALSE()))" office:value-type="float" office:value="132" calcext:value-type="float">
            <text:p>132</text:p>
          </table:table-cell>
          <table:table-cell table:formula="of:=IF(ISERROR(VLOOKUP([.$A131];[$'variant simpel'.$A$2:.$F$141];[.O$2];FALSE()));&quot;&quot;;VLOOKUP([.$A131];[$'variant simpel'.$A$2:.$F$141];[.O$2];FALSE()))" office:value-type="string" office:string-value="1:TIM5_CH4 / SPI2_NSS" calcext:value-type="string">
            <text:p>1:TIM5_CH4 / SPI2_NSS</text:p>
          </table:table-cell>
          <table:table-cell table:formula="of:=IF([.N132]=[.I132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I1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3</text:p>
          </table:table-cell>
          <table:table-cell office:value-type="string" calcext:value-type="string">
            <text:p>MAX6675_SCK_PIN</text:p>
          </table:table-cell>
          <table:table-cell office:value-type="string" calcext:value-type="string">
            <text:p>Input <text:s/>= 1</text:p>
          </table:table-cell>
          <table:table-cell table:formula="of:=NUMBERVALUE(MID([.D132];2;3))" office:value-type="float" office:value="133" calcext:value-type="float">
            <text:p>133</text:p>
          </table:table-cell>
          <table:table-cell/>
          <table:table-cell table:formula="of:=NUMBERVALUE(MID([.D132];2;3))" office:value-type="float" office:value="133" calcext:value-type="float">
            <text:p>133</text:p>
          </table:table-cell>
          <table:table-cell office:value-type="string" calcext:value-type="string">
            <text:p>KSCK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32];[$'variant simpel'.$A$2:.$F$141];[.M$2];FALSE()));&quot;&quot;;VLOOKUP([.$A132];[$'variant simpel'.$A$2:.$F$141];[.M$2];FALSE()))" office:value-type="string" office:string-value="PI1" calcext:value-type="string">
            <text:p>PI1</text:p>
          </table:table-cell>
          <table:table-cell table:formula="of:=IF(ISERROR(VLOOKUP([.$A132];[$'variant simpel'.$A$2:.$F$141];[.N$2];FALSE()));&quot;&quot;;VLOOKUP([.$A132];[$'variant simpel'.$A$2:.$F$141];[.N$2];FALSE()))" office:value-type="float" office:value="133" calcext:value-type="float">
            <text:p>133</text:p>
          </table:table-cell>
          <table:table-cell table:formula="of:=IF(ISERROR(VLOOKUP([.$A132];[$'variant simpel'.$A$2:.$F$141];[.O$2];FALSE()));&quot;&quot;;VLOOKUP([.$A132];[$'variant simpel'.$A$2:.$F$141];[.O$2];FALSE()))" office:value-type="string" office:string-value="1:SPI2_SCK" calcext:value-type="string">
            <text:p>1:SPI2_SCK</text:p>
          </table:table-cell>
          <table:table-cell table:formula="of:=IF([.N133]=[.I133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I2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4</text:p>
          </table:table-cell>
          <table:table-cell office:value-type="string" calcext:value-type="string">
            <text:p>MAX6675_DO_PIN</text:p>
          </table:table-cell>
          <table:table-cell office:value-type="string" calcext:value-type="string">
            <text:p>Input <text:s/>= 1</text:p>
          </table:table-cell>
          <table:table-cell table:formula="of:=NUMBERVALUE(MID([.D133];2;3))" office:value-type="float" office:value="134" calcext:value-type="float">
            <text:p>134</text:p>
          </table:table-cell>
          <table:table-cell/>
          <table:table-cell table:formula="of:=NUMBERVALUE(MID([.D133];2;3))" office:value-type="float" office:value="134" calcext:value-type="float">
            <text:p>134</text:p>
          </table:table-cell>
          <table:table-cell office:value-type="string" calcext:value-type="string">
            <text:p>KMOSI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33];[$'variant simpel'.$A$2:.$F$141];[.M$2];FALSE()));&quot;&quot;;VLOOKUP([.$A133];[$'variant simpel'.$A$2:.$F$141];[.M$2];FALSE()))" office:value-type="string" office:string-value="PI2" calcext:value-type="string">
            <text:p>PI2</text:p>
          </table:table-cell>
          <table:table-cell table:formula="of:=IF(ISERROR(VLOOKUP([.$A133];[$'variant simpel'.$A$2:.$F$141];[.N$2];FALSE()));&quot;&quot;;VLOOKUP([.$A133];[$'variant simpel'.$A$2:.$F$141];[.N$2];FALSE()))" office:value-type="float" office:value="134" calcext:value-type="float">
            <text:p>134</text:p>
          </table:table-cell>
          <table:table-cell table:formula="of:=IF(ISERROR(VLOOKUP([.$A133];[$'variant simpel'.$A$2:.$F$141];[.O$2];FALSE()));&quot;&quot;;VLOOKUP([.$A133];[$'variant simpel'.$A$2:.$F$141];[.O$2];FALSE()))" office:value-type="string" office:string-value="1:TIM8_CH4 /SPI2_MISO" calcext:value-type="string">
            <text:p>1:TIM8_CH4 /SPI2_MISO</text:p>
          </table:table-cell>
          <table:table-cell table:formula="of:=IF([.N134]=[.I134];&quot;OK&quot;;&quot;NOT 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PI6</text:p>
          </table:table-cell>
          <table:table-cell/>
          <table:table-cell office:value-type="string" calcext:value-type="string">
            <text:p>M42</text:p>
          </table:table-cell>
          <table:table-cell office:value-type="string" calcext:value-type="string">
            <text:p>P138</text:p>
          </table:table-cell>
          <table:table-cell office:value-type="string" calcext:value-type="string">
            <text:p>HEATER_7_PIN</text:p>
          </table:table-cell>
          <table:table-cell office:value-type="string" calcext:value-type="string">
            <text:p>Input <text:s/>= 0</text:p>
          </table:table-cell>
          <table:table-cell table:formula="of:=NUMBERVALUE(MID([.D134];2;3))" office:value-type="float" office:value="138" calcext:value-type="float">
            <text:p>138</text:p>
          </table:table-cell>
          <table:table-cell/>
          <table:table-cell table:formula="of:=NUMBERVALUE(MID([.D134];2;3))" office:value-type="float" office:value="138" calcext:value-type="float">
            <text:p>138</text:p>
          </table:table-cell>
          <table:table-cell office:value-type="string" calcext:value-type="string">
            <text:p>HEATER_M5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34];[$'variant simpel'.$A$2:.$F$141];[.M$2];FALSE()));&quot;&quot;;VLOOKUP([.$A134];[$'variant simpel'.$A$2:.$F$141];[.M$2];FALSE()))" office:value-type="string" office:string-value="PI6" calcext:value-type="string">
            <text:p>PI6</text:p>
          </table:table-cell>
          <table:table-cell table:formula="of:=IF(ISERROR(VLOOKUP([.$A134];[$'variant simpel'.$A$2:.$F$141];[.N$2];FALSE()));&quot;&quot;;VLOOKUP([.$A134];[$'variant simpel'.$A$2:.$F$141];[.N$2];FALSE()))" office:value-type="float" office:value="138" calcext:value-type="float">
            <text:p>138</text:p>
          </table:table-cell>
          <table:table-cell table:formula="of:=IF(ISERROR(VLOOKUP([.$A134];[$'variant simpel'.$A$2:.$F$141];[.O$2];FALSE()));&quot;&quot;;VLOOKUP([.$A134];[$'variant simpel'.$A$2:.$F$141];[.O$2];FALSE()))" office:value-type="string" office:string-value="1:TIM8_CH2" calcext:value-type="string">
            <text:p>1:TIM8_CH2</text:p>
          </table:table-cell>
          <table:table-cell table:formula="of:=IF([.N135]=[.I135];&quot;OK&quot;;&quot;NOT OK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11</text:p>
          </table:table-cell>
          <table:table-cell/>
          <table:table-cell office:value-type="string" calcext:value-type="string">
            <text:p>M42</text:p>
          </table:table-cell>
          <table:table-cell/>
          <table:table-cell office:value-type="string" calcext:value-type="string">
            <text:p>Power Loss</text:p>
          </table:table-cell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35];2;3))" office:value-type="string" office:string-value="" calcext:value-type="error">
            <text:p>#VALUE!</text:p>
          </table:table-cell>
          <table:table-cell office:value-type="string" calcext:value-type="string">
            <text:p>J76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76</text:p>
          </table:table-cell>
          <table:table-cell table:formula="of:=IF(ISERROR(VLOOKUP([.$A135];[$'variant simpel'.$A$2:.$F$141];[.M$2];FALSE()));&quot;&quot;;VLOOKUP([.$A135];[$'variant simpel'.$A$2:.$F$141];[.M$2];FALSE()))" office:value-type="string" office:string-value="PI11" calcext:value-type="string">
            <text:p>PI11</text:p>
          </table:table-cell>
          <table:table-cell table:formula="of:=IF(ISERROR(VLOOKUP([.$A135];[$'variant simpel'.$A$2:.$F$141];[.N$2];FALSE()));&quot;&quot;;VLOOKUP([.$A135];[$'variant simpel'.$A$2:.$F$141];[.N$2];FALSE()))" office:value-type="float" office:value="117" calcext:value-type="float">
            <text:p>117</text:p>
          </table:table-cell>
          <table:table-cell table:formula="of:=IF(ISERROR(VLOOKUP([.$A135];[$'variant simpel'.$A$2:.$F$141];[.O$2];FALSE()));&quot;&quot;;VLOOKUP([.$A135];[$'variant simpel'.$A$2:.$F$141];[.O$2];FALSE()))" office:value-type="float" office:value="0" calcext:value-type="float">
            <text:p/>
          </table:table-cell>
          <table:table-cell table:formula="of:=IF([.N136]=[.I136];&quot;OK&quot;;&quot;NOT OK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4</text:p>
          </table:table-cell>
          <table:table-cell/>
          <table:table-cell office:value-type="string" calcext:value-type="string">
            <text:p>M42</text:p>
          </table:table-cell>
          <table:table-cell table:number-columns-repeated="2"/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36];2;3))" office:value-type="string" office:string-value="" calcext:value-type="error">
            <text:p>#VALUE!</text:p>
          </table:table-cell>
          <table:table-cell office:value-type="string" calcext:value-type="string">
            <text:p>M1_STOP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36];[$'variant simpel'.$A$2:.$F$141];[.M$2];FALSE()));&quot;&quot;;VLOOKUP([.$A136];[$'variant simpel'.$A$2:.$F$141];[.M$2];FALSE()))" office:value-type="string" office:string-value="PI4" calcext:value-type="string">
            <text:p>PI4</text:p>
          </table:table-cell>
          <table:table-cell table:formula="of:=IF(ISERROR(VLOOKUP([.$A136];[$'variant simpel'.$A$2:.$F$141];[.N$2];FALSE()));&quot;&quot;;VLOOKUP([.$A136];[$'variant simpel'.$A$2:.$F$141];[.N$2];FALSE()))" office:value-type="float" office:value="136" calcext:value-type="float">
            <text:p>136</text:p>
          </table:table-cell>
          <table:table-cell table:formula="of:=IF(ISERROR(VLOOKUP([.$A136];[$'variant simpel'.$A$2:.$F$141];[.O$2];FALSE()));&quot;&quot;;VLOOKUP([.$A136];[$'variant simpel'.$A$2:.$F$141];[.O$2];FALSE()))" office:value-type="float" office:value="0" calcext:value-type="float">
            <text:p/>
          </table:table-cell>
          <table:table-cell table:formula="of:=IF([.N137]=[.I137];&quot;OK&quot;;&quot;NOT OK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5</text:p>
          </table:table-cell>
          <table:table-cell/>
          <table:table-cell office:value-type="string" calcext:value-type="string">
            <text:p>M42</text:p>
          </table:table-cell>
          <table:table-cell table:number-columns-repeated="2"/>
          <table:table-cell office:value-type="string" calcext:value-type="string">
            <text:p>Input <text:s/>= 0</text:p>
          </table:table-cell>
          <table:table-cell table:number-columns-repeated="2"/>
          <table:table-cell table:formula="of:=NUMBERVALUE(MID([.D137];2;3))" office:value-type="string" office:string-value="" calcext:value-type="error">
            <text:p>#VALUE!</text:p>
          </table:table-cell>
          <table:table-cell office:value-type="string" calcext:value-type="string">
            <text:p>FAN_M1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37];[$'variant simpel'.$A$2:.$F$141];[.M$2];FALSE()));&quot;&quot;;VLOOKUP([.$A137];[$'variant simpel'.$A$2:.$F$141];[.M$2];FALSE()))" office:value-type="string" office:string-value="PI5" calcext:value-type="string">
            <text:p>PI5</text:p>
          </table:table-cell>
          <table:table-cell table:formula="of:=IF(ISERROR(VLOOKUP([.$A137];[$'variant simpel'.$A$2:.$F$141];[.N$2];FALSE()));&quot;&quot;;VLOOKUP([.$A137];[$'variant simpel'.$A$2:.$F$141];[.N$2];FALSE()))" office:value-type="float" office:value="137" calcext:value-type="float">
            <text:p>137</text:p>
          </table:table-cell>
          <table:table-cell table:formula="of:=IF(ISERROR(VLOOKUP([.$A137];[$'variant simpel'.$A$2:.$F$141];[.O$2];FALSE()));&quot;&quot;;VLOOKUP([.$A137];[$'variant simpel'.$A$2:.$F$141];[.O$2];FALSE()))" office:value-type="string" office:string-value="1:TIM8_CH1" calcext:value-type="string">
            <text:p>1:TIM8_CH1</text:p>
          </table:table-cell>
          <table:table-cell table:formula="of:=IF([.N138]=[.I138];&quot;OK&quot;;&quot;NOT OK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7</text:p>
          </table:table-cell>
          <table:table-cell/>
          <table:table-cell office:value-type="string" calcext:value-type="string">
            <text:p>M42</text:p>
          </table:table-cell>
          <table:table-cell table:number-columns-repeated="2"/>
          <table:table-cell office:value-type="string" calcext:value-type="string">
            <text:p>Input <text:s/>= 1</text:p>
          </table:table-cell>
          <table:table-cell table:number-columns-repeated="2"/>
          <table:table-cell table:formula="of:=NUMBERVALUE(MID([.D138];2;3))" office:value-type="string" office:string-value="" calcext:value-type="error">
            <text:p>#VALUE!</text:p>
          </table:table-cell>
          <table:table-cell office:value-type="string" calcext:value-type="string">
            <text:p>M4_STOP</text:p>
          </table:table-cell>
          <table:table-cell office:value-type="string" calcext:value-type="string">
            <text:p>M5</text:p>
          </table:table-cell>
          <table:table-cell/>
          <table:table-cell table:formula="of:=IF(ISERROR(VLOOKUP([.$A138];[$'variant simpel'.$A$2:.$F$141];[.M$2];FALSE()));&quot;&quot;;VLOOKUP([.$A138];[$'variant simpel'.$A$2:.$F$141];[.M$2];FALSE()))" office:value-type="string" office:string-value="PI7" calcext:value-type="string">
            <text:p>PI7</text:p>
          </table:table-cell>
          <table:table-cell table:formula="of:=IF(ISERROR(VLOOKUP([.$A138];[$'variant simpel'.$A$2:.$F$141];[.N$2];FALSE()));&quot;&quot;;VLOOKUP([.$A138];[$'variant simpel'.$A$2:.$F$141];[.N$2];FALSE()))" office:value-type="float" office:value="139" calcext:value-type="float">
            <text:p>139</text:p>
          </table:table-cell>
          <table:table-cell table:formula="of:=IF(ISERROR(VLOOKUP([.$A138];[$'variant simpel'.$A$2:.$F$141];[.O$2];FALSE()));&quot;&quot;;VLOOKUP([.$A138];[$'variant simpel'.$A$2:.$F$141];[.O$2];FALSE()))" office:value-type="string" office:string-value="1:TIM8_CH3" calcext:value-type="string">
            <text:p>1:TIM8_CH3</text:p>
          </table:table-cell>
          <table:table-cell table:formula="of:=IF([.N139]=[.I139];&quot;OK&quot;;&quot;NOT OK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8</text:p>
          </table:table-cell>
          <table:table-cell/>
          <table:table-cell office:value-type="string" calcext:value-type="string">
            <text:p>M42</text:p>
          </table:table-cell>
          <table:table-cell table:number-columns-repeated="5"/>
          <table:table-cell table:formula="of:=NUMBERVALUE(MID([.D139];2;3))" office:value-type="string" office:string-value="" calcext:value-type="error">
            <text:p>#VALUE!</text:p>
          </table:table-cell>
          <table:table-cell office:value-type="string" calcext:value-type="string">
            <text:p>EXT_1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EXT_1</text:p>
          </table:table-cell>
          <table:table-cell table:formula="of:=IF(ISERROR(VLOOKUP([.$A139];[$'variant simpel'.$A$2:.$F$141];[.M$2];FALSE()));&quot;&quot;;VLOOKUP([.$A139];[$'variant simpel'.$A$2:.$F$141];[.M$2];FALSE()))" office:value-type="string" office:string-value="PI8" calcext:value-type="string">
            <text:p>PI8</text:p>
          </table:table-cell>
          <table:table-cell table:formula="of:=IF(ISERROR(VLOOKUP([.$A139];[$'variant simpel'.$A$2:.$F$141];[.N$2];FALSE()));&quot;&quot;;VLOOKUP([.$A139];[$'variant simpel'.$A$2:.$F$141];[.N$2];FALSE()))" office:value-type="float" office:value="114" calcext:value-type="float">
            <text:p>114</text:p>
          </table:table-cell>
          <table:table-cell table:formula="of:=IF(ISERROR(VLOOKUP([.$A139];[$'variant simpel'.$A$2:.$F$141];[.O$2];FALSE()));&quot;&quot;;VLOOKUP([.$A139];[$'variant simpel'.$A$2:.$F$141];[.O$2];FALSE()))" office:value-type="float" office:value="0" calcext:value-type="float">
            <text:p/>
          </table:table-cell>
          <table:table-cell table:formula="of:=IF([.N140]=[.I140];&quot;OK&quot;;&quot;NOT OK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I9</text:p>
          </table:table-cell>
          <table:table-cell/>
          <table:table-cell office:value-type="string" calcext:value-type="string">
            <text:p>M42</text:p>
          </table:table-cell>
          <table:table-cell table:number-columns-repeated="5"/>
          <table:table-cell table:formula="of:=NUMBERVALUE(MID([.D140];2;3))" office:value-type="string" office:string-value="" calcext:value-type="error">
            <text:p>#VALUE!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J46</text:p>
          </table:table-cell>
          <table:table-cell table:formula="of:=IF(ISERROR(VLOOKUP([.$A140];[$'variant simpel'.$A$2:.$F$141];[.M$2];FALSE()));&quot;&quot;;VLOOKUP([.$A140];[$'variant simpel'.$A$2:.$F$141];[.M$2];FALSE()))" office:value-type="string" office:string-value="PI9" calcext:value-type="string">
            <text:p>PI9</text:p>
          </table:table-cell>
          <table:table-cell table:formula="of:=IF(ISERROR(VLOOKUP([.$A140];[$'variant simpel'.$A$2:.$F$141];[.N$2];FALSE()));&quot;&quot;;VLOOKUP([.$A140];[$'variant simpel'.$A$2:.$F$141];[.N$2];FALSE()))" office:value-type="float" office:value="115" calcext:value-type="float">
            <text:p>115</text:p>
          </table:table-cell>
          <table:table-cell table:formula="of:=IF(ISERROR(VLOOKUP([.$A140];[$'variant simpel'.$A$2:.$F$141];[.O$2];FALSE()));&quot;&quot;;VLOOKUP([.$A140];[$'variant simpel'.$A$2:.$F$141];[.O$2];FALSE()))" office:value-type="float" office:value="0" calcext:value-type="float">
            <text:p/>
          </table:table-cell>
          <table:table-cell table:formula="of:=IF([.N141]=[.I141];&quot;OK&quot;;&quot;NOT OK&quot;)" office:value-type="string" office:string-value="OK" calcext:value-type="string">
            <text:p>OK</text:p>
          </table:table-cell>
        </table:table-row>
      </table:table>
      <table:table table:name="variant.h" table:style-name="ta1">
        <office:forms form:automatic-focus="false" form:apply-design-mode="false"/>
        <table:table-column table:style-name="co15" table:default-cell-style-name="Default"/>
        <table:table-column table:style-name="co1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4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hipno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chipname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chipname</text:p>
          </table:table-cell>
          <table:table-cell office:value-type="string" calcext:value-type="string">
            <text:p>chip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_ANALOG_FIRST</text:p>
          </table:table-cell>
          <table:table-cell office:value-type="float" office:value="35" calcext:value-type="float">
            <text:p>35</text:p>
          </table:table-cell>
          <table:table-cell table:formula="of:=IF([.E2]=&quot;&quot;;0;LOOKUP([.E2];[.$J$1:.$K$3];[.$K$1:.$K$3]))" office:value-type="float" office:value="0" calcext:value-type="float">
            <text:p>0</text:p>
          </table:table-cell>
          <table:table-cell table:formula="of:=[.B2]+[.C2]" office:value-type="float" office:value="35" calcext:value-type="float">
            <text:p>35</text:p>
          </table:table-cell>
          <table:table-cell/>
          <table:table-cell table:formula="of:=IF([.H2]=&quot;&quot;;&quot;&quot;;[.H2])">
            <text:p/>
          </table:table-cell>
          <table:table-cell table:number-columns-repeated="3"/>
          <table:table-cell office:value-type="string" calcext:value-type="string">
            <text:p>STM32F4X_ADC_NUM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pcb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UM_ANALOG_INPUTS</text:p>
          </table:table-cell>
          <table:table-cell/>
          <table:table-cell table:formula="of:=IF([.E3]=&quot;&quot;;0;LOOKUP([.E3];[.$J$1:.$K$3];[.$K$1:.$K$3]))" office:value-type="float" office:value="24" calcext:value-type="float">
            <text:p>24</text:p>
          </table:table-cell>
          <table:table-cell table:formula="of:=[.B3]+[.C3]" office:value-type="float" office:value="24" calcext:value-type="float">
            <text:p>24</text:p>
          </table:table-cell>
          <table:table-cell office:value-type="string" calcext:value-type="string">
            <text:p>STM32F4X_ADC_NUM</text:p>
          </table:table-cell>
          <table:table-cell table:formula="of:=IF([.H3]=&quot;&quot;;&quot;&quot;;[.H3])">
            <text:p/>
          </table:table-cell>
          <table:table-cell table:number-columns-repeated="3"/>
          <table:table-cell office:value-type="string" calcext:value-type="string">
            <text:p>STM32F4X_GPIO_NUM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PA10</text:p>
          </table:table-cell>
          <table:table-cell office:value-type="string" calcext:value-type="string">
            <text:p>Serial Serial1 - PIN_SERIAL1_RX - PIN_SERIAL_RX - SERIAL_PORT_MONITOR - SERIAL_PORT_HARDWARE</text:p>
          </table:table-cell>
        </table:table-row>
        <table:table-row table:style-name="ro1">
          <table:table-cell office:value-type="string" calcext:value-type="string">
            <text:p>NUM_DIGITAL_PINS</text:p>
          </table:table-cell>
          <table:table-cell/>
          <table:table-cell table:formula="of:=IF([.E4]=&quot;&quot;;0;LOOKUP([.E4];[.$J$1:.$K$3];[.$K$1:.$K$3]))" office:value-type="float" office:value="140" calcext:value-type="float">
            <text:p>140</text:p>
          </table:table-cell>
          <table:table-cell table:formula="of:=[.B4]+[.C4]" office:value-type="float" office:value="140" calcext:value-type="float">
            <text:p>140</text:p>
          </table:table-cell>
          <table:table-cell office:value-type="string" calcext:value-type="string">
            <text:p>STM32F4X_GPIO_NUM</text:p>
          </table:table-cell>
          <table:table-cell table:formula="of:=IF([.H4]=&quot;&quot;;&quot;&quot;;[.H4])">
            <text:p/>
          </table:table-cell>
          <table:table-cell table:number-columns-repeated="3"/>
          <table:table-cell office:value-type="string" calcext:value-type="string">
            <text:p>STM32F4X_PIN_NUM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LED_GREEN - LED_BUILTIN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35" calcext:value-type="float">
            <text:p>35</text:p>
          </table:table-cell>
          <table:table-cell table:formula="of:=IF([.E5]=&quot;&quot;;0;LOOKUP([.E5];[.$J$1:.$K$3];[.$K$1:.$K$3]))" office:value-type="float" office:value="0" calcext:value-type="float">
            <text:p>0</text:p>
          </table:table-cell>
          <table:table-cell table:formula="of:=[.B5]+[.C5]" office:value-type="float" office:value="35" calcext:value-type="float">
            <text:p>35</text:p>
          </table:table-cell>
          <table:table-cell/>
          <table:table-cell table:formula="of:=IF([.G5]=&quot;&quot;;IF([.H5]=&quot;&quot;;&quot;&quot;;[.H5]);[.G5] &amp; IF([.H5]=&quot;&quot;;&quot;&quot;;&quot; - &quot; &amp; [.H5]))" office:value-type="string" office:string-value="1:UART4_TX / TIM5_CH1  2:ADC123_IN0" calcext:value-type="string">
            <text:p>1:UART4_TX / TIM5_CH1 <text:s/>2:ADC123_IN0</text:p>
          </table:table-cell>
          <table:table-cell table:formula="of:=IF(ISERROR(VLOOKUP([.A5];[.$N$3:.$O$18];2; FALSE()));&quot;&quot;;VLOOKUP([.A5];[.$N$3:.$O$18];2; FALSE()))">
            <text:p/>
          </table:table-cell>
          <table:table-cell office:value-type="string" calcext:value-type="string">
            <text:p>1:UART4_TX / TIM5_CH1 <text:s/>2:ADC123_IN0</text:p>
          </table:table-cell>
          <table:table-cell table:number-columns-repeated="5"/>
          <table:table-cell office:value-type="string" calcext:value-type="string">
            <text:p>PA9</text:p>
          </table:table-cell>
          <table:table-cell office:value-type="string" calcext:value-type="string">
            <text:p>Serial Serial1 - PIN_SERIAL1_TX - PIN_SERIAL_TX - SERIAL_PORT_MONITOR - SERIAL_PORT_HARDWARE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36" calcext:value-type="float">
            <text:p>36</text:p>
          </table:table-cell>
          <table:table-cell table:formula="of:=IF([.E6]=&quot;&quot;;0;LOOKUP([.E6];[.$J$1:.$K$3];[.$K$1:.$K$3]))" office:value-type="float" office:value="0" calcext:value-type="float">
            <text:p>0</text:p>
          </table:table-cell>
          <table:table-cell table:formula="of:=[.B6]+[.C6]" office:value-type="float" office:value="36" calcext:value-type="float">
            <text:p>36</text:p>
          </table:table-cell>
          <table:table-cell/>
          <table:table-cell table:formula="of:=IF([.G6]=&quot;&quot;;IF([.H6]=&quot;&quot;;&quot;&quot;;[.H6]);[.G6] &amp; IF([.H6]=&quot;&quot;;&quot;&quot;;&quot; - &quot; &amp; [.H6]))" office:value-type="string" office:string-value="1:UART4_RX / TIM5_CH2 / TIM2_CH2  2:ADC123_IN1" calcext:value-type="string">
            <text:p>1:UART4_RX / TIM5_CH2 / TIM2_CH2 <text:s/>2:ADC123_IN1</text:p>
          </table:table-cell>
          <table:table-cell table:formula="of:=IF(ISERROR(VLOOKUP([.A6];[.$N$3:.$O$18];2; FALSE()));&quot;&quot;;VLOOKUP([.A6];[.$N$3:.$O$18];2; FALSE()))">
            <text:p/>
          </table:table-cell>
          <table:table-cell office:value-type="string" calcext:value-type="string">
            <text:p>1:UART4_RX / TIM5_CH2 / TIM2_CH2 <text:s/>2:ADC123_IN1</text:p>
          </table:table-cell>
          <table:table-cell table:number-columns-repeated="5"/>
          <table:table-cell office:value-type="string" calcext:value-type="string">
            <text:p>PB12</text:p>
          </table:table-cell>
          <table:table-cell office:value-type="string" calcext:value-type="string">
            <text:p>PIN_SPI_SS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8" calcext:value-type="float">
            <text:p>18</text:p>
          </table:table-cell>
          <table:table-cell table:formula="of:=IF([.E7]=&quot;&quot;;0;LOOKUP([.E7];[.$J$1:.$K$3];[.$K$1:.$K$3]))" office:value-type="float" office:value="0" calcext:value-type="float">
            <text:p>0</text:p>
          </table:table-cell>
          <table:table-cell table:formula="of:=[.B7]+[.C7]" office:value-type="float" office:value="18" calcext:value-type="float">
            <text:p>18</text:p>
          </table:table-cell>
          <table:table-cell/>
          <table:table-cell table:formula="of:=IF([.G7]=&quot;&quot;;IF([.H7]=&quot;&quot;;&quot;&quot;;[.H7]);[.G7] &amp; IF([.H7]=&quot;&quot;;&quot;&quot;;&quot; - &quot; &amp; [.H7]))" office:value-type="string" office:string-value="Serial Serial1 - PIN_SERIAL1_RX - PIN_SERIAL_RX - SERIAL_PORT_MONITOR - SERIAL_PORT_HARDWARE - 1:USART1_RX / TIM1_CH3 / OTG_FS_ID" calcext:value-type="string">
            <text:p>Serial Serial1 - PIN_SERIAL1_RX - PIN_SERIAL_RX - SERIAL_PORT_MONITOR - SERIAL_PORT_HARDWARE - 1:USART1_RX / TIM1_CH3 / OTG_FS_ID</text:p>
          </table:table-cell>
          <table:table-cell table:formula="of:=IF(ISERROR(VLOOKUP([.A7];[.$N$3:.$O$18];2; FALSE()));&quot;&quot;;VLOOKUP([.A7];[.$N$3:.$O$18];2; FALSE()))" office:value-type="string" office:string-value="Serial Serial1 - PIN_SERIAL1_RX - PIN_SERIAL_RX - SERIAL_PORT_MONITOR - SERIAL_PORT_HARDWARE" calcext:value-type="string">
            <text:p>Serial Serial1 - PIN_SERIAL1_RX - PIN_SERIAL_RX - SERIAL_PORT_MONITOR - SERIAL_PORT_HARDWARE</text:p>
          </table:table-cell>
          <table:table-cell office:value-type="string" calcext:value-type="string">
            <text:p>1:USART1_RX / TIM1_CH3 / OTG_FS_ID</text:p>
          </table:table-cell>
          <table:table-cell table:number-columns-repeated="5"/>
          <table:table-cell office:value-type="string" calcext:value-type="string">
            <text:p>PB13</text:p>
          </table:table-cell>
          <table:table-cell office:value-type="string" calcext:value-type="string">
            <text:p>PIN_SPI_SCK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9" calcext:value-type="float">
            <text:p>19</text:p>
          </table:table-cell>
          <table:table-cell table:formula="of:=IF([.E8]=&quot;&quot;;0;LOOKUP([.E8];[.$J$1:.$K$3];[.$K$1:.$K$3]))" office:value-type="float" office:value="0" calcext:value-type="float">
            <text:p>0</text:p>
          </table:table-cell>
          <table:table-cell table:formula="of:=[.B8]+[.C8]" office:value-type="float" office:value="19" calcext:value-type="float">
            <text:p>19</text:p>
          </table:table-cell>
          <table:table-cell/>
          <table:table-cell table:formula="of:=IF([.G8]=&quot;&quot;;IF([.H8]=&quot;&quot;;&quot;&quot;;[.H8]);[.G8] &amp; IF([.H8]=&quot;&quot;;&quot;&quot;;&quot; - &quot; &amp; [.H8]))" office:value-type="string" office:string-value="1:TIM1_CH4 / OTG_FS_DM" calcext:value-type="string">
            <text:p>1:TIM1_CH4 / OTG_FS_DM</text:p>
          </table:table-cell>
          <table:table-cell table:formula="of:=IF(ISERROR(VLOOKUP([.A8];[.$N$3:.$O$18];2; FALSE()));&quot;&quot;;VLOOKUP([.A8];[.$N$3:.$O$18];2; FALSE()))">
            <text:p/>
          </table:table-cell>
          <table:table-cell office:value-type="string" calcext:value-type="string">
            <text:p>1:TIM1_CH4 / OTG_FS_DM</text:p>
          </table:table-cell>
          <table:table-cell table:number-columns-repeated="5"/>
          <table:table-cell office:value-type="string" calcext:value-type="string">
            <text:p>PB14</text:p>
          </table:table-cell>
          <table:table-cell office:value-type="string" calcext:value-type="string">
            <text:p>PIN_SPI_MISO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0" calcext:value-type="float">
            <text:p>20</text:p>
          </table:table-cell>
          <table:table-cell table:formula="of:=IF([.E9]=&quot;&quot;;0;LOOKUP([.E9];[.$J$1:.$K$3];[.$K$1:.$K$3]))" office:value-type="float" office:value="0" calcext:value-type="float">
            <text:p>0</text:p>
          </table:table-cell>
          <table:table-cell table:formula="of:=[.B9]+[.C9]" office:value-type="float" office:value="20" calcext:value-type="float">
            <text:p>20</text:p>
          </table:table-cell>
          <table:table-cell/>
          <table:table-cell table:formula="of:=IF([.G9]=&quot;&quot;;IF([.H9]=&quot;&quot;;&quot;&quot;;[.H9]);[.G9] &amp; IF([.H9]=&quot;&quot;;&quot;&quot;;&quot; - &quot; &amp; [.H9]))" office:value-type="string" office:string-value="1:OTG_FS_DP" calcext:value-type="string">
            <text:p>1:OTG_FS_DP</text:p>
          </table:table-cell>
          <table:table-cell table:formula="of:=IF(ISERROR(VLOOKUP([.A9];[.$N$3:.$O$18];2; FALSE()));&quot;&quot;;VLOOKUP([.A9];[.$N$3:.$O$18];2; FALSE()))">
            <text:p/>
          </table:table-cell>
          <table:table-cell office:value-type="string" calcext:value-type="string">
            <text:p>1:OTG_FS_DP</text:p>
          </table:table-cell>
          <table:table-cell table:number-columns-repeated="5"/>
          <table:table-cell office:value-type="string" calcext:value-type="string">
            <text:p>PB15</text:p>
          </table:table-cell>
          <table:table-cell office:value-type="string" calcext:value-type="string">
            <text:p>PIN_SPI_MOSI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21" calcext:value-type="float">
            <text:p>21</text:p>
          </table:table-cell>
          <table:table-cell table:formula="of:=IF([.E10]=&quot;&quot;;0;LOOKUP([.E10];[.$J$1:.$K$3];[.$K$1:.$K$3]))" office:value-type="float" office:value="0" calcext:value-type="float">
            <text:p>0</text:p>
          </table:table-cell>
          <table:table-cell table:formula="of:=[.B10]+[.C10]" office:value-type="float" office:value="21" calcext:value-type="float">
            <text:p>21</text:p>
          </table:table-cell>
          <table:table-cell/>
          <table:table-cell table:formula="of:=IF([.G10]=&quot;&quot;;IF([.H10]=&quot;&quot;;&quot;&quot;;[.H10]);[.G10] &amp; IF([.H10]=&quot;&quot;;&quot;&quot;;&quot; - &quot; &amp; [.H10]))" office:value-type="string" office:string-value="0:JTMS-SWDIO" calcext:value-type="string">
            <text:p>0:JTMS-SWDIO</text:p>
          </table:table-cell>
          <table:table-cell table:formula="of:=IF(ISERROR(VLOOKUP([.A10];[.$N$3:.$O$18];2; FALSE()));&quot;&quot;;VLOOKUP([.A10];[.$N$3:.$O$18];2; FALSE()))">
            <text:p/>
          </table:table-cell>
          <table:table-cell office:value-type="string" calcext:value-type="string">
            <text:p>0:JTMS-SWDIO</text:p>
          </table:table-cell>
          <table:table-cell table:number-columns-repeated="5"/>
          <table:table-cell office:value-type="string" calcext:value-type="string">
            <text:p>PC6</text:p>
          </table:table-cell>
          <table:table-cell office:value-type="string" calcext:value-type="string">
            <text:p>Serial6 - PIN_SERIAL6_TX - SERIAL_PORT_HARDWARE_OPEN1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2" calcext:value-type="float">
            <text:p>22</text:p>
          </table:table-cell>
          <table:table-cell table:formula="of:=IF([.E11]=&quot;&quot;;0;LOOKUP([.E11];[.$J$1:.$K$3];[.$K$1:.$K$3]))" office:value-type="float" office:value="0" calcext:value-type="float">
            <text:p>0</text:p>
          </table:table-cell>
          <table:table-cell table:formula="of:=[.B11]+[.C11]" office:value-type="float" office:value="22" calcext:value-type="float">
            <text:p>22</text:p>
          </table:table-cell>
          <table:table-cell/>
          <table:table-cell table:formula="of:=IF([.G11]=&quot;&quot;;IF([.H11]=&quot;&quot;;&quot;&quot;;[.H11]);[.G11] &amp; IF([.H11]=&quot;&quot;;&quot;&quot;;&quot; - &quot; &amp; [.H11]))" office:value-type="string" office:string-value="0:JTCK-SWCLK" calcext:value-type="string">
            <text:p>0:JTCK-SWCLK</text:p>
          </table:table-cell>
          <table:table-cell table:formula="of:=IF(ISERROR(VLOOKUP([.A11];[.$N$3:.$O$18];2; FALSE()));&quot;&quot;;VLOOKUP([.A11];[.$N$3:.$O$18];2; FALSE()))">
            <text:p/>
          </table:table-cell>
          <table:table-cell office:value-type="string" calcext:value-type="string">
            <text:p>0:JTCK-SWCLK</text:p>
          </table:table-cell>
          <table:table-cell table:number-columns-repeated="5"/>
          <table:table-cell office:value-type="string" calcext:value-type="string">
            <text:p>PC7</text:p>
          </table:table-cell>
          <table:table-cell office:value-type="string" calcext:value-type="string">
            <text:p>Serial6 - PIN_SERIAL6_RX - SERIAL_PORT_HARDWARE_OPEN1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23" calcext:value-type="float">
            <text:p>23</text:p>
          </table:table-cell>
          <table:table-cell table:formula="of:=IF([.E12]=&quot;&quot;;0;LOOKUP([.E12];[.$J$1:.$K$3];[.$K$1:.$K$3]))" office:value-type="float" office:value="0" calcext:value-type="float">
            <text:p>0</text:p>
          </table:table-cell>
          <table:table-cell table:formula="of:=[.B12]+[.C12]" office:value-type="float" office:value="23" calcext:value-type="float">
            <text:p>23</text:p>
          </table:table-cell>
          <table:table-cell/>
          <table:table-cell table:formula="of:=IF([.G12]=&quot;&quot;;IF([.H12]=&quot;&quot;;&quot;&quot;;[.H12]);[.G12] &amp; IF([.H12]=&quot;&quot;;&quot;&quot;;&quot; - &quot; &amp; [.H12]))" office:value-type="string" office:string-value="0:JTDI  1:SPI3_NSS / SPI1_NSS" calcext:value-type="string">
            <text:p>0:JTDI <text:s/>1:SPI3_NSS / SPI1_NSS</text:p>
          </table:table-cell>
          <table:table-cell table:formula="of:=IF(ISERROR(VLOOKUP([.A12];[.$N$3:.$O$18];2; FALSE()));&quot;&quot;;VLOOKUP([.A12];[.$N$3:.$O$18];2; FALSE()))">
            <text:p/>
          </table:table-cell>
          <table:table-cell office:value-type="string" calcext:value-type="string">
            <text:p>0:JTDI <text:s/>1:SPI3_NSS / SPI1_NSS</text:p>
          </table:table-cell>
          <table:table-cell table:number-columns-repeated="5"/>
          <table:table-cell office:value-type="string" calcext:value-type="string">
            <text:p>PD8</text:p>
          </table:table-cell>
          <table:table-cell office:value-type="string" calcext:value-type="string">
            <text:p>Serial3 - PIN_SERIAL3_TX - SERIAL_PORT_HARDWARE_OPEN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37" calcext:value-type="float">
            <text:p>37</text:p>
          </table:table-cell>
          <table:table-cell table:formula="of:=IF([.E13]=&quot;&quot;;0;LOOKUP([.E13];[.$J$1:.$K$3];[.$K$1:.$K$3]))" office:value-type="float" office:value="0" calcext:value-type="float">
            <text:p>0</text:p>
          </table:table-cell>
          <table:table-cell table:formula="of:=[.B13]+[.C13]" office:value-type="float" office:value="37" calcext:value-type="float">
            <text:p>37</text:p>
          </table:table-cell>
          <table:table-cell/>
          <table:table-cell table:formula="of:=IF([.G13]=&quot;&quot;;IF([.H13]=&quot;&quot;;&quot;&quot;;[.H13]);[.G13] &amp; IF([.H13]=&quot;&quot;;&quot;&quot;;&quot; - &quot; &amp; [.H13]))" office:value-type="string" office:string-value="1:USART2_TX /TIM5_CH3 / TIM9_CH1 / TIM2_CH3  2:ADC123_IN2" calcext:value-type="string">
            <text:p>1:USART2_TX /TIM5_CH3 / TIM9_CH1 / TIM2_CH3 <text:s/>2:ADC123_IN2</text:p>
          </table:table-cell>
          <table:table-cell table:formula="of:=IF(ISERROR(VLOOKUP([.A13];[.$N$3:.$O$18];2; FALSE()));&quot;&quot;;VLOOKUP([.A13];[.$N$3:.$O$18];2; FALSE()))">
            <text:p/>
          </table:table-cell>
          <table:table-cell office:value-type="string" calcext:value-type="string">
            <text:p>1:USART2_TX /TIM5_CH3 / TIM9_CH1 / TIM2_CH3 <text:s/>2:ADC123_IN2</text:p>
          </table:table-cell>
          <table:table-cell table:number-columns-repeated="5"/>
          <table:table-cell office:value-type="string" calcext:value-type="string">
            <text:p>PD9</text:p>
          </table:table-cell>
          <table:table-cell office:value-type="string" calcext:value-type="string">
            <text:p>Serial3 - PIN_SERIAL3_RX - SERIAL_PORT_HARDWARE_OPEN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38" calcext:value-type="float">
            <text:p>38</text:p>
          </table:table-cell>
          <table:table-cell table:formula="of:=IF([.E14]=&quot;&quot;;0;LOOKUP([.E14];[.$J$1:.$K$3];[.$K$1:.$K$3]))" office:value-type="float" office:value="0" calcext:value-type="float">
            <text:p>0</text:p>
          </table:table-cell>
          <table:table-cell table:formula="of:=[.B14]+[.C14]" office:value-type="float" office:value="38" calcext:value-type="float">
            <text:p>38</text:p>
          </table:table-cell>
          <table:table-cell/>
          <table:table-cell table:formula="of:=IF([.G14]=&quot;&quot;;IF([.H14]=&quot;&quot;;&quot;&quot;;[.H14]);[.G14] &amp; IF([.H14]=&quot;&quot;;&quot;&quot;;&quot; - &quot; &amp; [.H14]))" office:value-type="string" office:string-value="1:USART2_RX /TIM5_CH4 / TIM9_CH2 / TIM2_CH4  2:ADC123_IN3" calcext:value-type="string">
            <text:p>1:USART2_RX /TIM5_CH4 / TIM9_CH2 / TIM2_CH4 <text:s/>2:ADC123_IN3</text:p>
          </table:table-cell>
          <table:table-cell table:formula="of:=IF(ISERROR(VLOOKUP([.A14];[.$N$3:.$O$18];2; FALSE()));&quot;&quot;;VLOOKUP([.A14];[.$N$3:.$O$18];2; FALSE()))">
            <text:p/>
          </table:table-cell>
          <table:table-cell office:value-type="string" calcext:value-type="string">
            <text:p>1:USART2_RX /TIM5_CH4 / TIM9_CH2 / TIM2_CH4 <text:s/>2:ADC123_IN3</text:p>
          </table:table-cell>
          <table:table-cell table:number-columns-repeated="5"/>
          <table:table-cell office:value-type="string" calcext:value-type="string">
            <text:p>PH4</text:p>
          </table:table-cell>
          <table:table-cell office:value-type="string" calcext:value-type="string">
            <text:p>PIN_WIRE_SCL - I2C Definitions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39" calcext:value-type="float">
            <text:p>39</text:p>
          </table:table-cell>
          <table:table-cell table:formula="of:=IF([.E15]=&quot;&quot;;0;LOOKUP([.E15];[.$J$1:.$K$3];[.$K$1:.$K$3]))" office:value-type="float" office:value="0" calcext:value-type="float">
            <text:p>0</text:p>
          </table:table-cell>
          <table:table-cell table:formula="of:=[.B15]+[.C15]" office:value-type="float" office:value="39" calcext:value-type="float">
            <text:p>39</text:p>
          </table:table-cell>
          <table:table-cell/>
          <table:table-cell table:formula="of:=IF([.G15]=&quot;&quot;;IF([.H15]=&quot;&quot;;&quot;&quot;;[.H15]);[.G15] &amp; IF([.H15]=&quot;&quot;;&quot;&quot;;&quot; - &quot; &amp; [.H15]))" office:value-type="string" office:string-value="NOT FT 1:SPI1_NSS / SPI3_NSS / USART2_CK  2:ADC12_IN4 / DAC_OUT1" calcext:value-type="string">
            <text:p>NOT FT 1:SPI1_NSS / SPI3_NSS / USART2_CK <text:s/>2:ADC12_IN4 / DAC_OUT1</text:p>
          </table:table-cell>
          <table:table-cell table:formula="of:=IF(ISERROR(VLOOKUP([.A15];[.$N$3:.$O$18];2; FALSE()));&quot;&quot;;VLOOKUP([.A15];[.$N$3:.$O$18];2; FALSE()))">
            <text:p/>
          </table:table-cell>
          <table:table-cell office:value-type="string" calcext:value-type="string">
            <text:p>NOT FT 1:SPI1_NSS / SPI3_NSS / USART2_CK <text:s/>2:ADC12_IN4 / DAC_OUT1</text:p>
          </table:table-cell>
          <table:table-cell table:number-columns-repeated="5"/>
          <table:table-cell office:value-type="string" calcext:value-type="string">
            <text:p>PH5</text:p>
          </table:table-cell>
          <table:table-cell office:value-type="string" calcext:value-type="string">
            <text:p>PIN_WIRE_SDA - I2C Definitions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40" calcext:value-type="float">
            <text:p>40</text:p>
          </table:table-cell>
          <table:table-cell table:formula="of:=IF([.E16]=&quot;&quot;;0;LOOKUP([.E16];[.$J$1:.$K$3];[.$K$1:.$K$3]))" office:value-type="float" office:value="0" calcext:value-type="float">
            <text:p>0</text:p>
          </table:table-cell>
          <table:table-cell table:formula="of:=[.B16]+[.C16]" office:value-type="float" office:value="40" calcext:value-type="float">
            <text:p>40</text:p>
          </table:table-cell>
          <table:table-cell/>
          <table:table-cell table:formula="of:=IF([.G16]=&quot;&quot;;IF([.H16]=&quot;&quot;;&quot;&quot;;[.H16]);[.G16] &amp; IF([.H16]=&quot;&quot;;&quot;&quot;;&quot; - &quot; &amp; [.H16]))" office:value-type="string" office:string-value="NOT FT 1:SPI1_SCK  2:ADC12_IN5 / DAC_OUT2" calcext:value-type="string">
            <text:p>NOT FT 1:SPI1_SCK <text:s/>2:ADC12_IN5 / DAC_OUT2</text:p>
          </table:table-cell>
          <table:table-cell table:formula="of:=IF(ISERROR(VLOOKUP([.A16];[.$N$3:.$O$18];2; FALSE()));&quot;&quot;;VLOOKUP([.A16];[.$N$3:.$O$18];2; FALSE()))">
            <text:p/>
          </table:table-cell>
          <table:table-cell office:value-type="string" calcext:value-type="string">
            <text:p>NOT FT 1:SPI1_SCK <text:s/>2:ADC12_IN5 / DAC_OUT2</text:p>
          </table:table-cell>
          <table:table-cell table:number-columns-repeated="5"/>
          <table:table-cell office:value-type="string" calcext:value-type="string">
            <text:p>TIM10</text:p>
          </table:table-cell>
          <table:table-cell office:value-type="string" calcext:value-type="string">
            <text:p>TIMER_TONE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41" calcext:value-type="float">
            <text:p>41</text:p>
          </table:table-cell>
          <table:table-cell table:formula="of:=IF([.E17]=&quot;&quot;;0;LOOKUP([.E17];[.$J$1:.$K$3];[.$K$1:.$K$3]))" office:value-type="float" office:value="0" calcext:value-type="float">
            <text:p>0</text:p>
          </table:table-cell>
          <table:table-cell table:formula="of:=[.B17]+[.C17]" office:value-type="float" office:value="41" calcext:value-type="float">
            <text:p>41</text:p>
          </table:table-cell>
          <table:table-cell/>
          <table:table-cell table:formula="of:=IF([.G17]=&quot;&quot;;IF([.H17]=&quot;&quot;;&quot;&quot;;[.H17]);[.G17] &amp; IF([.H17]=&quot;&quot;;&quot;&quot;;&quot; - &quot; &amp; [.H17]))" office:value-type="string" office:string-value="1:SPI1_MISO / TIM13_CH1 / TIM3_CH1  2:ADC12_IN6" calcext:value-type="string">
            <text:p>1:SPI1_MISO / TIM13_CH1 / TIM3_CH1 <text:s/>2:ADC12_IN6</text:p>
          </table:table-cell>
          <table:table-cell table:formula="of:=IF(ISERROR(VLOOKUP([.A17];[.$N$3:.$O$18];2; FALSE()));&quot;&quot;;VLOOKUP([.A17];[.$N$3:.$O$18];2; FALSE()))">
            <text:p/>
          </table:table-cell>
          <table:table-cell office:value-type="string" calcext:value-type="string">
            <text:p>1:SPI1_MISO / TIM13_CH1 / TIM3_CH1 <text:s/>2:ADC12_IN6</text:p>
          </table:table-cell>
          <table:table-cell table:number-columns-repeated="5"/>
          <table:table-cell office:value-type="string" calcext:value-type="string">
            <text:p>TIM5</text:p>
          </table:table-cell>
          <table:table-cell office:value-type="string" calcext:value-type="string">
            <text:p>TIMER_SERVO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42" calcext:value-type="float">
            <text:p>42</text:p>
          </table:table-cell>
          <table:table-cell table:formula="of:=IF([.E18]=&quot;&quot;;0;LOOKUP([.E18];[.$J$1:.$K$3];[.$K$1:.$K$3]))" office:value-type="float" office:value="0" calcext:value-type="float">
            <text:p>0</text:p>
          </table:table-cell>
          <table:table-cell table:formula="of:=[.B18]+[.C18]" office:value-type="float" office:value="42" calcext:value-type="float">
            <text:p>42</text:p>
          </table:table-cell>
          <table:table-cell/>
          <table:table-cell table:formula="of:=IF([.G18]=&quot;&quot;;IF([.H18]=&quot;&quot;;&quot;&quot;;[.H18]);[.G18] &amp; IF([.H18]=&quot;&quot;;&quot;&quot;;&quot; - &quot; &amp; [.H18]))" office:value-type="string" office:string-value="LED_GREEN - LED_BUILTIN - 1:SPI1_MOSI / TIM14_CH1 / TIM3_CH2  2:ADC12_IN7" calcext:value-type="string">
            <text:p>LED_GREEN - LED_BUILTIN - 1:SPI1_MOSI / TIM14_CH1 / TIM3_CH2 <text:s/>2:ADC12_IN7</text:p>
          </table:table-cell>
          <table:table-cell table:formula="of:=IF(ISERROR(VLOOKUP([.A18];[.$N$3:.$O$18];2; FALSE()));&quot;&quot;;VLOOKUP([.A18];[.$N$3:.$O$18];2; FALSE()))" office:value-type="string" office:string-value="LED_GREEN - LED_BUILTIN" calcext:value-type="string">
            <text:p>LED_GREEN - LED_BUILTIN</text:p>
          </table:table-cell>
          <table:table-cell office:value-type="string" calcext:value-type="string">
            <text:p>1:SPI1_MOSI / TIM14_CH1 / TIM3_CH2 <text:s/>2:ADC12_IN7</text:p>
          </table:table-cell>
          <table:table-cell table:number-columns-repeated="5"/>
          <table:table-cell office:value-type="string" calcext:value-type="string">
            <text:p>TIM7</text:p>
          </table:table-cell>
          <table:table-cell office:value-type="string" calcext:value-type="string">
            <text:p>TIMER_SERIAL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6" calcext:value-type="float">
            <text:p>16</text:p>
          </table:table-cell>
          <table:table-cell table:formula="of:=IF([.E19]=&quot;&quot;;0;LOOKUP([.E19];[.$J$1:.$K$3];[.$K$1:.$K$3]))" office:value-type="float" office:value="0" calcext:value-type="float">
            <text:p>0</text:p>
          </table:table-cell>
          <table:table-cell table:formula="of:=[.B19]+[.C19]" office:value-type="float" office:value="16" calcext:value-type="float">
            <text:p>16</text:p>
          </table:table-cell>
          <table:table-cell/>
          <table:table-cell table:formula="of:=IF([.G19]=&quot;&quot;;IF([.H19]=&quot;&quot;;&quot;&quot;;[.H19]);[.G19] &amp; IF([.H19]=&quot;&quot;;&quot;&quot;;&quot; - &quot; &amp; [.H19]))" office:value-type="string" office:string-value="1:TIM1_CH1 / I2C3_SCL / OTG_FS_SOF" calcext:value-type="string">
            <text:p>1:TIM1_CH1 / I2C3_SCL / OTG_FS_SOF</text:p>
          </table:table-cell>
          <table:table-cell table:formula="of:=IF(ISERROR(VLOOKUP([.A19];[.$N$3:.$O$18];2; FALSE()));&quot;&quot;;VLOOKUP([.A19];[.$N$3:.$O$18];2; FALSE()))">
            <text:p/>
          </table:table-cell>
          <table:table-cell office:value-type="string" calcext:value-type="string">
            <text:p>1:TIM1_CH1 / I2C3_SCL / OTG_FS_S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7" calcext:value-type="float">
            <text:p>17</text:p>
          </table:table-cell>
          <table:table-cell table:formula="of:=IF([.E20]=&quot;&quot;;0;LOOKUP([.E20];[.$J$1:.$K$3];[.$K$1:.$K$3]))" office:value-type="float" office:value="0" calcext:value-type="float">
            <text:p>0</text:p>
          </table:table-cell>
          <table:table-cell table:formula="of:=[.B20]+[.C20]" office:value-type="float" office:value="17" calcext:value-type="float">
            <text:p>17</text:p>
          </table:table-cell>
          <table:table-cell/>
          <table:table-cell table:formula="of:=IF([.G20]=&quot;&quot;;IF([.H20]=&quot;&quot;;&quot;&quot;;[.H20]);[.G20] &amp; IF([.H20]=&quot;&quot;;&quot;&quot;;&quot; - &quot; &amp; [.H20]))" office:value-type="string" office:string-value="Serial Serial1 - PIN_SERIAL1_TX - PIN_SERIAL_TX - SERIAL_PORT_MONITOR - SERIAL_PORT_HARDWARE - 1:USART1_TX / TIM1_CH2  2:OTG_FS_VBUS" calcext:value-type="string">
            <text:p>Serial Serial1 - PIN_SERIAL1_TX - PIN_SERIAL_TX - SERIAL_PORT_MONITOR - SERIAL_PORT_HARDWARE - 1:USART1_TX / TIM1_CH2 <text:s/>2:OTG_FS_VBUS</text:p>
          </table:table-cell>
          <table:table-cell table:formula="of:=IF(ISERROR(VLOOKUP([.A20];[.$N$3:.$O$18];2; FALSE()));&quot;&quot;;VLOOKUP([.A20];[.$N$3:.$O$18];2; FALSE()))" office:value-type="string" office:string-value="Serial Serial1 - PIN_SERIAL1_TX - PIN_SERIAL_TX - SERIAL_PORT_MONITOR - SERIAL_PORT_HARDWARE" calcext:value-type="string">
            <text:p>Serial Serial1 - PIN_SERIAL1_TX - PIN_SERIAL_TX - SERIAL_PORT_MONITOR - SERIAL_PORT_HARDWARE</text:p>
          </table:table-cell>
          <table:table-cell office:value-type="string" calcext:value-type="string">
            <text:p>1:USART1_TX / TIM1_CH2 <text:s/>2:OTG_FS_V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43" calcext:value-type="float">
            <text:p>43</text:p>
          </table:table-cell>
          <table:table-cell table:formula="of:=IF([.E21]=&quot;&quot;;0;LOOKUP([.E21];[.$J$1:.$K$3];[.$K$1:.$K$3]))" office:value-type="float" office:value="0" calcext:value-type="float">
            <text:p>0</text:p>
          </table:table-cell>
          <table:table-cell table:formula="of:=[.B21]+[.C21]" office:value-type="float" office:value="43" calcext:value-type="float">
            <text:p>43</text:p>
          </table:table-cell>
          <table:table-cell/>
          <table:table-cell table:formula="of:=IF([.G21]=&quot;&quot;;IF([.H21]=&quot;&quot;;&quot;&quot;;[.H21]);[.G21] &amp; IF([.H21]=&quot;&quot;;&quot;&quot;;&quot; - &quot; &amp; [.H21]))" office:value-type="string" office:string-value="1:TIM3_CH3  2:ADC12_IN8" calcext:value-type="string">
            <text:p>1:TIM3_CH3 <text:s/>2:ADC12_IN8</text:p>
          </table:table-cell>
          <table:table-cell table:formula="of:=IF(ISERROR(VLOOKUP([.A21];[.$N$3:.$O$18];2; FALSE()));&quot;&quot;;VLOOKUP([.A21];[.$N$3:.$O$18];2; FALSE()))">
            <text:p/>
          </table:table-cell>
          <table:table-cell office:value-type="string" calcext:value-type="string">
            <text:p>1:TIM3_CH3 <text:s/>2:ADC12_IN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44" calcext:value-type="float">
            <text:p>44</text:p>
          </table:table-cell>
          <table:table-cell table:formula="of:=IF([.E22]=&quot;&quot;;0;LOOKUP([.E22];[.$J$1:.$K$3];[.$K$1:.$K$3]))" office:value-type="float" office:value="0" calcext:value-type="float">
            <text:p>0</text:p>
          </table:table-cell>
          <table:table-cell table:formula="of:=[.B22]+[.C22]" office:value-type="float" office:value="44" calcext:value-type="float">
            <text:p>44</text:p>
          </table:table-cell>
          <table:table-cell/>
          <table:table-cell table:formula="of:=IF([.G22]=&quot;&quot;;IF([.H22]=&quot;&quot;;&quot;&quot;;[.H22]);[.G22] &amp; IF([.H22]=&quot;&quot;;&quot;&quot;;&quot; - &quot; &amp; [.H22]))" office:value-type="string" office:string-value="1:TIM3_CH4  2:ADC12_IN9" calcext:value-type="string">
            <text:p>1:TIM3_CH4 <text:s/>2:ADC12_IN9</text:p>
          </table:table-cell>
          <table:table-cell table:formula="of:=IF(ISERROR(VLOOKUP([.A22];[.$N$3:.$O$18];2; FALSE()));&quot;&quot;;VLOOKUP([.A22];[.$N$3:.$O$18];2; FALSE()))">
            <text:p/>
          </table:table-cell>
          <table:table-cell office:value-type="string" calcext:value-type="string">
            <text:p>1:TIM3_CH4 <text:s/>2:ADC12_IN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6" calcext:value-type="float">
            <text:p>6</text:p>
          </table:table-cell>
          <table:table-cell table:formula="of:=IF([.E23]=&quot;&quot;;0;LOOKUP([.E23];[.$J$1:.$K$3];[.$K$1:.$K$3]))" office:value-type="float" office:value="0" calcext:value-type="float">
            <text:p>0</text:p>
          </table:table-cell>
          <table:table-cell table:formula="of:=[.B23]+[.C23]" office:value-type="float" office:value="6" calcext:value-type="float">
            <text:p>6</text:p>
          </table:table-cell>
          <table:table-cell/>
          <table:table-cell table:formula="of:=IF([.G23]=&quot;&quot;;IF([.H23]=&quot;&quot;;&quot;&quot;;[.H23]);[.G23] &amp; IF([.H23]=&quot;&quot;;&quot;&quot;;&quot; - &quot; &amp; [.H23]))" office:value-type="string" office:string-value="1:SPI2_SCK / I2C2_SCL / USART3_TX / TIM2_CH3" calcext:value-type="string">
            <text:p>1:SPI2_SCK / I2C2_SCL / USART3_TX / TIM2_CH3</text:p>
          </table:table-cell>
          <table:table-cell table:formula="of:=IF(ISERROR(VLOOKUP([.A23];[.$N$3:.$O$18];2; FALSE()));&quot;&quot;;VLOOKUP([.A23];[.$N$3:.$O$18];2; FALSE()))">
            <text:p/>
          </table:table-cell>
          <table:table-cell office:value-type="string" calcext:value-type="string">
            <text:p>1:SPI2_SCK / I2C2_SCL / USART3_TX / TIM2_CH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7" calcext:value-type="float">
            <text:p>7</text:p>
          </table:table-cell>
          <table:table-cell table:formula="of:=IF([.E24]=&quot;&quot;;0;LOOKUP([.E24];[.$J$1:.$K$3];[.$K$1:.$K$3]))" office:value-type="float" office:value="0" calcext:value-type="float">
            <text:p>0</text:p>
          </table:table-cell>
          <table:table-cell table:formula="of:=[.B24]+[.C24]" office:value-type="float" office:value="7" calcext:value-type="float">
            <text:p>7</text:p>
          </table:table-cell>
          <table:table-cell/>
          <table:table-cell table:formula="of:=IF([.G24]=&quot;&quot;;IF([.H24]=&quot;&quot;;&quot;&quot;;[.H24]);[.G24] &amp; IF([.H24]=&quot;&quot;;&quot;&quot;;&quot; - &quot; &amp; [.H24]))" office:value-type="string" office:string-value="1:I2C2_SDA / USART3_RX / TIM2_CH4" calcext:value-type="string">
            <text:p>1:I2C2_SDA / USART3_RX / TIM2_CH4</text:p>
          </table:table-cell>
          <table:table-cell table:formula="of:=IF(ISERROR(VLOOKUP([.A24];[.$N$3:.$O$18];2; FALSE()));&quot;&quot;;VLOOKUP([.A24];[.$N$3:.$O$18];2; FALSE()))">
            <text:p/>
          </table:table-cell>
          <table:table-cell office:value-type="string" calcext:value-type="string">
            <text:p>1:I2C2_SDA / USART3_RX / TIM2_CH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8" calcext:value-type="float">
            <text:p>8</text:p>
          </table:table-cell>
          <table:table-cell table:formula="of:=IF([.E25]=&quot;&quot;;0;LOOKUP([.E25];[.$J$1:.$K$3];[.$K$1:.$K$3]))" office:value-type="float" office:value="0" calcext:value-type="float">
            <text:p>0</text:p>
          </table:table-cell>
          <table:table-cell table:formula="of:=[.B25]+[.C25]" office:value-type="float" office:value="8" calcext:value-type="float">
            <text:p>8</text:p>
          </table:table-cell>
          <table:table-cell/>
          <table:table-cell table:formula="of:=IF([.G25]=&quot;&quot;;IF([.H25]=&quot;&quot;;&quot;&quot;;[.H25]);[.G25] &amp; IF([.H25]=&quot;&quot;;&quot;&quot;;&quot; - &quot; &amp; [.H25]))" office:value-type="string" office:string-value="PIN_SPI_SS - 1:SPI2_NSS / OTG_HS_ID" calcext:value-type="string">
            <text:p>PIN_SPI_SS - 1:SPI2_NSS / OTG_HS_ID</text:p>
          </table:table-cell>
          <table:table-cell table:formula="of:=IF(ISERROR(VLOOKUP([.A25];[.$N$3:.$O$18];2; FALSE()));&quot;&quot;;VLOOKUP([.A25];[.$N$3:.$O$18];2; FALSE()))" office:value-type="string" office:string-value="PIN_SPI_SS" calcext:value-type="string">
            <text:p>PIN_SPI_SS</text:p>
          </table:table-cell>
          <table:table-cell office:value-type="string" calcext:value-type="string">
            <text:p>1:SPI2_NSS / OTG_HS_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9" calcext:value-type="float">
            <text:p>9</text:p>
          </table:table-cell>
          <table:table-cell table:formula="of:=IF([.E26]=&quot;&quot;;0;LOOKUP([.E26];[.$J$1:.$K$3];[.$K$1:.$K$3]))" office:value-type="float" office:value="0" calcext:value-type="float">
            <text:p>0</text:p>
          </table:table-cell>
          <table:table-cell table:formula="of:=[.B26]+[.C26]" office:value-type="float" office:value="9" calcext:value-type="float">
            <text:p>9</text:p>
          </table:table-cell>
          <table:table-cell/>
          <table:table-cell table:formula="of:=IF([.G26]=&quot;&quot;;IF([.H26]=&quot;&quot;;&quot;&quot;;[.H26]);[.G26] &amp; IF([.H26]=&quot;&quot;;&quot;&quot;;&quot; - &quot; &amp; [.H26]))" office:value-type="string" office:string-value="PIN_SPI_SCK - 1:SPI2_SCK  2:OTG_HS_VBUS" calcext:value-type="string">
            <text:p>PIN_SPI_SCK - 1:SPI2_SCK <text:s/>2:OTG_HS_VBUS</text:p>
          </table:table-cell>
          <table:table-cell table:formula="of:=IF(ISERROR(VLOOKUP([.A26];[.$N$3:.$O$18];2; FALSE()));&quot;&quot;;VLOOKUP([.A26];[.$N$3:.$O$18];2; FALSE()))" office:value-type="string" office:string-value="PIN_SPI_SCK" calcext:value-type="string">
            <text:p>PIN_SPI_SCK</text:p>
          </table:table-cell>
          <table:table-cell office:value-type="string" calcext:value-type="string">
            <text:p>1:SPI2_SCK <text:s/>2:OTG_HS_V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10" calcext:value-type="float">
            <text:p>10</text:p>
          </table:table-cell>
          <table:table-cell table:formula="of:=IF([.E27]=&quot;&quot;;0;LOOKUP([.E27];[.$J$1:.$K$3];[.$K$1:.$K$3]))" office:value-type="float" office:value="0" calcext:value-type="float">
            <text:p>0</text:p>
          </table:table-cell>
          <table:table-cell table:formula="of:=[.B27]+[.C27]" office:value-type="float" office:value="10" calcext:value-type="float">
            <text:p>10</text:p>
          </table:table-cell>
          <table:table-cell/>
          <table:table-cell table:formula="of:=IF([.G27]=&quot;&quot;;IF([.H27]=&quot;&quot;;&quot;&quot;;[.H27]);[.G27] &amp; IF([.H27]=&quot;&quot;;&quot;&quot;;&quot; - &quot; &amp; [.H27]))" office:value-type="string" office:string-value="PIN_SPI_MISO - 1:SPI2_MISO / TIM12_CH1 / OTG_HS_DM" calcext:value-type="string">
            <text:p>PIN_SPI_MISO - 1:SPI2_MISO / TIM12_CH1 / OTG_HS_DM</text:p>
          </table:table-cell>
          <table:table-cell table:formula="of:=IF(ISERROR(VLOOKUP([.A27];[.$N$3:.$O$18];2; FALSE()));&quot;&quot;;VLOOKUP([.A27];[.$N$3:.$O$18];2; FALSE()))" office:value-type="string" office:string-value="PIN_SPI_MISO" calcext:value-type="string">
            <text:p>PIN_SPI_MISO</text:p>
          </table:table-cell>
          <table:table-cell office:value-type="string" calcext:value-type="string">
            <text:p>1:SPI2_MISO / TIM12_CH1 / OTG_HS_D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11" calcext:value-type="float">
            <text:p>11</text:p>
          </table:table-cell>
          <table:table-cell table:formula="of:=IF([.E28]=&quot;&quot;;0;LOOKUP([.E28];[.$J$1:.$K$3];[.$K$1:.$K$3]))" office:value-type="float" office:value="0" calcext:value-type="float">
            <text:p>0</text:p>
          </table:table-cell>
          <table:table-cell table:formula="of:=[.B28]+[.C28]" office:value-type="float" office:value="11" calcext:value-type="float">
            <text:p>11</text:p>
          </table:table-cell>
          <table:table-cell/>
          <table:table-cell table:formula="of:=IF([.G28]=&quot;&quot;;IF([.H28]=&quot;&quot;;&quot;&quot;;[.H28]);[.G28] &amp; IF([.H28]=&quot;&quot;;&quot;&quot;;&quot; - &quot; &amp; [.H28]))" office:value-type="string" office:string-value="PIN_SPI_MOSI - SPI2_MOSI / TIM12_CH2 / OTG_HS_DP" calcext:value-type="string">
            <text:p>PIN_SPI_MOSI - SPI2_MOSI / TIM12_CH2 / OTG_HS_DP</text:p>
          </table:table-cell>
          <table:table-cell table:formula="of:=IF(ISERROR(VLOOKUP([.A28];[.$N$3:.$O$18];2; FALSE()));&quot;&quot;;VLOOKUP([.A28];[.$N$3:.$O$18];2; FALSE()))" office:value-type="string" office:string-value="PIN_SPI_MOSI" calcext:value-type="string">
            <text:p>PIN_SPI_MOSI</text:p>
          </table:table-cell>
          <table:table-cell office:value-type="string" calcext:value-type="string">
            <text:p>SPI2_MOSI / TIM12_CH2 / OTG_HS_D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5" calcext:value-type="float">
            <text:p>5</text:p>
          </table:table-cell>
          <table:table-cell table:formula="of:=IF([.E29]=&quot;&quot;;0;LOOKUP([.E29];[.$J$1:.$K$3];[.$K$1:.$K$3]))" office:value-type="float" office:value="0" calcext:value-type="float">
            <text:p>0</text:p>
          </table:table-cell>
          <table:table-cell table:formula="of:=[.B29]+[.C29]" office:value-type="float" office:value="5" calcext:value-type="float">
            <text:p>5</text:p>
          </table:table-cell>
          <table:table-cell/>
          <table:table-cell table:formula="of:=IF([.G29]=&quot;&quot;;IF([.H29]=&quot;&quot;;&quot;&quot;;[.H29]);[.G29] &amp; IF([.H29]=&quot;&quot;;&quot;&quot;;&quot; - &quot; &amp; [.H29]))" office:value-type="string" office:string-value="BOOT1" calcext:value-type="string">
            <text:p>BOOT1</text:p>
          </table:table-cell>
          <table:table-cell table:formula="of:=IF(ISERROR(VLOOKUP([.A29];[.$N$3:.$O$18];2; FALSE()));&quot;&quot;;VLOOKUP([.A29];[.$N$3:.$O$18];2; FALSE()))">
            <text:p/>
          </table:table-cell>
          <table:table-cell office:value-type="string" calcext:value-type="string">
            <text:p>BOOT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28" calcext:value-type="float">
            <text:p>28</text:p>
          </table:table-cell>
          <table:table-cell table:formula="of:=IF([.E30]=&quot;&quot;;0;LOOKUP([.E30];[.$J$1:.$K$3];[.$K$1:.$K$3]))" office:value-type="float" office:value="0" calcext:value-type="float">
            <text:p>0</text:p>
          </table:table-cell>
          <table:table-cell table:formula="of:=[.B30]+[.C30]" office:value-type="float" office:value="28" calcext:value-type="float">
            <text:p>28</text:p>
          </table:table-cell>
          <table:table-cell/>
          <table:table-cell table:formula="of:=IF([.G30]=&quot;&quot;;IF([.H30]=&quot;&quot;;&quot;&quot;;[.H30]);[.G30] &amp; IF([.H30]=&quot;&quot;;&quot;&quot;;&quot; - &quot; &amp; [.H30]))" office:value-type="string" office:string-value="0:JTDO  1:SPI3_SCK / TIM2_CH2 / SPI1_SCK" calcext:value-type="string">
            <text:p>0:JTDO <text:s/>1:SPI3_SCK / TIM2_CH2 / SPI1_SCK</text:p>
          </table:table-cell>
          <table:table-cell table:formula="of:=IF(ISERROR(VLOOKUP([.A30];[.$N$3:.$O$18];2; FALSE()));&quot;&quot;;VLOOKUP([.A30];[.$N$3:.$O$18];2; FALSE()))">
            <text:p/>
          </table:table-cell>
          <table:table-cell office:value-type="string" calcext:value-type="string">
            <text:p>0:JTDO <text:s/>1:SPI3_SCK / TIM2_CH2 / SPI1_S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29" calcext:value-type="float">
            <text:p>29</text:p>
          </table:table-cell>
          <table:table-cell table:formula="of:=IF([.E31]=&quot;&quot;;0;LOOKUP([.E31];[.$J$1:.$K$3];[.$K$1:.$K$3]))" office:value-type="float" office:value="0" calcext:value-type="float">
            <text:p>0</text:p>
          </table:table-cell>
          <table:table-cell table:formula="of:=[.B31]+[.C31]" office:value-type="float" office:value="29" calcext:value-type="float">
            <text:p>29</text:p>
          </table:table-cell>
          <table:table-cell/>
          <table:table-cell table:formula="of:=IF([.G31]=&quot;&quot;;IF([.H31]=&quot;&quot;;&quot;&quot;;[.H31]);[.G31] &amp; IF([.H31]=&quot;&quot;;&quot;&quot;;&quot; - &quot; &amp; [.H31]))" office:value-type="string" office:string-value="0:NJTRST  1:SPI3_MISO / TIM3_CH1 / SPI1_MISO" calcext:value-type="string">
            <text:p>0:NJTRST <text:s/>1:SPI3_MISO / TIM3_CH1 / SPI1_MISO</text:p>
          </table:table-cell>
          <table:table-cell table:formula="of:=IF(ISERROR(VLOOKUP([.A31];[.$N$3:.$O$18];2; FALSE()));&quot;&quot;;VLOOKUP([.A31];[.$N$3:.$O$18];2; FALSE()))">
            <text:p/>
          </table:table-cell>
          <table:table-cell office:value-type="string" calcext:value-type="string">
            <text:p>0:NJTRST <text:s/>1:SPI3_MISO / TIM3_CH1 / SPI1_M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30" calcext:value-type="float">
            <text:p>30</text:p>
          </table:table-cell>
          <table:table-cell table:formula="of:=IF([.E32]=&quot;&quot;;0;LOOKUP([.E32];[.$J$1:.$K$3];[.$K$1:.$K$3]))" office:value-type="float" office:value="0" calcext:value-type="float">
            <text:p>0</text:p>
          </table:table-cell>
          <table:table-cell table:formula="of:=[.B32]+[.C32]" office:value-type="float" office:value="30" calcext:value-type="float">
            <text:p>30</text:p>
          </table:table-cell>
          <table:table-cell/>
          <table:table-cell table:formula="of:=IF([.G32]=&quot;&quot;;IF([.H32]=&quot;&quot;;&quot;&quot;;[.H32]);[.G32] &amp; IF([.H32]=&quot;&quot;;&quot;&quot;;&quot; - &quot; &amp; [.H32]))" office:value-type="string" office:string-value="1:TIM3_CH2 / SPI1_MOSI / SPI3_MOSI" calcext:value-type="string">
            <text:p>1:TIM3_CH2 / SPI1_MOSI / SPI3_MOSI</text:p>
          </table:table-cell>
          <table:table-cell table:formula="of:=IF(ISERROR(VLOOKUP([.A32];[.$N$3:.$O$18];2; FALSE()));&quot;&quot;;VLOOKUP([.A32];[.$N$3:.$O$18];2; FALSE()))">
            <text:p/>
          </table:table-cell>
          <table:table-cell office:value-type="string" calcext:value-type="string">
            <text:p>1:TIM3_CH2 / SPI1_MOSI / SPI3_MOS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31" calcext:value-type="float">
            <text:p>31</text:p>
          </table:table-cell>
          <table:table-cell table:formula="of:=IF([.E33]=&quot;&quot;;0;LOOKUP([.E33];[.$J$1:.$K$3];[.$K$1:.$K$3]))" office:value-type="float" office:value="0" calcext:value-type="float">
            <text:p>0</text:p>
          </table:table-cell>
          <table:table-cell table:formula="of:=[.B33]+[.C33]" office:value-type="float" office:value="31" calcext:value-type="float">
            <text:p>31</text:p>
          </table:table-cell>
          <table:table-cell/>
          <table:table-cell table:formula="of:=IF([.G33]=&quot;&quot;;IF([.H33]=&quot;&quot;;&quot;&quot;;[.H33]);[.G33] &amp; IF([.H33]=&quot;&quot;;&quot;&quot;;&quot; - &quot; &amp; [.H33]))" office:value-type="string" office:string-value="1:I2C1_SCL / TIM4_CH1 / USART1_TX" calcext:value-type="string">
            <text:p>1:I2C1_SCL / TIM4_CH1 / USART1_TX</text:p>
          </table:table-cell>
          <table:table-cell table:formula="of:=IF(ISERROR(VLOOKUP([.A33];[.$N$3:.$O$18];2; FALSE()));&quot;&quot;;VLOOKUP([.A33];[.$N$3:.$O$18];2; FALSE()))">
            <text:p/>
          </table:table-cell>
          <table:table-cell office:value-type="string" calcext:value-type="string">
            <text:p>1:I2C1_SCL / TIM4_CH1 / USART1_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32" calcext:value-type="float">
            <text:p>32</text:p>
          </table:table-cell>
          <table:table-cell table:formula="of:=IF([.E34]=&quot;&quot;;0;LOOKUP([.E34];[.$J$1:.$K$3];[.$K$1:.$K$3]))" office:value-type="float" office:value="0" calcext:value-type="float">
            <text:p>0</text:p>
          </table:table-cell>
          <table:table-cell table:formula="of:=[.B34]+[.C34]" office:value-type="float" office:value="32" calcext:value-type="float">
            <text:p>32</text:p>
          </table:table-cell>
          <table:table-cell/>
          <table:table-cell table:formula="of:=IF([.G34]=&quot;&quot;;IF([.H34]=&quot;&quot;;&quot;&quot;;[.H34]);[.G34] &amp; IF([.H34]=&quot;&quot;;&quot;&quot;;&quot; - &quot; &amp; [.H34]))" office:value-type="string" office:string-value="1:I2C1_SDA / TIM4_CH2 / USART1_RX" calcext:value-type="string">
            <text:p>1:I2C1_SDA / TIM4_CH2 / USART1_RX</text:p>
          </table:table-cell>
          <table:table-cell table:formula="of:=IF(ISERROR(VLOOKUP([.A34];[.$N$3:.$O$18];2; FALSE()));&quot;&quot;;VLOOKUP([.A34];[.$N$3:.$O$18];2; FALSE()))">
            <text:p/>
          </table:table-cell>
          <table:table-cell office:value-type="string" calcext:value-type="string">
            <text:p>1:I2C1_SDA / TIM4_CH2 / USART1_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33" calcext:value-type="float">
            <text:p>33</text:p>
          </table:table-cell>
          <table:table-cell table:formula="of:=IF([.E35]=&quot;&quot;;0;LOOKUP([.E35];[.$J$1:.$K$3];[.$K$1:.$K$3]))" office:value-type="float" office:value="0" calcext:value-type="float">
            <text:p>0</text:p>
          </table:table-cell>
          <table:table-cell table:formula="of:=[.B35]+[.C35]" office:value-type="float" office:value="33" calcext:value-type="float">
            <text:p>33</text:p>
          </table:table-cell>
          <table:table-cell/>
          <table:table-cell table:formula="of:=IF([.G35]=&quot;&quot;;IF([.H35]=&quot;&quot;;&quot;&quot;;[.H35]);[.G35] &amp; IF([.H35]=&quot;&quot;;&quot;&quot;;&quot; - &quot; &amp; [.H35]))" office:value-type="string" office:string-value="1:I2C1_SCL / TIM4_CH3 / SDIO_D4 / TIM10_CH1" calcext:value-type="string">
            <text:p>1:I2C1_SCL / TIM4_CH3 / SDIO_D4 / TIM10_CH1</text:p>
          </table:table-cell>
          <table:table-cell table:formula="of:=IF(ISERROR(VLOOKUP([.A35];[.$N$3:.$O$18];2; FALSE()));&quot;&quot;;VLOOKUP([.A35];[.$N$3:.$O$18];2; FALSE()))">
            <text:p/>
          </table:table-cell>
          <table:table-cell office:value-type="string" calcext:value-type="string">
            <text:p>1:I2C1_SCL / TIM4_CH3 / SDIO_D4 / TIM10_CH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34" calcext:value-type="float">
            <text:p>34</text:p>
          </table:table-cell>
          <table:table-cell table:formula="of:=IF([.E36]=&quot;&quot;;0;LOOKUP([.E36];[.$J$1:.$K$3];[.$K$1:.$K$3]))" office:value-type="float" office:value="0" calcext:value-type="float">
            <text:p>0</text:p>
          </table:table-cell>
          <table:table-cell table:formula="of:=[.B36]+[.C36]" office:value-type="float" office:value="34" calcext:value-type="float">
            <text:p>34</text:p>
          </table:table-cell>
          <table:table-cell/>
          <table:table-cell table:formula="of:=IF([.G36]=&quot;&quot;;IF([.H36]=&quot;&quot;;&quot;&quot;;[.H36]);[.G36] &amp; IF([.H36]=&quot;&quot;;&quot;&quot;;&quot; - &quot; &amp; [.H36]))" office:value-type="string" office:string-value="1:I2C1_SDA / TIM4_CH4 / SDIO_D5 / TIM11_CH1 / SPI2_NSS" calcext:value-type="string">
            <text:p>1:I2C1_SDA / TIM4_CH4 / SDIO_D5 / TIM11_CH1 / SPI2_NSS</text:p>
          </table:table-cell>
          <table:table-cell table:formula="of:=IF(ISERROR(VLOOKUP([.A36];[.$N$3:.$O$18];2; FALSE()));&quot;&quot;;VLOOKUP([.A36];[.$N$3:.$O$18];2; FALSE()))">
            <text:p/>
          </table:table-cell>
          <table:table-cell office:value-type="string" calcext:value-type="string">
            <text:p>1:I2C1_SDA / TIM4_CH4 / SDIO_D5 / TIM11_CH1 / SPI2_N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45" calcext:value-type="float">
            <text:p>45</text:p>
          </table:table-cell>
          <table:table-cell table:formula="of:=IF([.E37]=&quot;&quot;;0;LOOKUP([.E37];[.$J$1:.$K$3];[.$K$1:.$K$3]))" office:value-type="float" office:value="0" calcext:value-type="float">
            <text:p>0</text:p>
          </table:table-cell>
          <table:table-cell table:formula="of:=[.B37]+[.C37]" office:value-type="float" office:value="45" calcext:value-type="float">
            <text:p>45</text:p>
          </table:table-cell>
          <table:table-cell/>
          <table:table-cell table:formula="of:=IF([.G37]=&quot;&quot;;IF([.H37]=&quot;&quot;;&quot;&quot;;[.H37]);[.G37] &amp; IF([.H37]=&quot;&quot;;&quot;&quot;;&quot; - &quot; &amp; [.H37]))" office:value-type="string" office:string-value="1:  2:ADC123_IN10" calcext:value-type="string">
            <text:p>1: <text:s/>2:ADC123_IN10</text:p>
          </table:table-cell>
          <table:table-cell table:formula="of:=IF(ISERROR(VLOOKUP([.A37];[.$N$3:.$O$18];2; FALSE()));&quot;&quot;;VLOOKUP([.A37];[.$N$3:.$O$18];2; FALSE()))">
            <text:p/>
          </table:table-cell>
          <table:table-cell office:value-type="string" calcext:value-type="string">
            <text:p>1: <text:s/>2:ADC123_IN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46" calcext:value-type="float">
            <text:p>46</text:p>
          </table:table-cell>
          <table:table-cell table:formula="of:=IF([.E38]=&quot;&quot;;0;LOOKUP([.E38];[.$J$1:.$K$3];[.$K$1:.$K$3]))" office:value-type="float" office:value="0" calcext:value-type="float">
            <text:p>0</text:p>
          </table:table-cell>
          <table:table-cell table:formula="of:=[.B38]+[.C38]" office:value-type="float" office:value="46" calcext:value-type="float">
            <text:p>46</text:p>
          </table:table-cell>
          <table:table-cell/>
          <table:table-cell table:formula="of:=IF([.G38]=&quot;&quot;;IF([.H38]=&quot;&quot;;&quot;&quot;;[.H38]);[.G38] &amp; IF([.H38]=&quot;&quot;;&quot;&quot;;&quot; - &quot; &amp; [.H38]))" office:value-type="string" office:string-value="1:  2:ADC123_IN11" calcext:value-type="string">
            <text:p>1: <text:s/>2:ADC123_IN11</text:p>
          </table:table-cell>
          <table:table-cell table:formula="of:=IF(ISERROR(VLOOKUP([.A38];[.$N$3:.$O$18];2; FALSE()));&quot;&quot;;VLOOKUP([.A38];[.$N$3:.$O$18];2; FALSE()))">
            <text:p/>
          </table:table-cell>
          <table:table-cell office:value-type="string" calcext:value-type="string">
            <text:p>1: <text:s/>2:ADC123_IN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24" calcext:value-type="float">
            <text:p>24</text:p>
          </table:table-cell>
          <table:table-cell table:formula="of:=IF([.E39]=&quot;&quot;;0;LOOKUP([.E39];[.$J$1:.$K$3];[.$K$1:.$K$3]))" office:value-type="float" office:value="0" calcext:value-type="float">
            <text:p>0</text:p>
          </table:table-cell>
          <table:table-cell table:formula="of:=[.B39]+[.C39]" office:value-type="float" office:value="24" calcext:value-type="float">
            <text:p>24</text:p>
          </table:table-cell>
          <table:table-cell/>
          <table:table-cell table:formula="of:=IF([.G39]=&quot;&quot;;IF([.H39]=&quot;&quot;;&quot;&quot;;[.H39]);[.G39] &amp; IF([.H39]=&quot;&quot;;&quot;&quot;;&quot; - &quot; &amp; [.H39]))" office:value-type="string" office:string-value="1:UART4_TX / SPI3_SCK / SDIO_D2 / USART3_TX" calcext:value-type="string">
            <text:p>1:UART4_TX / SPI3_SCK / SDIO_D2 / USART3_TX</text:p>
          </table:table-cell>
          <table:table-cell table:formula="of:=IF(ISERROR(VLOOKUP([.A39];[.$N$3:.$O$18];2; FALSE()));&quot;&quot;;VLOOKUP([.A39];[.$N$3:.$O$18];2; FALSE()))">
            <text:p/>
          </table:table-cell>
          <table:table-cell office:value-type="string" calcext:value-type="string">
            <text:p>1:UART4_TX / SPI3_SCK / SDIO_D2 / USART3_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25" calcext:value-type="float">
            <text:p>25</text:p>
          </table:table-cell>
          <table:table-cell table:formula="of:=IF([.E40]=&quot;&quot;;0;LOOKUP([.E40];[.$J$1:.$K$3];[.$K$1:.$K$3]))" office:value-type="float" office:value="0" calcext:value-type="float">
            <text:p>0</text:p>
          </table:table-cell>
          <table:table-cell table:formula="of:=[.B40]+[.C40]" office:value-type="float" office:value="25" calcext:value-type="float">
            <text:p>25</text:p>
          </table:table-cell>
          <table:table-cell/>
          <table:table-cell table:formula="of:=IF([.G40]=&quot;&quot;;IF([.H40]=&quot;&quot;;&quot;&quot;;[.H40]);[.G40] &amp; IF([.H40]=&quot;&quot;;&quot;&quot;;&quot; - &quot; &amp; [.H40]))" office:value-type="string" office:string-value="1:UART4_RX / SPI3_MISO / SDIO_D3 / USART3_RX" calcext:value-type="string">
            <text:p>1:UART4_RX / SPI3_MISO / SDIO_D3 / USART3_RX</text:p>
          </table:table-cell>
          <table:table-cell table:formula="of:=IF(ISERROR(VLOOKUP([.A40];[.$N$3:.$O$18];2; FALSE()));&quot;&quot;;VLOOKUP([.A40];[.$N$3:.$O$18];2; FALSE()))">
            <text:p/>
          </table:table-cell>
          <table:table-cell office:value-type="string" calcext:value-type="string">
            <text:p>1:UART4_RX / SPI3_MISO / SDIO_D3 / USART3_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26" calcext:value-type="float">
            <text:p>26</text:p>
          </table:table-cell>
          <table:table-cell table:formula="of:=IF([.E41]=&quot;&quot;;0;LOOKUP([.E41];[.$J$1:.$K$3];[.$K$1:.$K$3]))" office:value-type="float" office:value="0" calcext:value-type="float">
            <text:p>0</text:p>
          </table:table-cell>
          <table:table-cell table:formula="of:=[.B41]+[.C41]" office:value-type="float" office:value="26" calcext:value-type="float">
            <text:p>26</text:p>
          </table:table-cell>
          <table:table-cell/>
          <table:table-cell table:formula="of:=IF([.G41]=&quot;&quot;;IF([.H41]=&quot;&quot;;&quot;&quot;;[.H41]);[.G41] &amp; IF([.H41]=&quot;&quot;;&quot;&quot;;&quot; - &quot; &amp; [.H41]))" office:value-type="string" office:string-value="1:UART5_TX / SPI3_MOSI / SDIO_CK" calcext:value-type="string">
            <text:p>1:UART5_TX / SPI3_MOSI / SDIO_CK</text:p>
          </table:table-cell>
          <table:table-cell table:formula="of:=IF(ISERROR(VLOOKUP([.A41];[.$N$3:.$O$18];2; FALSE()));&quot;&quot;;VLOOKUP([.A41];[.$N$3:.$O$18];2; FALSE()))">
            <text:p/>
          </table:table-cell>
          <table:table-cell office:value-type="string" calcext:value-type="string">
            <text:p>1:UART5_TX / SPI3_MOSI / SDIO_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0" calcext:value-type="float">
            <text:p>0</text:p>
          </table:table-cell>
          <table:table-cell table:formula="of:=IF([.E42]=&quot;&quot;;0;LOOKUP([.E42];[.$J$1:.$K$3];[.$K$1:.$K$3]))" office:value-type="float" office:value="0" calcext:value-type="float">
            <text:p>0</text:p>
          </table:table-cell>
          <table:table-cell table:formula="of:=[.B42]+[.C42]" office:value-type="float" office:value="0" calcext:value-type="float">
            <text:p>0</text:p>
          </table:table-cell>
          <table:table-cell/>
          <table:table-cell table:formula="of:=IF([.G42]=&quot;&quot;;IF([.H42]=&quot;&quot;;&quot;&quot;;[.H42]);[.G42] &amp; IF([.H42]=&quot;&quot;;&quot;&quot;;&quot; - &quot; &amp; [.H42]))" office:value-type="string" office:string-value="??" calcext:value-type="string">
            <text:p>??</text:p>
          </table:table-cell>
          <table:table-cell table:formula="of:=IF(ISERROR(VLOOKUP([.A42];[.$N$3:.$O$18];2; FALSE()));&quot;&quot;;VLOOKUP([.A42];[.$N$3:.$O$18];2; FALSE()))">
            <text:p/>
          </table:table-cell>
          <table:table-cell office:value-type="string" calcext:value-type="string">
            <text:p>?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1" calcext:value-type="float">
            <text:p>1</text:p>
          </table:table-cell>
          <table:table-cell table:formula="of:=IF([.E43]=&quot;&quot;;0;LOOKUP([.E43];[.$J$1:.$K$3];[.$K$1:.$K$3]))" office:value-type="float" office:value="0" calcext:value-type="float">
            <text:p>0</text:p>
          </table:table-cell>
          <table:table-cell table:formula="of:=[.B43]+[.C43]" office:value-type="float" office:value="1" calcext:value-type="float">
            <text:p>1</text:p>
          </table:table-cell>
          <table:table-cell/>
          <table:table-cell table:formula="of:=IF([.G43]=&quot;&quot;;IF([.H43]=&quot;&quot;;&quot;&quot;;[.H43]);[.G43] &amp; IF([.H43]=&quot;&quot;;&quot;&quot;;&quot; - &quot; &amp; [.H43]))" office:value-type="string" office:string-value="OSC32_IN" calcext:value-type="string">
            <text:p>OSC32_IN</text:p>
          </table:table-cell>
          <table:table-cell table:formula="of:=IF(ISERROR(VLOOKUP([.A43];[.$N$3:.$O$18];2; FALSE()));&quot;&quot;;VLOOKUP([.A43];[.$N$3:.$O$18];2; FALSE()))">
            <text:p/>
          </table:table-cell>
          <table:table-cell office:value-type="string" calcext:value-type="string">
            <text:p>OSC32_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2" calcext:value-type="float">
            <text:p>2</text:p>
          </table:table-cell>
          <table:table-cell table:formula="of:=IF([.E44]=&quot;&quot;;0;LOOKUP([.E44];[.$J$1:.$K$3];[.$K$1:.$K$3]))" office:value-type="float" office:value="0" calcext:value-type="float">
            <text:p>0</text:p>
          </table:table-cell>
          <table:table-cell table:formula="of:=[.B44]+[.C44]" office:value-type="float" office:value="2" calcext:value-type="float">
            <text:p>2</text:p>
          </table:table-cell>
          <table:table-cell/>
          <table:table-cell table:formula="of:=IF([.G44]=&quot;&quot;;IF([.H44]=&quot;&quot;;&quot;&quot;;[.H44]);[.G44] &amp; IF([.H44]=&quot;&quot;;&quot;&quot;;&quot; - &quot; &amp; [.H44]))" office:value-type="string" office:string-value="OSC32_OUT" calcext:value-type="string">
            <text:p>OSC32_OUT</text:p>
          </table:table-cell>
          <table:table-cell table:formula="of:=IF(ISERROR(VLOOKUP([.A44];[.$N$3:.$O$18];2; FALSE()));&quot;&quot;;VLOOKUP([.A44];[.$N$3:.$O$18];2; FALSE()))">
            <text:p/>
          </table:table-cell>
          <table:table-cell office:value-type="string" calcext:value-type="string">
            <text:p>OSC32_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47" calcext:value-type="float">
            <text:p>47</text:p>
          </table:table-cell>
          <table:table-cell table:formula="of:=IF([.E45]=&quot;&quot;;0;LOOKUP([.E45];[.$J$1:.$K$3];[.$K$1:.$K$3]))" office:value-type="float" office:value="0" calcext:value-type="float">
            <text:p>0</text:p>
          </table:table-cell>
          <table:table-cell table:formula="of:=[.B45]+[.C45]" office:value-type="float" office:value="47" calcext:value-type="float">
            <text:p>47</text:p>
          </table:table-cell>
          <table:table-cell/>
          <table:table-cell table:formula="of:=IF([.G45]=&quot;&quot;;IF([.H45]=&quot;&quot;;&quot;&quot;;[.H45]);[.G45] &amp; IF([.H45]=&quot;&quot;;&quot;&quot;;&quot; - &quot; &amp; [.H45]))" office:value-type="string" office:string-value="1:SPI2_MISO  2:ADC123_IN12" calcext:value-type="string">
            <text:p>1:SPI2_MISO <text:s/>2:ADC123_IN12</text:p>
          </table:table-cell>
          <table:table-cell table:formula="of:=IF(ISERROR(VLOOKUP([.A45];[.$N$3:.$O$18];2; FALSE()));&quot;&quot;;VLOOKUP([.A45];[.$N$3:.$O$18];2; FALSE()))">
            <text:p/>
          </table:table-cell>
          <table:table-cell office:value-type="string" calcext:value-type="string">
            <text:p>1:SPI2_MISO <text:s/>2:ADC123_IN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48" calcext:value-type="float">
            <text:p>48</text:p>
          </table:table-cell>
          <table:table-cell table:formula="of:=IF([.E46]=&quot;&quot;;0;LOOKUP([.E46];[.$J$1:.$K$3];[.$K$1:.$K$3]))" office:value-type="float" office:value="0" calcext:value-type="float">
            <text:p>0</text:p>
          </table:table-cell>
          <table:table-cell table:formula="of:=[.B46]+[.C46]" office:value-type="float" office:value="48" calcext:value-type="float">
            <text:p>48</text:p>
          </table:table-cell>
          <table:table-cell/>
          <table:table-cell table:formula="of:=IF([.G46]=&quot;&quot;;IF([.H46]=&quot;&quot;;&quot;&quot;;[.H46]);[.G46] &amp; IF([.H46]=&quot;&quot;;&quot;&quot;;&quot; - &quot; &amp; [.H46]))" office:value-type="string" office:string-value="1:SPI2_MOSI  2:ADC123_IN13" calcext:value-type="string">
            <text:p>1:SPI2_MOSI <text:s/>2:ADC123_IN13</text:p>
          </table:table-cell>
          <table:table-cell table:formula="of:=IF(ISERROR(VLOOKUP([.A46];[.$N$3:.$O$18];2; FALSE()));&quot;&quot;;VLOOKUP([.A46];[.$N$3:.$O$18];2; FALSE()))">
            <text:p/>
          </table:table-cell>
          <table:table-cell office:value-type="string" calcext:value-type="string">
            <text:p>1:SPI2_MOSI <text:s/>2:ADC123_IN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49" calcext:value-type="float">
            <text:p>49</text:p>
          </table:table-cell>
          <table:table-cell table:formula="of:=IF([.E47]=&quot;&quot;;0;LOOKUP([.E47];[.$J$1:.$K$3];[.$K$1:.$K$3]))" office:value-type="float" office:value="0" calcext:value-type="float">
            <text:p>0</text:p>
          </table:table-cell>
          <table:table-cell table:formula="of:=[.B47]+[.C47]" office:value-type="float" office:value="49" calcext:value-type="float">
            <text:p>49</text:p>
          </table:table-cell>
          <table:table-cell/>
          <table:table-cell table:formula="of:=IF([.G47]=&quot;&quot;;IF([.H47]=&quot;&quot;;&quot;&quot;;[.H47]);[.G47] &amp; IF([.H47]=&quot;&quot;;&quot;&quot;;&quot; - &quot; &amp; [.H47]))" office:value-type="string" office:string-value="1:  2:ADC12_IN14" calcext:value-type="string">
            <text:p>1: <text:s/>2:ADC12_IN14</text:p>
          </table:table-cell>
          <table:table-cell table:formula="of:=IF(ISERROR(VLOOKUP([.A47];[.$N$3:.$O$18];2; FALSE()));&quot;&quot;;VLOOKUP([.A47];[.$N$3:.$O$18];2; FALSE()))">
            <text:p/>
          </table:table-cell>
          <table:table-cell office:value-type="string" calcext:value-type="string">
            <text:p>1: <text:s/>2:ADC12_IN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50" calcext:value-type="float">
            <text:p>50</text:p>
          </table:table-cell>
          <table:table-cell table:formula="of:=IF([.E48]=&quot;&quot;;0;LOOKUP([.E48];[.$J$1:.$K$3];[.$K$1:.$K$3]))" office:value-type="float" office:value="0" calcext:value-type="float">
            <text:p>0</text:p>
          </table:table-cell>
          <table:table-cell table:formula="of:=[.B48]+[.C48]" office:value-type="float" office:value="50" calcext:value-type="float">
            <text:p>50</text:p>
          </table:table-cell>
          <table:table-cell/>
          <table:table-cell table:formula="of:=IF([.G48]=&quot;&quot;;IF([.H48]=&quot;&quot;;&quot;&quot;;[.H48]);[.G48] &amp; IF([.H48]=&quot;&quot;;&quot;&quot;;&quot; - &quot; &amp; [.H48]))" office:value-type="string" office:string-value="1:  2:ADC12_IN15" calcext:value-type="string">
            <text:p>1: <text:s/>2:ADC12_IN15</text:p>
          </table:table-cell>
          <table:table-cell table:formula="of:=IF(ISERROR(VLOOKUP([.A48];[.$N$3:.$O$18];2; FALSE()));&quot;&quot;;VLOOKUP([.A48];[.$N$3:.$O$18];2; FALSE()))">
            <text:p/>
          </table:table-cell>
          <table:table-cell office:value-type="string" calcext:value-type="string">
            <text:p>1: <text:s/>2:ADC12_IN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2" calcext:value-type="float">
            <text:p>12</text:p>
          </table:table-cell>
          <table:table-cell table:formula="of:=IF([.E49]=&quot;&quot;;0;LOOKUP([.E49];[.$J$1:.$K$3];[.$K$1:.$K$3]))" office:value-type="float" office:value="0" calcext:value-type="float">
            <text:p>0</text:p>
          </table:table-cell>
          <table:table-cell table:formula="of:=[.B49]+[.C49]" office:value-type="float" office:value="12" calcext:value-type="float">
            <text:p>12</text:p>
          </table:table-cell>
          <table:table-cell/>
          <table:table-cell table:formula="of:=IF([.G49]=&quot;&quot;;IF([.H49]=&quot;&quot;;&quot;&quot;;[.H49]);[.G49] &amp; IF([.H49]=&quot;&quot;;&quot;&quot;;&quot; - &quot; &amp; [.H49]))" office:value-type="string" office:string-value="Serial6 - PIN_SERIAL6_TX - SERIAL_PORT_HARDWARE_OPEN1 - 1:TIM8_CH1 / SDIO_D6 / USART6_TX / TIM3_CH1" calcext:value-type="string">
            <text:p>Serial6 - PIN_SERIAL6_TX - SERIAL_PORT_HARDWARE_OPEN1 - 1:TIM8_CH1 / SDIO_D6 / USART6_TX / TIM3_CH1</text:p>
          </table:table-cell>
          <table:table-cell table:formula="of:=IF(ISERROR(VLOOKUP([.A49];[.$N$3:.$O$18];2; FALSE()));&quot;&quot;;VLOOKUP([.A49];[.$N$3:.$O$18];2; FALSE()))" office:value-type="string" office:string-value="Serial6 - PIN_SERIAL6_TX - SERIAL_PORT_HARDWARE_OPEN1" calcext:value-type="string">
            <text:p>Serial6 - PIN_SERIAL6_TX - SERIAL_PORT_HARDWARE_OPEN1</text:p>
          </table:table-cell>
          <table:table-cell office:value-type="string" calcext:value-type="string">
            <text:p>1:TIM8_CH1 / SDIO_D6 / USART6_TX / TIM3_CH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3" calcext:value-type="float">
            <text:p>13</text:p>
          </table:table-cell>
          <table:table-cell table:formula="of:=IF([.E50]=&quot;&quot;;0;LOOKUP([.E50];[.$J$1:.$K$3];[.$K$1:.$K$3]))" office:value-type="float" office:value="0" calcext:value-type="float">
            <text:p>0</text:p>
          </table:table-cell>
          <table:table-cell table:formula="of:=[.B50]+[.C50]" office:value-type="float" office:value="13" calcext:value-type="float">
            <text:p>13</text:p>
          </table:table-cell>
          <table:table-cell/>
          <table:table-cell table:formula="of:=IF([.G50]=&quot;&quot;;IF([.H50]=&quot;&quot;;&quot;&quot;;[.H50]);[.G50] &amp; IF([.H50]=&quot;&quot;;&quot;&quot;;&quot; - &quot; &amp; [.H50]))" office:value-type="string" office:string-value="Serial6 - PIN_SERIAL6_RX - SERIAL_PORT_HARDWARE_OPEN1 - 1:TIM8_CH2 / SDIO_D7 / USART6_RX / TIM3_CH2" calcext:value-type="string">
            <text:p>Serial6 - PIN_SERIAL6_RX - SERIAL_PORT_HARDWARE_OPEN1 - 1:TIM8_CH2 / SDIO_D7 / USART6_RX / TIM3_CH2</text:p>
          </table:table-cell>
          <table:table-cell table:formula="of:=IF(ISERROR(VLOOKUP([.A50];[.$N$3:.$O$18];2; FALSE()));&quot;&quot;;VLOOKUP([.A50];[.$N$3:.$O$18];2; FALSE()))" office:value-type="string" office:string-value="Serial6 - PIN_SERIAL6_RX - SERIAL_PORT_HARDWARE_OPEN1" calcext:value-type="string">
            <text:p>Serial6 - PIN_SERIAL6_RX - SERIAL_PORT_HARDWARE_OPEN1</text:p>
          </table:table-cell>
          <table:table-cell office:value-type="string" calcext:value-type="string">
            <text:p>1:TIM8_CH2 / SDIO_D7 / USART6_RX / TIM3_CH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4" calcext:value-type="float">
            <text:p>14</text:p>
          </table:table-cell>
          <table:table-cell table:formula="of:=IF([.E51]=&quot;&quot;;0;LOOKUP([.E51];[.$J$1:.$K$3];[.$K$1:.$K$3]))" office:value-type="float" office:value="0" calcext:value-type="float">
            <text:p>0</text:p>
          </table:table-cell>
          <table:table-cell table:formula="of:=[.B51]+[.C51]" office:value-type="float" office:value="14" calcext:value-type="float">
            <text:p>14</text:p>
          </table:table-cell>
          <table:table-cell/>
          <table:table-cell table:formula="of:=IF([.G51]=&quot;&quot;;IF([.H51]=&quot;&quot;;&quot;&quot;;[.H51]);[.G51] &amp; IF([.H51]=&quot;&quot;;&quot;&quot;;&quot; - &quot; &amp; [.H51]))" office:value-type="string" office:string-value="1:TIM8_CH3 / SDIO_D0 / TIM3_CH3" calcext:value-type="string">
            <text:p>1:TIM8_CH3 / SDIO_D0 / TIM3_CH3</text:p>
          </table:table-cell>
          <table:table-cell table:formula="of:=IF(ISERROR(VLOOKUP([.A51];[.$N$3:.$O$18];2; FALSE()));&quot;&quot;;VLOOKUP([.A51];[.$N$3:.$O$18];2; FALSE()))">
            <text:p/>
          </table:table-cell>
          <table:table-cell office:value-type="string" calcext:value-type="string">
            <text:p>1:TIM8_CH3 / SDIO_D0 / TIM3_CH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15" calcext:value-type="float">
            <text:p>15</text:p>
          </table:table-cell>
          <table:table-cell table:formula="of:=IF([.E52]=&quot;&quot;;0;LOOKUP([.E52];[.$J$1:.$K$3];[.$K$1:.$K$3]))" office:value-type="float" office:value="0" calcext:value-type="float">
            <text:p>0</text:p>
          </table:table-cell>
          <table:table-cell table:formula="of:=[.B52]+[.C52]" office:value-type="float" office:value="15" calcext:value-type="float">
            <text:p>15</text:p>
          </table:table-cell>
          <table:table-cell/>
          <table:table-cell table:formula="of:=IF([.G52]=&quot;&quot;;IF([.H52]=&quot;&quot;;&quot;&quot;;[.H52]);[.G52] &amp; IF([.H52]=&quot;&quot;;&quot;&quot;;&quot; - &quot; &amp; [.H52]))" office:value-type="string" office:string-value="1:TIM8_CH4 / SDIO_D1 / TIM3_CH4" calcext:value-type="string">
            <text:p>1:TIM8_CH4 / SDIO_D1 / TIM3_CH4</text:p>
          </table:table-cell>
          <table:table-cell table:formula="of:=IF(ISERROR(VLOOKUP([.A52];[.$N$3:.$O$18];2; FALSE()));&quot;&quot;;VLOOKUP([.A52];[.$N$3:.$O$18];2; FALSE()))">
            <text:p/>
          </table:table-cell>
          <table:table-cell office:value-type="string" calcext:value-type="string">
            <text:p>1:TIM8_CH4 / SDIO_D1 / TIM3_CH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57" calcext:value-type="float">
            <text:p>57</text:p>
          </table:table-cell>
          <table:table-cell table:formula="of:=IF([.E53]=&quot;&quot;;0;LOOKUP([.E53];[.$J$1:.$K$3];[.$K$1:.$K$3]))" office:value-type="float" office:value="24" calcext:value-type="float">
            <text:p>24</text:p>
          </table:table-cell>
          <table:table-cell table:formula="of:=[.B53]+[.C53]" office:value-type="float" office:value="81" calcext:value-type="float">
            <text:p>81</text:p>
          </table:table-cell>
          <table:table-cell office:value-type="string" calcext:value-type="string">
            <text:p>STM32F4X_ADC_NUM</text:p>
          </table:table-cell>
          <table:table-cell table:formula="of:=IF([.G53]=&quot;&quot;;IF([.H53]=&quot;&quot;;&quot;&quot;;[.H53]);[.G53] &amp; IF([.H53]=&quot;&quot;;&quot;&quot;;&quot; - &quot; &amp; [.H53]))" office:value-type="string" office:string-value="1:FSMC_D2" calcext:value-type="string">
            <text:p>1:FSMC_D2</text:p>
          </table:table-cell>
          <table:table-cell table:formula="of:=IF(ISERROR(VLOOKUP([.A53];[.$N$3:.$O$18];2; FALSE()));&quot;&quot;;VLOOKUP([.A53];[.$N$3:.$O$18];2; FALSE()))">
            <text:p/>
          </table:table-cell>
          <table:table-cell office:value-type="string" calcext:value-type="string">
            <text:p>1:FSMC_D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58" calcext:value-type="float">
            <text:p>58</text:p>
          </table:table-cell>
          <table:table-cell table:formula="of:=IF([.E54]=&quot;&quot;;0;LOOKUP([.E54];[.$J$1:.$K$3];[.$K$1:.$K$3]))" office:value-type="float" office:value="24" calcext:value-type="float">
            <text:p>24</text:p>
          </table:table-cell>
          <table:table-cell table:formula="of:=[.B54]+[.C54]" office:value-type="float" office:value="82" calcext:value-type="float">
            <text:p>82</text:p>
          </table:table-cell>
          <table:table-cell office:value-type="string" calcext:value-type="string">
            <text:p>STM32F4X_ADC_NUM</text:p>
          </table:table-cell>
          <table:table-cell table:formula="of:=IF([.G54]=&quot;&quot;;IF([.H54]=&quot;&quot;;&quot;&quot;;[.H54]);[.G54] &amp; IF([.H54]=&quot;&quot;;&quot;&quot;;&quot; - &quot; &amp; [.H54]))" office:value-type="string" office:string-value="1:FSMC_D3" calcext:value-type="string">
            <text:p>1:FSMC_D3</text:p>
          </table:table-cell>
          <table:table-cell table:formula="of:=IF(ISERROR(VLOOKUP([.A54];[.$N$3:.$O$18];2; FALSE()));&quot;&quot;;VLOOKUP([.A54];[.$N$3:.$O$18];2; FALSE()))">
            <text:p/>
          </table:table-cell>
          <table:table-cell office:value-type="string" calcext:value-type="string">
            <text:p>1:FSMC_D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10</text:p>
          </table:table-cell>
          <table:table-cell office:value-type="float" office:value="51" calcext:value-type="float">
            <text:p>51</text:p>
          </table:table-cell>
          <table:table-cell table:formula="of:=IF([.E55]=&quot;&quot;;0;LOOKUP([.E55];[.$J$1:.$K$3];[.$K$1:.$K$3]))" office:value-type="float" office:value="24" calcext:value-type="float">
            <text:p>24</text:p>
          </table:table-cell>
          <table:table-cell table:formula="of:=[.B55]+[.C55]" office:value-type="float" office:value="75" calcext:value-type="float">
            <text:p>75</text:p>
          </table:table-cell>
          <table:table-cell office:value-type="string" calcext:value-type="string">
            <text:p>STM32F4X_ADC_NUM</text:p>
          </table:table-cell>
          <table:table-cell table:formula="of:=IF([.G55]=&quot;&quot;;IF([.H55]=&quot;&quot;;&quot;&quot;;[.H55]);[.G55] &amp; IF([.H55]=&quot;&quot;;&quot;&quot;;&quot; - &quot; &amp; [.H55]))" office:value-type="string" office:string-value="1:FSMC_D15" calcext:value-type="string">
            <text:p>1:FSMC_D15</text:p>
          </table:table-cell>
          <table:table-cell table:formula="of:=IF(ISERROR(VLOOKUP([.A55];[.$N$3:.$O$18];2; FALSE()));&quot;&quot;;VLOOKUP([.A55];[.$N$3:.$O$18];2; FALSE()))">
            <text:p/>
          </table:table-cell>
          <table:table-cell office:value-type="string" calcext:value-type="string">
            <text:p>1:FSMC_D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11</text:p>
          </table:table-cell>
          <table:table-cell office:value-type="float" office:value="52" calcext:value-type="float">
            <text:p>52</text:p>
          </table:table-cell>
          <table:table-cell table:formula="of:=IF([.E56]=&quot;&quot;;0;LOOKUP([.E56];[.$J$1:.$K$3];[.$K$1:.$K$3]))" office:value-type="float" office:value="24" calcext:value-type="float">
            <text:p>24</text:p>
          </table:table-cell>
          <table:table-cell table:formula="of:=[.B56]+[.C56]" office:value-type="float" office:value="76" calcext:value-type="float">
            <text:p>76</text:p>
          </table:table-cell>
          <table:table-cell office:value-type="string" calcext:value-type="string">
            <text:p>STM32F4X_ADC_NUM</text:p>
          </table:table-cell>
          <table:table-cell table:formula="of:=IF([.G56]=&quot;&quot;;IF([.H56]=&quot;&quot;;&quot;&quot;;[.H56]);[.G56] &amp; IF([.H56]=&quot;&quot;;&quot;&quot;;&quot; - &quot; &amp; [.H56]))" office:value-type="string" office:string-value="1:FSMC_A16" calcext:value-type="string">
            <text:p>1:FSMC_A16</text:p>
          </table:table-cell>
          <table:table-cell table:formula="of:=IF(ISERROR(VLOOKUP([.A56];[.$N$3:.$O$18];2; FALSE()));&quot;&quot;;VLOOKUP([.A56];[.$N$3:.$O$18];2; FALSE()))">
            <text:p/>
          </table:table-cell>
          <table:table-cell office:value-type="string" calcext:value-type="string">
            <text:p>1:FSMC_A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12</text:p>
          </table:table-cell>
          <table:table-cell office:value-type="float" office:value="53" calcext:value-type="float">
            <text:p>53</text:p>
          </table:table-cell>
          <table:table-cell table:formula="of:=IF([.E57]=&quot;&quot;;0;LOOKUP([.E57];[.$J$1:.$K$3];[.$K$1:.$K$3]))" office:value-type="float" office:value="24" calcext:value-type="float">
            <text:p>24</text:p>
          </table:table-cell>
          <table:table-cell table:formula="of:=[.B57]+[.C57]" office:value-type="float" office:value="77" calcext:value-type="float">
            <text:p>77</text:p>
          </table:table-cell>
          <table:table-cell office:value-type="string" calcext:value-type="string">
            <text:p>STM32F4X_ADC_NUM</text:p>
          </table:table-cell>
          <table:table-cell table:formula="of:=IF([.G57]=&quot;&quot;;IF([.H57]=&quot;&quot;;&quot;&quot;;[.H57]);[.G57] &amp; IF([.H57]=&quot;&quot;;&quot;&quot;;&quot; - &quot; &amp; [.H57]))" office:value-type="string" office:string-value="1:FSMC_A17 / TIM4_CH1" calcext:value-type="string">
            <text:p>1:FSMC_A17 / TIM4_CH1</text:p>
          </table:table-cell>
          <table:table-cell table:formula="of:=IF(ISERROR(VLOOKUP([.A57];[.$N$3:.$O$18];2; FALSE()));&quot;&quot;;VLOOKUP([.A57];[.$N$3:.$O$18];2; FALSE()))">
            <text:p/>
          </table:table-cell>
          <table:table-cell office:value-type="string" calcext:value-type="string">
            <text:p>1:FSMC_A17 / TIM4_CH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13</text:p>
          </table:table-cell>
          <table:table-cell office:value-type="float" office:value="54" calcext:value-type="float">
            <text:p>54</text:p>
          </table:table-cell>
          <table:table-cell table:formula="of:=IF([.E58]=&quot;&quot;;0;LOOKUP([.E58];[.$J$1:.$K$3];[.$K$1:.$K$3]))" office:value-type="float" office:value="24" calcext:value-type="float">
            <text:p>24</text:p>
          </table:table-cell>
          <table:table-cell table:formula="of:=[.B58]+[.C58]" office:value-type="float" office:value="78" calcext:value-type="float">
            <text:p>78</text:p>
          </table:table-cell>
          <table:table-cell office:value-type="string" calcext:value-type="string">
            <text:p>STM32F4X_ADC_NUM</text:p>
          </table:table-cell>
          <table:table-cell table:formula="of:=IF([.G58]=&quot;&quot;;IF([.H58]=&quot;&quot;;&quot;&quot;;[.H58]);[.G58] &amp; IF([.H58]=&quot;&quot;;&quot;&quot;;&quot; - &quot; &amp; [.H58]))" office:value-type="string" office:string-value="1:FSMC_A18 / TIM4_CH2" calcext:value-type="string">
            <text:p>1:FSMC_A18 / TIM4_CH2</text:p>
          </table:table-cell>
          <table:table-cell table:formula="of:=IF(ISERROR(VLOOKUP([.A58];[.$N$3:.$O$18];2; FALSE()));&quot;&quot;;VLOOKUP([.A58];[.$N$3:.$O$18];2; FALSE()))">
            <text:p/>
          </table:table-cell>
          <table:table-cell office:value-type="string" calcext:value-type="string">
            <text:p>1:FSMC_A18 / TIM4_CH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14</text:p>
          </table:table-cell>
          <table:table-cell office:value-type="float" office:value="55" calcext:value-type="float">
            <text:p>55</text:p>
          </table:table-cell>
          <table:table-cell table:formula="of:=IF([.E59]=&quot;&quot;;0;LOOKUP([.E59];[.$J$1:.$K$3];[.$K$1:.$K$3]))" office:value-type="float" office:value="24" calcext:value-type="float">
            <text:p>24</text:p>
          </table:table-cell>
          <table:table-cell table:formula="of:=[.B59]+[.C59]" office:value-type="float" office:value="79" calcext:value-type="float">
            <text:p>79</text:p>
          </table:table-cell>
          <table:table-cell office:value-type="string" calcext:value-type="string">
            <text:p>STM32F4X_ADC_NUM</text:p>
          </table:table-cell>
          <table:table-cell table:formula="of:=IF([.G59]=&quot;&quot;;IF([.H59]=&quot;&quot;;&quot;&quot;;[.H59]);[.G59] &amp; IF([.H59]=&quot;&quot;;&quot;&quot;;&quot; - &quot; &amp; [.H59]))" office:value-type="string" office:string-value="1:FSMC_D0 / TIM4_CH3" calcext:value-type="string">
            <text:p>1:FSMC_D0 / TIM4_CH3</text:p>
          </table:table-cell>
          <table:table-cell table:formula="of:=IF(ISERROR(VLOOKUP([.A59];[.$N$3:.$O$18];2; FALSE()));&quot;&quot;;VLOOKUP([.A59];[.$N$3:.$O$18];2; FALSE()))">
            <text:p/>
          </table:table-cell>
          <table:table-cell office:value-type="string" calcext:value-type="string">
            <text:p>1:FSMC_D0 / TIM4_CH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15</text:p>
          </table:table-cell>
          <table:table-cell office:value-type="float" office:value="56" calcext:value-type="float">
            <text:p>56</text:p>
          </table:table-cell>
          <table:table-cell table:formula="of:=IF([.E60]=&quot;&quot;;0;LOOKUP([.E60];[.$J$1:.$K$3];[.$K$1:.$K$3]))" office:value-type="float" office:value="24" calcext:value-type="float">
            <text:p>24</text:p>
          </table:table-cell>
          <table:table-cell table:formula="of:=[.B60]+[.C60]" office:value-type="float" office:value="80" calcext:value-type="float">
            <text:p>80</text:p>
          </table:table-cell>
          <table:table-cell office:value-type="string" calcext:value-type="string">
            <text:p>STM32F4X_ADC_NUM</text:p>
          </table:table-cell>
          <table:table-cell table:formula="of:=IF([.G60]=&quot;&quot;;IF([.H60]=&quot;&quot;;&quot;&quot;;[.H60]);[.G60] &amp; IF([.H60]=&quot;&quot;;&quot;&quot;;&quot; - &quot; &amp; [.H60]))" office:value-type="string" office:string-value="1:FSMC_D1 / TIM4_CH4" calcext:value-type="string">
            <text:p>1:FSMC_D1 / TIM4_CH4</text:p>
          </table:table-cell>
          <table:table-cell table:formula="of:=IF(ISERROR(VLOOKUP([.A60];[.$N$3:.$O$18];2; FALSE()));&quot;&quot;;VLOOKUP([.A60];[.$N$3:.$O$18];2; FALSE()))">
            <text:p/>
          </table:table-cell>
          <table:table-cell office:value-type="string" calcext:value-type="string">
            <text:p>1:FSMC_D1 / TIM4_CH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27" calcext:value-type="float">
            <text:p>27</text:p>
          </table:table-cell>
          <table:table-cell table:formula="of:=IF([.E61]=&quot;&quot;;0;LOOKUP([.E61];[.$J$1:.$K$3];[.$K$1:.$K$3]))" office:value-type="float" office:value="0" calcext:value-type="float">
            <text:p>0</text:p>
          </table:table-cell>
          <table:table-cell table:formula="of:=[.B61]+[.C61]" office:value-type="float" office:value="27" calcext:value-type="float">
            <text:p>27</text:p>
          </table:table-cell>
          <table:table-cell/>
          <table:table-cell table:formula="of:=IF([.G61]=&quot;&quot;;IF([.H61]=&quot;&quot;;&quot;&quot;;[.H61]);[.G61] &amp; IF([.H61]=&quot;&quot;;&quot;&quot;;&quot; - &quot; &amp; [.H61]))" office:value-type="string" office:string-value="1:UART5_RX / SDIO_CMD" calcext:value-type="string">
            <text:p>1:UART5_RX / SDIO_CMD</text:p>
          </table:table-cell>
          <table:table-cell table:formula="of:=IF(ISERROR(VLOOKUP([.A61];[.$N$3:.$O$18];2; FALSE()));&quot;&quot;;VLOOKUP([.A61];[.$N$3:.$O$18];2; FALSE()))">
            <text:p/>
          </table:table-cell>
          <table:table-cell office:value-type="string" calcext:value-type="string">
            <text:p>1:UART5_RX / SDIO_CM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59" calcext:value-type="float">
            <text:p>59</text:p>
          </table:table-cell>
          <table:table-cell table:formula="of:=IF([.E62]=&quot;&quot;;0;LOOKUP([.E62];[.$J$1:.$K$3];[.$K$1:.$K$3]))" office:value-type="float" office:value="24" calcext:value-type="float">
            <text:p>24</text:p>
          </table:table-cell>
          <table:table-cell table:formula="of:=[.B62]+[.C62]" office:value-type="float" office:value="83" calcext:value-type="float">
            <text:p>83</text:p>
          </table:table-cell>
          <table:table-cell office:value-type="string" calcext:value-type="string">
            <text:p>STM32F4X_ADC_NUM</text:p>
          </table:table-cell>
          <table:table-cell table:formula="of:=IF([.G62]=&quot;&quot;;IF([.H62]=&quot;&quot;;&quot;&quot;;[.H62]);[.G62] &amp; IF([.H62]=&quot;&quot;;&quot;&quot;;&quot; - &quot; &amp; [.H62]))" office:value-type="string" office:string-value="1:FSMC_CLK" calcext:value-type="string">
            <text:p>1:FSMC_CLK</text:p>
          </table:table-cell>
          <table:table-cell table:formula="of:=IF(ISERROR(VLOOKUP([.A62];[.$N$3:.$O$18];2; FALSE()));&quot;&quot;;VLOOKUP([.A62];[.$N$3:.$O$18];2; FALSE()))">
            <text:p/>
          </table:table-cell>
          <table:table-cell office:value-type="string" calcext:value-type="string">
            <text:p>1:FSMC_CL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60" calcext:value-type="float">
            <text:p>60</text:p>
          </table:table-cell>
          <table:table-cell table:formula="of:=IF([.E63]=&quot;&quot;;0;LOOKUP([.E63];[.$J$1:.$K$3];[.$K$1:.$K$3]))" office:value-type="float" office:value="24" calcext:value-type="float">
            <text:p>24</text:p>
          </table:table-cell>
          <table:table-cell table:formula="of:=[.B63]+[.C63]" office:value-type="float" office:value="84" calcext:value-type="float">
            <text:p>84</text:p>
          </table:table-cell>
          <table:table-cell office:value-type="string" calcext:value-type="string">
            <text:p>STM32F4X_ADC_NUM</text:p>
          </table:table-cell>
          <table:table-cell table:formula="of:=IF([.G63]=&quot;&quot;;IF([.H63]=&quot;&quot;;&quot;&quot;;[.H63]);[.G63] &amp; IF([.H63]=&quot;&quot;;&quot;&quot;;&quot; - &quot; &amp; [.H63]))" office:value-type="string" office:string-value="1:FSMC_NOE" calcext:value-type="string">
            <text:p>1:FSMC_NOE</text:p>
          </table:table-cell>
          <table:table-cell table:formula="of:=IF(ISERROR(VLOOKUP([.A63];[.$N$3:.$O$18];2; FALSE()));&quot;&quot;;VLOOKUP([.A63];[.$N$3:.$O$18];2; FALSE()))">
            <text:p/>
          </table:table-cell>
          <table:table-cell office:value-type="string" calcext:value-type="string">
            <text:p>1:FSMC_N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61" calcext:value-type="float">
            <text:p>61</text:p>
          </table:table-cell>
          <table:table-cell table:formula="of:=IF([.E64]=&quot;&quot;;0;LOOKUP([.E64];[.$J$1:.$K$3];[.$K$1:.$K$3]))" office:value-type="float" office:value="24" calcext:value-type="float">
            <text:p>24</text:p>
          </table:table-cell>
          <table:table-cell table:formula="of:=[.B64]+[.C64]" office:value-type="float" office:value="85" calcext:value-type="float">
            <text:p>85</text:p>
          </table:table-cell>
          <table:table-cell office:value-type="string" calcext:value-type="string">
            <text:p>STM32F4X_ADC_NUM</text:p>
          </table:table-cell>
          <table:table-cell table:formula="of:=IF([.G64]=&quot;&quot;;IF([.H64]=&quot;&quot;;&quot;&quot;;[.H64]);[.G64] &amp; IF([.H64]=&quot;&quot;;&quot;&quot;;&quot; - &quot; &amp; [.H64]))" office:value-type="string" office:string-value="1:USART2_TX" calcext:value-type="string">
            <text:p>1:USART2_TX</text:p>
          </table:table-cell>
          <table:table-cell table:formula="of:=IF(ISERROR(VLOOKUP([.A64];[.$N$3:.$O$18];2; FALSE()));&quot;&quot;;VLOOKUP([.A64];[.$N$3:.$O$18];2; FALSE()))">
            <text:p/>
          </table:table-cell>
          <table:table-cell office:value-type="string" calcext:value-type="string">
            <text:p>1:USART2_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62" calcext:value-type="float">
            <text:p>62</text:p>
          </table:table-cell>
          <table:table-cell table:formula="of:=IF([.E65]=&quot;&quot;;0;LOOKUP([.E65];[.$J$1:.$K$3];[.$K$1:.$K$3]))" office:value-type="float" office:value="24" calcext:value-type="float">
            <text:p>24</text:p>
          </table:table-cell>
          <table:table-cell table:formula="of:=[.B65]+[.C65]" office:value-type="float" office:value="86" calcext:value-type="float">
            <text:p>86</text:p>
          </table:table-cell>
          <table:table-cell office:value-type="string" calcext:value-type="string">
            <text:p>STM32F4X_ADC_NUM</text:p>
          </table:table-cell>
          <table:table-cell table:formula="of:=IF([.G65]=&quot;&quot;;IF([.H65]=&quot;&quot;;&quot;&quot;;[.H65]);[.G65] &amp; IF([.H65]=&quot;&quot;;&quot;&quot;;&quot; - &quot; &amp; [.H65]))" office:value-type="string" office:string-value="1:USART2_RX" calcext:value-type="string">
            <text:p>1:USART2_RX</text:p>
          </table:table-cell>
          <table:table-cell table:formula="of:=IF(ISERROR(VLOOKUP([.A65];[.$N$3:.$O$18];2; FALSE()));&quot;&quot;;VLOOKUP([.A65];[.$N$3:.$O$18];2; FALSE()))">
            <text:p/>
          </table:table-cell>
          <table:table-cell office:value-type="string" calcext:value-type="string">
            <text:p>1:USART2_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63" calcext:value-type="float">
            <text:p>63</text:p>
          </table:table-cell>
          <table:table-cell table:formula="of:=IF([.E66]=&quot;&quot;;0;LOOKUP([.E66];[.$J$1:.$K$3];[.$K$1:.$K$3]))" office:value-type="float" office:value="24" calcext:value-type="float">
            <text:p>24</text:p>
          </table:table-cell>
          <table:table-cell table:formula="of:=[.B66]+[.C66]" office:value-type="float" office:value="87" calcext:value-type="float">
            <text:p>87</text:p>
          </table:table-cell>
          <table:table-cell office:value-type="string" calcext:value-type="string">
            <text:p>STM32F4X_ADC_NUM</text:p>
          </table:table-cell>
          <table:table-cell table:formula="of:=IF([.G66]=&quot;&quot;;IF([.H66]=&quot;&quot;;&quot;&quot;;[.H66]);[.G66] &amp; IF([.H66]=&quot;&quot;;&quot;&quot;;&quot; - &quot; &amp; [.H66]))">
            <text:p/>
          </table:table-cell>
          <table:table-cell table:formula="of:=IF(ISERROR(VLOOKUP([.A66];[.$N$3:.$O$18];2; FALSE()));&quot;&quot;;VLOOKUP([.A66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D8</text:p>
          </table:table-cell>
          <table:table-cell office:value-type="float" office:value="49" calcext:value-type="float">
            <text:p>49</text:p>
          </table:table-cell>
          <table:table-cell table:formula="of:=IF([.E67]=&quot;&quot;;0;LOOKUP([.E67];[.$J$1:.$K$3];[.$K$1:.$K$3]))" office:value-type="float" office:value="24" calcext:value-type="float">
            <text:p>24</text:p>
          </table:table-cell>
          <table:table-cell table:formula="of:=[.B67]+[.C67]" office:value-type="float" office:value="73" calcext:value-type="float">
            <text:p>73</text:p>
          </table:table-cell>
          <table:table-cell office:value-type="string" calcext:value-type="string">
            <text:p>STM32F4X_ADC_NUM</text:p>
          </table:table-cell>
          <table:table-cell table:formula="of:=IF([.G67]=&quot;&quot;;IF([.H67]=&quot;&quot;;&quot;&quot;;[.H67]);[.G67] &amp; IF([.H67]=&quot;&quot;;&quot;&quot;;&quot; - &quot; &amp; [.H67]))" office:value-type="string" office:string-value="Serial3 - PIN_SERIAL3_TX - SERIAL_PORT_HARDWARE_OPEN - 1:FSMC_D13 / USART3_TX" calcext:value-type="string">
            <text:p>Serial3 - PIN_SERIAL3_TX - SERIAL_PORT_HARDWARE_OPEN - 1:FSMC_D13 / USART3_TX</text:p>
          </table:table-cell>
          <table:table-cell table:formula="of:=IF(ISERROR(VLOOKUP([.A67];[.$N$3:.$O$18];2; FALSE()));&quot;&quot;;VLOOKUP([.A67];[.$N$3:.$O$18];2; FALSE()))" office:value-type="string" office:string-value="Serial3 - PIN_SERIAL3_TX - SERIAL_PORT_HARDWARE_OPEN" calcext:value-type="string">
            <text:p>Serial3 - PIN_SERIAL3_TX - SERIAL_PORT_HARDWARE_OPEN</text:p>
          </table:table-cell>
          <table:table-cell office:value-type="string" calcext:value-type="string">
            <text:p>1:FSMC_D13 / USART3_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D9</text:p>
          </table:table-cell>
          <table:table-cell office:value-type="float" office:value="50" calcext:value-type="float">
            <text:p>50</text:p>
          </table:table-cell>
          <table:table-cell table:formula="of:=IF([.E68]=&quot;&quot;;0;LOOKUP([.E68];[.$J$1:.$K$3];[.$K$1:.$K$3]))" office:value-type="float" office:value="24" calcext:value-type="float">
            <text:p>24</text:p>
          </table:table-cell>
          <table:table-cell table:formula="of:=[.B68]+[.C68]" office:value-type="float" office:value="74" calcext:value-type="float">
            <text:p>74</text:p>
          </table:table-cell>
          <table:table-cell office:value-type="string" calcext:value-type="string">
            <text:p>STM32F4X_ADC_NUM</text:p>
          </table:table-cell>
          <table:table-cell table:formula="of:=IF([.G68]=&quot;&quot;;IF([.H68]=&quot;&quot;;&quot;&quot;;[.H68]);[.G68] &amp; IF([.H68]=&quot;&quot;;&quot;&quot;;&quot; - &quot; &amp; [.H68]))" office:value-type="string" office:string-value="Serial3 - PIN_SERIAL3_RX - SERIAL_PORT_HARDWARE_OPEN - 1:FSMC_D14 / USART3_RX" calcext:value-type="string">
            <text:p>Serial3 - PIN_SERIAL3_RX - SERIAL_PORT_HARDWARE_OPEN - 1:FSMC_D14 / USART3_RX</text:p>
          </table:table-cell>
          <table:table-cell table:formula="of:=IF(ISERROR(VLOOKUP([.A68];[.$N$3:.$O$18];2; FALSE()));&quot;&quot;;VLOOKUP([.A68];[.$N$3:.$O$18];2; FALSE()))" office:value-type="string" office:string-value="Serial3 - PIN_SERIAL3_RX - SERIAL_PORT_HARDWARE_OPEN" calcext:value-type="string">
            <text:p>Serial3 - PIN_SERIAL3_RX - SERIAL_PORT_HARDWARE_OPEN</text:p>
          </table:table-cell>
          <table:table-cell office:value-type="string" calcext:value-type="string">
            <text:p>1:FSMC_D14 / USART3_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0</text:p>
          </table:table-cell>
          <table:table-cell office:value-type="float" office:value="64" calcext:value-type="float">
            <text:p>64</text:p>
          </table:table-cell>
          <table:table-cell table:formula="of:=IF([.E69]=&quot;&quot;;0;LOOKUP([.E69];[.$J$1:.$K$3];[.$K$1:.$K$3]))" office:value-type="float" office:value="24" calcext:value-type="float">
            <text:p>24</text:p>
          </table:table-cell>
          <table:table-cell table:formula="of:=[.B69]+[.C69]" office:value-type="float" office:value="88" calcext:value-type="float">
            <text:p>88</text:p>
          </table:table-cell>
          <table:table-cell office:value-type="string" calcext:value-type="string">
            <text:p>STM32F4X_ADC_NUM</text:p>
          </table:table-cell>
          <table:table-cell table:formula="of:=IF([.G69]=&quot;&quot;;IF([.H69]=&quot;&quot;;&quot;&quot;;[.H69]);[.G69] &amp; IF([.H69]=&quot;&quot;;&quot;&quot;;&quot; - &quot; &amp; [.H69]))">
            <text:p/>
          </table:table-cell>
          <table:table-cell table:formula="of:=IF(ISERROR(VLOOKUP([.A69];[.$N$3:.$O$18];2; FALSE()));&quot;&quot;;VLOOKUP([.A69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E1</text:p>
          </table:table-cell>
          <table:table-cell office:value-type="float" office:value="65" calcext:value-type="float">
            <text:p>65</text:p>
          </table:table-cell>
          <table:table-cell table:formula="of:=IF([.E70]=&quot;&quot;;0;LOOKUP([.E70];[.$J$1:.$K$3];[.$K$1:.$K$3]))" office:value-type="float" office:value="24" calcext:value-type="float">
            <text:p>24</text:p>
          </table:table-cell>
          <table:table-cell table:formula="of:=[.B70]+[.C70]" office:value-type="float" office:value="89" calcext:value-type="float">
            <text:p>89</text:p>
          </table:table-cell>
          <table:table-cell office:value-type="string" calcext:value-type="string">
            <text:p>STM32F4X_ADC_NUM</text:p>
          </table:table-cell>
          <table:table-cell table:formula="of:=IF([.G70]=&quot;&quot;;IF([.H70]=&quot;&quot;;&quot;&quot;;[.H70]);[.G70] &amp; IF([.H70]=&quot;&quot;;&quot;&quot;;&quot; - &quot; &amp; [.H70]))">
            <text:p/>
          </table:table-cell>
          <table:table-cell table:formula="of:=IF(ISERROR(VLOOKUP([.A70];[.$N$3:.$O$18];2; FALSE()));&quot;&quot;;VLOOKUP([.A70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E10</text:p>
          </table:table-cell>
          <table:table-cell office:value-type="float" office:value="43" calcext:value-type="float">
            <text:p>43</text:p>
          </table:table-cell>
          <table:table-cell table:formula="of:=IF([.E71]=&quot;&quot;;0;LOOKUP([.E71];[.$J$1:.$K$3];[.$K$1:.$K$3]))" office:value-type="float" office:value="24" calcext:value-type="float">
            <text:p>24</text:p>
          </table:table-cell>
          <table:table-cell table:formula="of:=[.B71]+[.C71]" office:value-type="float" office:value="67" calcext:value-type="float">
            <text:p>67</text:p>
          </table:table-cell>
          <table:table-cell office:value-type="string" calcext:value-type="string">
            <text:p>STM32F4X_ADC_NUM</text:p>
          </table:table-cell>
          <table:table-cell table:formula="of:=IF([.G71]=&quot;&quot;;IF([.H71]=&quot;&quot;;&quot;&quot;;[.H71]);[.G71] &amp; IF([.H71]=&quot;&quot;;&quot;&quot;;&quot; - &quot; &amp; [.H71]))" office:value-type="string" office:string-value="1:FSMC_D7" calcext:value-type="string">
            <text:p>1:FSMC_D7</text:p>
          </table:table-cell>
          <table:table-cell table:formula="of:=IF(ISERROR(VLOOKUP([.A71];[.$N$3:.$O$18];2; FALSE()));&quot;&quot;;VLOOKUP([.A71];[.$N$3:.$O$18];2; FALSE()))">
            <text:p/>
          </table:table-cell>
          <table:table-cell office:value-type="string" calcext:value-type="string">
            <text:p>1:FSMC_D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11</text:p>
          </table:table-cell>
          <table:table-cell office:value-type="float" office:value="44" calcext:value-type="float">
            <text:p>44</text:p>
          </table:table-cell>
          <table:table-cell table:formula="of:=IF([.E72]=&quot;&quot;;0;LOOKUP([.E72];[.$J$1:.$K$3];[.$K$1:.$K$3]))" office:value-type="float" office:value="24" calcext:value-type="float">
            <text:p>24</text:p>
          </table:table-cell>
          <table:table-cell table:formula="of:=[.B72]+[.C72]" office:value-type="float" office:value="68" calcext:value-type="float">
            <text:p>68</text:p>
          </table:table-cell>
          <table:table-cell office:value-type="string" calcext:value-type="string">
            <text:p>STM32F4X_ADC_NUM</text:p>
          </table:table-cell>
          <table:table-cell table:formula="of:=IF([.G72]=&quot;&quot;;IF([.H72]=&quot;&quot;;&quot;&quot;;[.H72]);[.G72] &amp; IF([.H72]=&quot;&quot;;&quot;&quot;;&quot; - &quot; &amp; [.H72]))" office:value-type="string" office:string-value="1:FSMC_D8 / TIM1_CH2" calcext:value-type="string">
            <text:p>1:FSMC_D8 / TIM1_CH2</text:p>
          </table:table-cell>
          <table:table-cell table:formula="of:=IF(ISERROR(VLOOKUP([.A72];[.$N$3:.$O$18];2; FALSE()));&quot;&quot;;VLOOKUP([.A72];[.$N$3:.$O$18];2; FALSE()))">
            <text:p/>
          </table:table-cell>
          <table:table-cell office:value-type="string" calcext:value-type="string">
            <text:p>1:FSMC_D8 / TIM1_CH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12</text:p>
          </table:table-cell>
          <table:table-cell office:value-type="float" office:value="45" calcext:value-type="float">
            <text:p>45</text:p>
          </table:table-cell>
          <table:table-cell table:formula="of:=IF([.E73]=&quot;&quot;;0;LOOKUP([.E73];[.$J$1:.$K$3];[.$K$1:.$K$3]))" office:value-type="float" office:value="24" calcext:value-type="float">
            <text:p>24</text:p>
          </table:table-cell>
          <table:table-cell table:formula="of:=[.B73]+[.C73]" office:value-type="float" office:value="69" calcext:value-type="float">
            <text:p>69</text:p>
          </table:table-cell>
          <table:table-cell office:value-type="string" calcext:value-type="string">
            <text:p>STM32F4X_ADC_NUM</text:p>
          </table:table-cell>
          <table:table-cell table:formula="of:=IF([.G73]=&quot;&quot;;IF([.H73]=&quot;&quot;;&quot;&quot;;[.H73]);[.G73] &amp; IF([.H73]=&quot;&quot;;&quot;&quot;;&quot; - &quot; &amp; [.H73]))" office:value-type="string" office:string-value="1:FSMC_D9" calcext:value-type="string">
            <text:p>1:FSMC_D9</text:p>
          </table:table-cell>
          <table:table-cell table:formula="of:=IF(ISERROR(VLOOKUP([.A73];[.$N$3:.$O$18];2; FALSE()));&quot;&quot;;VLOOKUP([.A73];[.$N$3:.$O$18];2; FALSE()))">
            <text:p/>
          </table:table-cell>
          <table:table-cell office:value-type="string" calcext:value-type="string">
            <text:p>1:FSMC_D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13</text:p>
          </table:table-cell>
          <table:table-cell office:value-type="float" office:value="46" calcext:value-type="float">
            <text:p>46</text:p>
          </table:table-cell>
          <table:table-cell table:formula="of:=IF([.E74]=&quot;&quot;;0;LOOKUP([.E74];[.$J$1:.$K$3];[.$K$1:.$K$3]))" office:value-type="float" office:value="24" calcext:value-type="float">
            <text:p>24</text:p>
          </table:table-cell>
          <table:table-cell table:formula="of:=[.B74]+[.C74]" office:value-type="float" office:value="70" calcext:value-type="float">
            <text:p>70</text:p>
          </table:table-cell>
          <table:table-cell office:value-type="string" calcext:value-type="string">
            <text:p>STM32F4X_ADC_NUM</text:p>
          </table:table-cell>
          <table:table-cell table:formula="of:=IF([.G74]=&quot;&quot;;IF([.H74]=&quot;&quot;;&quot;&quot;;[.H74]);[.G74] &amp; IF([.H74]=&quot;&quot;;&quot;&quot;;&quot; - &quot; &amp; [.H74]))" office:value-type="string" office:string-value="1:FSMC_D10 / TIM1_CH3" calcext:value-type="string">
            <text:p>1:FSMC_D10 / TIM1_CH3</text:p>
          </table:table-cell>
          <table:table-cell table:formula="of:=IF(ISERROR(VLOOKUP([.A74];[.$N$3:.$O$18];2; FALSE()));&quot;&quot;;VLOOKUP([.A74];[.$N$3:.$O$18];2; FALSE()))">
            <text:p/>
          </table:table-cell>
          <table:table-cell office:value-type="string" calcext:value-type="string">
            <text:p>1:FSMC_D10 / TIM1_CH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14</text:p>
          </table:table-cell>
          <table:table-cell office:value-type="float" office:value="47" calcext:value-type="float">
            <text:p>47</text:p>
          </table:table-cell>
          <table:table-cell table:formula="of:=IF([.E75]=&quot;&quot;;0;LOOKUP([.E75];[.$J$1:.$K$3];[.$K$1:.$K$3]))" office:value-type="float" office:value="24" calcext:value-type="float">
            <text:p>24</text:p>
          </table:table-cell>
          <table:table-cell table:formula="of:=[.B75]+[.C75]" office:value-type="float" office:value="71" calcext:value-type="float">
            <text:p>71</text:p>
          </table:table-cell>
          <table:table-cell office:value-type="string" calcext:value-type="string">
            <text:p>STM32F4X_ADC_NUM</text:p>
          </table:table-cell>
          <table:table-cell table:formula="of:=IF([.G75]=&quot;&quot;;IF([.H75]=&quot;&quot;;&quot;&quot;;[.H75]);[.G75] &amp; IF([.H75]=&quot;&quot;;&quot;&quot;;&quot; - &quot; &amp; [.H75]))" office:value-type="string" office:string-value="1:FSMC_D11 / TIM1_CH4" calcext:value-type="string">
            <text:p>1:FSMC_D11 / TIM1_CH4</text:p>
          </table:table-cell>
          <table:table-cell table:formula="of:=IF(ISERROR(VLOOKUP([.A75];[.$N$3:.$O$18];2; FALSE()));&quot;&quot;;VLOOKUP([.A75];[.$N$3:.$O$18];2; FALSE()))">
            <text:p/>
          </table:table-cell>
          <table:table-cell office:value-type="string" calcext:value-type="string">
            <text:p>1:FSMC_D11 / TIM1_CH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15</text:p>
          </table:table-cell>
          <table:table-cell office:value-type="float" office:value="48" calcext:value-type="float">
            <text:p>48</text:p>
          </table:table-cell>
          <table:table-cell table:formula="of:=IF([.E76]=&quot;&quot;;0;LOOKUP([.E76];[.$J$1:.$K$3];[.$K$1:.$K$3]))" office:value-type="float" office:value="24" calcext:value-type="float">
            <text:p>24</text:p>
          </table:table-cell>
          <table:table-cell table:formula="of:=[.B76]+[.C76]" office:value-type="float" office:value="72" calcext:value-type="float">
            <text:p>72</text:p>
          </table:table-cell>
          <table:table-cell office:value-type="string" calcext:value-type="string">
            <text:p>STM32F4X_ADC_NUM</text:p>
          </table:table-cell>
          <table:table-cell table:formula="of:=IF([.G76]=&quot;&quot;;IF([.H76]=&quot;&quot;;&quot;&quot;;[.H76]);[.G76] &amp; IF([.H76]=&quot;&quot;;&quot;&quot;;&quot; - &quot; &amp; [.H76]))" office:value-type="string" office:string-value="1:FSMC_D12" calcext:value-type="string">
            <text:p>1:FSMC_D12</text:p>
          </table:table-cell>
          <table:table-cell table:formula="of:=IF(ISERROR(VLOOKUP([.A76];[.$N$3:.$O$18];2; FALSE()));&quot;&quot;;VLOOKUP([.A76];[.$N$3:.$O$18];2; FALSE()))">
            <text:p/>
          </table:table-cell>
          <table:table-cell office:value-type="string" calcext:value-type="string">
            <text:p>1:FSMC_D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2</text:p>
          </table:table-cell>
          <table:table-cell office:value-type="float" office:value="35" calcext:value-type="float">
            <text:p>35</text:p>
          </table:table-cell>
          <table:table-cell table:formula="of:=IF([.E77]=&quot;&quot;;0;LOOKUP([.E77];[.$J$1:.$K$3];[.$K$1:.$K$3]))" office:value-type="float" office:value="24" calcext:value-type="float">
            <text:p>24</text:p>
          </table:table-cell>
          <table:table-cell table:formula="of:=[.B77]+[.C77]" office:value-type="float" office:value="59" calcext:value-type="float">
            <text:p>59</text:p>
          </table:table-cell>
          <table:table-cell office:value-type="string" calcext:value-type="string">
            <text:p>STM32F4X_ADC_NUM</text:p>
          </table:table-cell>
          <table:table-cell table:formula="of:=IF([.G77]=&quot;&quot;;IF([.H77]=&quot;&quot;;&quot;&quot;;[.H77]);[.G77] &amp; IF([.H77]=&quot;&quot;;&quot;&quot;;&quot; - &quot; &amp; [.H77]))" office:value-type="string" office:string-value="1:FSMC_A23" calcext:value-type="string">
            <text:p>1:FSMC_A23</text:p>
          </table:table-cell>
          <table:table-cell table:formula="of:=IF(ISERROR(VLOOKUP([.A77];[.$N$3:.$O$18];2; FALSE()));&quot;&quot;;VLOOKUP([.A77];[.$N$3:.$O$18];2; FALSE()))">
            <text:p/>
          </table:table-cell>
          <table:table-cell office:value-type="string" calcext:value-type="string">
            <text:p>1:FSMC_A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3</text:p>
          </table:table-cell>
          <table:table-cell office:value-type="float" office:value="36" calcext:value-type="float">
            <text:p>36</text:p>
          </table:table-cell>
          <table:table-cell table:formula="of:=IF([.E78]=&quot;&quot;;0;LOOKUP([.E78];[.$J$1:.$K$3];[.$K$1:.$K$3]))" office:value-type="float" office:value="24" calcext:value-type="float">
            <text:p>24</text:p>
          </table:table-cell>
          <table:table-cell table:formula="of:=[.B78]+[.C78]" office:value-type="float" office:value="60" calcext:value-type="float">
            <text:p>60</text:p>
          </table:table-cell>
          <table:table-cell office:value-type="string" calcext:value-type="string">
            <text:p>STM32F4X_ADC_NUM</text:p>
          </table:table-cell>
          <table:table-cell table:formula="of:=IF([.G78]=&quot;&quot;;IF([.H78]=&quot;&quot;;&quot;&quot;;[.H78]);[.G78] &amp; IF([.H78]=&quot;&quot;;&quot;&quot;;&quot; - &quot; &amp; [.H78]))" office:value-type="string" office:string-value="1:FSMC_A19" calcext:value-type="string">
            <text:p>1:FSMC_A19</text:p>
          </table:table-cell>
          <table:table-cell table:formula="of:=IF(ISERROR(VLOOKUP([.A78];[.$N$3:.$O$18];2; FALSE()));&quot;&quot;;VLOOKUP([.A78];[.$N$3:.$O$18];2; FALSE()))">
            <text:p/>
          </table:table-cell>
          <table:table-cell office:value-type="string" calcext:value-type="string">
            <text:p>1:FSMC_A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4</text:p>
          </table:table-cell>
          <table:table-cell office:value-type="float" office:value="37" calcext:value-type="float">
            <text:p>37</text:p>
          </table:table-cell>
          <table:table-cell table:formula="of:=IF([.E79]=&quot;&quot;;0;LOOKUP([.E79];[.$J$1:.$K$3];[.$K$1:.$K$3]))" office:value-type="float" office:value="24" calcext:value-type="float">
            <text:p>24</text:p>
          </table:table-cell>
          <table:table-cell table:formula="of:=[.B79]+[.C79]" office:value-type="float" office:value="61" calcext:value-type="float">
            <text:p>61</text:p>
          </table:table-cell>
          <table:table-cell office:value-type="string" calcext:value-type="string">
            <text:p>STM32F4X_ADC_NUM</text:p>
          </table:table-cell>
          <table:table-cell table:formula="of:=IF([.G79]=&quot;&quot;;IF([.H79]=&quot;&quot;;&quot;&quot;;[.H79]);[.G79] &amp; IF([.H79]=&quot;&quot;;&quot;&quot;;&quot; - &quot; &amp; [.H79]))" office:value-type="string" office:string-value="1:FSMC_A20" calcext:value-type="string">
            <text:p>1:FSMC_A20</text:p>
          </table:table-cell>
          <table:table-cell table:formula="of:=IF(ISERROR(VLOOKUP([.A79];[.$N$3:.$O$18];2; FALSE()));&quot;&quot;;VLOOKUP([.A79];[.$N$3:.$O$18];2; FALSE()))">
            <text:p/>
          </table:table-cell>
          <table:table-cell office:value-type="string" calcext:value-type="string">
            <text:p>1:FSMC_A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5</text:p>
          </table:table-cell>
          <table:table-cell office:value-type="float" office:value="38" calcext:value-type="float">
            <text:p>38</text:p>
          </table:table-cell>
          <table:table-cell table:formula="of:=IF([.E80]=&quot;&quot;;0;LOOKUP([.E80];[.$J$1:.$K$3];[.$K$1:.$K$3]))" office:value-type="float" office:value="24" calcext:value-type="float">
            <text:p>24</text:p>
          </table:table-cell>
          <table:table-cell table:formula="of:=[.B80]+[.C80]" office:value-type="float" office:value="62" calcext:value-type="float">
            <text:p>62</text:p>
          </table:table-cell>
          <table:table-cell office:value-type="string" calcext:value-type="string">
            <text:p>STM32F4X_ADC_NUM</text:p>
          </table:table-cell>
          <table:table-cell table:formula="of:=IF([.G80]=&quot;&quot;;IF([.H80]=&quot;&quot;;&quot;&quot;;[.H80]);[.G80] &amp; IF([.H80]=&quot;&quot;;&quot;&quot;;&quot; - &quot; &amp; [.H80]))" office:value-type="string" office:string-value="1:FSMC_A21" calcext:value-type="string">
            <text:p>1:FSMC_A21</text:p>
          </table:table-cell>
          <table:table-cell table:formula="of:=IF(ISERROR(VLOOKUP([.A80];[.$N$3:.$O$18];2; FALSE()));&quot;&quot;;VLOOKUP([.A80];[.$N$3:.$O$18];2; FALSE()))">
            <text:p/>
          </table:table-cell>
          <table:table-cell office:value-type="string" calcext:value-type="string">
            <text:p>1:FSMC_A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6</text:p>
          </table:table-cell>
          <table:table-cell office:value-type="float" office:value="39" calcext:value-type="float">
            <text:p>39</text:p>
          </table:table-cell>
          <table:table-cell table:formula="of:=IF([.E81]=&quot;&quot;;0;LOOKUP([.E81];[.$J$1:.$K$3];[.$K$1:.$K$3]))" office:value-type="float" office:value="24" calcext:value-type="float">
            <text:p>24</text:p>
          </table:table-cell>
          <table:table-cell table:formula="of:=[.B81]+[.C81]" office:value-type="float" office:value="63" calcext:value-type="float">
            <text:p>63</text:p>
          </table:table-cell>
          <table:table-cell office:value-type="string" calcext:value-type="string">
            <text:p>STM32F4X_ADC_NUM</text:p>
          </table:table-cell>
          <table:table-cell table:formula="of:=IF([.G81]=&quot;&quot;;IF([.H81]=&quot;&quot;;&quot;&quot;;[.H81]);[.G81] &amp; IF([.H81]=&quot;&quot;;&quot;&quot;;&quot; - &quot; &amp; [.H81]))" office:value-type="string" office:string-value="1:FSMC_A22" calcext:value-type="string">
            <text:p>1:FSMC_A22</text:p>
          </table:table-cell>
          <table:table-cell table:formula="of:=IF(ISERROR(VLOOKUP([.A81];[.$N$3:.$O$18];2; FALSE()));&quot;&quot;;VLOOKUP([.A81];[.$N$3:.$O$18];2; FALSE()))">
            <text:p/>
          </table:table-cell>
          <table:table-cell office:value-type="string" calcext:value-type="string">
            <text:p>1:FSMC_A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7</text:p>
          </table:table-cell>
          <table:table-cell office:value-type="float" office:value="40" calcext:value-type="float">
            <text:p>40</text:p>
          </table:table-cell>
          <table:table-cell table:formula="of:=IF([.E82]=&quot;&quot;;0;LOOKUP([.E82];[.$J$1:.$K$3];[.$K$1:.$K$3]))" office:value-type="float" office:value="24" calcext:value-type="float">
            <text:p>24</text:p>
          </table:table-cell>
          <table:table-cell table:formula="of:=[.B82]+[.C82]" office:value-type="float" office:value="64" calcext:value-type="float">
            <text:p>64</text:p>
          </table:table-cell>
          <table:table-cell office:value-type="string" calcext:value-type="string">
            <text:p>STM32F4X_ADC_NUM</text:p>
          </table:table-cell>
          <table:table-cell table:formula="of:=IF([.G82]=&quot;&quot;;IF([.H82]=&quot;&quot;;&quot;&quot;;[.H82]);[.G82] &amp; IF([.H82]=&quot;&quot;;&quot;&quot;;&quot; - &quot; &amp; [.H82]))" office:value-type="string" office:string-value="1:FSMC_D4" calcext:value-type="string">
            <text:p>1:FSMC_D4</text:p>
          </table:table-cell>
          <table:table-cell table:formula="of:=IF(ISERROR(VLOOKUP([.A82];[.$N$3:.$O$18];2; FALSE()));&quot;&quot;;VLOOKUP([.A82];[.$N$3:.$O$18];2; FALSE()))">
            <text:p/>
          </table:table-cell>
          <table:table-cell office:value-type="string" calcext:value-type="string">
            <text:p>1:FSMC_D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8</text:p>
          </table:table-cell>
          <table:table-cell office:value-type="float" office:value="41" calcext:value-type="float">
            <text:p>41</text:p>
          </table:table-cell>
          <table:table-cell table:formula="of:=IF([.E83]=&quot;&quot;;0;LOOKUP([.E83];[.$J$1:.$K$3];[.$K$1:.$K$3]))" office:value-type="float" office:value="24" calcext:value-type="float">
            <text:p>24</text:p>
          </table:table-cell>
          <table:table-cell table:formula="of:=[.B83]+[.C83]" office:value-type="float" office:value="65" calcext:value-type="float">
            <text:p>65</text:p>
          </table:table-cell>
          <table:table-cell office:value-type="string" calcext:value-type="string">
            <text:p>STM32F4X_ADC_NUM</text:p>
          </table:table-cell>
          <table:table-cell table:formula="of:=IF([.G83]=&quot;&quot;;IF([.H83]=&quot;&quot;;&quot;&quot;;[.H83]);[.G83] &amp; IF([.H83]=&quot;&quot;;&quot;&quot;;&quot; - &quot; &amp; [.H83]))" office:value-type="string" office:string-value="1:FSMC_D5" calcext:value-type="string">
            <text:p>1:FSMC_D5</text:p>
          </table:table-cell>
          <table:table-cell table:formula="of:=IF(ISERROR(VLOOKUP([.A83];[.$N$3:.$O$18];2; FALSE()));&quot;&quot;;VLOOKUP([.A83];[.$N$3:.$O$18];2; FALSE()))">
            <text:p/>
          </table:table-cell>
          <table:table-cell office:value-type="string" calcext:value-type="string">
            <text:p>1:FSMC_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9</text:p>
          </table:table-cell>
          <table:table-cell office:value-type="float" office:value="42" calcext:value-type="float">
            <text:p>42</text:p>
          </table:table-cell>
          <table:table-cell table:formula="of:=IF([.E84]=&quot;&quot;;0;LOOKUP([.E84];[.$J$1:.$K$3];[.$K$1:.$K$3]))" office:value-type="float" office:value="24" calcext:value-type="float">
            <text:p>24</text:p>
          </table:table-cell>
          <table:table-cell table:formula="of:=[.B84]+[.C84]" office:value-type="float" office:value="66" calcext:value-type="float">
            <text:p>66</text:p>
          </table:table-cell>
          <table:table-cell office:value-type="string" calcext:value-type="string">
            <text:p>STM32F4X_ADC_NUM</text:p>
          </table:table-cell>
          <table:table-cell table:formula="of:=IF([.G84]=&quot;&quot;;IF([.H84]=&quot;&quot;;&quot;&quot;;[.H84]);[.G84] &amp; IF([.H84]=&quot;&quot;;&quot;&quot;;&quot; - &quot; &amp; [.H84]))" office:value-type="string" office:string-value="1:FSMC_D6 / TIM1_CH1" calcext:value-type="string">
            <text:p>1:FSMC_D6 / TIM1_CH1</text:p>
          </table:table-cell>
          <table:table-cell table:formula="of:=IF(ISERROR(VLOOKUP([.A84];[.$N$3:.$O$18];2; FALSE()));&quot;&quot;;VLOOKUP([.A84];[.$N$3:.$O$18];2; FALSE()))">
            <text:p/>
          </table:table-cell>
          <table:table-cell office:value-type="string" calcext:value-type="string">
            <text:p>1:FSMC_D6 / TIM1_CH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0</text:p>
          </table:table-cell>
          <table:table-cell office:value-type="float" office:value="66" calcext:value-type="float">
            <text:p>66</text:p>
          </table:table-cell>
          <table:table-cell table:formula="of:=IF([.E85]=&quot;&quot;;0;LOOKUP([.E85];[.$J$1:.$K$3];[.$K$1:.$K$3]))" office:value-type="float" office:value="24" calcext:value-type="float">
            <text:p>24</text:p>
          </table:table-cell>
          <table:table-cell table:formula="of:=[.B85]+[.C85]" office:value-type="float" office:value="90" calcext:value-type="float">
            <text:p>90</text:p>
          </table:table-cell>
          <table:table-cell office:value-type="string" calcext:value-type="string">
            <text:p>STM32F4X_ADC_NUM</text:p>
          </table:table-cell>
          <table:table-cell table:formula="of:=IF([.G85]=&quot;&quot;;IF([.H85]=&quot;&quot;;&quot;&quot;;[.H85]);[.G85] &amp; IF([.H85]=&quot;&quot;;&quot;&quot;;&quot; - &quot; &amp; [.H85]))" office:value-type="string" office:string-value="1:FSMC_A0 / I2C2_SDA" calcext:value-type="string">
            <text:p>1:FSMC_A0 / I2C2_SDA</text:p>
          </table:table-cell>
          <table:table-cell table:formula="of:=IF(ISERROR(VLOOKUP([.A85];[.$N$3:.$O$18];2; FALSE()));&quot;&quot;;VLOOKUP([.A85];[.$N$3:.$O$18];2; FALSE()))">
            <text:p/>
          </table:table-cell>
          <table:table-cell office:value-type="string" calcext:value-type="string">
            <text:p>1:FSMC_A0 / I2C2_S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1</text:p>
          </table:table-cell>
          <table:table-cell office:value-type="float" office:value="67" calcext:value-type="float">
            <text:p>67</text:p>
          </table:table-cell>
          <table:table-cell table:formula="of:=IF([.E86]=&quot;&quot;;0;LOOKUP([.E86];[.$J$1:.$K$3];[.$K$1:.$K$3]))" office:value-type="float" office:value="24" calcext:value-type="float">
            <text:p>24</text:p>
          </table:table-cell>
          <table:table-cell table:formula="of:=[.B86]+[.C86]" office:value-type="float" office:value="91" calcext:value-type="float">
            <text:p>91</text:p>
          </table:table-cell>
          <table:table-cell office:value-type="string" calcext:value-type="string">
            <text:p>STM32F4X_ADC_NUM</text:p>
          </table:table-cell>
          <table:table-cell table:formula="of:=IF([.G86]=&quot;&quot;;IF([.H86]=&quot;&quot;;&quot;&quot;;[.H86]);[.G86] &amp; IF([.H86]=&quot;&quot;;&quot;&quot;;&quot; - &quot; &amp; [.H86]))" office:value-type="string" office:string-value="1:FSMC_A1 / I2C2_SCL" calcext:value-type="string">
            <text:p>1:FSMC_A1 / I2C2_SCL</text:p>
          </table:table-cell>
          <table:table-cell table:formula="of:=IF(ISERROR(VLOOKUP([.A86];[.$N$3:.$O$18];2; FALSE()));&quot;&quot;;VLOOKUP([.A86];[.$N$3:.$O$18];2; FALSE()))">
            <text:p/>
          </table:table-cell>
          <table:table-cell office:value-type="string" calcext:value-type="string">
            <text:p>1:FSMC_A1 / I2C2_SC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10</text:p>
          </table:table-cell>
          <table:table-cell office:value-type="float" office:value="58" calcext:value-type="float">
            <text:p>58</text:p>
          </table:table-cell>
          <table:table-cell table:formula="of:=IF([.E87]=&quot;&quot;;0;LOOKUP([.E87];[.$J$1:.$K$3];[.$K$1:.$K$3]))" office:value-type="float" office:value="0" calcext:value-type="float">
            <text:p>0</text:p>
          </table:table-cell>
          <table:table-cell table:formula="of:=[.B87]+[.C87]" office:value-type="float" office:value="58" calcext:value-type="float">
            <text:p>58</text:p>
          </table:table-cell>
          <table:table-cell/>
          <table:table-cell table:formula="of:=IF([.G87]=&quot;&quot;;IF([.H87]=&quot;&quot;;&quot;&quot;;[.H87]);[.G87] &amp; IF([.H87]=&quot;&quot;;&quot;&quot;;&quot; - &quot; &amp; [.H87]))" office:value-type="string" office:string-value="2:ADC3_IN8" calcext:value-type="string">
            <text:p>2:ADC3_IN8</text:p>
          </table:table-cell>
          <table:table-cell table:formula="of:=IF(ISERROR(VLOOKUP([.A87];[.$N$3:.$O$18];2; FALSE()));&quot;&quot;;VLOOKUP([.A87];[.$N$3:.$O$18];2; FALSE()))">
            <text:p/>
          </table:table-cell>
          <table:table-cell office:value-type="string" calcext:value-type="string">
            <text:p>2:ADC3_IN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11</text:p>
          </table:table-cell>
          <table:table-cell office:value-type="float" office:value="69" calcext:value-type="float">
            <text:p>69</text:p>
          </table:table-cell>
          <table:table-cell table:formula="of:=IF([.E88]=&quot;&quot;;0;LOOKUP([.E88];[.$J$1:.$K$3];[.$K$1:.$K$3]))" office:value-type="float" office:value="24" calcext:value-type="float">
            <text:p>24</text:p>
          </table:table-cell>
          <table:table-cell table:formula="of:=[.B88]+[.C88]" office:value-type="float" office:value="93" calcext:value-type="float">
            <text:p>93</text:p>
          </table:table-cell>
          <table:table-cell office:value-type="string" calcext:value-type="string">
            <text:p>STM32F4X_ADC_NUM</text:p>
          </table:table-cell>
          <table:table-cell table:formula="of:=IF([.G88]=&quot;&quot;;IF([.H88]=&quot;&quot;;&quot;&quot;;[.H88]);[.G88] &amp; IF([.H88]=&quot;&quot;;&quot;&quot;;&quot; - &quot; &amp; [.H88]))">
            <text:p/>
          </table:table-cell>
          <table:table-cell table:formula="of:=IF(ISERROR(VLOOKUP([.A88];[.$N$3:.$O$18];2; FALSE()));&quot;&quot;;VLOOKUP([.A88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F12</text:p>
          </table:table-cell>
          <table:table-cell office:value-type="float" office:value="70" calcext:value-type="float">
            <text:p>70</text:p>
          </table:table-cell>
          <table:table-cell table:formula="of:=IF([.E89]=&quot;&quot;;0;LOOKUP([.E89];[.$J$1:.$K$3];[.$K$1:.$K$3]))" office:value-type="float" office:value="24" calcext:value-type="float">
            <text:p>24</text:p>
          </table:table-cell>
          <table:table-cell table:formula="of:=[.B89]+[.C89]" office:value-type="float" office:value="94" calcext:value-type="float">
            <text:p>94</text:p>
          </table:table-cell>
          <table:table-cell office:value-type="string" calcext:value-type="string">
            <text:p>STM32F4X_ADC_NUM</text:p>
          </table:table-cell>
          <table:table-cell table:formula="of:=IF([.G89]=&quot;&quot;;IF([.H89]=&quot;&quot;;&quot;&quot;;[.H89]);[.G89] &amp; IF([.H89]=&quot;&quot;;&quot;&quot;;&quot; - &quot; &amp; [.H89]))" office:value-type="string" office:string-value="1:FSMC_A6" calcext:value-type="string">
            <text:p>1:FSMC_A6</text:p>
          </table:table-cell>
          <table:table-cell table:formula="of:=IF(ISERROR(VLOOKUP([.A89];[.$N$3:.$O$18];2; FALSE()));&quot;&quot;;VLOOKUP([.A89];[.$N$3:.$O$18];2; FALSE()))">
            <text:p/>
          </table:table-cell>
          <table:table-cell office:value-type="string" calcext:value-type="string">
            <text:p>1:FSMC_A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13</text:p>
          </table:table-cell>
          <table:table-cell office:value-type="float" office:value="71" calcext:value-type="float">
            <text:p>71</text:p>
          </table:table-cell>
          <table:table-cell table:formula="of:=IF([.E90]=&quot;&quot;;0;LOOKUP([.E90];[.$J$1:.$K$3];[.$K$1:.$K$3]))" office:value-type="float" office:value="24" calcext:value-type="float">
            <text:p>24</text:p>
          </table:table-cell>
          <table:table-cell table:formula="of:=[.B90]+[.C90]" office:value-type="float" office:value="95" calcext:value-type="float">
            <text:p>95</text:p>
          </table:table-cell>
          <table:table-cell office:value-type="string" calcext:value-type="string">
            <text:p>STM32F4X_ADC_NUM</text:p>
          </table:table-cell>
          <table:table-cell table:formula="of:=IF([.G90]=&quot;&quot;;IF([.H90]=&quot;&quot;;&quot;&quot;;[.H90]);[.G90] &amp; IF([.H90]=&quot;&quot;;&quot;&quot;;&quot; - &quot; &amp; [.H90]))" office:value-type="string" office:string-value="1:FSMC_A7" calcext:value-type="string">
            <text:p>1:FSMC_A7</text:p>
          </table:table-cell>
          <table:table-cell table:formula="of:=IF(ISERROR(VLOOKUP([.A90];[.$N$3:.$O$18];2; FALSE()));&quot;&quot;;VLOOKUP([.A90];[.$N$3:.$O$18];2; FALSE()))">
            <text:p/>
          </table:table-cell>
          <table:table-cell office:value-type="string" calcext:value-type="string">
            <text:p>1:FSMC_A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14</text:p>
          </table:table-cell>
          <table:table-cell office:value-type="float" office:value="72" calcext:value-type="float">
            <text:p>72</text:p>
          </table:table-cell>
          <table:table-cell table:formula="of:=IF([.E91]=&quot;&quot;;0;LOOKUP([.E91];[.$J$1:.$K$3];[.$K$1:.$K$3]))" office:value-type="float" office:value="24" calcext:value-type="float">
            <text:p>24</text:p>
          </table:table-cell>
          <table:table-cell table:formula="of:=[.B91]+[.C91]" office:value-type="float" office:value="96" calcext:value-type="float">
            <text:p>96</text:p>
          </table:table-cell>
          <table:table-cell office:value-type="string" calcext:value-type="string">
            <text:p>STM32F4X_ADC_NUM</text:p>
          </table:table-cell>
          <table:table-cell table:formula="of:=IF([.G91]=&quot;&quot;;IF([.H91]=&quot;&quot;;&quot;&quot;;[.H91]);[.G91] &amp; IF([.H91]=&quot;&quot;;&quot;&quot;;&quot; - &quot; &amp; [.H91]))" office:value-type="string" office:string-value="1:FSMC_A8" calcext:value-type="string">
            <text:p>1:FSMC_A8</text:p>
          </table:table-cell>
          <table:table-cell table:formula="of:=IF(ISERROR(VLOOKUP([.A91];[.$N$3:.$O$18];2; FALSE()));&quot;&quot;;VLOOKUP([.A91];[.$N$3:.$O$18];2; FALSE()))">
            <text:p/>
          </table:table-cell>
          <table:table-cell office:value-type="string" calcext:value-type="string">
            <text:p>1:FSMC_A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15</text:p>
          </table:table-cell>
          <table:table-cell office:value-type="float" office:value="73" calcext:value-type="float">
            <text:p>73</text:p>
          </table:table-cell>
          <table:table-cell table:formula="of:=IF([.E92]=&quot;&quot;;0;LOOKUP([.E92];[.$J$1:.$K$3];[.$K$1:.$K$3]))" office:value-type="float" office:value="24" calcext:value-type="float">
            <text:p>24</text:p>
          </table:table-cell>
          <table:table-cell table:formula="of:=[.B92]+[.C92]" office:value-type="float" office:value="97" calcext:value-type="float">
            <text:p>97</text:p>
          </table:table-cell>
          <table:table-cell office:value-type="string" calcext:value-type="string">
            <text:p>STM32F4X_ADC_NUM</text:p>
          </table:table-cell>
          <table:table-cell table:formula="of:=IF([.G92]=&quot;&quot;;IF([.H92]=&quot;&quot;;&quot;&quot;;[.H92]);[.G92] &amp; IF([.H92]=&quot;&quot;;&quot;&quot;;&quot; - &quot; &amp; [.H92]))" office:value-type="string" office:string-value="1:FSMC_A9" calcext:value-type="string">
            <text:p>1:FSMC_A9</text:p>
          </table:table-cell>
          <table:table-cell table:formula="of:=IF(ISERROR(VLOOKUP([.A92];[.$N$3:.$O$18];2; FALSE()));&quot;&quot;;VLOOKUP([.A92];[.$N$3:.$O$18];2; FALSE()))">
            <text:p/>
          </table:table-cell>
          <table:table-cell office:value-type="string" calcext:value-type="string">
            <text:p>1:FSMC_A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2</text:p>
          </table:table-cell>
          <table:table-cell office:value-type="float" office:value="68" calcext:value-type="float">
            <text:p>68</text:p>
          </table:table-cell>
          <table:table-cell table:formula="of:=IF([.E93]=&quot;&quot;;0;LOOKUP([.E93];[.$J$1:.$K$3];[.$K$1:.$K$3]))" office:value-type="float" office:value="24" calcext:value-type="float">
            <text:p>24</text:p>
          </table:table-cell>
          <table:table-cell table:formula="of:=[.B93]+[.C93]" office:value-type="float" office:value="92" calcext:value-type="float">
            <text:p>92</text:p>
          </table:table-cell>
          <table:table-cell office:value-type="string" calcext:value-type="string">
            <text:p>STM32F4X_ADC_NUM</text:p>
          </table:table-cell>
          <table:table-cell table:formula="of:=IF([.G93]=&quot;&quot;;IF([.H93]=&quot;&quot;;&quot;&quot;;[.H93]);[.G93] &amp; IF([.H93]=&quot;&quot;;&quot;&quot;;&quot; - &quot; &amp; [.H93]))" office:value-type="string" office:string-value="1:FSMC_A2" calcext:value-type="string">
            <text:p>1:FSMC_A2</text:p>
          </table:table-cell>
          <table:table-cell table:formula="of:=IF(ISERROR(VLOOKUP([.A93];[.$N$3:.$O$18];2; FALSE()));&quot;&quot;;VLOOKUP([.A93];[.$N$3:.$O$18];2; FALSE()))">
            <text:p/>
          </table:table-cell>
          <table:table-cell office:value-type="string" calcext:value-type="string">
            <text:p>1:FSMC_A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3</text:p>
          </table:table-cell>
          <table:table-cell office:value-type="float" office:value="51" calcext:value-type="float">
            <text:p>51</text:p>
          </table:table-cell>
          <table:table-cell table:formula="of:=IF([.E94]=&quot;&quot;;0;LOOKUP([.E94];[.$J$1:.$K$3];[.$K$1:.$K$3]))" office:value-type="float" office:value="0" calcext:value-type="float">
            <text:p>0</text:p>
          </table:table-cell>
          <table:table-cell table:formula="of:=[.B94]+[.C94]" office:value-type="float" office:value="51" calcext:value-type="float">
            <text:p>51</text:p>
          </table:table-cell>
          <table:table-cell/>
          <table:table-cell table:formula="of:=IF([.G94]=&quot;&quot;;IF([.H94]=&quot;&quot;;&quot;&quot;;[.H94]);[.G94] &amp; IF([.H94]=&quot;&quot;;&quot;&quot;;&quot; - &quot; &amp; [.H94]))" office:value-type="string" office:string-value="1:FSMC_A3  2:ADC3_IN9" calcext:value-type="string">
            <text:p>1:FSMC_A3 <text:s/>2:ADC3_IN9</text:p>
          </table:table-cell>
          <table:table-cell table:formula="of:=IF(ISERROR(VLOOKUP([.A94];[.$N$3:.$O$18];2; FALSE()));&quot;&quot;;VLOOKUP([.A94];[.$N$3:.$O$18];2; FALSE()))">
            <text:p/>
          </table:table-cell>
          <table:table-cell office:value-type="string" calcext:value-type="string">
            <text:p>1:FSMC_A3 <text:s/>2:ADC3_IN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4</text:p>
          </table:table-cell>
          <table:table-cell office:value-type="float" office:value="52" calcext:value-type="float">
            <text:p>52</text:p>
          </table:table-cell>
          <table:table-cell table:formula="of:=IF([.E95]=&quot;&quot;;0;LOOKUP([.E95];[.$J$1:.$K$3];[.$K$1:.$K$3]))" office:value-type="float" office:value="0" calcext:value-type="float">
            <text:p>0</text:p>
          </table:table-cell>
          <table:table-cell table:formula="of:=[.B95]+[.C95]" office:value-type="float" office:value="52" calcext:value-type="float">
            <text:p>52</text:p>
          </table:table-cell>
          <table:table-cell/>
          <table:table-cell table:formula="of:=IF([.G95]=&quot;&quot;;IF([.H95]=&quot;&quot;;&quot;&quot;;[.H95]);[.G95] &amp; IF([.H95]=&quot;&quot;;&quot;&quot;;&quot; - &quot; &amp; [.H95]))" office:value-type="string" office:string-value="1:FSMC_A4  2:ADC3_IN14" calcext:value-type="string">
            <text:p>1:FSMC_A4 <text:s/>2:ADC3_IN14</text:p>
          </table:table-cell>
          <table:table-cell table:formula="of:=IF(ISERROR(VLOOKUP([.A95];[.$N$3:.$O$18];2; FALSE()));&quot;&quot;;VLOOKUP([.A95];[.$N$3:.$O$18];2; FALSE()))">
            <text:p/>
          </table:table-cell>
          <table:table-cell office:value-type="string" calcext:value-type="string">
            <text:p>1:FSMC_A4 <text:s/>2:ADC3_IN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5</text:p>
          </table:table-cell>
          <table:table-cell office:value-type="float" office:value="53" calcext:value-type="float">
            <text:p>53</text:p>
          </table:table-cell>
          <table:table-cell table:formula="of:=IF([.E96]=&quot;&quot;;0;LOOKUP([.E96];[.$J$1:.$K$3];[.$K$1:.$K$3]))" office:value-type="float" office:value="0" calcext:value-type="float">
            <text:p>0</text:p>
          </table:table-cell>
          <table:table-cell table:formula="of:=[.B96]+[.C96]" office:value-type="float" office:value="53" calcext:value-type="float">
            <text:p>53</text:p>
          </table:table-cell>
          <table:table-cell/>
          <table:table-cell table:formula="of:=IF([.G96]=&quot;&quot;;IF([.H96]=&quot;&quot;;&quot;&quot;;[.H96]);[.G96] &amp; IF([.H96]=&quot;&quot;;&quot;&quot;;&quot; - &quot; &amp; [.H96]))" office:value-type="string" office:string-value="1:FSMC_A5  2:ADC3_IN15" calcext:value-type="string">
            <text:p>1:FSMC_A5 <text:s/>2:ADC3_IN15</text:p>
          </table:table-cell>
          <table:table-cell table:formula="of:=IF(ISERROR(VLOOKUP([.A96];[.$N$3:.$O$18];2; FALSE()));&quot;&quot;;VLOOKUP([.A96];[.$N$3:.$O$18];2; FALSE()))">
            <text:p/>
          </table:table-cell>
          <table:table-cell office:value-type="string" calcext:value-type="string">
            <text:p>1:FSMC_A5 <text:s/>2:ADC3_IN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6</text:p>
          </table:table-cell>
          <table:table-cell office:value-type="float" office:value="54" calcext:value-type="float">
            <text:p>54</text:p>
          </table:table-cell>
          <table:table-cell table:formula="of:=IF([.E97]=&quot;&quot;;0;LOOKUP([.E97];[.$J$1:.$K$3];[.$K$1:.$K$3]))" office:value-type="float" office:value="0" calcext:value-type="float">
            <text:p>0</text:p>
          </table:table-cell>
          <table:table-cell table:formula="of:=[.B97]+[.C97]" office:value-type="float" office:value="54" calcext:value-type="float">
            <text:p>54</text:p>
          </table:table-cell>
          <table:table-cell/>
          <table:table-cell table:formula="of:=IF([.G97]=&quot;&quot;;IF([.H97]=&quot;&quot;;&quot;&quot;;[.H97]);[.G97] &amp; IF([.H97]=&quot;&quot;;&quot;&quot;;&quot; - &quot; &amp; [.H97]))" office:value-type="string" office:string-value="1:TIM10_CH1  2:ADC3_IN4" calcext:value-type="string">
            <text:p>1:TIM10_CH1 <text:s/>2:ADC3_IN4</text:p>
          </table:table-cell>
          <table:table-cell table:formula="of:=IF(ISERROR(VLOOKUP([.A97];[.$N$3:.$O$18];2; FALSE()));&quot;&quot;;VLOOKUP([.A97];[.$N$3:.$O$18];2; FALSE()))">
            <text:p/>
          </table:table-cell>
          <table:table-cell office:value-type="string" calcext:value-type="string">
            <text:p>1:TIM10_CH1 <text:s/>2:ADC3_IN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7</text:p>
          </table:table-cell>
          <table:table-cell office:value-type="float" office:value="55" calcext:value-type="float">
            <text:p>55</text:p>
          </table:table-cell>
          <table:table-cell table:formula="of:=IF([.E98]=&quot;&quot;;0;LOOKUP([.E98];[.$J$1:.$K$3];[.$K$1:.$K$3]))" office:value-type="float" office:value="0" calcext:value-type="float">
            <text:p>0</text:p>
          </table:table-cell>
          <table:table-cell table:formula="of:=[.B98]+[.C98]" office:value-type="float" office:value="55" calcext:value-type="float">
            <text:p>55</text:p>
          </table:table-cell>
          <table:table-cell/>
          <table:table-cell table:formula="of:=IF([.G98]=&quot;&quot;;IF([.H98]=&quot;&quot;;&quot;&quot;;[.H98]);[.G98] &amp; IF([.H98]=&quot;&quot;;&quot;&quot;;&quot; - &quot; &amp; [.H98]))" office:value-type="string" office:string-value="1:TIM11_CH1  2:ADC3_IN5" calcext:value-type="string">
            <text:p>1:TIM11_CH1 <text:s/>2:ADC3_IN5</text:p>
          </table:table-cell>
          <table:table-cell table:formula="of:=IF(ISERROR(VLOOKUP([.A98];[.$N$3:.$O$18];2; FALSE()));&quot;&quot;;VLOOKUP([.A98];[.$N$3:.$O$18];2; FALSE()))">
            <text:p/>
          </table:table-cell>
          <table:table-cell office:value-type="string" calcext:value-type="string">
            <text:p>1:TIM11_CH1 <text:s/>2:ADC3_IN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8</text:p>
          </table:table-cell>
          <table:table-cell office:value-type="float" office:value="56" calcext:value-type="float">
            <text:p>56</text:p>
          </table:table-cell>
          <table:table-cell table:formula="of:=IF([.E99]=&quot;&quot;;0;LOOKUP([.E99];[.$J$1:.$K$3];[.$K$1:.$K$3]))" office:value-type="float" office:value="0" calcext:value-type="float">
            <text:p>0</text:p>
          </table:table-cell>
          <table:table-cell table:formula="of:=[.B99]+[.C99]" office:value-type="float" office:value="56" calcext:value-type="float">
            <text:p>56</text:p>
          </table:table-cell>
          <table:table-cell/>
          <table:table-cell table:formula="of:=IF([.G99]=&quot;&quot;;IF([.H99]=&quot;&quot;;&quot;&quot;;[.H99]);[.G99] &amp; IF([.H99]=&quot;&quot;;&quot;&quot;;&quot; - &quot; &amp; [.H99]))" office:value-type="string" office:string-value="1:TIM13_CH1  2:ADC3_IN6" calcext:value-type="string">
            <text:p>1:TIM13_CH1 <text:s/>2:ADC3_IN6</text:p>
          </table:table-cell>
          <table:table-cell table:formula="of:=IF(ISERROR(VLOOKUP([.A99];[.$N$3:.$O$18];2; FALSE()));&quot;&quot;;VLOOKUP([.A99];[.$N$3:.$O$18];2; FALSE()))">
            <text:p/>
          </table:table-cell>
          <table:table-cell office:value-type="string" calcext:value-type="string">
            <text:p>1:TIM13_CH1 <text:s/>2:ADC3_IN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F9</text:p>
          </table:table-cell>
          <table:table-cell office:value-type="float" office:value="57" calcext:value-type="float">
            <text:p>57</text:p>
          </table:table-cell>
          <table:table-cell table:formula="of:=IF([.E100]=&quot;&quot;;0;LOOKUP([.E100];[.$J$1:.$K$3];[.$K$1:.$K$3]))" office:value-type="float" office:value="0" calcext:value-type="float">
            <text:p>0</text:p>
          </table:table-cell>
          <table:table-cell table:formula="of:=[.B100]+[.C100]" office:value-type="float" office:value="57" calcext:value-type="float">
            <text:p>57</text:p>
          </table:table-cell>
          <table:table-cell/>
          <table:table-cell table:formula="of:=IF([.G100]=&quot;&quot;;IF([.H100]=&quot;&quot;;&quot;&quot;;[.H100]);[.G100] &amp; IF([.H100]=&quot;&quot;;&quot;&quot;;&quot; - &quot; &amp; [.H100]))" office:value-type="string" office:string-value="1;TIM14_CH1  2:ADC3_IN7" calcext:value-type="string">
            <text:p>1;TIM14_CH1 <text:s/>2:ADC3_IN7</text:p>
          </table:table-cell>
          <table:table-cell table:formula="of:=IF(ISERROR(VLOOKUP([.A100];[.$N$3:.$O$18];2; FALSE()));&quot;&quot;;VLOOKUP([.A100];[.$N$3:.$O$18];2; FALSE()))">
            <text:p/>
          </table:table-cell>
          <table:table-cell office:value-type="string" calcext:value-type="string">
            <text:p>1;TIM14_CH1 <text:s/>2:ADC3_IN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0</text:p>
          </table:table-cell>
          <table:table-cell office:value-type="float" office:value="74" calcext:value-type="float">
            <text:p>74</text:p>
          </table:table-cell>
          <table:table-cell table:formula="of:=IF([.E101]=&quot;&quot;;0;LOOKUP([.E101];[.$J$1:.$K$3];[.$K$1:.$K$3]))" office:value-type="float" office:value="24" calcext:value-type="float">
            <text:p>24</text:p>
          </table:table-cell>
          <table:table-cell table:formula="of:=[.B101]+[.C101]" office:value-type="float" office:value="98" calcext:value-type="float">
            <text:p>98</text:p>
          </table:table-cell>
          <table:table-cell office:value-type="string" calcext:value-type="string">
            <text:p>STM32F4X_ADC_NUM</text:p>
          </table:table-cell>
          <table:table-cell table:formula="of:=IF([.G101]=&quot;&quot;;IF([.H101]=&quot;&quot;;&quot;&quot;;[.H101]);[.G101] &amp; IF([.H101]=&quot;&quot;;&quot;&quot;;&quot; - &quot; &amp; [.H101]))" office:value-type="string" office:string-value="1:FSMC_A10" calcext:value-type="string">
            <text:p>1:FSMC_A10</text:p>
          </table:table-cell>
          <table:table-cell table:formula="of:=IF(ISERROR(VLOOKUP([.A101];[.$N$3:.$O$18];2; FALSE()));&quot;&quot;;VLOOKUP([.A101];[.$N$3:.$O$18];2; FALSE()))">
            <text:p/>
          </table:table-cell>
          <table:table-cell office:value-type="string" calcext:value-type="string">
            <text:p>1:FSMC_A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1</text:p>
          </table:table-cell>
          <table:table-cell office:value-type="float" office:value="75" calcext:value-type="float">
            <text:p>75</text:p>
          </table:table-cell>
          <table:table-cell table:formula="of:=IF([.E102]=&quot;&quot;;0;LOOKUP([.E102];[.$J$1:.$K$3];[.$K$1:.$K$3]))" office:value-type="float" office:value="24" calcext:value-type="float">
            <text:p>24</text:p>
          </table:table-cell>
          <table:table-cell table:formula="of:=[.B102]+[.C102]" office:value-type="float" office:value="99" calcext:value-type="float">
            <text:p>99</text:p>
          </table:table-cell>
          <table:table-cell office:value-type="string" calcext:value-type="string">
            <text:p>STM32F4X_ADC_NUM</text:p>
          </table:table-cell>
          <table:table-cell table:formula="of:=IF([.G102]=&quot;&quot;;IF([.H102]=&quot;&quot;;&quot;&quot;;[.H102]);[.G102] &amp; IF([.H102]=&quot;&quot;;&quot;&quot;;&quot; - &quot; &amp; [.H102]))" office:value-type="string" office:string-value="1:FSMC_A11" calcext:value-type="string">
            <text:p>1:FSMC_A11</text:p>
          </table:table-cell>
          <table:table-cell table:formula="of:=IF(ISERROR(VLOOKUP([.A102];[.$N$3:.$O$18];2; FALSE()));&quot;&quot;;VLOOKUP([.A102];[.$N$3:.$O$18];2; FALSE()))">
            <text:p/>
          </table:table-cell>
          <table:table-cell office:value-type="string" calcext:value-type="string">
            <text:p>1:FSMC_A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10</text:p>
          </table:table-cell>
          <table:table-cell office:value-type="float" office:value="84" calcext:value-type="float">
            <text:p>84</text:p>
          </table:table-cell>
          <table:table-cell table:formula="of:=IF([.E103]=&quot;&quot;;0;LOOKUP([.E103];[.$J$1:.$K$3];[.$K$1:.$K$3]))" office:value-type="float" office:value="24" calcext:value-type="float">
            <text:p>24</text:p>
          </table:table-cell>
          <table:table-cell table:formula="of:=[.B103]+[.C103]" office:value-type="float" office:value="108" calcext:value-type="float">
            <text:p>108</text:p>
          </table:table-cell>
          <table:table-cell office:value-type="string" calcext:value-type="string">
            <text:p>STM32F4X_ADC_NUM</text:p>
          </table:table-cell>
          <table:table-cell table:formula="of:=IF([.G103]=&quot;&quot;;IF([.H103]=&quot;&quot;;&quot;&quot;;[.H103]);[.G103] &amp; IF([.H103]=&quot;&quot;;&quot;&quot;;&quot; - &quot; &amp; [.H103]))" office:value-type="string" office:string-value="1:FSMC_NE3" calcext:value-type="string">
            <text:p>1:FSMC_NE3</text:p>
          </table:table-cell>
          <table:table-cell table:formula="of:=IF(ISERROR(VLOOKUP([.A103];[.$N$3:.$O$18];2; FALSE()));&quot;&quot;;VLOOKUP([.A103];[.$N$3:.$O$18];2; FALSE()))">
            <text:p/>
          </table:table-cell>
          <table:table-cell office:value-type="string" calcext:value-type="string">
            <text:p>1:FSMC_NE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11</text:p>
          </table:table-cell>
          <table:table-cell office:value-type="float" office:value="85" calcext:value-type="float">
            <text:p>85</text:p>
          </table:table-cell>
          <table:table-cell table:formula="of:=IF([.E104]=&quot;&quot;;0;LOOKUP([.E104];[.$J$1:.$K$3];[.$K$1:.$K$3]))" office:value-type="float" office:value="24" calcext:value-type="float">
            <text:p>24</text:p>
          </table:table-cell>
          <table:table-cell table:formula="of:=[.B104]+[.C104]" office:value-type="float" office:value="109" calcext:value-type="float">
            <text:p>109</text:p>
          </table:table-cell>
          <table:table-cell office:value-type="string" calcext:value-type="string">
            <text:p>STM32F4X_ADC_NUM</text:p>
          </table:table-cell>
          <table:table-cell table:formula="of:=IF([.G104]=&quot;&quot;;IF([.H104]=&quot;&quot;;&quot;&quot;;[.H104]);[.G104] &amp; IF([.H104]=&quot;&quot;;&quot;&quot;;&quot; - &quot; &amp; [.H104]))">
            <text:p/>
          </table:table-cell>
          <table:table-cell table:formula="of:=IF(ISERROR(VLOOKUP([.A104];[.$N$3:.$O$18];2; FALSE()));&quot;&quot;;VLOOKUP([.A104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G12</text:p>
          </table:table-cell>
          <table:table-cell office:value-type="float" office:value="86" calcext:value-type="float">
            <text:p>86</text:p>
          </table:table-cell>
          <table:table-cell table:formula="of:=IF([.E105]=&quot;&quot;;0;LOOKUP([.E105];[.$J$1:.$K$3];[.$K$1:.$K$3]))" office:value-type="float" office:value="24" calcext:value-type="float">
            <text:p>24</text:p>
          </table:table-cell>
          <table:table-cell table:formula="of:=[.B105]+[.C105]" office:value-type="float" office:value="110" calcext:value-type="float">
            <text:p>110</text:p>
          </table:table-cell>
          <table:table-cell office:value-type="string" calcext:value-type="string">
            <text:p>STM32F4X_ADC_NUM</text:p>
          </table:table-cell>
          <table:table-cell table:formula="of:=IF([.G105]=&quot;&quot;;IF([.H105]=&quot;&quot;;&quot;&quot;;[.H105]);[.G105] &amp; IF([.H105]=&quot;&quot;;&quot;&quot;;&quot; - &quot; &amp; [.H105]))" office:value-type="string" office:string-value="1:FSMC_NE4" calcext:value-type="string">
            <text:p>1:FSMC_NE4</text:p>
          </table:table-cell>
          <table:table-cell table:formula="of:=IF(ISERROR(VLOOKUP([.A105];[.$N$3:.$O$18];2; FALSE()));&quot;&quot;;VLOOKUP([.A105];[.$N$3:.$O$18];2; FALSE()))">
            <text:p/>
          </table:table-cell>
          <table:table-cell office:value-type="string" calcext:value-type="string">
            <text:p>1:FSMC_NE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13</text:p>
          </table:table-cell>
          <table:table-cell office:value-type="float" office:value="87" calcext:value-type="float">
            <text:p>87</text:p>
          </table:table-cell>
          <table:table-cell table:formula="of:=IF([.E106]=&quot;&quot;;0;LOOKUP([.E106];[.$J$1:.$K$3];[.$K$1:.$K$3]))" office:value-type="float" office:value="24" calcext:value-type="float">
            <text:p>24</text:p>
          </table:table-cell>
          <table:table-cell table:formula="of:=[.B106]+[.C106]" office:value-type="float" office:value="111" calcext:value-type="float">
            <text:p>111</text:p>
          </table:table-cell>
          <table:table-cell office:value-type="string" calcext:value-type="string">
            <text:p>STM32F4X_ADC_NUM</text:p>
          </table:table-cell>
          <table:table-cell table:formula="of:=IF([.G106]=&quot;&quot;;IF([.H106]=&quot;&quot;;&quot;&quot;;[.H106]);[.G106] &amp; IF([.H106]=&quot;&quot;;&quot;&quot;;&quot; - &quot; &amp; [.H106]))" office:value-type="string" office:string-value="1:FSMC_A24" calcext:value-type="string">
            <text:p>1:FSMC_A24</text:p>
          </table:table-cell>
          <table:table-cell table:formula="of:=IF(ISERROR(VLOOKUP([.A106];[.$N$3:.$O$18];2; FALSE()));&quot;&quot;;VLOOKUP([.A106];[.$N$3:.$O$18];2; FALSE()))">
            <text:p/>
          </table:table-cell>
          <table:table-cell office:value-type="string" calcext:value-type="string">
            <text:p>1:FSMC_A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14</text:p>
          </table:table-cell>
          <table:table-cell office:value-type="float" office:value="88" calcext:value-type="float">
            <text:p>88</text:p>
          </table:table-cell>
          <table:table-cell table:formula="of:=IF([.E107]=&quot;&quot;;0;LOOKUP([.E107];[.$J$1:.$K$3];[.$K$1:.$K$3]))" office:value-type="float" office:value="24" calcext:value-type="float">
            <text:p>24</text:p>
          </table:table-cell>
          <table:table-cell table:formula="of:=[.B107]+[.C107]" office:value-type="float" office:value="112" calcext:value-type="float">
            <text:p>112</text:p>
          </table:table-cell>
          <table:table-cell office:value-type="string" calcext:value-type="string">
            <text:p>STM32F4X_ADC_NUM</text:p>
          </table:table-cell>
          <table:table-cell table:formula="of:=IF([.G107]=&quot;&quot;;IF([.H107]=&quot;&quot;;&quot;&quot;;[.H107]);[.G107] &amp; IF([.H107]=&quot;&quot;;&quot;&quot;;&quot; - &quot; &amp; [.H107]))" office:value-type="string" office:string-value="1:FSMC_A25 / USART6_TX" calcext:value-type="string">
            <text:p>1:FSMC_A25 / USART6_TX</text:p>
          </table:table-cell>
          <table:table-cell table:formula="of:=IF(ISERROR(VLOOKUP([.A107];[.$N$3:.$O$18];2; FALSE()));&quot;&quot;;VLOOKUP([.A107];[.$N$3:.$O$18];2; FALSE()))">
            <text:p/>
          </table:table-cell>
          <table:table-cell office:value-type="string" calcext:value-type="string">
            <text:p>1:FSMC_A25 / USART6_T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15</text:p>
          </table:table-cell>
          <table:table-cell office:value-type="float" office:value="89" calcext:value-type="float">
            <text:p>89</text:p>
          </table:table-cell>
          <table:table-cell table:formula="of:=IF([.E108]=&quot;&quot;;0;LOOKUP([.E108];[.$J$1:.$K$3];[.$K$1:.$K$3]))" office:value-type="float" office:value="24" calcext:value-type="float">
            <text:p>24</text:p>
          </table:table-cell>
          <table:table-cell table:formula="of:=[.B108]+[.C108]" office:value-type="float" office:value="113" calcext:value-type="float">
            <text:p>113</text:p>
          </table:table-cell>
          <table:table-cell office:value-type="string" calcext:value-type="string">
            <text:p>STM32F4X_ADC_NUM</text:p>
          </table:table-cell>
          <table:table-cell table:formula="of:=IF([.G108]=&quot;&quot;;IF([.H108]=&quot;&quot;;&quot;&quot;;[.H108]);[.G108] &amp; IF([.H108]=&quot;&quot;;&quot;&quot;;&quot; - &quot; &amp; [.H108]))">
            <text:p/>
          </table:table-cell>
          <table:table-cell table:formula="of:=IF(ISERROR(VLOOKUP([.A108];[.$N$3:.$O$18];2; FALSE()));&quot;&quot;;VLOOKUP([.A108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G2</text:p>
          </table:table-cell>
          <table:table-cell office:value-type="float" office:value="76" calcext:value-type="float">
            <text:p>76</text:p>
          </table:table-cell>
          <table:table-cell table:formula="of:=IF([.E109]=&quot;&quot;;0;LOOKUP([.E109];[.$J$1:.$K$3];[.$K$1:.$K$3]))" office:value-type="float" office:value="24" calcext:value-type="float">
            <text:p>24</text:p>
          </table:table-cell>
          <table:table-cell table:formula="of:=[.B109]+[.C109]" office:value-type="float" office:value="100" calcext:value-type="float">
            <text:p>100</text:p>
          </table:table-cell>
          <table:table-cell office:value-type="string" calcext:value-type="string">
            <text:p>STM32F4X_ADC_NUM</text:p>
          </table:table-cell>
          <table:table-cell table:formula="of:=IF([.G109]=&quot;&quot;;IF([.H109]=&quot;&quot;;&quot;&quot;;[.H109]);[.G109] &amp; IF([.H109]=&quot;&quot;;&quot;&quot;;&quot; - &quot; &amp; [.H109]))" office:value-type="string" office:string-value="1:FSMC_A12" calcext:value-type="string">
            <text:p>1:FSMC_A12</text:p>
          </table:table-cell>
          <table:table-cell table:formula="of:=IF(ISERROR(VLOOKUP([.A109];[.$N$3:.$O$18];2; FALSE()));&quot;&quot;;VLOOKUP([.A109];[.$N$3:.$O$18];2; FALSE()))">
            <text:p/>
          </table:table-cell>
          <table:table-cell office:value-type="string" calcext:value-type="string">
            <text:p>1:FSMC_A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3</text:p>
          </table:table-cell>
          <table:table-cell office:value-type="float" office:value="77" calcext:value-type="float">
            <text:p>77</text:p>
          </table:table-cell>
          <table:table-cell table:formula="of:=IF([.E110]=&quot;&quot;;0;LOOKUP([.E110];[.$J$1:.$K$3];[.$K$1:.$K$3]))" office:value-type="float" office:value="24" calcext:value-type="float">
            <text:p>24</text:p>
          </table:table-cell>
          <table:table-cell table:formula="of:=[.B110]+[.C110]" office:value-type="float" office:value="101" calcext:value-type="float">
            <text:p>101</text:p>
          </table:table-cell>
          <table:table-cell office:value-type="string" calcext:value-type="string">
            <text:p>STM32F4X_ADC_NUM</text:p>
          </table:table-cell>
          <table:table-cell table:formula="of:=IF([.G110]=&quot;&quot;;IF([.H110]=&quot;&quot;;&quot;&quot;;[.H110]);[.G110] &amp; IF([.H110]=&quot;&quot;;&quot;&quot;;&quot; - &quot; &amp; [.H110]))" office:value-type="string" office:string-value="1:FSMC_A13" calcext:value-type="string">
            <text:p>1:FSMC_A13</text:p>
          </table:table-cell>
          <table:table-cell table:formula="of:=IF(ISERROR(VLOOKUP([.A110];[.$N$3:.$O$18];2; FALSE()));&quot;&quot;;VLOOKUP([.A110];[.$N$3:.$O$18];2; FALSE()))">
            <text:p/>
          </table:table-cell>
          <table:table-cell office:value-type="string" calcext:value-type="string">
            <text:p>1:FSMC_A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4</text:p>
          </table:table-cell>
          <table:table-cell office:value-type="float" office:value="78" calcext:value-type="float">
            <text:p>78</text:p>
          </table:table-cell>
          <table:table-cell table:formula="of:=IF([.E111]=&quot;&quot;;0;LOOKUP([.E111];[.$J$1:.$K$3];[.$K$1:.$K$3]))" office:value-type="float" office:value="24" calcext:value-type="float">
            <text:p>24</text:p>
          </table:table-cell>
          <table:table-cell table:formula="of:=[.B111]+[.C111]" office:value-type="float" office:value="102" calcext:value-type="float">
            <text:p>102</text:p>
          </table:table-cell>
          <table:table-cell office:value-type="string" calcext:value-type="string">
            <text:p>STM32F4X_ADC_NUM</text:p>
          </table:table-cell>
          <table:table-cell table:formula="of:=IF([.G111]=&quot;&quot;;IF([.H111]=&quot;&quot;;&quot;&quot;;[.H111]);[.G111] &amp; IF([.H111]=&quot;&quot;;&quot;&quot;;&quot; - &quot; &amp; [.H111]))" office:value-type="string" office:string-value="1:FSMC_A14" calcext:value-type="string">
            <text:p>1:FSMC_A14</text:p>
          </table:table-cell>
          <table:table-cell table:formula="of:=IF(ISERROR(VLOOKUP([.A111];[.$N$3:.$O$18];2; FALSE()));&quot;&quot;;VLOOKUP([.A111];[.$N$3:.$O$18];2; FALSE()))">
            <text:p/>
          </table:table-cell>
          <table:table-cell office:value-type="string" calcext:value-type="string">
            <text:p>1:FSMC_A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5</text:p>
          </table:table-cell>
          <table:table-cell office:value-type="float" office:value="79" calcext:value-type="float">
            <text:p>79</text:p>
          </table:table-cell>
          <table:table-cell table:formula="of:=IF([.E112]=&quot;&quot;;0;LOOKUP([.E112];[.$J$1:.$K$3];[.$K$1:.$K$3]))" office:value-type="float" office:value="24" calcext:value-type="float">
            <text:p>24</text:p>
          </table:table-cell>
          <table:table-cell table:formula="of:=[.B112]+[.C112]" office:value-type="float" office:value="103" calcext:value-type="float">
            <text:p>103</text:p>
          </table:table-cell>
          <table:table-cell office:value-type="string" calcext:value-type="string">
            <text:p>STM32F4X_ADC_NUM</text:p>
          </table:table-cell>
          <table:table-cell table:formula="of:=IF([.G112]=&quot;&quot;;IF([.H112]=&quot;&quot;;&quot;&quot;;[.H112]);[.G112] &amp; IF([.H112]=&quot;&quot;;&quot;&quot;;&quot; - &quot; &amp; [.H112]))" office:value-type="string" office:string-value="1:FSMC_A15" calcext:value-type="string">
            <text:p>1:FSMC_A15</text:p>
          </table:table-cell>
          <table:table-cell table:formula="of:=IF(ISERROR(VLOOKUP([.A112];[.$N$3:.$O$18];2; FALSE()));&quot;&quot;;VLOOKUP([.A112];[.$N$3:.$O$18];2; FALSE()))">
            <text:p/>
          </table:table-cell>
          <table:table-cell office:value-type="string" calcext:value-type="string">
            <text:p>1:FSMC_A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G6</text:p>
          </table:table-cell>
          <table:table-cell office:value-type="float" office:value="80" calcext:value-type="float">
            <text:p>80</text:p>
          </table:table-cell>
          <table:table-cell table:formula="of:=IF([.E113]=&quot;&quot;;0;LOOKUP([.E113];[.$J$1:.$K$3];[.$K$1:.$K$3]))" office:value-type="float" office:value="24" calcext:value-type="float">
            <text:p>24</text:p>
          </table:table-cell>
          <table:table-cell table:formula="of:=[.B113]+[.C113]" office:value-type="float" office:value="104" calcext:value-type="float">
            <text:p>104</text:p>
          </table:table-cell>
          <table:table-cell office:value-type="string" calcext:value-type="string">
            <text:p>STM32F4X_ADC_NUM</text:p>
          </table:table-cell>
          <table:table-cell table:formula="of:=IF([.G113]=&quot;&quot;;IF([.H113]=&quot;&quot;;&quot;&quot;;[.H113]);[.G113] &amp; IF([.H113]=&quot;&quot;;&quot;&quot;;&quot; - &quot; &amp; [.H113]))">
            <text:p/>
          </table:table-cell>
          <table:table-cell table:formula="of:=IF(ISERROR(VLOOKUP([.A113];[.$N$3:.$O$18];2; FALSE()));&quot;&quot;;VLOOKUP([.A113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G7</text:p>
          </table:table-cell>
          <table:table-cell office:value-type="float" office:value="81" calcext:value-type="float">
            <text:p>81</text:p>
          </table:table-cell>
          <table:table-cell table:formula="of:=IF([.E114]=&quot;&quot;;0;LOOKUP([.E114];[.$J$1:.$K$3];[.$K$1:.$K$3]))" office:value-type="float" office:value="24" calcext:value-type="float">
            <text:p>24</text:p>
          </table:table-cell>
          <table:table-cell table:formula="of:=[.B114]+[.C114]" office:value-type="float" office:value="105" calcext:value-type="float">
            <text:p>105</text:p>
          </table:table-cell>
          <table:table-cell office:value-type="string" calcext:value-type="string">
            <text:p>STM32F4X_ADC_NUM</text:p>
          </table:table-cell>
          <table:table-cell table:formula="of:=IF([.G114]=&quot;&quot;;IF([.H114]=&quot;&quot;;&quot;&quot;;[.H114]);[.G114] &amp; IF([.H114]=&quot;&quot;;&quot;&quot;;&quot; - &quot; &amp; [.H114]))">
            <text:p/>
          </table:table-cell>
          <table:table-cell table:formula="of:=IF(ISERROR(VLOOKUP([.A114];[.$N$3:.$O$18];2; FALSE()));&quot;&quot;;VLOOKUP([.A114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G8</text:p>
          </table:table-cell>
          <table:table-cell office:value-type="float" office:value="82" calcext:value-type="float">
            <text:p>82</text:p>
          </table:table-cell>
          <table:table-cell table:formula="of:=IF([.E115]=&quot;&quot;;0;LOOKUP([.E115];[.$J$1:.$K$3];[.$K$1:.$K$3]))" office:value-type="float" office:value="24" calcext:value-type="float">
            <text:p>24</text:p>
          </table:table-cell>
          <table:table-cell table:formula="of:=[.B115]+[.C115]" office:value-type="float" office:value="106" calcext:value-type="float">
            <text:p>106</text:p>
          </table:table-cell>
          <table:table-cell office:value-type="string" calcext:value-type="string">
            <text:p>STM32F4X_ADC_NUM</text:p>
          </table:table-cell>
          <table:table-cell table:formula="of:=IF([.G115]=&quot;&quot;;IF([.H115]=&quot;&quot;;&quot;&quot;;[.H115]);[.G115] &amp; IF([.H115]=&quot;&quot;;&quot;&quot;;&quot; - &quot; &amp; [.H115]))">
            <text:p/>
          </table:table-cell>
          <table:table-cell table:formula="of:=IF(ISERROR(VLOOKUP([.A115];[.$N$3:.$O$18];2; FALSE()));&quot;&quot;;VLOOKUP([.A115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G9</text:p>
          </table:table-cell>
          <table:table-cell office:value-type="float" office:value="83" calcext:value-type="float">
            <text:p>83</text:p>
          </table:table-cell>
          <table:table-cell table:formula="of:=IF([.E116]=&quot;&quot;;0;LOOKUP([.E116];[.$J$1:.$K$3];[.$K$1:.$K$3]))" office:value-type="float" office:value="24" calcext:value-type="float">
            <text:p>24</text:p>
          </table:table-cell>
          <table:table-cell table:formula="of:=[.B116]+[.C116]" office:value-type="float" office:value="107" calcext:value-type="float">
            <text:p>107</text:p>
          </table:table-cell>
          <table:table-cell office:value-type="string" calcext:value-type="string">
            <text:p>STM32F4X_ADC_NUM</text:p>
          </table:table-cell>
          <table:table-cell table:formula="of:=IF([.G116]=&quot;&quot;;IF([.H116]=&quot;&quot;;&quot;&quot;;[.H116]);[.G116] &amp; IF([.H116]=&quot;&quot;;&quot;&quot;;&quot; - &quot; &amp; [.H116]))" office:value-type="string" office:string-value="1:USART6_RX" calcext:value-type="string">
            <text:p>1:USART6_RX</text:p>
          </table:table-cell>
          <table:table-cell table:formula="of:=IF(ISERROR(VLOOKUP([.A116];[.$N$3:.$O$18];2; FALSE()));&quot;&quot;;VLOOKUP([.A116];[.$N$3:.$O$18];2; FALSE()))">
            <text:p/>
          </table:table-cell>
          <table:table-cell office:value-type="string" calcext:value-type="string">
            <text:p>1:USART6_R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0</text:p>
          </table:table-cell>
          <table:table-cell office:value-type="float" office:value="3" calcext:value-type="float">
            <text:p>3</text:p>
          </table:table-cell>
          <table:table-cell table:formula="of:=IF([.E117]=&quot;&quot;;0;LOOKUP([.E117];[.$J$1:.$K$3];[.$K$1:.$K$3]))" office:value-type="float" office:value="0" calcext:value-type="float">
            <text:p>0</text:p>
          </table:table-cell>
          <table:table-cell table:formula="of:=[.B117]+[.C117]" office:value-type="float" office:value="3" calcext:value-type="float">
            <text:p>3</text:p>
          </table:table-cell>
          <table:table-cell/>
          <table:table-cell table:formula="of:=IF([.G117]=&quot;&quot;;IF([.H117]=&quot;&quot;;&quot;&quot;;[.H117]);[.G117] &amp; IF([.H117]=&quot;&quot;;&quot;&quot;;&quot; - &quot; &amp; [.H117]))" office:value-type="string" office:string-value="OSC_IN" calcext:value-type="string">
            <text:p>OSC_IN</text:p>
          </table:table-cell>
          <table:table-cell table:formula="of:=IF(ISERROR(VLOOKUP([.A117];[.$N$3:.$O$18];2; FALSE()));&quot;&quot;;VLOOKUP([.A117];[.$N$3:.$O$18];2; FALSE()))">
            <text:p/>
          </table:table-cell>
          <table:table-cell office:value-type="string" calcext:value-type="string">
            <text:p>OSC_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1</text:p>
          </table:table-cell>
          <table:table-cell office:value-type="float" office:value="4" calcext:value-type="float">
            <text:p>4</text:p>
          </table:table-cell>
          <table:table-cell table:formula="of:=IF([.E118]=&quot;&quot;;0;LOOKUP([.E118];[.$J$1:.$K$3];[.$K$1:.$K$3]))" office:value-type="float" office:value="0" calcext:value-type="float">
            <text:p>0</text:p>
          </table:table-cell>
          <table:table-cell table:formula="of:=[.B118]+[.C118]" office:value-type="float" office:value="4" calcext:value-type="float">
            <text:p>4</text:p>
          </table:table-cell>
          <table:table-cell/>
          <table:table-cell table:formula="of:=IF([.G118]=&quot;&quot;;IF([.H118]=&quot;&quot;;&quot;&quot;;[.H118]);[.G118] &amp; IF([.H118]=&quot;&quot;;&quot;&quot;;&quot; - &quot; &amp; [.H118]))" office:value-type="string" office:string-value="OSC_OUT" calcext:value-type="string">
            <text:p>OSC_OUT</text:p>
          </table:table-cell>
          <table:table-cell table:formula="of:=IF(ISERROR(VLOOKUP([.A118];[.$N$3:.$O$18];2; FALSE()));&quot;&quot;;VLOOKUP([.A118];[.$N$3:.$O$18];2; FALSE()))">
            <text:p/>
          </table:table-cell>
          <table:table-cell office:value-type="string" calcext:value-type="string">
            <text:p>OSC_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10</text:p>
          </table:table-cell>
          <table:table-cell office:value-type="float" office:value="102" calcext:value-type="float">
            <text:p>102</text:p>
          </table:table-cell>
          <table:table-cell table:formula="of:=IF([.E119]=&quot;&quot;;0;LOOKUP([.E119];[.$J$1:.$K$3];[.$K$1:.$K$3]))" office:value-type="float" office:value="24" calcext:value-type="float">
            <text:p>24</text:p>
          </table:table-cell>
          <table:table-cell table:formula="of:=[.B119]+[.C119]" office:value-type="float" office:value="126" calcext:value-type="float">
            <text:p>126</text:p>
          </table:table-cell>
          <table:table-cell office:value-type="string" calcext:value-type="string">
            <text:p>STM32F4X_ADC_NUM</text:p>
          </table:table-cell>
          <table:table-cell table:formula="of:=IF([.G119]=&quot;&quot;;IF([.H119]=&quot;&quot;;&quot;&quot;;[.H119]);[.G119] &amp; IF([.H119]=&quot;&quot;;&quot;&quot;;&quot; - &quot; &amp; [.H119]))" office:value-type="string" office:string-value="1:TIM5_CH1" calcext:value-type="string">
            <text:p>1:TIM5_CH1</text:p>
          </table:table-cell>
          <table:table-cell table:formula="of:=IF(ISERROR(VLOOKUP([.A119];[.$N$3:.$O$18];2; FALSE()));&quot;&quot;;VLOOKUP([.A119];[.$N$3:.$O$18];2; FALSE()))">
            <text:p/>
          </table:table-cell>
          <table:table-cell office:value-type="string" calcext:value-type="string">
            <text:p>1:TIM5_CH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11</text:p>
          </table:table-cell>
          <table:table-cell office:value-type="float" office:value="103" calcext:value-type="float">
            <text:p>103</text:p>
          </table:table-cell>
          <table:table-cell table:formula="of:=IF([.E120]=&quot;&quot;;0;LOOKUP([.E120];[.$J$1:.$K$3];[.$K$1:.$K$3]))" office:value-type="float" office:value="24" calcext:value-type="float">
            <text:p>24</text:p>
          </table:table-cell>
          <table:table-cell table:formula="of:=[.B120]+[.C120]" office:value-type="float" office:value="127" calcext:value-type="float">
            <text:p>127</text:p>
          </table:table-cell>
          <table:table-cell office:value-type="string" calcext:value-type="string">
            <text:p>STM32F4X_ADC_NUM</text:p>
          </table:table-cell>
          <table:table-cell table:formula="of:=IF([.G120]=&quot;&quot;;IF([.H120]=&quot;&quot;;&quot;&quot;;[.H120]);[.G120] &amp; IF([.H120]=&quot;&quot;;&quot;&quot;;&quot; - &quot; &amp; [.H120]))" office:value-type="string" office:string-value="1:TIM5_CH2" calcext:value-type="string">
            <text:p>1:TIM5_CH2</text:p>
          </table:table-cell>
          <table:table-cell table:formula="of:=IF(ISERROR(VLOOKUP([.A120];[.$N$3:.$O$18];2; FALSE()));&quot;&quot;;VLOOKUP([.A120];[.$N$3:.$O$18];2; FALSE()))">
            <text:p/>
          </table:table-cell>
          <table:table-cell office:value-type="string" calcext:value-type="string">
            <text:p>1:TIM5_CH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12</text:p>
          </table:table-cell>
          <table:table-cell office:value-type="float" office:value="104" calcext:value-type="float">
            <text:p>104</text:p>
          </table:table-cell>
          <table:table-cell table:formula="of:=IF([.E121]=&quot;&quot;;0;LOOKUP([.E121];[.$J$1:.$K$3];[.$K$1:.$K$3]))" office:value-type="float" office:value="24" calcext:value-type="float">
            <text:p>24</text:p>
          </table:table-cell>
          <table:table-cell table:formula="of:=[.B121]+[.C121]" office:value-type="float" office:value="128" calcext:value-type="float">
            <text:p>128</text:p>
          </table:table-cell>
          <table:table-cell office:value-type="string" calcext:value-type="string">
            <text:p>STM32F4X_ADC_NUM</text:p>
          </table:table-cell>
          <table:table-cell table:formula="of:=IF([.G121]=&quot;&quot;;IF([.H121]=&quot;&quot;;&quot;&quot;;[.H121]);[.G121] &amp; IF([.H121]=&quot;&quot;;&quot;&quot;;&quot; - &quot; &amp; [.H121]))" office:value-type="string" office:string-value="1:TIM5_CH3" calcext:value-type="string">
            <text:p>1:TIM5_CH3</text:p>
          </table:table-cell>
          <table:table-cell table:formula="of:=IF(ISERROR(VLOOKUP([.A121];[.$N$3:.$O$18];2; FALSE()));&quot;&quot;;VLOOKUP([.A121];[.$N$3:.$O$18];2; FALSE()))">
            <text:p/>
          </table:table-cell>
          <table:table-cell office:value-type="string" calcext:value-type="string">
            <text:p>1:TIM5_CH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13</text:p>
          </table:table-cell>
          <table:table-cell office:value-type="float" office:value="105" calcext:value-type="float">
            <text:p>105</text:p>
          </table:table-cell>
          <table:table-cell table:formula="of:=IF([.E122]=&quot;&quot;;0;LOOKUP([.E122];[.$J$1:.$K$3];[.$K$1:.$K$3]))" office:value-type="float" office:value="24" calcext:value-type="float">
            <text:p>24</text:p>
          </table:table-cell>
          <table:table-cell table:formula="of:=[.B122]+[.C122]" office:value-type="float" office:value="129" calcext:value-type="float">
            <text:p>129</text:p>
          </table:table-cell>
          <table:table-cell office:value-type="string" calcext:value-type="string">
            <text:p>STM32F4X_ADC_NUM</text:p>
          </table:table-cell>
          <table:table-cell table:formula="of:=IF([.G122]=&quot;&quot;;IF([.H122]=&quot;&quot;;&quot;&quot;;[.H122]);[.G122] &amp; IF([.H122]=&quot;&quot;;&quot;&quot;;&quot; - &quot; &amp; [.H122]))">
            <text:p/>
          </table:table-cell>
          <table:table-cell table:formula="of:=IF(ISERROR(VLOOKUP([.A122];[.$N$3:.$O$18];2; FALSE()));&quot;&quot;;VLOOKUP([.A122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H14</text:p>
          </table:table-cell>
          <table:table-cell office:value-type="float" office:value="106" calcext:value-type="float">
            <text:p>106</text:p>
          </table:table-cell>
          <table:table-cell table:formula="of:=IF([.E123]=&quot;&quot;;0;LOOKUP([.E123];[.$J$1:.$K$3];[.$K$1:.$K$3]))" office:value-type="float" office:value="24" calcext:value-type="float">
            <text:p>24</text:p>
          </table:table-cell>
          <table:table-cell table:formula="of:=[.B123]+[.C123]" office:value-type="float" office:value="130" calcext:value-type="float">
            <text:p>130</text:p>
          </table:table-cell>
          <table:table-cell office:value-type="string" calcext:value-type="string">
            <text:p>STM32F4X_ADC_NUM</text:p>
          </table:table-cell>
          <table:table-cell table:formula="of:=IF([.G123]=&quot;&quot;;IF([.H123]=&quot;&quot;;&quot;&quot;;[.H123]);[.G123] &amp; IF([.H123]=&quot;&quot;;&quot;&quot;;&quot; - &quot; &amp; [.H123]))">
            <text:p/>
          </table:table-cell>
          <table:table-cell table:formula="of:=IF(ISERROR(VLOOKUP([.A123];[.$N$3:.$O$18];2; FALSE()));&quot;&quot;;VLOOKUP([.A123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H15</text:p>
          </table:table-cell>
          <table:table-cell office:value-type="float" office:value="107" calcext:value-type="float">
            <text:p>107</text:p>
          </table:table-cell>
          <table:table-cell table:formula="of:=IF([.E124]=&quot;&quot;;0;LOOKUP([.E124];[.$J$1:.$K$3];[.$K$1:.$K$3]))" office:value-type="float" office:value="24" calcext:value-type="float">
            <text:p>24</text:p>
          </table:table-cell>
          <table:table-cell table:formula="of:=[.B124]+[.C124]" office:value-type="float" office:value="131" calcext:value-type="float">
            <text:p>131</text:p>
          </table:table-cell>
          <table:table-cell office:value-type="string" calcext:value-type="string">
            <text:p>STM32F4X_ADC_NUM</text:p>
          </table:table-cell>
          <table:table-cell table:formula="of:=IF([.G124]=&quot;&quot;;IF([.H124]=&quot;&quot;;&quot;&quot;;[.H124]);[.G124] &amp; IF([.H124]=&quot;&quot;;&quot;&quot;;&quot; - &quot; &amp; [.H124]))">
            <text:p/>
          </table:table-cell>
          <table:table-cell table:formula="of:=IF(ISERROR(VLOOKUP([.A124];[.$N$3:.$O$18];2; FALSE()));&quot;&quot;;VLOOKUP([.A124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H2</text:p>
          </table:table-cell>
          <table:table-cell office:value-type="float" office:value="94" calcext:value-type="float">
            <text:p>94</text:p>
          </table:table-cell>
          <table:table-cell table:formula="of:=IF([.E125]=&quot;&quot;;0;LOOKUP([.E125];[.$J$1:.$K$3];[.$K$1:.$K$3]))" office:value-type="float" office:value="24" calcext:value-type="float">
            <text:p>24</text:p>
          </table:table-cell>
          <table:table-cell table:formula="of:=[.B125]+[.C125]" office:value-type="float" office:value="118" calcext:value-type="float">
            <text:p>118</text:p>
          </table:table-cell>
          <table:table-cell office:value-type="string" calcext:value-type="string">
            <text:p>STM32F4X_ADC_NUM</text:p>
          </table:table-cell>
          <table:table-cell table:formula="of:=IF([.G125]=&quot;&quot;;IF([.H125]=&quot;&quot;;&quot;&quot;;[.H125]);[.G125] &amp; IF([.H125]=&quot;&quot;;&quot;&quot;;&quot; - &quot; &amp; [.H125]))">
            <text:p/>
          </table:table-cell>
          <table:table-cell table:formula="of:=IF(ISERROR(VLOOKUP([.A125];[.$N$3:.$O$18];2; FALSE()));&quot;&quot;;VLOOKUP([.A125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95" calcext:value-type="float">
            <text:p>95</text:p>
          </table:table-cell>
          <table:table-cell table:formula="of:=IF([.E126]=&quot;&quot;;0;LOOKUP([.E126];[.$J$1:.$K$3];[.$K$1:.$K$3]))" office:value-type="float" office:value="24" calcext:value-type="float">
            <text:p>24</text:p>
          </table:table-cell>
          <table:table-cell table:formula="of:=[.B126]+[.C126]" office:value-type="float" office:value="119" calcext:value-type="float">
            <text:p>119</text:p>
          </table:table-cell>
          <table:table-cell office:value-type="string" calcext:value-type="string">
            <text:p>STM32F4X_ADC_NUM</text:p>
          </table:table-cell>
          <table:table-cell table:formula="of:=IF([.G126]=&quot;&quot;;IF([.H126]=&quot;&quot;;&quot;&quot;;[.H126]);[.G126] &amp; IF([.H126]=&quot;&quot;;&quot;&quot;;&quot; - &quot; &amp; [.H126]))">
            <text:p/>
          </table:table-cell>
          <table:table-cell table:formula="of:=IF(ISERROR(VLOOKUP([.A126];[.$N$3:.$O$18];2; FALSE()));&quot;&quot;;VLOOKUP([.A126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96" calcext:value-type="float">
            <text:p>96</text:p>
          </table:table-cell>
          <table:table-cell table:formula="of:=IF([.E127]=&quot;&quot;;0;LOOKUP([.E127];[.$J$1:.$K$3];[.$K$1:.$K$3]))" office:value-type="float" office:value="24" calcext:value-type="float">
            <text:p>24</text:p>
          </table:table-cell>
          <table:table-cell table:formula="of:=[.B127]+[.C127]" office:value-type="float" office:value="120" calcext:value-type="float">
            <text:p>120</text:p>
          </table:table-cell>
          <table:table-cell office:value-type="string" calcext:value-type="string">
            <text:p>STM32F4X_ADC_NUM</text:p>
          </table:table-cell>
          <table:table-cell table:formula="of:=IF([.G127]=&quot;&quot;;IF([.H127]=&quot;&quot;;&quot;&quot;;[.H127]);[.G127] &amp; IF([.H127]=&quot;&quot;;&quot;&quot;;&quot; - &quot; &amp; [.H127]))" office:value-type="string" office:string-value="PIN_WIRE_SCL - I2C Definitions - 1:I2C2_SCL" calcext:value-type="string">
            <text:p>PIN_WIRE_SCL - I2C Definitions - 1:I2C2_SCL</text:p>
          </table:table-cell>
          <table:table-cell table:formula="of:=IF(ISERROR(VLOOKUP([.A127];[.$N$3:.$O$18];2; FALSE()));&quot;&quot;;VLOOKUP([.A127];[.$N$3:.$O$18];2; FALSE()))" office:value-type="string" office:string-value="PIN_WIRE_SCL - I2C Definitions" calcext:value-type="string">
            <text:p>PIN_WIRE_SCL - I2C Definitions</text:p>
          </table:table-cell>
          <table:table-cell office:value-type="string" calcext:value-type="string">
            <text:p>1:I2C2_SC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97" calcext:value-type="float">
            <text:p>97</text:p>
          </table:table-cell>
          <table:table-cell table:formula="of:=IF([.E128]=&quot;&quot;;0;LOOKUP([.E128];[.$J$1:.$K$3];[.$K$1:.$K$3]))" office:value-type="float" office:value="24" calcext:value-type="float">
            <text:p>24</text:p>
          </table:table-cell>
          <table:table-cell table:formula="of:=[.B128]+[.C128]" office:value-type="float" office:value="121" calcext:value-type="float">
            <text:p>121</text:p>
          </table:table-cell>
          <table:table-cell office:value-type="string" calcext:value-type="string">
            <text:p>STM32F4X_ADC_NUM</text:p>
          </table:table-cell>
          <table:table-cell table:formula="of:=IF([.G128]=&quot;&quot;;IF([.H128]=&quot;&quot;;&quot;&quot;;[.H128]);[.G128] &amp; IF([.H128]=&quot;&quot;;&quot;&quot;;&quot; - &quot; &amp; [.H128]))" office:value-type="string" office:string-value="PIN_WIRE_SDA - I2C Definitions - 1:I2C2_SDA" calcext:value-type="string">
            <text:p>PIN_WIRE_SDA - I2C Definitions - 1:I2C2_SDA</text:p>
          </table:table-cell>
          <table:table-cell table:formula="of:=IF(ISERROR(VLOOKUP([.A128];[.$N$3:.$O$18];2; FALSE()));&quot;&quot;;VLOOKUP([.A128];[.$N$3:.$O$18];2; FALSE()))" office:value-type="string" office:string-value="PIN_WIRE_SDA - I2C Definitions" calcext:value-type="string">
            <text:p>PIN_WIRE_SDA - I2C Definitions</text:p>
          </table:table-cell>
          <table:table-cell office:value-type="string" calcext:value-type="string">
            <text:p>1:I2C2_S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6</text:p>
          </table:table-cell>
          <table:table-cell office:value-type="float" office:value="98" calcext:value-type="float">
            <text:p>98</text:p>
          </table:table-cell>
          <table:table-cell table:formula="of:=IF([.E129]=&quot;&quot;;0;LOOKUP([.E129];[.$J$1:.$K$3];[.$K$1:.$K$3]))" office:value-type="float" office:value="24" calcext:value-type="float">
            <text:p>24</text:p>
          </table:table-cell>
          <table:table-cell table:formula="of:=[.B129]+[.C129]" office:value-type="float" office:value="122" calcext:value-type="float">
            <text:p>122</text:p>
          </table:table-cell>
          <table:table-cell office:value-type="string" calcext:value-type="string">
            <text:p>STM32F4X_ADC_NUM</text:p>
          </table:table-cell>
          <table:table-cell table:formula="of:=IF([.G129]=&quot;&quot;;IF([.H129]=&quot;&quot;;&quot;&quot;;[.H129]);[.G129] &amp; IF([.H129]=&quot;&quot;;&quot;&quot;;&quot; - &quot; &amp; [.H129]))" office:value-type="string" office:string-value="1:TIM12_CH1" calcext:value-type="string">
            <text:p>1:TIM12_CH1</text:p>
          </table:table-cell>
          <table:table-cell table:formula="of:=IF(ISERROR(VLOOKUP([.A129];[.$N$3:.$O$18];2; FALSE()));&quot;&quot;;VLOOKUP([.A129];[.$N$3:.$O$18];2; FALSE()))">
            <text:p/>
          </table:table-cell>
          <table:table-cell office:value-type="string" calcext:value-type="string">
            <text:p>1:TIM12_CH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7</text:p>
          </table:table-cell>
          <table:table-cell office:value-type="float" office:value="99" calcext:value-type="float">
            <text:p>99</text:p>
          </table:table-cell>
          <table:table-cell table:formula="of:=IF([.E130]=&quot;&quot;;0;LOOKUP([.E130];[.$J$1:.$K$3];[.$K$1:.$K$3]))" office:value-type="float" office:value="24" calcext:value-type="float">
            <text:p>24</text:p>
          </table:table-cell>
          <table:table-cell table:formula="of:=[.B130]+[.C130]" office:value-type="float" office:value="123" calcext:value-type="float">
            <text:p>123</text:p>
          </table:table-cell>
          <table:table-cell office:value-type="string" calcext:value-type="string">
            <text:p>STM32F4X_ADC_NUM</text:p>
          </table:table-cell>
          <table:table-cell table:formula="of:=IF([.G130]=&quot;&quot;;IF([.H130]=&quot;&quot;;&quot;&quot;;[.H130]);[.G130] &amp; IF([.H130]=&quot;&quot;;&quot;&quot;;&quot; - &quot; &amp; [.H130]))" office:value-type="string" office:string-value="1:I2C3_SCL" calcext:value-type="string">
            <text:p>1:I2C3_SCL</text:p>
          </table:table-cell>
          <table:table-cell table:formula="of:=IF(ISERROR(VLOOKUP([.A130];[.$N$3:.$O$18];2; FALSE()));&quot;&quot;;VLOOKUP([.A130];[.$N$3:.$O$18];2; FALSE()))">
            <text:p/>
          </table:table-cell>
          <table:table-cell office:value-type="string" calcext:value-type="string">
            <text:p>1:I2C3_SC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8</text:p>
          </table:table-cell>
          <table:table-cell office:value-type="float" office:value="100" calcext:value-type="float">
            <text:p>100</text:p>
          </table:table-cell>
          <table:table-cell table:formula="of:=IF([.E131]=&quot;&quot;;0;LOOKUP([.E131];[.$J$1:.$K$3];[.$K$1:.$K$3]))" office:value-type="float" office:value="24" calcext:value-type="float">
            <text:p>24</text:p>
          </table:table-cell>
          <table:table-cell table:formula="of:=[.B131]+[.C131]" office:value-type="float" office:value="124" calcext:value-type="float">
            <text:p>124</text:p>
          </table:table-cell>
          <table:table-cell office:value-type="string" calcext:value-type="string">
            <text:p>STM32F4X_ADC_NUM</text:p>
          </table:table-cell>
          <table:table-cell table:formula="of:=IF([.G131]=&quot;&quot;;IF([.H131]=&quot;&quot;;&quot;&quot;;[.H131]);[.G131] &amp; IF([.H131]=&quot;&quot;;&quot;&quot;;&quot; - &quot; &amp; [.H131]))" office:value-type="string" office:string-value="1:I2C3_SDA" calcext:value-type="string">
            <text:p>1:I2C3_SDA</text:p>
          </table:table-cell>
          <table:table-cell table:formula="of:=IF(ISERROR(VLOOKUP([.A131];[.$N$3:.$O$18];2; FALSE()));&quot;&quot;;VLOOKUP([.A131];[.$N$3:.$O$18];2; FALSE()))">
            <text:p/>
          </table:table-cell>
          <table:table-cell office:value-type="string" calcext:value-type="string">
            <text:p>1:I2C3_S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9</text:p>
          </table:table-cell>
          <table:table-cell office:value-type="float" office:value="101" calcext:value-type="float">
            <text:p>101</text:p>
          </table:table-cell>
          <table:table-cell table:formula="of:=IF([.E132]=&quot;&quot;;0;LOOKUP([.E132];[.$J$1:.$K$3];[.$K$1:.$K$3]))" office:value-type="float" office:value="24" calcext:value-type="float">
            <text:p>24</text:p>
          </table:table-cell>
          <table:table-cell table:formula="of:=[.B132]+[.C132]" office:value-type="float" office:value="125" calcext:value-type="float">
            <text:p>125</text:p>
          </table:table-cell>
          <table:table-cell office:value-type="string" calcext:value-type="string">
            <text:p>STM32F4X_ADC_NUM</text:p>
          </table:table-cell>
          <table:table-cell table:formula="of:=IF([.G132]=&quot;&quot;;IF([.H132]=&quot;&quot;;&quot;&quot;;[.H132]);[.G132] &amp; IF([.H132]=&quot;&quot;;&quot;&quot;;&quot; - &quot; &amp; [.H132]))" office:value-type="string" office:string-value="1:TIM12_CH2" calcext:value-type="string">
            <text:p>1:TIM12_CH2</text:p>
          </table:table-cell>
          <table:table-cell table:formula="of:=IF(ISERROR(VLOOKUP([.A132];[.$N$3:.$O$18];2; FALSE()));&quot;&quot;;VLOOKUP([.A132];[.$N$3:.$O$18];2; FALSE()))">
            <text:p/>
          </table:table-cell>
          <table:table-cell office:value-type="string" calcext:value-type="string">
            <text:p>1:TIM12_CH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0</text:p>
          </table:table-cell>
          <table:table-cell office:value-type="float" office:value="108" calcext:value-type="float">
            <text:p>108</text:p>
          </table:table-cell>
          <table:table-cell table:formula="of:=IF([.E133]=&quot;&quot;;0;LOOKUP([.E133];[.$J$1:.$K$3];[.$K$1:.$K$3]))" office:value-type="float" office:value="24" calcext:value-type="float">
            <text:p>24</text:p>
          </table:table-cell>
          <table:table-cell table:formula="of:=[.B133]+[.C133]" office:value-type="float" office:value="132" calcext:value-type="float">
            <text:p>132</text:p>
          </table:table-cell>
          <table:table-cell office:value-type="string" calcext:value-type="string">
            <text:p>STM32F4X_ADC_NUM</text:p>
          </table:table-cell>
          <table:table-cell table:formula="of:=IF([.G133]=&quot;&quot;;IF([.H133]=&quot;&quot;;&quot;&quot;;[.H133]);[.G133] &amp; IF([.H133]=&quot;&quot;;&quot;&quot;;&quot; - &quot; &amp; [.H133]))" office:value-type="string" office:string-value="1:TIM5_CH4 / SPI2_NSS" calcext:value-type="string">
            <text:p>1:TIM5_CH4 / SPI2_NSS</text:p>
          </table:table-cell>
          <table:table-cell table:formula="of:=IF(ISERROR(VLOOKUP([.A133];[.$N$3:.$O$18];2; FALSE()));&quot;&quot;;VLOOKUP([.A133];[.$N$3:.$O$18];2; FALSE()))">
            <text:p/>
          </table:table-cell>
          <table:table-cell office:value-type="string" calcext:value-type="string">
            <text:p>1:TIM5_CH4 / SPI2_N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1</text:p>
          </table:table-cell>
          <table:table-cell office:value-type="float" office:value="109" calcext:value-type="float">
            <text:p>109</text:p>
          </table:table-cell>
          <table:table-cell table:formula="of:=IF([.E134]=&quot;&quot;;0;LOOKUP([.E134];[.$J$1:.$K$3];[.$K$1:.$K$3]))" office:value-type="float" office:value="24" calcext:value-type="float">
            <text:p>24</text:p>
          </table:table-cell>
          <table:table-cell table:formula="of:=[.B134]+[.C134]" office:value-type="float" office:value="133" calcext:value-type="float">
            <text:p>133</text:p>
          </table:table-cell>
          <table:table-cell office:value-type="string" calcext:value-type="string">
            <text:p>STM32F4X_ADC_NUM</text:p>
          </table:table-cell>
          <table:table-cell table:formula="of:=IF([.G134]=&quot;&quot;;IF([.H134]=&quot;&quot;;&quot;&quot;;[.H134]);[.G134] &amp; IF([.H134]=&quot;&quot;;&quot;&quot;;&quot; - &quot; &amp; [.H134]))" office:value-type="string" office:string-value="1:SPI2_SCK" calcext:value-type="string">
            <text:p>1:SPI2_SCK</text:p>
          </table:table-cell>
          <table:table-cell table:formula="of:=IF(ISERROR(VLOOKUP([.A134];[.$N$3:.$O$18];2; FALSE()));&quot;&quot;;VLOOKUP([.A134];[.$N$3:.$O$18];2; FALSE()))">
            <text:p/>
          </table:table-cell>
          <table:table-cell office:value-type="string" calcext:value-type="string">
            <text:p>1:SPI2_S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10</text:p>
          </table:table-cell>
          <table:table-cell office:value-type="float" office:value="92" calcext:value-type="float">
            <text:p>92</text:p>
          </table:table-cell>
          <table:table-cell table:formula="of:=IF([.E135]=&quot;&quot;;0;LOOKUP([.E135];[.$J$1:.$K$3];[.$K$1:.$K$3]))" office:value-type="float" office:value="24" calcext:value-type="float">
            <text:p>24</text:p>
          </table:table-cell>
          <table:table-cell table:formula="of:=[.B135]+[.C135]" office:value-type="float" office:value="116" calcext:value-type="float">
            <text:p>116</text:p>
          </table:table-cell>
          <table:table-cell office:value-type="string" calcext:value-type="string">
            <text:p>STM32F4X_ADC_NUM</text:p>
          </table:table-cell>
          <table:table-cell table:formula="of:=IF([.G135]=&quot;&quot;;IF([.H135]=&quot;&quot;;&quot;&quot;;[.H135]);[.G135] &amp; IF([.H135]=&quot;&quot;;&quot;&quot;;&quot; - &quot; &amp; [.H135]))">
            <text:p/>
          </table:table-cell>
          <table:table-cell table:formula="of:=IF(ISERROR(VLOOKUP([.A135];[.$N$3:.$O$18];2; FALSE()));&quot;&quot;;VLOOKUP([.A135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I11</text:p>
          </table:table-cell>
          <table:table-cell office:value-type="float" office:value="93" calcext:value-type="float">
            <text:p>93</text:p>
          </table:table-cell>
          <table:table-cell table:formula="of:=IF([.E136]=&quot;&quot;;0;LOOKUP([.E136];[.$J$1:.$K$3];[.$K$1:.$K$3]))" office:value-type="float" office:value="24" calcext:value-type="float">
            <text:p>24</text:p>
          </table:table-cell>
          <table:table-cell table:formula="of:=[.B136]+[.C136]" office:value-type="float" office:value="117" calcext:value-type="float">
            <text:p>117</text:p>
          </table:table-cell>
          <table:table-cell office:value-type="string" calcext:value-type="string">
            <text:p>STM32F4X_ADC_NUM</text:p>
          </table:table-cell>
          <table:table-cell table:formula="of:=IF([.G136]=&quot;&quot;;IF([.H136]=&quot;&quot;;&quot;&quot;;[.H136]);[.G136] &amp; IF([.H136]=&quot;&quot;;&quot;&quot;;&quot; - &quot; &amp; [.H136]))">
            <text:p/>
          </table:table-cell>
          <table:table-cell table:formula="of:=IF(ISERROR(VLOOKUP([.A136];[.$N$3:.$O$18];2; FALSE()));&quot;&quot;;VLOOKUP([.A136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I2</text:p>
          </table:table-cell>
          <table:table-cell office:value-type="float" office:value="110" calcext:value-type="float">
            <text:p>110</text:p>
          </table:table-cell>
          <table:table-cell table:formula="of:=IF([.E137]=&quot;&quot;;0;LOOKUP([.E137];[.$J$1:.$K$3];[.$K$1:.$K$3]))" office:value-type="float" office:value="24" calcext:value-type="float">
            <text:p>24</text:p>
          </table:table-cell>
          <table:table-cell table:formula="of:=[.B137]+[.C137]" office:value-type="float" office:value="134" calcext:value-type="float">
            <text:p>134</text:p>
          </table:table-cell>
          <table:table-cell office:value-type="string" calcext:value-type="string">
            <text:p>STM32F4X_ADC_NUM</text:p>
          </table:table-cell>
          <table:table-cell table:formula="of:=IF([.G137]=&quot;&quot;;IF([.H137]=&quot;&quot;;&quot;&quot;;[.H137]);[.G137] &amp; IF([.H137]=&quot;&quot;;&quot;&quot;;&quot; - &quot; &amp; [.H137]))" office:value-type="string" office:string-value="1:TIM8_CH4 /SPI2_MISO" calcext:value-type="string">
            <text:p>1:TIM8_CH4 /SPI2_MISO</text:p>
          </table:table-cell>
          <table:table-cell table:formula="of:=IF(ISERROR(VLOOKUP([.A137];[.$N$3:.$O$18];2; FALSE()));&quot;&quot;;VLOOKUP([.A137];[.$N$3:.$O$18];2; FALSE()))">
            <text:p/>
          </table:table-cell>
          <table:table-cell office:value-type="string" calcext:value-type="string">
            <text:p>1:TIM8_CH4 /SPI2_M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3</text:p>
          </table:table-cell>
          <table:table-cell office:value-type="float" office:value="111" calcext:value-type="float">
            <text:p>111</text:p>
          </table:table-cell>
          <table:table-cell table:formula="of:=IF([.E138]=&quot;&quot;;0;LOOKUP([.E138];[.$J$1:.$K$3];[.$K$1:.$K$3]))" office:value-type="float" office:value="24" calcext:value-type="float">
            <text:p>24</text:p>
          </table:table-cell>
          <table:table-cell table:formula="of:=[.B138]+[.C138]" office:value-type="float" office:value="135" calcext:value-type="float">
            <text:p>135</text:p>
          </table:table-cell>
          <table:table-cell office:value-type="string" calcext:value-type="string">
            <text:p>STM32F4X_ADC_NUM</text:p>
          </table:table-cell>
          <table:table-cell table:formula="of:=IF([.G138]=&quot;&quot;;IF([.H138]=&quot;&quot;;&quot;&quot;;[.H138]);[.G138] &amp; IF([.H138]=&quot;&quot;;&quot;&quot;;&quot; - &quot; &amp; [.H138]))" office:value-type="string" office:string-value="1:SPI2_MOS" calcext:value-type="string">
            <text:p>1:SPI2_MOS</text:p>
          </table:table-cell>
          <table:table-cell table:formula="of:=IF(ISERROR(VLOOKUP([.A138];[.$N$3:.$O$18];2; FALSE()));&quot;&quot;;VLOOKUP([.A138];[.$N$3:.$O$18];2; FALSE()))">
            <text:p/>
          </table:table-cell>
          <table:table-cell office:value-type="string" calcext:value-type="string">
            <text:p>1:SPI2_M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4</text:p>
          </table:table-cell>
          <table:table-cell office:value-type="float" office:value="112" calcext:value-type="float">
            <text:p>112</text:p>
          </table:table-cell>
          <table:table-cell table:formula="of:=IF([.E139]=&quot;&quot;;0;LOOKUP([.E139];[.$J$1:.$K$3];[.$K$1:.$K$3]))" office:value-type="float" office:value="24" calcext:value-type="float">
            <text:p>24</text:p>
          </table:table-cell>
          <table:table-cell table:formula="of:=[.B139]+[.C139]" office:value-type="float" office:value="136" calcext:value-type="float">
            <text:p>136</text:p>
          </table:table-cell>
          <table:table-cell office:value-type="string" calcext:value-type="string">
            <text:p>STM32F4X_ADC_NUM</text:p>
          </table:table-cell>
          <table:table-cell table:formula="of:=IF([.G139]=&quot;&quot;;IF([.H139]=&quot;&quot;;&quot;&quot;;[.H139]);[.G139] &amp; IF([.H139]=&quot;&quot;;&quot;&quot;;&quot; - &quot; &amp; [.H139]))">
            <text:p/>
          </table:table-cell>
          <table:table-cell table:formula="of:=IF(ISERROR(VLOOKUP([.A139];[.$N$3:.$O$18];2; FALSE()));&quot;&quot;;VLOOKUP([.A139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I5</text:p>
          </table:table-cell>
          <table:table-cell office:value-type="float" office:value="113" calcext:value-type="float">
            <text:p>113</text:p>
          </table:table-cell>
          <table:table-cell table:formula="of:=IF([.E140]=&quot;&quot;;0;LOOKUP([.E140];[.$J$1:.$K$3];[.$K$1:.$K$3]))" office:value-type="float" office:value="24" calcext:value-type="float">
            <text:p>24</text:p>
          </table:table-cell>
          <table:table-cell table:formula="of:=[.B140]+[.C140]" office:value-type="float" office:value="137" calcext:value-type="float">
            <text:p>137</text:p>
          </table:table-cell>
          <table:table-cell office:value-type="string" calcext:value-type="string">
            <text:p>STM32F4X_ADC_NUM</text:p>
          </table:table-cell>
          <table:table-cell table:formula="of:=IF([.G140]=&quot;&quot;;IF([.H140]=&quot;&quot;;&quot;&quot;;[.H140]);[.G140] &amp; IF([.H140]=&quot;&quot;;&quot;&quot;;&quot; - &quot; &amp; [.H140]))" office:value-type="string" office:string-value="1:TIM8_CH1" calcext:value-type="string">
            <text:p>1:TIM8_CH1</text:p>
          </table:table-cell>
          <table:table-cell table:formula="of:=IF(ISERROR(VLOOKUP([.A140];[.$N$3:.$O$18];2; FALSE()));&quot;&quot;;VLOOKUP([.A140];[.$N$3:.$O$18];2; FALSE()))">
            <text:p/>
          </table:table-cell>
          <table:table-cell office:value-type="string" calcext:value-type="string">
            <text:p>1:TIM8_CH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6</text:p>
          </table:table-cell>
          <table:table-cell office:value-type="float" office:value="114" calcext:value-type="float">
            <text:p>114</text:p>
          </table:table-cell>
          <table:table-cell table:formula="of:=IF([.E141]=&quot;&quot;;0;LOOKUP([.E141];[.$J$1:.$K$3];[.$K$1:.$K$3]))" office:value-type="float" office:value="24" calcext:value-type="float">
            <text:p>24</text:p>
          </table:table-cell>
          <table:table-cell table:formula="of:=[.B141]+[.C141]" office:value-type="float" office:value="138" calcext:value-type="float">
            <text:p>138</text:p>
          </table:table-cell>
          <table:table-cell office:value-type="string" calcext:value-type="string">
            <text:p>STM32F4X_ADC_NUM</text:p>
          </table:table-cell>
          <table:table-cell table:formula="of:=IF([.G141]=&quot;&quot;;IF([.H141]=&quot;&quot;;&quot;&quot;;[.H141]);[.G141] &amp; IF([.H141]=&quot;&quot;;&quot;&quot;;&quot; - &quot; &amp; [.H141]))" office:value-type="string" office:string-value="1:TIM8_CH2" calcext:value-type="string">
            <text:p>1:TIM8_CH2</text:p>
          </table:table-cell>
          <table:table-cell table:formula="of:=IF(ISERROR(VLOOKUP([.A141];[.$N$3:.$O$18];2; FALSE()));&quot;&quot;;VLOOKUP([.A141];[.$N$3:.$O$18];2; FALSE()))">
            <text:p/>
          </table:table-cell>
          <table:table-cell office:value-type="string" calcext:value-type="string">
            <text:p>1:TIM8_CH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7</text:p>
          </table:table-cell>
          <table:table-cell office:value-type="float" office:value="115" calcext:value-type="float">
            <text:p>115</text:p>
          </table:table-cell>
          <table:table-cell table:formula="of:=IF([.E142]=&quot;&quot;;0;LOOKUP([.E142];[.$J$1:.$K$3];[.$K$1:.$K$3]))" office:value-type="float" office:value="24" calcext:value-type="float">
            <text:p>24</text:p>
          </table:table-cell>
          <table:table-cell table:formula="of:=[.B142]+[.C142]" office:value-type="float" office:value="139" calcext:value-type="float">
            <text:p>139</text:p>
          </table:table-cell>
          <table:table-cell office:value-type="string" calcext:value-type="string">
            <text:p>STM32F4X_ADC_NUM</text:p>
          </table:table-cell>
          <table:table-cell table:formula="of:=IF([.G142]=&quot;&quot;;IF([.H142]=&quot;&quot;;&quot;&quot;;[.H142]);[.G142] &amp; IF([.H142]=&quot;&quot;;&quot;&quot;;&quot; - &quot; &amp; [.H142]))" office:value-type="string" office:string-value="1:TIM8_CH3" calcext:value-type="string">
            <text:p>1:TIM8_CH3</text:p>
          </table:table-cell>
          <table:table-cell table:formula="of:=IF(ISERROR(VLOOKUP([.A142];[.$N$3:.$O$18];2; FALSE()));&quot;&quot;;VLOOKUP([.A142];[.$N$3:.$O$18];2; FALSE()))">
            <text:p/>
          </table:table-cell>
          <table:table-cell office:value-type="string" calcext:value-type="string">
            <text:p>1:TIM8_CH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8</text:p>
          </table:table-cell>
          <table:table-cell office:value-type="float" office:value="90" calcext:value-type="float">
            <text:p>90</text:p>
          </table:table-cell>
          <table:table-cell table:formula="of:=IF([.E143]=&quot;&quot;;0;LOOKUP([.E143];[.$J$1:.$K$3];[.$K$1:.$K$3]))" office:value-type="float" office:value="24" calcext:value-type="float">
            <text:p>24</text:p>
          </table:table-cell>
          <table:table-cell table:formula="of:=[.B143]+[.C143]" office:value-type="float" office:value="114" calcext:value-type="float">
            <text:p>114</text:p>
          </table:table-cell>
          <table:table-cell office:value-type="string" calcext:value-type="string">
            <text:p>STM32F4X_ADC_NUM</text:p>
          </table:table-cell>
          <table:table-cell table:formula="of:=IF([.G143]=&quot;&quot;;IF([.H143]=&quot;&quot;;&quot;&quot;;[.H143]);[.G143] &amp; IF([.H143]=&quot;&quot;;&quot;&quot;;&quot; - &quot; &amp; [.H143]))">
            <text:p/>
          </table:table-cell>
          <table:table-cell table:formula="of:=IF(ISERROR(VLOOKUP([.A143];[.$N$3:.$O$18];2; FALSE()));&quot;&quot;;VLOOKUP([.A143];[.$N$3:.$O$18];2; FALSE()))">
            <text:p/>
          </table:table-cell>
          <table:table-cell table:number-columns-repeated="8"/>
        </table:table-row>
        <table:table-row table:style-name="ro1">
          <table:table-cell office:value-type="string" calcext:value-type="string">
            <text:p>PI9</text:p>
          </table:table-cell>
          <table:table-cell office:value-type="float" office:value="91" calcext:value-type="float">
            <text:p>91</text:p>
          </table:table-cell>
          <table:table-cell table:formula="of:=IF([.E144]=&quot;&quot;;0;LOOKUP([.E144];[.$J$1:.$K$3];[.$K$1:.$K$3]))" office:value-type="float" office:value="24" calcext:value-type="float">
            <text:p>24</text:p>
          </table:table-cell>
          <table:table-cell table:formula="of:=[.B144]+[.C144]" office:value-type="float" office:value="115" calcext:value-type="float">
            <text:p>115</text:p>
          </table:table-cell>
          <table:table-cell office:value-type="string" calcext:value-type="string">
            <text:p>STM32F4X_ADC_NUM</text:p>
          </table:table-cell>
          <table:table-cell table:formula="of:=IF([.G144]=&quot;&quot;;IF([.H144]=&quot;&quot;;&quot;&quot;;[.H144]);[.G144] &amp; IF([.H144]=&quot;&quot;;&quot;&quot;;&quot; - &quot; &amp; [.H144]))">
            <text:p/>
          </table:table-cell>
          <table:table-cell table:formula="of:=IF(ISERROR(VLOOKUP([.A144];[.$N$3:.$O$18];2; FALSE()));&quot;&quot;;VLOOKUP([.A144];[.$N$3:.$O$18];2; FALSE()))">
            <text:p/>
          </table:table-cell>
          <table:table-cell table:number-columns-repeated="8"/>
        </table:table-row>
      </table:table>
      <table:table table:name="variant simpel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32_IN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C32_OUT</text:p>
          </table:table-cell>
        </table:table-row>
        <table:table-row table:style-name="ro1">
          <table:table-cell office:value-type="string" calcext:value-type="string">
            <text:p>PH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C_IN</text:p>
          </table:table-cell>
        </table:table-row>
        <table:table-row table:style-name="ro1">
          <table:table-cell office:value-type="string" calcext:value-type="string">
            <text:p>P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SC_OUT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1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SPI2_SCK / I2C2_SCL / USART3_TX / TIM2_CH3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I2C2_SDA / USART3_RX / TIM2_CH4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N_SPI_SS - 1:SPI2_NSS / OTG_HS_ID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N_SPI_SCK - 1:SPI2_SCK <text:s/>2:OTG_HS_VBUS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N_SPI_MISO - 1:SPI2_MISO / TIM12_CH1 / OTG_HS_DM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N_SPI_MOSI - SPI2_MOSI / TIM12_CH2 / OTG_HS_DP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rial6 - PIN_SERIAL6_TX - SERIAL_PORT_HARDWARE_OPEN1 - 1:TIM8_CH1 / SDIO_D6 / USART6_TX / TIM3_CH1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rial6 - PIN_SERIAL6_RX - SERIAL_PORT_HARDWARE_OPEN1 - 1:TIM8_CH2 / SDIO_D7 / USART6_RX / TIM3_CH2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TIM8_CH3 / SDIO_D0 / TIM3_CH3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TIM8_CH4 / SDIO_D1 / TIM3_CH4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TIM1_CH1 / I2C3_SCL / OTG_FS_SOF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rial Serial1 - PIN_SERIAL1_TX - PIN_SERIAL_TX - SERIAL_PORT_MONITOR - SERIAL_PORT_HARDWARE - 1:USART1_TX / TIM1_CH2 <text:s/>2:OTG_FS_VBUS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rial Serial1 - PIN_SERIAL1_RX - PIN_SERIAL_RX - SERIAL_PORT_MONITOR - SERIAL_PORT_HARDWARE - 1:USART1_RX / TIM1_CH3 / OTG_FS_ID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TIM1_CH4 / OTG_FS_DM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OTG_FS_DP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:JTMS-SWDIO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:JTCK-SWCLK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:JTDI <text:s/>1:SPI3_NSS / SPI1_NSS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UART4_TX / SPI3_SCK / SDIO_D2 / USART3_TX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:UART4_RX / SPI3_MISO / SDIO_D3 / USART3_RX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:UART5_TX / SPI3_MOSI / SDIO_CK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:UART5_RX / SDIO_CMD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:JTDO <text:s/>1:SPI3_SCK / TIM2_CH2 / SPI1_SCK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:NJTRST <text:s/>1:SPI3_MISO / TIM3_CH1 / SPI1_MISO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:TIM3_CH2 / SPI1_MOSI / SPI3_MOSI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:I2C1_SCL / TIM4_CH1 / USART1_TX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:I2C1_SDA / TIM4_CH2 / USART1_RX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:I2C1_SCL / TIM4_CH3 / SDIO_D4 / TIM10_CH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:I2C1_SDA / TIM4_CH4 / SDIO_D5 / TIM11_CH1 / SPI2_NSS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:UART4_TX / TIM5_CH1 <text:s/>2:ADC123_IN0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:UART4_RX / TIM5_CH2 / TIM2_CH2 <text:s/>2:ADC123_IN1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:USART2_TX /TIM5_CH3 / TIM9_CH1 / TIM2_CH3 <text:s/>2:ADC123_IN2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:USART2_RX /TIM5_CH4 / TIM9_CH2 / TIM2_CH4 <text:s/>2:ADC123_IN3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T FT 1:SPI1_NSS / SPI3_NSS / USART2_CK <text:s/>2:ADC12_IN4 / DAC_OUT1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FT 1:SPI1_SCK <text:s/>2:ADC12_IN5 / DAC_OUT2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:SPI1_MISO / TIM13_CH1 / TIM3_CH1 <text:s/>2:ADC12_IN6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D_GREEN - LED_BUILTIN - 1:SPI1_MOSI / TIM14_CH1 / TIM3_CH2 <text:s/>2:ADC12_IN7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:TIM3_CH3 <text:s/>2:ADC12_IN8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:TIM3_CH4 <text:s/>2:ADC12_IN9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: <text:s/>2:ADC123_IN10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: <text:s/>2:ADC123_IN11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:SPI2_MISO <text:s/>2:ADC123_IN12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:SPI2_MOSI <text:s/>2:ADC123_IN13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: <text:s/>2:ADC12_IN1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: <text:s/>2:ADC12_IN15</text:p>
          </table:table-cell>
        </table:table-row>
        <table:table-row table:style-name="ro1">
          <table:table-cell office:value-type="string" calcext:value-type="string">
            <text:p>PF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:FSMC_A3 <text:s/>2:ADC3_IN9</text:p>
          </table:table-cell>
        </table:table-row>
        <table:table-row table:style-name="ro1">
          <table:table-cell office:value-type="string" calcext:value-type="string">
            <text:p>PF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:FSMC_A4 <text:s/>2:ADC3_IN14</text:p>
          </table:table-cell>
        </table:table-row>
        <table:table-row table:style-name="ro1">
          <table:table-cell office:value-type="string" calcext:value-type="string">
            <text:p>PF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:FSMC_A5 <text:s/>2:ADC3_IN15</text:p>
          </table:table-cell>
        </table:table-row>
        <table:table-row table:style-name="ro1">
          <table:table-cell office:value-type="string" calcext:value-type="string">
            <text:p>PF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:TIM10_CH1 <text:s/>2:ADC3_IN4</text:p>
          </table:table-cell>
        </table:table-row>
        <table:table-row table:style-name="ro1">
          <table:table-cell office:value-type="string" calcext:value-type="string">
            <text:p>PF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:TIM11_CH1 <text:s/>2:ADC3_IN5</text:p>
          </table:table-cell>
        </table:table-row>
        <table:table-row table:style-name="ro1">
          <table:table-cell office:value-type="string" calcext:value-type="string">
            <text:p>PF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:TIM13_CH1 <text:s/>2:ADC3_IN6</text:p>
          </table:table-cell>
        </table:table-row>
        <table:table-row table:style-name="ro1">
          <table:table-cell office:value-type="string" calcext:value-type="string">
            <text:p>PF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;TIM14_CH1 <text:s/>2:ADC3_IN7</text:p>
          </table:table-cell>
        </table:table-row>
        <table:table-row table:style-name="ro1">
          <table:table-cell office:value-type="string" calcext:value-type="string">
            <text:p>PF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:ADC3_IN8</text:p>
          </table:table-cell>
        </table:table-row>
        <table:table-row table:style-name="ro1">
          <table:table-cell office:value-type="string" calcext:value-type="string">
            <text:p>PE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:FSMC_A23</text:p>
          </table:table-cell>
        </table:table-row>
        <table:table-row table:style-name="ro1">
          <table:table-cell office:value-type="string" calcext:value-type="string">
            <text:p>PE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:FSMC_A19</text:p>
          </table:table-cell>
        </table:table-row>
        <table:table-row table:style-name="ro1">
          <table:table-cell office:value-type="string" calcext:value-type="string">
            <text:p>PE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:FSMC_A20</text:p>
          </table:table-cell>
        </table:table-row>
        <table:table-row table:style-name="ro1">
          <table:table-cell office:value-type="string" calcext:value-type="string">
            <text:p>PE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:FSMC_A21</text:p>
          </table:table-cell>
        </table:table-row>
        <table:table-row table:style-name="ro1">
          <table:table-cell office:value-type="string" calcext:value-type="string">
            <text:p>PE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:FSMC_A22</text:p>
          </table:table-cell>
        </table:table-row>
        <table:table-row table:style-name="ro1">
          <table:table-cell office:value-type="string" calcext:value-type="string">
            <text:p>PE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:FSMC_D4</text:p>
          </table:table-cell>
        </table:table-row>
        <table:table-row table:style-name="ro1">
          <table:table-cell office:value-type="string" calcext:value-type="string">
            <text:p>PE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:FSMC_D5</text:p>
          </table:table-cell>
        </table:table-row>
        <table:table-row table:style-name="ro1">
          <table:table-cell office:value-type="string" calcext:value-type="string">
            <text:p>PE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:FSMC_D6 / TIM1_CH1</text:p>
          </table:table-cell>
        </table:table-row>
        <table:table-row table:style-name="ro1">
          <table:table-cell office:value-type="string" calcext:value-type="string">
            <text:p>PE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:FSMC_D7</text:p>
          </table:table-cell>
        </table:table-row>
        <table:table-row table:style-name="ro1">
          <table:table-cell office:value-type="string" calcext:value-type="string">
            <text:p>PE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:FSMC_D8 / TIM1_CH2</text:p>
          </table:table-cell>
        </table:table-row>
        <table:table-row table:style-name="ro1">
          <table:table-cell office:value-type="string" calcext:value-type="string">
            <text:p>PE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:FSMC_D9</text:p>
          </table:table-cell>
        </table:table-row>
        <table:table-row table:style-name="ro1">
          <table:table-cell office:value-type="string" calcext:value-type="string">
            <text:p>PE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:FSMC_D10 / TIM1_CH3</text:p>
          </table:table-cell>
        </table:table-row>
        <table:table-row table:style-name="ro1">
          <table:table-cell office:value-type="string" calcext:value-type="string">
            <text:p>PE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:FSMC_D11 / TIM1_CH4</text:p>
          </table:table-cell>
        </table:table-row>
        <table:table-row table:style-name="ro1">
          <table:table-cell office:value-type="string" calcext:value-type="string">
            <text:p>PE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:FSMC_D12</text:p>
          </table:table-cell>
        </table:table-row>
        <table:table-row table:style-name="ro1">
          <table:table-cell office:value-type="string" calcext:value-type="string">
            <text:p>PD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rial3 - PIN_SERIAL3_TX - SERIAL_PORT_HARDWARE_OPEN - 1:FSMC_D13 / USART3_TX</text:p>
          </table:table-cell>
        </table:table-row>
        <table:table-row table:style-name="ro1">
          <table:table-cell office:value-type="string" calcext:value-type="string">
            <text:p>PD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ial3 - PIN_SERIAL3_RX - SERIAL_PORT_HARDWARE_OPEN - 1:FSMC_D14 / USART3_RX</text:p>
          </table:table-cell>
        </table:table-row>
        <table:table-row table:style-name="ro1">
          <table:table-cell office:value-type="string" calcext:value-type="string">
            <text:p>PD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:FSMC_D15</text:p>
          </table:table-cell>
        </table:table-row>
        <table:table-row table:style-name="ro1">
          <table:table-cell office:value-type="string" calcext:value-type="string">
            <text:p>PD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:FSMC_A16</text:p>
          </table:table-cell>
        </table:table-row>
        <table:table-row table:style-name="ro1">
          <table:table-cell office:value-type="string" calcext:value-type="string">
            <text:p>PD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:FSMC_A17 / TIM4_CH1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:FSMC_A18 / TIM4_CH2</text:p>
          </table:table-cell>
        </table:table-row>
        <table:table-row table:style-name="ro1">
          <table:table-cell office:value-type="string" calcext:value-type="string">
            <text:p>PD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:FSMC_D0 / TIM4_CH3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:FSMC_D1 / TIM4_CH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:FSMC_D2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:FSMC_D3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:FSMC_CLK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:FSMC_NOE</text:p>
          </table:table-cell>
        </table:table-row>
        <table:table-row table:style-name="ro1">
          <table:table-cell office:value-type="string" calcext:value-type="string">
            <text:p>PD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:USART2_TX</text:p>
          </table:table-cell>
        </table:table-row>
        <table:table-row table:style-name="ro1">
          <table:table-cell office:value-type="string" calcext:value-type="string">
            <text:p>PD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:USART2_RX</text:p>
          </table:table-cell>
        </table:table-row>
        <table:table-row table:style-name="ro1">
          <table:table-cell office:value-type="string" calcext:value-type="string">
            <text:p>PD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PE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PE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PF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:FSMC_A0 / I2C2_SDA</text:p>
          </table:table-cell>
        </table:table-row>
        <table:table-row table:style-name="ro1">
          <table:table-cell office:value-type="string" calcext:value-type="string">
            <text:p>PF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:FSMC_A1 / I2C2_SCL</text:p>
          </table:table-cell>
        </table:table-row>
        <table:table-row table:style-name="ro1">
          <table:table-cell office:value-type="string" calcext:value-type="string">
            <text:p>PF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:FSMC_A2</text:p>
          </table:table-cell>
        </table:table-row>
        <table:table-row table:style-name="ro1">
          <table:table-cell office:value-type="string" calcext:value-type="string">
            <text:p>PF1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PF1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:FSMC_A6</text:p>
          </table:table-cell>
        </table:table-row>
        <table:table-row table:style-name="ro1">
          <table:table-cell office:value-type="string" calcext:value-type="string">
            <text:p>PF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:FSMC_A7</text:p>
          </table:table-cell>
        </table:table-row>
        <table:table-row table:style-name="ro1">
          <table:table-cell office:value-type="string" calcext:value-type="string">
            <text:p>PF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:FSMC_A8</text:p>
          </table:table-cell>
        </table:table-row>
        <table:table-row table:style-name="ro1">
          <table:table-cell office:value-type="string" calcext:value-type="string">
            <text:p>PF1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:FSMC_A9</text:p>
          </table:table-cell>
        </table:table-row>
        <table:table-row table:style-name="ro1">
          <table:table-cell office:value-type="string" calcext:value-type="string">
            <text:p>PG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:FSMC_A10</text:p>
          </table:table-cell>
        </table:table-row>
        <table:table-row table:style-name="ro1">
          <table:table-cell office:value-type="string" calcext:value-type="string">
            <text:p>PG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:FSMC_A11</text:p>
          </table:table-cell>
        </table:table-row>
        <table:table-row table:style-name="ro1">
          <table:table-cell office:value-type="string" calcext:value-type="string">
            <text:p>PG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:FSMC_A12</text:p>
          </table:table-cell>
        </table:table-row>
        <table:table-row table:style-name="ro1">
          <table:table-cell office:value-type="string" calcext:value-type="string">
            <text:p>PG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:FSMC_A13</text:p>
          </table:table-cell>
        </table:table-row>
        <table:table-row table:style-name="ro1">
          <table:table-cell office:value-type="string" calcext:value-type="string">
            <text:p>PG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:FSMC_A14</text:p>
          </table:table-cell>
        </table:table-row>
        <table:table-row table:style-name="ro1">
          <table:table-cell office:value-type="string" calcext:value-type="string">
            <text:p>PG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:FSMC_A15</text:p>
          </table:table-cell>
        </table:table-row>
        <table:table-row table:style-name="ro1">
          <table:table-cell office:value-type="string" calcext:value-type="string">
            <text:p>PG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PG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PG8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PG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:USART6_RX</text:p>
          </table:table-cell>
        </table:table-row>
        <table:table-row table:style-name="ro1">
          <table:table-cell office:value-type="string" calcext:value-type="string">
            <text:p>PG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:FSMC_NE3</text:p>
          </table:table-cell>
        </table:table-row>
        <table:table-row table:style-name="ro1">
          <table:table-cell office:value-type="string" calcext:value-type="string">
            <text:p>PG11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PG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:FSMC_NE4</text:p>
          </table:table-cell>
        </table:table-row>
        <table:table-row table:style-name="ro1">
          <table:table-cell office:value-type="string" calcext:value-type="string">
            <text:p>PG1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:FSMC_A24</text:p>
          </table:table-cell>
        </table:table-row>
        <table:table-row table:style-name="ro1">
          <table:table-cell office:value-type="string" calcext:value-type="string">
            <text:p>PG1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:FSMC_A25 / USART6_TX</text:p>
          </table:table-cell>
        </table:table-row>
        <table:table-row table:style-name="ro1">
          <table:table-cell office:value-type="string" calcext:value-type="string">
            <text:p>PG1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PI8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PI9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PI10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PI1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PH2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PH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IN_WIRE_SCL - I2C Definitions - 1:I2C2_SCL</text:p>
          </table:table-cell>
        </table:table-row>
        <table:table-row table:style-name="ro1">
          <table:table-cell office:value-type="string" calcext:value-type="string">
            <text:p>PH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IN_WIRE_SDA - I2C Definitions - 1:I2C2_SDA</text:p>
          </table:table-cell>
        </table:table-row>
        <table:table-row table:style-name="ro1">
          <table:table-cell office:value-type="string" calcext:value-type="string">
            <text:p>PH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:TIM12_CH1</text:p>
          </table:table-cell>
        </table:table-row>
        <table:table-row table:style-name="ro1">
          <table:table-cell office:value-type="string" calcext:value-type="string">
            <text:p>PH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:I2C3_SCL</text:p>
          </table:table-cell>
        </table:table-row>
        <table:table-row table:style-name="ro1">
          <table:table-cell office:value-type="string" calcext:value-type="string">
            <text:p>PH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:I2C3_SDA</text:p>
          </table:table-cell>
        </table:table-row>
        <table:table-row table:style-name="ro1">
          <table:table-cell office:value-type="string" calcext:value-type="string">
            <text:p>PH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:TIM12_CH2</text:p>
          </table:table-cell>
        </table:table-row>
        <table:table-row table:style-name="ro1">
          <table:table-cell office:value-type="string" calcext:value-type="string">
            <text:p>PH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:TIM5_CH1</text:p>
          </table:table-cell>
        </table:table-row>
        <table:table-row table:style-name="ro1">
          <table:table-cell office:value-type="string" calcext:value-type="string">
            <text:p>PH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:TIM5_CH2</text:p>
          </table:table-cell>
        </table:table-row>
        <table:table-row table:style-name="ro1">
          <table:table-cell office:value-type="string" calcext:value-type="string">
            <text:p>PH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:TIM5_CH3</text:p>
          </table:table-cell>
        </table:table-row>
        <table:table-row table:style-name="ro1">
          <table:table-cell office:value-type="string" calcext:value-type="string">
            <text:p>PH13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PH14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PH1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PI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:TIM5_CH4 / SPI2_NSS</text:p>
          </table:table-cell>
        </table:table-row>
        <table:table-row table:style-name="ro1">
          <table:table-cell office:value-type="string" calcext:value-type="string">
            <text:p>PI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:SPI2_SCK</text:p>
          </table:table-cell>
        </table:table-row>
        <table:table-row table:style-name="ro1">
          <table:table-cell office:value-type="string" calcext:value-type="string">
            <text:p>PI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:TIM8_CH4 /SPI2_MISO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:SPI2_MOS</text:p>
          </table:table-cell>
        </table:table-row>
        <table:table-row table:style-name="ro1">
          <table:table-cell office:value-type="string" calcext:value-type="string">
            <text:p>PI4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PI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:TIM8_CH1</text:p>
          </table:table-cell>
        </table:table-row>
        <table:table-row table:style-name="ro1">
          <table:table-cell office:value-type="string" calcext:value-type="string">
            <text:p>PI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:TIM8_CH2</text:p>
          </table:table-cell>
        </table:table-row>
        <table:table-row table:style-name="ro1">
          <table:table-cell office:value-type="string" calcext:value-type="string">
            <text:p>PI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:TIM8_CH3</text:p>
          </table:table-cell>
        </table:table-row>
      </table:table>
      <table:named-expressions/>
      <table:database-ranges>
        <table:database-range table:name="__Anonymous_Sheet_DB__0" table:target-range-address="pinouts.A2:pinouts.F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variant.h'.A1:'variant.h'.F144" table:display-filter-buttons="true"/>
        <table:database-range table:name="__Anonymous_Sheet_DB__2" table:target-range-address="'variant simpel'.A1:'variant simpel'.C14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6:48:43.81282708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4-05T18:38:19.862276571</dc:date>
    <meta:editing-duration>PT3H41M6S</meta:editing-duration>
    <meta:editing-cycles>13</meta:editing-cycles>
    <meta:generator>LibreOffice/7.0.3.1$MacOSX_X86_64 LibreOffice_project/d7547858d014d4cf69878db179d326fc3483e082</meta:generator>
    <meta:document-statistic meta:table-count="3" meta:cell-count="3247" meta:object-count="0"/>
    <meta:user-defined meta:name=""/>
  </office:meta>
</office:document-meta>
</file>